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436cm"/>
    </style:style>
    <style:style style:name="pr7" style:family="presentation" style:parent-style-name="Default-subtitle">
      <style:graphic-properties draw:fill-color="#ffffff" draw:textarea-vertical-align="top" fo:min-height="13.2cm"/>
    </style:style>
    <style:style style:name="pr8" style:family="presentation" style:parent-style-name="Default-title">
      <style:graphic-properties fo:min-height="1.836cm"/>
    </style:style>
    <style:style style:name="pr9" style:family="presentation" style:parent-style-name="Default-subtitle">
      <style:graphic-properties draw:fill-color="#ffffff" draw:textarea-vertical-align="top" fo:min-height="13cm"/>
    </style:style>
    <style:style style:name="pr10" style:family="presentation" style:parent-style-name="Default-subtitle">
      <style:graphic-properties draw:fill-color="#ffffff" draw:textarea-vertical-align="top" fo:min-height="14.749cm"/>
    </style:style>
    <style:style style:name="pr11" style:family="presentation" style:parent-style-name="Default-subtitle">
      <style:graphic-properties draw:fill-color="#ffffff" draw:textarea-vertical-align="top" fo:min-height="14.6cm"/>
    </style:style>
    <style:style style:name="pr12" style:family="presentation" style:parent-style-name="Default-subtitle">
      <style:graphic-properties draw:fill-color="#ffffff" draw:textarea-vertical-align="top" fo:min-height="14.779cm"/>
    </style:style>
    <style:style style:name="pr13" style:family="presentation" style:parent-style-name="Default-subtitle">
      <style:graphic-properties draw:fill-color="#ffffff" draw:textarea-vertical-align="top" fo:min-height="15cm"/>
    </style:style>
    <style:style style:name="pr14" style:family="presentation" style:parent-style-name="Default-subtitle">
      <style:graphic-properties draw:fill-color="#ffffff" draw:textarea-vertical-align="top" fo:min-height="14.8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pr17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36pt"/>
    </style:style>
    <style:style style:name="T12" style:family="text">
      <style:text-properties fo:color="#cf3834" style:font-name="Liberation Serif1" fo:font-size="36pt"/>
    </style:style>
    <style:style style:name="T13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Fundamental theorem of Integral Calculus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 \text { is a continuous function on the closed interval } [a, b]§svg§600§FALSE§</svg:desc>
          <draw:polygon draw:style-name="gr2" draw:text-style-name="P7" draw:layer="layout" svg:width="23.721cm" svg:height="0.886cm" svg:x="2.703cm" svg:y="2.655cm" svg:viewBox="0 0 23722 887" draw:points="11862,887 0,887 0,0 23722,0 23722,887">
            <text:p/>
          </draw:polygon>
          <draw:path draw:style-name="gr3" draw:text-style-name="P8" draw:layer="layout" svg:width="0.301cm" svg:height="0.674cm" svg:x="2.681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2cm" svg:y="2.6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1cm" svg:y="2.65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12cm" svg:height="0.66cm" svg:x="4.58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5.584cm" svg:y="2.90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6.397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6.829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324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7.83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8.22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9.0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9.562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0.057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0.60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1.322cm" svg:y="2.65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1.6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12.167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2.716cm" svg:y="2.9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13.13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535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13.804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4.299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5.17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5.66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6.528cm" svg:y="2.7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6.924cm" svg:y="2.662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66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8.239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18.674cm" svg:y="2.6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8.942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9.44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9.823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0.266cm" svg:y="2.662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12cm" svg:height="0.66cm" svg:x="21.14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413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1.91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2.311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748cm" svg:y="2.9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3.124cm" svg:y="2.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3.612cm" svg:y="2.9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4.094cm" svg:y="2.66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24.779cm" svg:y="2.60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24.977cm" svg:y="2.909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115cm" svg:height="0.295cm" svg:x="25.541cm" svg:y="3.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25.94cm" svg:y="2.662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26.338cm" svg:y="2.606cm" svg:viewBox="0 0 137 986" draw:points="137,0 0,0 0,40 96,40 96,948 0,948 0,986 137,986">
            <text:p/>
          </draw:polygon>
        </draw:g>
        <draw:g xml:id="id4" draw:id="id4">
          <svg:title>TexMaths</svg:title>
          <svg:desc>28§display§\text {and } \int f(x)\ dx = F(x) + c  \text { then }§svg§600§FALSE§</svg:desc>
          <draw:polygon draw:style-name="gr2" draw:text-style-name="P7" draw:layer="layout" svg:width="13.706cm" svg:height="2.09cm" svg:x="2.795cm" svg:y="4.156cm" svg:viewBox="0 0 13707 2091" draw:points="6854,2091 0,2091 0,0 13707,0 13707,2091">
            <text:p/>
          </draw:polygon>
          <draw:path draw:style-name="gr3" draw:text-style-name="P8" draw:layer="layout" svg:width="0.445cm" svg:height="0.454cm" svg:x="2.786cm" svg:y="5.0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3.27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819cm" svg:y="4.764cm" svg:viewBox="0 0 488 697" svg:d="M343 632v65l145-11v-31c-69 0-78-7-78-54v-601l-141 11v32c69 0 76 6 76 53v213c-29-33-72-60-125-60-117 0-220 96-220 224 0 125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875cm" svg:height="2.189cm" svg:x="4.878cm" svg:y="4.10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6.023cm" svg:y="4.7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7 47-3 56-39 56-54 0-23-18-34-38-34-25 0-54 23-54 58 0 45 43 70 83 70 56 0 94-58 112-97 31-62 56-181 56-188z">
            <text:p/>
          </draw:path>
          <draw:path draw:style-name="gr3" draw:text-style-name="P8" draw:layer="layout" svg:width="0.23cm" svg:height="0.985cm" svg:x="6.657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6.97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23cm" svg:height="0.985cm" svg:x="7.56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8.254cm" svg:y="4.764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8.756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55cm" svg:height="0.232cm" svg:x="9.61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0.64cm" svg:y="4.777cm" svg:viewBox="0 0 701 672" svg:d="M262 350h96c74 0 81 18 81 45 0 6 0 20-7 49-2 4-2 9-2 11 0 7 5 11 11 11 9 0 9-2 16-20l54-215c2-11 2-14 2-16s-2-11-11-11-11 4-16 20c-20 79-42 97-128 97h-89l65-252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6-7-9-7-9-2-2-5-2-27-2s-27 0-52-2c-29-2-31-7-31-20 0-3 0-7 2-23z">
            <text:p/>
          </draw:path>
          <draw:path draw:style-name="gr3" draw:text-style-name="P8" draw:layer="layout" svg:width="0.23cm" svg:height="0.985cm" svg:x="11.468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1.782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23cm" svg:height="0.985cm" svg:x="12.373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2.974cm" svg:y="4.8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3.941cm" svg:y="5.01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8cm" svg:height="0.618cm" svg:x="14.674cm" svg:y="4.842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5.07cm" svg:y="4.764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5.612cm" svg:y="5.00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6.054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text {where }a \text { is called the lower limit and } b  \text { is called the} §svg§600§FALSE§</svg:desc>
          <draw:polygon draw:style-name="gr2" draw:text-style-name="P7" draw:layer="layout" svg:width="21.772cm" svg:height="0.597cm" svg:x="2.924cm" svg:y="9.456cm" svg:viewBox="0 0 21773 598" draw:points="10887,598 0,598 0,0 21773,0 21773,598">
            <text:p/>
          </draw:polygon>
          <draw:path draw:style-name="gr3" draw:text-style-name="P8" draw:layer="layout" svg:width="0.675cm" svg:height="0.436cm" svg:x="2.893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496cm" svg:height="0.685cm" svg:x="3.617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16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59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983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447cm" svg:x="5.76cm" svg:y="9.656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6z">
            <text:p/>
          </draw:path>
          <draw:path draw:style-name="gr3" draw:text-style-name="P8" draw:layer="layout" svg:width="0.212cm" svg:height="0.66cm" svg:x="6.60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876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593cm" svg:y="9.64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38cm" svg:y="9.64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8.52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8.79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9.06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06cm" svg:y="9.40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8cm" svg:x="10.366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0.76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0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2.075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2.344cm" svg:y="9.64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12.799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13.49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3.92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14.647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12cm" svg:height="0.66cm" svg:x="14.9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193cm" svg:y="9.65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01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6.273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45cm" svg:height="0.454cm" svg:x="17.005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7.489cm" svg:y="9.65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8.038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64cm" svg:height="0.696cm" svg:x="18.925cm" svg:y="9.407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212cm" svg:height="0.66cm" svg:x="19.66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9.935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652cm" svg:y="9.64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098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21.58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21.85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22.12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5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8cm" svg:x="23.425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23.822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36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5" draw:id="id5">
          <svg:title>TexMaths</svg:title>
          <svg:desc>28§display§\int_{a}^{b} f(x)\ dx = \left[\ F(x)\ \right]_a^b = F(b) - F(a)§svg§600§FALSE§</svg:desc>
          <draw:polygon draw:style-name="gr2" draw:text-style-name="P7" draw:layer="layout" svg:width="16.282cm" svg:height="2.381cm" svg:x="2.786cm" svg:y="6.359cm" svg:viewBox="0 0 16283 2382" draw:points="8140,2382 0,2382 0,0 16283,0 16283,2382">
            <text:p/>
          </draw:polygon>
          <draw:path draw:style-name="gr3" draw:text-style-name="P8" draw:layer="layout" svg:width="0.875cm" svg:height="2.189cm" svg:x="2.793cm" svg:y="6.545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3.767cm" svg:y="6.31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3.326cm" svg:y="8.4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4.332cm" svg:y="7.19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4.9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5.279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868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6.563cm" svg:y="7.20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7.064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927cm" svg:y="7.52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8" draw:layer="layout" svg:width="0.136cm" svg:height="0.985cm" svg:x="9.027cm" svg:y="7.146cm" svg:viewBox="0 0 137 986" draw:points="137,986 137,948 40,948 40,40 137,40 137,0 0,0 0,986">
            <text:p/>
          </draw:polygon>
          <draw:path draw:style-name="gr3" draw:text-style-name="P8" draw:layer="layout" svg:width="0.7cm" svg:height="0.671cm" svg:x="9.549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0.38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0.693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282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959cm" svg:y="7.146cm" svg:viewBox="0 0 137 986" draw:points="137,0 0,0 0,40 96,40 96,948 0,948 0,986 137,986">
            <text:p/>
          </draw:polygon>
          <draw:path draw:style-name="gr3" draw:text-style-name="P8" draw:layer="layout" svg:width="0.281cm" svg:height="0.488cm" svg:x="12.257cm" svg:y="6.911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2.252cm" svg:y="7.877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655cm" svg:height="0.232cm" svg:x="13.016cm" svg:y="7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4.035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4.8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364cm" svg:height="0.696cm" svg:x="15.198cm" svg:y="7.202cm" svg:viewBox="0 0 365 697" svg:d="M190 11c0-2 0-11-13-11-22 0-94 9-121 9-7 2-18 2-18 20 0 14 9 14 22 14 50 0 50 6 50 15 0 7-7 41-14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15.63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042cm" svg:x="16.257cm" svg:y="7.619cm" svg:viewBox="0 0 603 43" svg:d="M569 43c16 0 34 0 34-23 0-20-18-20-34-20h-535c-16 0-34 0-34 20 0 23 18 23 34 23z">
            <text:p/>
          </draw:path>
          <draw:path draw:style-name="gr3" draw:text-style-name="P8" draw:layer="layout" svg:width="0.7cm" svg:height="0.671cm" svg:x="17.196cm" svg:y="7.215cm" svg:viewBox="0 0 701 672" svg:d="M262 350h96c74 0 81 18 81 44 0 7 0 21-7 50-2 4-2 9-2 11 0 7 5 11 11 11 9 0 9-2 16-20l54-215c2-11 2-14 2-16s-2-11-11-11c-11 0-11 4-16 22-20 77-42 94-128 94h-89l65-251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8.025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51cm" svg:height="0.447cm" svg:x="18.35cm" svg:y="7.45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8" draw:layer="layout" svg:width="0.23cm" svg:height="0.985cm" svg:x="18.887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text {upper limit of integration.}§svg§600§FALSE§</svg:desc>
          <draw:polygon draw:style-name="gr2" draw:text-style-name="P7" draw:layer="layout" svg:width="11.057cm" svg:height="0.8cm" svg:x="2.913cm" svg:y="10.958cm" svg:viewBox="0 0 11058 801" draw:points="5530,801 0,801 0,0 11058,0 11058,801">
            <text:p/>
          </draw:polygon>
          <draw:path draw:style-name="gr3" draw:text-style-name="P8" draw:layer="layout" svg:width="0.496cm" svg:height="0.448cm" svg:x="2.895cm" svg:y="11.169cm" svg:viewBox="0 0 497 449" svg:d="M354 359v90l143-11v-32c-69 0-76-7-76-54v-352l-146 11v32c70 0 77 6 77 53v178c0 85-47 152-119 152-83 0-87-45-87-96v-330l-146 11v32c76 0 76 2 76 89v148c0 79 0 169 152 169 54 0 99-27 126-90z">
            <text:p/>
          </draw:path>
          <draw:path draw:style-name="gr3" draw:text-style-name="P8" draw:layer="layout" svg:width="0.487cm" svg:height="0.627cm" svg:x="3.437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3.984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82cm" svg:height="0.454cm" svg:x="4.559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996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6cm" svg:x="5.715cm" svg:y="10.9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5.988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69cm" svg:height="0.437cm" svg:x="6.259cm" svg:y="11.169cm" svg:viewBox="0 0 770 438" svg:d="M76 96v267c0 43-11 43-76 43v32c34 0 85-3 112-3 25 0 76 3 110 3v-32c-65 0-76 0-76-43v-183c0-104 69-158 132-158 62 0 74 54 74 110v231c0 43-12 43-77 43v32c34 0 83-3 110-3s79 3 112 3v-32c-67 0-78 0-78-43v-183c0-104 72-158 134-158 63 0 72 54 72 110v231c0 43-9 43-76 43v32c33 0 85-3 112-3 24 0 76 3 109 3v-32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7.081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08cm" svg:height="0.618cm" svg:x="7.341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438cm" svg:height="0.454cm" svg:x="8.06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319cm" svg:height="0.697cm" svg:x="8.557cm" svg:y="10.909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8" draw:layer="layout" svg:width="0.212cm" svg:height="0.661cm" svg:x="9.186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9.457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6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382cm" svg:height="0.454cm" svg:x="10.356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0.792cm" svg:y="11.15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8" draw:layer="layout" svg:width="0.333cm" svg:height="0.437cm" svg:x="11.285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684cm" svg:y="11.163cm" svg:viewBox="0 0 446 455" svg:d="M287 368c4 40 31 81 78 81 20 0 81-14 81-94v-54h-25v54c0 58-25 65-36 65-31 0-36-45-36-50v-199c0-41 0-79-35-117-39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2.15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212cm" svg:height="0.661cm" svg:x="12.55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2.819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496cm" svg:height="0.437cm" svg:x="13.314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3.914cm" svg:y="11.499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36cm" svg:x="1.438cm" svg:y="0.364cm" presentation:class="title" presentation:user-transformed="true">
          <draw:text-box>
            <text:p xml:id="id8" text:id="id8"><text:span text:style-name="T5">Theorem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9" draw:id="id9">
          <svg:title>TexMaths</svg:title>
          <svg:desc>28§display§\text {If } f \text{ and } g \text { are real valued integrable functions of } x, §svg§600§FALSE§</svg:desc>
          <draw:polygon draw:style-name="gr2" draw:text-style-name="P7" draw:layer="layout" svg:width="21.89cm" svg:height="0.8cm" svg:x="2.525cm" svg:y="3.14cm" svg:viewBox="0 0 21891 801" draw:points="10944,801 0,801 0,0 21891,0 21891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2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8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3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8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</draw:g>
        <draw:g xml:id="id12" draw:id="id12">
          <svg:title>TexMaths</svg:title>
          <svg:desc>28§display§\int_{a}^{b} [\ f(x) \pm g(x)\ ] dx = \int_{a}^{b} f(x) dx \pm \int_{a}^{b} g(x) dx§svg§600§FALSE§</svg:desc>
          <draw:polygon draw:style-name="gr2" draw:text-style-name="P7" draw:layer="layout" svg:width="19.964cm" svg:height="2.381cm" svg:x="4.004cm" svg:y="6.041cm" svg:viewBox="0 0 19965 2382" draw:points="9984,2382 0,2382 0,0 19965,0 19965,2382">
            <text:p/>
          </draw:polygon>
          <draw:path draw:style-name="gr3" draw:text-style-name="P8" draw:layer="layout" svg:width="0.875cm" svg:height="2.189cm" svg:x="4.011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5cm" svg:y="5.992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4cm" svg:y="8.159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1cm" svg:y="6.828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989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6.6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6.934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525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123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54cm" svg:height="0.638cm" svg:x="9.0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6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9.969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5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237cm" svg:y="6.828cm" svg:viewBox="0 0 137 986" draw:points="137,0 0,0 0,40 96,40 96,948 0,948 0,986 137,986">
            <text:p/>
          </draw:polygon>
          <draw:path draw:style-name="gr3" draw:text-style-name="P8" draw:layer="layout" svg:width="0.469cm" svg:height="0.696cm" svg:x="11.528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28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9cm" svg:y="7.2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9cm" svg:x="13.93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4.904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4.463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15.471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8" draw:layer="layout" svg:width="0.23cm" svg:height="0.985cm" svg:x="16.10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6.416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7.007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7.373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7.874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8.681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875cm" svg:height="2.189cm" svg:x="19.666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20.641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20.199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54cm" svg:height="0.638cm" svg:x="21.1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1.7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22.07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2.6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3.026cm" svg:y="6.884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3.528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4" draw:id="id14">
          <svg:title>TexMaths</svg:title>
          <svg:desc>28§display§\int_{a}^{b} [\ k f(x) \ ] dx = k \int_{a}^{b} f(x)\ dx§svg§600§FALSE§</svg:desc>
          <draw:polygon draw:style-name="gr2" draw:text-style-name="P7" draw:layer="layout" svg:width="12.855cm" svg:height="2.381cm" svg:x="4.003cm" svg:y="9.343cm" svg:viewBox="0 0 12856 2382" draw:points="6429,2382 0,2382 0,0 12856,0 12856,2382">
            <text:p/>
          </draw:polygon>
          <draw:path draw:style-name="gr3" draw:text-style-name="P8" draw:layer="layout" svg:width="0.875cm" svg:height="2.189cm" svg:x="4.01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4cm" svg:y="9.294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3cm" svg:y="11.46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cm" svg:y="10.1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988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3 38-73 76-109 92z">
            <text:p/>
          </draw:path>
          <draw:path draw:style-name="gr3" draw:text-style-name="P8" draw:layer="layout" svg:width="0.492cm" svg:height="0.898cm" svg:x="6.53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7.164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7.47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8.067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8.743cm" svg:y="10.13cm" svg:viewBox="0 0 137 986" draw:points="137,0 0,0 0,40 96,40 96,948 0,948 0,986 137,986">
            <text:p/>
          </draw:polygon>
          <draw:path draw:style-name="gr3" draw:text-style-name="P8" draw:layer="layout" svg:width="0.469cm" svg:height="0.696cm" svg:x="9.034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9.536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39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1.436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875cm" svg:height="2.189cm" svg:x="12.144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3.118cm" svg:y="9.294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7-128 2-11 2-14 16-29 27-29 58-45 83-45 27 0 51 20 51 67 0 27-15 99-36 139-18 34-51 67-87 67z">
            <text:p/>
          </draw:path>
          <draw:path draw:style-name="gr3" draw:text-style-name="P8" draw:layer="layout" svg:width="0.353cm" svg:height="0.313cm" svg:x="12.679cm" svg:y="11.461cm" svg:viewBox="0 0 354 314" svg:d="M251 40c-16-22-38-40-72-40-89 0-179 99-179 197 0 67 45 117 105 117 36 0 70-23 99-50 13 43 51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7 0 61 52 61 61 0 2 0 6-3 9z">
            <text:p/>
          </draw:path>
          <draw:path draw:style-name="gr3" draw:text-style-name="P8" draw:layer="layout" svg:width="0.492cm" svg:height="0.898cm" svg:x="13.685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14.319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4.633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15.222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916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1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</draw:g>
        <draw:g xml:id="id13" draw:id="id13">
          <svg:title>TexMaths</svg:title>
          <svg:desc>28§display§(2)§svg§600§FALSE§</svg:desc>
          <draw:polygon draw:style-name="gr2" draw:text-style-name="P7" draw:layer="layout" svg:width="1.061cm" svg:height="0.886cm" svg:x="2.304cm" svg:y="10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10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10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10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{ and } k \text { is a constant then }§svg§600§FALSE§</svg:desc>
          <draw:polygon draw:style-name="gr2" draw:text-style-name="P7" draw:layer="layout" svg:width="10.36cm" svg:height="0.597cm" svg:x="2.514cm" svg:y="4.641cm" svg:viewBox="0 0 10361 598" draw:points="5181,598 0,598 0,0 10361,0 10361,598">
            <text:p/>
          </draw:polygon>
          <draw:path draw:style-name="gr3" draw:text-style-name="P8" draw:layer="layout" svg:width="0.445cm" svg:height="0.454cm" svg:x="2.505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.989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538cm" svg:y="4.59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7cm" svg:height="0.696cm" svg:x="4.432cm" svg:y="4.592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212cm" svg:height="0.66cm" svg:x="5.283cm" svg:y="4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56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8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7.093cm" svg:y="4.8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7.525cm" svg:y="4.8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8.02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8.569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8.943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45cm" svg:height="0.454cm" svg:x="9.349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9.83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337cm" svg:y="4.67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1cm" svg:height="0.618cm" svg:x="11.047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1.443cm" svg:y="4.59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985cm" svg:y="4.83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2.427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</draw:g>
        <draw:g xml:id="id11" draw:id="id11">
          <svg:title>TexMaths</svg:title>
          <svg:desc>28§display§(1)§svg§600§FALSE§</svg:desc>
          <draw:polygon draw:style-name="gr2" draw:text-style-name="P7" draw:layer="layout" svg:width="1.061cm" svg:height="0.886cm" svg:x="2.304cm" svg:y="6.7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6.6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6.774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6.6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" anim:sub-item="text" smil:attributeName="visibility" smil:to="visible"/>
                  <anim:animate smil:begin="0s" smil:dur="0.5s" smil:fill="hold" smil:decelerate="0.5" smil:targetElement="id8" anim:sub-item="text" smil:attributeName="rotate" smil:values="-90;0" smil:keyTimes="0;1"/>
                  <anim:animate smil:begin="0s" smil:dur="0.5s" smil:fill="hold" smil:decelerate="0.5" smil:targetElement="id8" anim:sub-item="text" smil:attributeName="width" smil:values="width;width*.05" smil:keyTimes="0;1"/>
                  <anim:animate smil:begin="0.5s" smil:dur="0.5s" smil:fill="hold" smil:accelerate="0.5" smil:targetElement="id8" anim:sub-item="text" smil:attributeName="width" smil:values="width*.05;width" smil:keyTimes="0;1"/>
                  <anim:animate smil:dur="1s" smil:fill="hold" smil:targetElement="id8" anim:sub-item="text" smil:attributeName="height" smil:values="height;height" smil:keyTimes="0;1"/>
                  <anim:animate smil:begin="0s" smil:dur="0.5s" smil:fill="hold" smil:decelerate="0.5" smil:targetElement="id8" anim:sub-item="text" smil:attributeName="x" smil:values="x+.4;x" smil:keyTimes="0;1"/>
                  <anim:animate smil:begin="0s" smil:dur="0.5s" smil:fill="hold" smil:decelerate="0.5" smil:targetElement="id8" anim:sub-item="text" smil:attributeName="y" smil:values="y-.2;y+.1" smil:keyTimes="0;1"/>
                  <anim:animate smil:begin="0.5s" smil:dur="0.5s" smil:fill="hold" smil:accelerate="0.5" smil:targetElement="id8" anim:sub-item="text" smil:attributeName="y" smil:values="y+.1;y" smil:keyTimes="0;1"/>
                  <anim:transitionFilter smil:begin="0s" smil:dur="1s" smil:decelerate="0.5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15" text:id="id15"><text:span text:style-name="T5">Example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" draw:id="id17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6" draw:id="id16">
          <svg:title>TexMaths</svg:title>
          <svg:desc>26§display§\text {(I)}§svg§600§FALSE§</svg:desc>
          <draw:polygon draw:style-name="gr2" draw:text-style-name="P7" draw:layer="layout" svg:width="0.858cm" svg:height="0.823cm" svg:x="2.307cm" svg:y="2.638cm" svg:viewBox="0 0 859 824" draw:points="431,824 0,824 0,0 859,0 859,824">
            <text:p/>
          </draw:polygon>
          <draw:path draw:style-name="gr3" draw:text-style-name="P8" draw:layer="layout" svg:width="0.213cm" svg:height="0.914cm" svg:x="2.351cm" svg:y="2.59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.642cm" svg:y="2.6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3cm" svg:y="2.5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" draw:id="id19">
          <svg:title>TexMaths</svg:title>
          <svg:desc>26§display§(1)§svg§600§FALSE§</svg:desc>
          <draw:polygon draw:style-name="gr2" draw:text-style-name="P7" draw:layer="layout" svg:width="0.986cm" svg:height="0.822cm" svg:x="2.307cm" svg:y="4.337cm" svg:viewBox="0 0 987 823" draw:points="494,823 0,823 0,0 987,0 987,823">
            <text:p/>
          </draw:polygon>
          <draw:path draw:style-name="gr3" draw:text-style-name="P8" draw:layer="layout" svg:width="0.213cm" svg:height="0.914cm" svg:x="2.351cm" svg:y="4.2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2.699cm" svg:y="4.3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8" draw:layer="layout" svg:width="0.213cm" svg:height="0.914cm" svg:x="3.128cm" svg:y="4.2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" draw:id="id20">
          <svg:title>TexMaths</svg:title>
          <svg:desc>22§display§\int_0^\frac{\pi}{4} \frac{\sec^2 x}{3\tan^2 x +4\tan x + 1} \ dx§svg§600§FALSE§</svg:desc>
          <draw:polygon draw:style-name="gr2" draw:text-style-name="P7" draw:layer="layout" svg:width="9.669cm" svg:height="1.873cm" svg:x="3.712cm" svg:y="3.734cm" svg:viewBox="0 0 9670 1874" draw:points="4835,1874 0,1874 0,0 9670,0 9670,1874">
            <text:p/>
          </draw:polygon>
          <draw:path draw:style-name="gr3" draw:text-style-name="P8" draw:layer="layout" svg:width="0.687cm" svg:height="1.718cm" svg:x="3.717cm" svg:y="3.8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4cm" svg:y="3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9cm" svg:y="3.92cm" svg:viewBox="0 0 336 28" draw:points="169,28 0,28 0,0 336,0 336,28">
            <text:p/>
          </draw:polygon>
          <draw:path draw:style-name="gr3" draw:text-style-name="P8" draw:layer="layout" svg:width="0.215cm" svg:height="0.263cm" svg:x="4.599cm" svg:y="3.994cm" svg:viewBox="0 0 216 264" svg:d="M216 201v-18h-49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4.131cm" svg:y="5.2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7.813cm" svg:y="4.0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114cm" svg:y="4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463cm" svg:y="4.06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8.815cm" svg:y="3.76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9.278cm" svg:y="4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7.031cm" svg:height="0.032cm" svg:x="5.227cm" svg:y="4.721cm" svg:viewBox="0 0 7032 33" draw:points="3517,33 0,33 0,0 7032,0 7032,33">
            <text:p/>
          </draw:polygon>
          <draw:path draw:style-name="gr3" draw:text-style-name="P8" draw:layer="layout" svg:width="0.321cm" svg:height="0.532cm" svg:x="5.261cm" svg:y="4.96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242cm" svg:height="0.485cm" svg:x="5.757cm" svg:y="5.0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6.076cm" svg:y="5.1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6.456cm" svg:y="5.13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6.894cm" svg:y="4.83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7.359cm" svg:y="5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7.993cm" svg:y="5.0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8.744cm" svg:y="4.9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4cm" svg:height="0.485cm" svg:x="9.253cm" svg:y="5.00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9.572cm" svg:y="5.1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9.95cm" svg:y="5.13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506cm" svg:y="5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142cm" svg:y="5.0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1.941cm" svg:y="4.9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2.639cm" svg:y="4.3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034cm" svg:y="4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1" draw:id="id21">
          <svg:title>TexMaths</svg:title>
          <svg:desc>26§display§(2)§svg§600§FALSE§</svg:desc>
          <draw:polygon draw:style-name="gr2" draw:text-style-name="P7" draw:layer="layout" svg:width="0.986cm" svg:height="0.822cm" svg:x="15.107cm" svg:y="4.338cm" svg:viewBox="0 0 987 823" draw:points="494,823 0,823 0,0 987,0 987,823">
            <text:p/>
          </draw:polygon>
          <draw:path draw:style-name="gr3" draw:text-style-name="P8" draw:layer="layout" svg:width="0.213cm" svg:height="0.914cm" svg:x="15.151cm" svg:y="4.2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15.463cm" svg:y="4.3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15.928cm" svg:y="4.2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" draw:id="id22">
          <svg:title>TexMaths</svg:title>
          <svg:desc>22§display§\int_0^\frac{\pi}{2} \frac{1}{5 + 4\cos x}\ dx§svg§600§FALSE§</svg:desc>
          <draw:polygon draw:style-name="gr2" draw:text-style-name="P7" draw:layer="layout" svg:width="6.09cm" svg:height="1.873cm" svg:x="16.411cm" svg:y="3.735cm" svg:viewBox="0 0 6091 1874" draw:points="3046,1874 0,1874 0,0 6091,0 6091,1874">
            <text:p/>
          </draw:polygon>
          <draw:path draw:style-name="gr3" draw:text-style-name="P8" draw:layer="layout" svg:width="0.687cm" svg:height="1.718cm" svg:x="16.416cm" svg:y="3.879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273cm" svg:y="3.6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17.238cm" svg:y="3.921cm" svg:viewBox="0 0 336 28" draw:points="169,28 0,28 0,0 336,0 336,28">
            <text:p/>
          </draw:polygon>
          <draw:path draw:style-name="gr3" draw:text-style-name="P8" draw:layer="layout" svg:width="0.193cm" svg:height="0.258cm" svg:x="17.31cm" svg:y="3.9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83cm" svg:y="5.2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9.528cm" svg:y="3.8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3.453cm" svg:height="0.032cm" svg:x="17.926cm" svg:y="4.722cm" svg:viewBox="0 0 3454 33" draw:points="1728,33 0,33 0,0 3454,0 3454,33">
            <text:p/>
          </draw:polygon>
          <draw:path draw:style-name="gr3" draw:text-style-name="P8" draw:layer="layout" svg:width="0.309cm" svg:height="0.532cm" svg:x="17.965cm" svg:y="4.9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515cm" svg:height="0.516cm" svg:x="18.528cm" svg:y="5.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9.279cm" svg:y="4.938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295cm" svg:height="0.356cm" svg:x="19.8cm" svg:y="5.1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0.138cm" svg:y="5.1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0.529cm" svg:y="5.1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20.96cm" svg:y="5.1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69cm" svg:height="0.546cm" svg:x="21.761cm" svg:y="4.394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2.155cm" svg:y="4.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3" draw:id="id23">
          <svg:title>TexMaths</svg:title>
          <svg:desc>26§display§(3)§svg§600§FALSE§</svg:desc>
          <draw:polygon draw:style-name="gr2" draw:text-style-name="P7" draw:layer="layout" svg:width="0.986cm" svg:height="0.823cm" svg:x="2.308cm" svg:y="6.838cm" svg:viewBox="0 0 987 824" draw:points="494,824 0,824 0,0 987,0 987,824">
            <text:p/>
          </draw:polygon>
          <draw:path draw:style-name="gr3" draw:text-style-name="P8" draw:layer="layout" svg:width="0.213cm" svg:height="0.914cm" svg:x="2.352cm" svg:y="6.7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2.656cm" svg:y="6.869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8" draw:layer="layout" svg:width="0.213cm" svg:height="0.914cm" svg:x="3.129cm" svg:y="6.7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" draw:id="id25">
          <svg:title>TexMaths</svg:title>
          <svg:desc>26§display§(4)§svg§600§FALSE§</svg:desc>
          <draw:polygon draw:style-name="gr2" draw:text-style-name="P7" draw:layer="layout" svg:width="0.986cm" svg:height="0.822cm" svg:x="15.108cm" svg:y="6.839cm" svg:viewBox="0 0 987 823" draw:points="494,823 0,823 0,0 987,0 987,823">
            <text:p/>
          </draw:polygon>
          <draw:path draw:style-name="gr3" draw:text-style-name="P8" draw:layer="layout" svg:width="0.213cm" svg:height="0.914cm" svg:x="15.152cm" svg:y="6.7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407cm" svg:height="0.619cm" svg:x="15.443cm" svg:y="6.8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8" draw:layer="layout" svg:width="0.213cm" svg:height="0.914cm" svg:x="15.929cm" svg:y="6.7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" draw:id="id30">
          <svg:title>TexMaths</svg:title>
          <svg:desc>22§display§\int_0^1 \frac{ x \left( \sin^{-1} x \right)^2 }{ \sqrt{ 1 - x^2 } }\  dx§svg§600§FALSE§</svg:desc>
          <draw:polygon draw:style-name="gr2" draw:text-style-name="P7" draw:layer="layout" svg:width="6.402cm" svg:height="2.056cm" svg:x="16.414cm" svg:y="8.438cm" svg:viewBox="0 0 6403 2057" draw:points="3202,2057 0,2057 0,0 6403,0 6403,2057">
            <text:p/>
          </draw:polygon>
          <draw:path draw:style-name="gr3" draw:text-style-name="P8" draw:layer="layout" svg:width="0.687cm" svg:height="1.718cm" svg:x="16.419cm" svg:y="8.76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198cm" svg:height="0.36cm" svg:x="17.208cm" svg:y="8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833cm" svg:y="10.15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6cm" svg:height="0.351cm" svg:x="17.739cm" svg:y="8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03cm" svg:height="0.928cm" svg:x="18.405cm" svg:y="8.58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8" draw:layer="layout" svg:width="0.254cm" svg:height="0.356cm" svg:x="18.669cm" svg:y="8.8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3cm" svg:y="8.7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86cm" svg:y="8.8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9.651cm" svg:y="8.76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135cm" svg:y="8.5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20.573cm" svg:y="8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3cm" svg:height="0.928cm" svg:x="21.027cm" svg:y="8.58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21.381cm" svg:y="8.3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977cm" svg:height="0.032cm" svg:x="17.716cm" svg:y="9.604cm" svg:viewBox="0 0 3978 33" draw:points="1989,33 0,33 0,0 3978,0 3978,33">
            <text:p/>
          </draw:polygon>
          <draw:path draw:style-name="gr3" draw:text-style-name="P8" draw:layer="layout" svg:width="0.604cm" svg:height="0.773cm" svg:x="18.38cm" svg:y="9.75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2cm" svg:height="0.032cm" svg:x="18.968cm" svg:y="9.759cm" svg:viewBox="0 0 2123 33" draw:points="1061,33 0,33 0,0 2123,0 2123,33">
            <text:p/>
          </draw:polygon>
          <draw:path draw:style-name="gr3" draw:text-style-name="P8" draw:layer="layout" svg:width="0.256cm" svg:height="0.516cm" svg:x="19.037cm" svg:y="9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9.589cm" svg:y="10.225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0.321cm" svg:y="10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20.776cm" svg:y="9.8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2.076cm" svg:y="9.27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2.469cm" svg:y="9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7" draw:id="id27">
          <svg:title>TexMaths</svg:title>
          <svg:desc>26§display§(5)§svg§600§FALSE§</svg:desc>
          <draw:polygon draw:style-name="gr2" draw:text-style-name="P7" draw:layer="layout" svg:width="0.986cm" svg:height="0.823cm" svg:x="2.308cm" svg:y="9.239cm" svg:viewBox="0 0 987 824" draw:points="494,824 0,824 0,0 987,0 987,824">
            <text:p/>
          </draw:polygon>
          <draw:path draw:style-name="gr3" draw:text-style-name="P8" draw:layer="layout" svg:width="0.213cm" svg:height="0.914cm" svg:x="2.352cm" svg:y="9.1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29cm" svg:x="2.664cm" svg:y="9.27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8" draw:layer="layout" svg:width="0.213cm" svg:height="0.914cm" svg:x="3.129cm" svg:y="9.1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" draw:id="id29">
          <svg:title>TexMaths</svg:title>
          <svg:desc>26§display§(6)§svg§600§FALSE§</svg:desc>
          <draw:polygon draw:style-name="gr2" draw:text-style-name="P7" draw:layer="layout" svg:width="0.986cm" svg:height="0.822cm" svg:x="15.108cm" svg:y="9.24cm" svg:viewBox="0 0 987 823" draw:points="494,823 0,823 0,0 987,0 987,823">
            <text:p/>
          </draw:polygon>
          <draw:path draw:style-name="gr3" draw:text-style-name="P8" draw:layer="layout" svg:width="0.213cm" svg:height="0.914cm" svg:x="15.152cm" svg:y="9.1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15.456cm" svg:y="9.27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8" draw:layer="layout" svg:width="0.213cm" svg:height="0.914cm" svg:x="15.929cm" svg:y="9.1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" draw:id="id24">
          <svg:title>TexMaths</svg:title>
          <svg:desc>22§display§\int_0^\frac{\pi}{2} \frac{1}{ a^2 \sin^2 x+ b^2 \cos^2 x } \ dx§svg§600§FALSE§</svg:desc>
          <draw:polygon draw:style-name="gr2" draw:text-style-name="P7" draw:layer="layout" svg:width="9.094cm" svg:height="1.873cm" svg:x="3.709cm" svg:y="6.233cm" svg:viewBox="0 0 9095 1874" draw:points="4548,1874 0,1874 0,0 9095,0 9095,1874">
            <text:p/>
          </draw:polygon>
          <draw:path draw:style-name="gr3" draw:text-style-name="P8" draw:layer="layout" svg:width="0.687cm" svg:height="1.718cm" svg:x="3.714cm" svg:y="6.3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1cm" svg:y="6.1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6cm" svg:y="6.419cm" svg:viewBox="0 0 336 28" draw:points="169,28 0,28 0,0 336,0 336,28">
            <text:p/>
          </draw:polygon>
          <draw:path draw:style-name="gr3" draw:text-style-name="P8" draw:layer="layout" svg:width="0.193cm" svg:height="0.258cm" svg:x="4.608cm" svg:y="6.4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28cm" svg:y="7.7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8.329cm" svg:y="6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6.458cm" svg:height="0.032cm" svg:x="5.224cm" svg:y="7.22cm" svg:viewBox="0 0 6459 33" draw:points="3229,33 0,33 0,0 6459,0 6459,33">
            <text:p/>
          </draw:polygon>
          <draw:path draw:style-name="gr3" draw:text-style-name="P8" draw:layer="layout" svg:width="0.355cm" svg:height="0.351cm" svg:x="5.256cm" svg:y="7.677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5.668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6.134cm" svg:y="7.6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439cm" svg:y="7.50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653cm" svg:y="7.67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7.092cm" svg:y="7.3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7.556cm" svg:y="7.6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8.192cm" svg:y="7.5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8.957cm" svg:y="7.482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9.286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95cm" svg:height="0.356cm" svg:x="9.754cm" svg:y="7.67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094cm" svg:y="7.67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485cm" svg:y="7.6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10.798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261cm" svg:y="7.6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2.063cm" svg:y="6.89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2.456cm" svg:y="7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6" draw:id="id26">
          <svg:title>TexMaths</svg:title>
          <svg:desc>22§display§\int_0^\frac{\pi}{2} \left( \sqrt{\tan x} + \sqrt{\cot x} \right)dx§svg§600§FALSE§</svg:desc>
          <draw:polygon draw:style-name="gr2" draw:text-style-name="P7" draw:layer="layout" svg:width="8.771cm" svg:height="1.873cm" svg:x="16.411cm" svg:y="6.233cm" svg:viewBox="0 0 8772 1874" draw:points="4386,1874 0,1874 0,0 8772,0 8772,1874">
            <text:p/>
          </draw:polygon>
          <draw:path draw:style-name="gr3" draw:text-style-name="P8" draw:layer="layout" svg:width="0.687cm" svg:height="1.718cm" svg:x="16.416cm" svg:y="6.37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273cm" svg:y="6.1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238cm" svg:y="6.419cm" svg:viewBox="0 0 336 28" draw:points="169,28 0,28 0,0 336,0 336,28">
            <text:p/>
          </draw:polygon>
          <draw:path draw:style-name="gr3" draw:text-style-name="P8" draw:layer="layout" svg:width="0.193cm" svg:height="0.258cm" svg:x="17.31cm" svg:y="6.4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83cm" svg:y="7.7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1.391cm" svg:x="17.972cm" svg:y="6.541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8" draw:layer="layout" svg:width="0.604cm" svg:height="0.773cm" svg:x="18.352cm" svg:y="6.7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89cm" svg:height="0.032cm" svg:x="18.94cm" svg:y="6.732cm" svg:viewBox="0 0 1690 33" draw:points="845,33 0,33 0,0 1690,0 1690,33">
            <text:p/>
          </draw:polygon>
          <draw:path draw:style-name="gr3" draw:text-style-name="P8" draw:layer="layout" svg:width="0.242cm" svg:height="0.485cm" svg:x="18.954cm" svg:y="6.95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9.273cm" svg:y="7.08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9.651cm" svg:y="7.08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0.208cm" svg:y="7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20.843cm" svg:y="6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04cm" svg:height="0.773cm" svg:x="21.63cm" svg:y="6.7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02cm" svg:height="0.032cm" svg:x="22.218cm" svg:y="6.732cm" svg:viewBox="0 0 1603 33" draw:points="803,33 0,33 0,0 1603,0 1603,33">
            <text:p/>
          </draw:polygon>
          <draw:path draw:style-name="gr3" draw:text-style-name="P8" draw:layer="layout" svg:width="0.295cm" svg:height="0.356cm" svg:x="22.244cm" svg:y="7.08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582cm" svg:y="7.0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22.962cm" svg:y="6.95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6cm" svg:height="0.351cm" svg:x="23.4cm" svg:y="7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1.391cm" svg:x="23.847cm" svg:y="6.541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8" draw:layer="layout" svg:width="0.369cm" svg:height="0.546cm" svg:x="24.441cm" svg:y="6.89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24.835cm" svg:y="7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8" draw:id="id28">
          <svg:title>TexMaths</svg:title>
          <svg:desc>22§display§\int_0^\frac{\pi}{4} \frac{\cos x}{ 4 - \sin^2 x } \ dx§svg§600§FALSE§</svg:desc>
          <draw:polygon draw:style-name="gr2" draw:text-style-name="P7" draw:layer="layout" svg:width="5.836cm" svg:height="1.873cm" svg:x="3.71cm" svg:y="8.633cm" svg:viewBox="0 0 5837 1874" draw:points="2918,1874 0,1874 0,0 5837,0 5837,1874">
            <text:p/>
          </draw:polygon>
          <draw:path draw:style-name="gr3" draw:text-style-name="P8" draw:layer="layout" svg:width="0.687cm" svg:height="1.718cm" svg:x="3.715cm" svg:y="8.7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2cm" svg:y="8.5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7cm" svg:y="8.819cm" svg:viewBox="0 0 336 28" draw:points="169,28 0,28 0,0 336,0 336,28">
            <text:p/>
          </draw:polygon>
          <draw:path draw:style-name="gr3" draw:text-style-name="P8" draw:layer="layout" svg:width="0.215cm" svg:height="0.263cm" svg:x="4.597cm" svg:y="8.893cm" svg:viewBox="0 0 216 264" svg:d="M216 201v-18h-49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4.129cm" svg:y="10.1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6.049cm" svg:y="8.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387cm" svg:y="8.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6.777cm" svg:y="8.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7.208cm" svg:y="8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3.198cm" svg:height="0.032cm" svg:x="5.225cm" svg:y="9.62cm" svg:viewBox="0 0 3199 33" draw:points="1600,33 0,33 0,0 3199,0 3199,33">
            <text:p/>
          </draw:polygon>
          <draw:path draw:style-name="gr3" draw:text-style-name="P8" draw:layer="layout" svg:width="0.344cm" svg:height="0.523cm" svg:x="5.246cm" svg:y="9.894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5.848cm" svg:y="10.20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6.582cm" svg:y="10.0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888cm" svg:y="9.90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101cm" svg:y="10.07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7.539cm" svg:y="9.7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8.004cm" svg:y="10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8.805cm" svg:y="9.292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9.199cm" svg:y="9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4" draw:id="id34">
          <svg:title>TexMaths</svg:title>
          <svg:desc>22§display§\int_0^\frac{\pi}{2} \frac{ \sin x \cos x}{( 2\sin x + 1 )( \sin x + 1 )} \ dx§svg§600§FALSE§</svg:desc>
          <draw:polygon draw:style-name="gr2" draw:text-style-name="P7" draw:layer="layout" svg:width="10.059cm" svg:height="1.882cm" svg:x="16.314cm" svg:y="11.039cm" svg:viewBox="0 0 10060 1883" draw:points="5030,1883 0,1883 0,0 10060,0 10060,1883">
            <text:p/>
          </draw:polygon>
          <draw:path draw:style-name="gr3" draw:text-style-name="P8" draw:layer="layout" svg:width="0.687cm" svg:height="1.718cm" svg:x="16.319cm" svg:y="11.1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176cm" svg:y="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7.141cm" svg:y="11.225cm" svg:viewBox="0 0 336 28" draw:points="169,28 0,28 0,0 336,0 336,28">
            <text:p/>
          </draw:polygon>
          <draw:path draw:style-name="gr3" draw:text-style-name="P8" draw:layer="layout" svg:width="0.193cm" svg:height="0.258cm" svg:x="17.213cm" svg:y="11.3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6.733cm" svg:y="12.5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9.938cm" svg:y="11.3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0.244cm" svg:y="11.1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0.457cm" svg:y="11.37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1.013cm" svg:y="11.3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8" draw:layer="layout" svg:width="0.295cm" svg:height="0.356cm" svg:x="21.588cm" svg:y="11.36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1.926cm" svg:y="11.36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317cm" svg:y="11.3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22.748cm" svg:y="11.3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7.422cm" svg:height="0.032cm" svg:x="17.829cm" svg:y="12.026cm" svg:viewBox="0 0 7423 33" draw:points="3712,33 0,33 0,0 7423,0 7423,33">
            <text:p/>
          </draw:polygon>
          <draw:path draw:style-name="gr3" draw:text-style-name="P8" draw:layer="layout" svg:width="0.18cm" svg:height="0.773cm" svg:x="17.907cm" svg:y="12.1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169cm" svg:y="12.25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4cm" svg:height="0.356cm" svg:x="18.67cm" svg:y="12.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7cm" svg:y="12.2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9cm" svg:y="12.4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9.746cm" svg:y="1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20.381cm" svg:y="12.3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1.18cm" svg:y="12.2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541cm" svg:y="12.1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8cm" svg:height="0.773cm" svg:x="21.875cm" svg:y="12.1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22.123cm" svg:y="12.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2.43cm" svg:y="12.2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2.643cm" svg:y="12.4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3.199cm" svg:y="1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23.834cm" svg:y="12.3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4.633cm" svg:y="12.2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994cm" svg:y="12.1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5.633cm" svg:y="11.69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26.027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1" draw:id="id31">
          <svg:title>TexMaths</svg:title>
          <svg:desc>26§display§(7)§svg§600§FALSE§</svg:desc>
          <draw:polygon draw:style-name="gr2" draw:text-style-name="P7" draw:layer="layout" svg:width="0.986cm" svg:height="0.823cm" svg:x="2.309cm" svg:y="11.64cm" svg:viewBox="0 0 987 824" draw:points="494,824 0,824 0,0 987,0 987,824">
            <text:p/>
          </draw:polygon>
          <draw:path draw:style-name="gr3" draw:text-style-name="P8" draw:layer="layout" svg:width="0.213cm" svg:height="0.914cm" svg:x="2.353cm" svg:y="11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93cm" svg:height="0.639cm" svg:x="2.669cm" svg:y="11.663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8" draw:layer="layout" svg:width="0.213cm" svg:height="0.914cm" svg:x="3.13cm" svg:y="11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" draw:id="id33">
          <svg:title>TexMaths</svg:title>
          <svg:desc>26§display§(8)§svg§600§FALSE§</svg:desc>
          <draw:polygon draw:style-name="gr2" draw:text-style-name="P7" draw:layer="layout" svg:width="0.986cm" svg:height="0.822cm" svg:x="15.109cm" svg:y="11.641cm" svg:viewBox="0 0 987 823" draw:points="494,823 0,823 0,0 987,0 987,823">
            <text:p/>
          </draw:polygon>
          <draw:path draw:style-name="gr3" draw:text-style-name="P8" draw:layer="layout" svg:width="0.213cm" svg:height="0.914cm" svg:x="15.153cm" svg:y="11.5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15.457cm" svg:y="11.672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8" draw:layer="layout" svg:width="0.213cm" svg:height="0.914cm" svg:x="15.93cm" svg:y="11.5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" draw:id="id32">
          <svg:title>TexMaths</svg:title>
          <svg:desc>22§display§\int_0^\frac{\pi}{2}\frac{1}{2\sin x + \cos x + 3} \ dx§svg§600§FALSE§</svg:desc>
          <draw:polygon draw:style-name="gr2" draw:text-style-name="P7" draw:layer="layout" svg:width="8.555cm" svg:height="1.873cm" svg:x="3.713cm" svg:y="10.935cm" svg:viewBox="0 0 8556 1874" draw:points="4278,1874 0,1874 0,0 8556,0 8556,1874">
            <text:p/>
          </draw:polygon>
          <draw:path draw:style-name="gr3" draw:text-style-name="P8" draw:layer="layout" svg:width="0.687cm" svg:height="1.718cm" svg:x="3.718cm" svg:y="11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5cm" svg:y="10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4cm" svg:y="11.121cm" svg:viewBox="0 0 336 28" draw:points="169,28 0,28 0,0 336,0 336,28">
            <text:p/>
          </draw:polygon>
          <draw:path draw:style-name="gr3" draw:text-style-name="P8" draw:layer="layout" svg:width="0.193cm" svg:height="0.258cm" svg:x="4.612cm" svg:y="11.1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32cm" svg:y="12.4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8.063cm" svg:y="11.09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919cm" svg:height="0.032cm" svg:x="5.228cm" svg:y="11.922cm" svg:viewBox="0 0 5920 33" draw:points="2960,33 0,33 0,0 5920,0 5920,33">
            <text:p/>
          </draw:polygon>
          <draw:path draw:style-name="gr3" draw:text-style-name="P8" draw:layer="layout" svg:width="0.309cm" svg:height="0.516cm" svg:x="5.267cm" svg:y="12.1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54cm" svg:height="0.356cm" svg:x="5.768cm" svg:y="12.3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075cm" svg:y="12.1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88cm" svg:y="12.31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844cm" svg:y="12.3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7.479cm" svg:y="12.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8.236cm" svg:y="12.3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574cm" svg:y="12.3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964cm" svg:y="12.3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9.395cm" svg:y="12.3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0.029cm" svg:y="12.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793cm" svg:y="12.14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1.527cm" svg:y="11.594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11.921cm" svg:y="11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8" draw:id="id38">
          <svg:title>TexMaths</svg:title>
          <svg:desc>22§display§\int_0^\frac{\pi}{2}[\ \sin ( \log x ) + \cos ( \log x )\ ] \ dx§svg§600§FALSE§</svg:desc>
          <draw:polygon draw:style-name="gr2" draw:text-style-name="P7" draw:layer="layout" svg:width="10.54cm" svg:height="1.873cm" svg:x="16.315cm" svg:y="13.339cm" svg:viewBox="0 0 10541 1874" draw:points="5272,1874 0,1874 0,0 10541,0 10541,1874">
            <text:p/>
          </draw:polygon>
          <draw:path draw:style-name="gr3" draw:text-style-name="P8" draw:layer="layout" svg:width="0.687cm" svg:height="1.718cm" svg:x="16.32cm" svg:y="13.4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177cm" svg:y="13.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142cm" svg:y="13.525cm" svg:viewBox="0 0 336 28" draw:points="169,28 0,28 0,0 336,0 336,28">
            <text:p/>
          </draw:polygon>
          <draw:path draw:style-name="gr3" draw:text-style-name="P8" draw:layer="layout" svg:width="0.193cm" svg:height="0.258cm" svg:x="17.214cm" svg:y="13.6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734cm" svg:y="14.8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8" draw:layer="layout" svg:width="0.106cm" svg:height="0.773cm" svg:x="17.7cm" svg:y="13.95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18.107cm" svg:y="14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411cm" svg:y="14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8.626cm" svg:y="14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9.108cm" svg:y="13.9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73cm" svg:height="0.537cm" svg:x="19.356cm" svg:y="13.99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568cm" svg:y="14.1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9.955cm" svg:y="14.1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20.481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20.946cm" svg:y="13.9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515cm" svg:height="0.516cm" svg:x="21.418cm" svg:y="14.0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22.173cm" svg:y="14.18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512cm" svg:y="14.1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903cm" svg:y="14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8cm" svg:height="0.773cm" svg:x="23.259cm" svg:y="13.9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73cm" svg:height="0.537cm" svg:x="23.509cm" svg:y="13.99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3.72cm" svg:y="14.1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24.107cm" svg:y="14.1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24.633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25.096cm" svg:y="13.9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25.628cm" svg:y="13.956cm" svg:viewBox="0 0 107 774" draw:points="107,0 0,0 0,32 76,32 76,744 0,744 0,774 107,774">
            <text:p/>
          </draw:polygon>
          <draw:path draw:style-name="gr3" draw:text-style-name="P8" draw:layer="layout" svg:width="0.369cm" svg:height="0.546cm" svg:x="26.115cm" svg:y="13.998cm" svg:viewBox="0 0 370 547" svg:d="M370 9c0-2 0-9-11-9-10 0-84 7-99 9-5 0-10 3-10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26.508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5" draw:id="id35">
          <svg:title>TexMaths</svg:title>
          <svg:desc>26§display§(9)§svg§600§FALSE§</svg:desc>
          <draw:polygon draw:style-name="gr2" draw:text-style-name="P7" draw:layer="layout" svg:width="0.986cm" svg:height="0.823cm" svg:x="2.311cm" svg:y="13.941cm" svg:viewBox="0 0 987 824" draw:points="494,824 0,824 0,0 987,0 987,824">
            <text:p/>
          </draw:polygon>
          <draw:path draw:style-name="gr3" draw:text-style-name="P8" draw:layer="layout" svg:width="0.213cm" svg:height="0.914cm" svg:x="2.355cm" svg:y="13.8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2.659cm" svg:y="13.97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8" draw:layer="layout" svg:width="0.213cm" svg:height="0.914cm" svg:x="3.132cm" svg:y="13.8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" draw:id="id37">
          <svg:title>TexMaths</svg:title>
          <svg:desc>26§display§(10)§svg§600§FALSE§</svg:desc>
          <draw:polygon draw:style-name="gr2" draw:text-style-name="P7" draw:layer="layout" svg:width="1.443cm" svg:height="0.823cm" svg:x="14.71cm" svg:y="13.942cm" svg:viewBox="0 0 1444 824" draw:points="722,824 0,824 0,0 1444,0 1444,824">
            <text:p/>
          </draw:polygon>
          <draw:path draw:style-name="gr3" draw:text-style-name="P8" draw:layer="layout" svg:width="0.213cm" svg:height="0.914cm" svg:x="14.754cm" svg:y="13.89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15.101cm" svg:y="13.97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8" draw:layer="layout" svg:width="0.386cm" svg:height="0.629cm" svg:x="15.513cm" svg:y="13.97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8" draw:layer="layout" svg:width="0.213cm" svg:height="0.914cm" svg:x="15.986cm" svg:y="13.8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6" draw:id="id36">
          <svg:title>TexMaths</svg:title>
          <svg:desc>22§display§\int_0^\frac{\pi}{2}\sin 2x.\tan^{-1}( \sin x ) \ dx§svg§600§FALSE§</svg:desc>
          <draw:polygon draw:style-name="gr2" draw:text-style-name="P7" draw:layer="layout" svg:width="8.772cm" svg:height="1.873cm" svg:x="3.713cm" svg:y="13.334cm" svg:viewBox="0 0 8773 1874" draw:points="4386,1874 0,1874 0,0 8773,0 8773,1874">
            <text:p/>
          </draw:polygon>
          <draw:path draw:style-name="gr3" draw:text-style-name="P8" draw:layer="layout" svg:width="0.687cm" svg:height="1.718cm" svg:x="3.718cm" svg:y="13.4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5cm" svg:y="13.2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4cm" svg:y="13.52cm" svg:viewBox="0 0 336 28" draw:points="169,28 0,28 0,0 336,0 336,28">
            <text:p/>
          </draw:polygon>
          <draw:path draw:style-name="gr3" draw:text-style-name="P8" draw:layer="layout" svg:width="0.193cm" svg:height="0.258cm" svg:x="4.612cm" svg:y="13.598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32cm" svg:y="14.8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5.162cm" svg:y="14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5.466cm" svg:y="14.0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5.681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6.253cm" svg:y="14.01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6.623cm" svg:y="14.1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083cm" svg:height="0.083cm" svg:x="7.11cm" svg:y="14.449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7.4cm" svg:y="14.0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7.719cm" svg:y="14.1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8.099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8.562cm" svg:y="14.06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046cm" svg:y="13.85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411cm" svg:y="13.95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9.66cm" svg:y="14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965cm" svg:y="14.0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18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734cm" svg:y="14.1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1.199cm" svg:y="13.9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1.744cm" svg:y="13.9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2.139cm" svg:y="14.1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8" draw:id="id18">
          <svg:title>TexMaths</svg:title>
          <svg:desc>24§display§\text {[ Based on method of Substitution ]}§svg§600§FALSE§</svg:desc>
          <draw:polygon draw:style-name="gr2" draw:text-style-name="P7" draw:layer="layout" svg:width="13.075cm" svg:height="0.76cm" svg:x="13.705cm" svg:y="2.734cm" svg:viewBox="0 0 13076 761" draw:points="6537,761 0,761 0,0 13076,0 13076,761">
            <text:p/>
          </draw:polygon>
          <draw:polygon draw:style-name="gr3" draw:text-style-name="P8" draw:layer="layout" svg:width="0.116cm" svg:height="0.844cm" svg:x="13.763cm" svg:y="2.692cm" svg:viewBox="0 0 117 845" draw:points="117,845 117,812 35,812 35,35 117,35 117,0 0,0 0,845">
            <text:p/>
          </draw:polygon>
          <draw:path draw:style-name="gr3" draw:text-style-name="P8" draw:layer="layout" svg:width="0.519cm" svg:height="0.577cm" svg:x="14.208cm" svg:y="2.748cm" svg:viewBox="0 0 520 578" svg:d="M157 269v-209c0-27 2-33 43-33h103c83 0 114 71 114 115 0 56-43 127-137 127zM357 277c83-18 140-72 140-135 0-73-77-142-188-142h-309v27h21c65 0 65 9 65 38v448c0 30 0 38-65 38h-21v27h332c113 0 188-75 188-155 0-73-69-137-163-146zM305 551h-105c-41 0-43-6-43-32v-233h160c84 0 119 79 119 137 0 59-44 128-131 128z">
            <text:p/>
          </draw:path>
          <draw:path draw:style-name="gr3" draw:text-style-name="P8" draw:layer="layout" svg:width="0.381cm" svg:height="0.389cm" svg:x="14.811cm" svg:y="2.94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15.225cm" svg:y="2.94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5.554cm" svg:y="2.94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934cm" svg:y="2.7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75cm" svg:height="0.389cm" svg:x="16.679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7.103cm" svg:y="2.9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659cm" svg:height="0.373cm" svg:x="17.854cm" svg:y="2.951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18.552cm" svg:y="2.94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18.919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9.259cm" svg:y="2.7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19.724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18cm" svg:height="0.596cm" svg:x="20.175cm" svg:y="2.7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75cm" svg:height="0.389cm" svg:x="20.92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21.344cm" svg:y="2.7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375cm" svg:height="0.614cm" svg:x="21.903cm" svg:y="2.73cm" svg:viewBox="0 0 376 615" svg:d="M248 269l-108-27c-52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425cm" svg:height="0.383cm" svg:x="22.352cm" svg:y="2.95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18cm" svg:height="0.596cm" svg:x="22.816cm" svg:y="2.74cm" svg:viewBox="0 0 419 597" svg:d="M123 269v-269l-123 10v26c60 0 65 6 65 47v505h21c2-2 8-14 31-52 14 19 50 61 111 61 102 0 191-82 191-192 0-107-85-192-181-192-65 0-102 41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277cm" svg:height="0.389cm" svg:x="23.289cm" svg:y="2.94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23.609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3.949cm" svg:y="2.76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24.172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383cm" svg:x="24.512cm" svg:y="2.95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968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5.308cm" svg:y="2.76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25.539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25.963cm" svg:y="2.9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26.706cm" svg:y="2.692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39" text:id="id39"><text:span text:style-name="T5">Solution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40" draw:id="id40">
          <svg:title>TexMaths</svg:title>
          <svg:desc>28§display§\text {(I)}§svg§600§FALSE§</svg:desc>
          <draw:polygon draw:style-name="gr2" draw:text-style-name="P7" draw:layer="layout" svg:width="0.924cm" svg:height="0.886cm" svg:x="1.607cm" svg:y="3.039cm" svg:viewBox="0 0 925 887" draw:points="464,887 0,887 0,0 925,0 925,887">
            <text:p/>
          </draw:polygon>
          <draw:path draw:style-name="gr3" draw:text-style-name="P8" draw:layer="layout" svg:width="0.23cm" svg:height="0.985cm" svg:x="1.654cm" svg:y="2.9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1.968cm" svg:y="3.0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2.353cm" svg:y="2.9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" draw:id="id41">
          <svg:title>TexMaths</svg:title>
          <svg:desc>24§display§(1)§svg§600§FALSE§</svg:desc>
          <draw:polygon draw:style-name="gr2" draw:text-style-name="P7" draw:layer="layout" svg:width="0.91cm" svg:height="0.759cm" svg:x="2.908cm" svg:y="3.134cm" svg:viewBox="0 0 911 760" draw:points="455,760 0,760 0,0 911,0 911,760">
            <text:p/>
          </draw:polygon>
          <draw:path draw:style-name="gr3" draw:text-style-name="P8" draw:layer="layout" svg:width="0.197cm" svg:height="0.844cm" svg:x="2.9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3.2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3.6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4" draw:id="id44">
          <svg:title>TexMaths</svg:title>
          <svg:desc>22§display§= \int_0^\frac{\pi}{4} \frac{\sec^2 x}{3\tan^2 x +4\tan x + 1} \ dx§svg§600§FALSE§</svg:desc>
          <draw:polygon draw:style-name="gr2" draw:text-style-name="P7" draw:layer="layout" svg:width="10.484cm" svg:height="1.873cm" svg:x="6.513cm" svg:y="2.432cm" svg:viewBox="0 0 10485 1874" draw:points="5243,1874 0,1874 0,0 10485,0 10485,1874">
            <text:p/>
          </draw:polygon>
          <draw:path draw:style-name="gr3" draw:text-style-name="P8" draw:layer="layout" svg:width="0.515cm" svg:height="0.182cm" svg:x="6.518cm" svg:y="3.3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3cm" svg:y="2.57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cm" svg:y="2.39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57cm" svg:y="2.618cm" svg:viewBox="0 0 336 28" draw:points="169,28 0,28 0,0 336,0 336,28">
            <text:p/>
          </draw:polygon>
          <draw:path draw:style-name="gr3" draw:text-style-name="P8" draw:layer="layout" svg:width="0.215cm" svg:height="0.263cm" svg:x="8.217cm" svg:y="2.692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49cm" svg:y="3.97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1.431cm" svg:y="2.7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1.731cm" svg:y="2.7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08cm" svg:y="2.75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2.432cm" svg:y="2.4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2.895cm" svg:y="2.7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8" draw:layer="layout" svg:width="7.03cm" svg:height="0.032cm" svg:x="8.845cm" svg:y="3.419cm" svg:viewBox="0 0 7031 33" draw:points="3517,33 0,33 0,0 7031,0 7031,33">
            <text:p/>
          </draw:polygon>
          <draw:path draw:style-name="gr3" draw:text-style-name="P8" draw:layer="layout" svg:width="0.321cm" svg:height="0.532cm" svg:x="8.877cm" svg:y="3.6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242cm" svg:height="0.485cm" svg:x="9.375cm" svg:y="3.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9.693cm" svg:y="3.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072cm" svg:y="3.8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512cm" svg:y="3.5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975cm" svg:y="3.8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61cm" svg:y="3.7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2.362cm" svg:y="3.653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2cm" svg:height="0.485cm" svg:x="12.87cm" svg:y="3.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3.189cm" svg:y="3.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3.567cm" svg:y="3.8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123cm" svg:y="3.8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4.759cm" svg:y="3.7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556cm" svg:y="3.6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6.257cm" svg:y="3.09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651cm" svg:y="3.2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42" draw:id="id42">
          <svg:title>TexMaths</svg:title>
          <svg:desc>24§display§\text {Let,}§svg§600§FALSE§</svg:desc>
          <draw:polygon draw:style-name="gr2" draw:text-style-name="P7" draw:layer="layout" svg:width="1.318cm" svg:height="0.655cm" svg:x="4.223cm" svg:y="3.235cm" svg:viewBox="0 0 1319 656" draw:points="659,656 0,656 0,0 1319,0 1319,656">
            <text:p/>
          </draw:polygon>
          <draw:path draw:style-name="gr3" draw:text-style-name="P8" draw:layer="layout" svg:width="0.464cm" svg:height="0.577cm" svg:x="4.2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7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5.0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4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3" draw:id="id43">
          <svg:title>TexMaths</svg:title>
          <svg:desc>24§display§\text {I} §svg§600§FALSE§</svg:desc>
          <draw:polygon draw:style-name="gr2" draw:text-style-name="P7" draw:layer="layout" svg:width="0.197cm" svg:height="0.493cm" svg:x="5.93cm" svg:y="3.2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1" draw:id="id51">
          <svg:title>TexMaths</svg:title>
          <svg:desc>24§display§\text {I} §svg§600§FALSE§</svg:desc>
          <draw:polygon draw:style-name="gr2" draw:text-style-name="P7" draw:layer="layout" svg:width="0.197cm" svg:height="0.493cm" svg:x="5.931cm" svg:y="13.4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" draw:id="id45">
          <svg:title>TexMaths</svg:title>
          <svg:desc>22§display§\text {Put, } \tan x = t, \ \  \text {Diff } w.\ r.\ t.\ x. \ \  \therefore \ \  \sec^2 x \ dx = dt§svg§600§FALSE§</svg:desc>
          <draw:polygon draw:style-name="gr2" draw:text-style-name="P7" draw:layer="layout" svg:width="17.084cm" svg:height="0.751cm" svg:x="4.148cm" svg:y="4.959cm" svg:viewBox="0 0 17085 752" draw:points="8543,752 0,752 0,0 17085,0 17085,752">
            <text:p/>
          </draw:polygon>
          <draw:path draw:style-name="gr3" draw:text-style-name="P8" draw:layer="layout" svg:width="0.457cm" svg:height="0.529cm" svg:x="4.136cm" svg:y="5.07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661cm" svg:y="5.25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5.079cm" svg:y="5.1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091cm" svg:height="0.231cm" svg:x="5.433cm" svg:y="5.51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42cm" svg:height="0.485cm" svg:x="5.982cm" svg:y="5.1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6.301cm" svg:y="5.25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6.679cm" svg:y="5.2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236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7.913cm" svg:y="5.3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8.703cm" svg:y="5.1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91cm" svg:height="0.231cm" svg:x="9.033cm" svg:y="5.51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2cm" svg:height="0.529cm" svg:x="9.851cm" svg:y="5.071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8" draw:layer="layout" svg:width="0.166cm" svg:height="0.518cm" svg:x="10.441cm" svg:y="5.0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465cm" svg:height="0.546cm" svg:x="10.652cm" svg:y="5.054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8" draw:layer="layout" svg:width="0.513cm" svg:height="0.351cm" svg:x="11.361cm" svg:y="5.25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8" draw:layer="layout" svg:width="0.083cm" svg:height="0.083cm" svg:x="11.979cm" svg:y="5.517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408cm" svg:y="5.25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78cm" svg:y="5.517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3.204cm" svg:y="5.11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3.531cm" svg:y="5.517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961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14.447cm" svg:y="5.517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5.348cm" svg:y="5.24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8" draw:layer="layout" svg:width="0.254cm" svg:height="0.356cm" svg:x="16.596cm" svg:y="5.2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6.897cm" svg:y="5.25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7.245cm" svg:y="5.2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17.597cm" svg:y="4.9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06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8.769cm" svg:y="5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9.164cm" svg:y="5.2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9.841cm" svg:y="5.3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0.644cm" svg:y="5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21.035cm" svg:y="5.11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6" draw:id="id46">
          <svg:title>TexMaths</svg:title>
          <svg:desc>22§display§\text {When, } x = 0, \ \  t = 0 \text { and } \text {When, } x = \frac{\pi}{4}, \ \ t = 1§svg§600§FALSE§</svg:desc>
          <draw:polygon draw:style-name="gr2" draw:text-style-name="P7" draw:layer="layout" svg:width="15.659cm" svg:height="1.309cm" svg:x="4.164cm" svg:y="6.06cm" svg:viewBox="0 0 15660 1310" draw:points="7830,1310 0,1310 0,0 15660,0 15660,1310">
            <text:p/>
          </draw:polygon>
          <draw:path draw:style-name="gr3" draw:text-style-name="P8" draw:layer="layout" svg:width="0.766cm" svg:height="0.546cm" svg:x="4.139cm" svg:y="6.348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6.341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6.5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6.79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6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6.362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091cm" svg:height="0.231cm" svg:x="8.521cm" svg:y="6.7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6.39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ath draw:style-name="gr3" draw:text-style-name="P8" draw:layer="layout" svg:width="0.515cm" svg:height="0.182cm" svg:x="9.85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654cm" svg:y="6.362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349cm" svg:height="0.356cm" svg:x="11.3cm" svg:y="6.531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39cm" svg:height="0.342cm" svg:x="11.678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83cm" svg:height="0.546cm" svg:x="12.11cm" svg:y="6.34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766cm" svg:height="0.546cm" svg:x="12.785cm" svg:y="6.348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59cm" svg:y="6.341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017cm" svg:y="6.5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364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091cm" svg:height="0.231cm" svg:x="14.836cm" svg:y="6.79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263cm" svg:y="6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941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828cm" svg:y="6.02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807cm" svg:y="6.668cm" svg:viewBox="0 0 470 33" draw:points="236,33 0,33 0,0 470,0 470,33">
            <text:p/>
          </draw:polygon>
          <draw:path draw:style-name="gr3" draw:text-style-name="P8" draw:layer="layout" svg:width="0.344cm" svg:height="0.523cm" svg:x="16.868cm" svg:y="6.883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091cm" svg:height="0.231cm" svg:x="17.433cm" svg:y="6.7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245cm" svg:y="6.39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2-24 3-36z">
            <text:p/>
          </draw:path>
          <draw:path draw:style-name="gr3" draw:text-style-name="P8" draw:layer="layout" svg:width="0.515cm" svg:height="0.182cm" svg:x="18.764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605cm" svg:y="6.362cm" svg:viewBox="0 0 257 517" svg:d="M160 19c0-17 0-19-19-19-48 49-116 49-141 49v25c16 0 62 0 102-21v403c0 28-2 36-72 36h-25v25c27-3 95-3 125-3 32 0 99 0 127 3v-25h-25c-70 0-72-8-72-36z">
            <text:p/>
          </draw:path>
        </draw:g>
        <draw:g xml:id="id48" draw:id="id48">
          <svg:title>TexMaths</svg:title>
          <svg:desc>22§display§= \int_0^1 \frac{1}{3t^2 + 4t + 1} \ dt§svg§600§FALSE§</svg:desc>
          <draw:polygon draw:style-name="gr2" draw:text-style-name="P7" draw:layer="layout" svg:width="7.044cm" svg:height="1.86cm" svg:x="6.515cm" svg:y="7.533cm" svg:viewBox="0 0 7045 1861" draw:points="3524,1861 0,1861 0,0 7045,0 7045,1861">
            <text:p/>
          </draw:polygon>
          <draw:path draw:style-name="gr3" draw:text-style-name="P8" draw:layer="layout" svg:width="0.515cm" svg:height="0.182cm" svg:x="6.52cm" svg:y="8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5cm" svg:y="7.66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25cm" svg:y="7.49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1cm" svg:y="9.061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487cm" svg:y="7.67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955cm" svg:height="0.032cm" svg:x="8.634cm" svg:y="8.506cm" svg:viewBox="0 0 3956 33" draw:points="1978,33 0,33 0,0 3956,0 3956,33">
            <text:p/>
          </draw:polygon>
          <draw:path draw:style-name="gr3" draw:text-style-name="P8" draw:layer="layout" svg:width="0.321cm" svg:height="0.532cm" svg:x="8.667cm" svg:y="8.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38cm" svg:height="0.494cm" svg:x="9.039cm" svg:y="8.76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9.335cm" svg:y="8.6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863cm" svg:y="8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614cm" svg:y="8.72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238cm" svg:height="0.494cm" svg:x="10.996cm" svg:y="8.76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1.473cm" svg:y="8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2.272cm" svg:y="8.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2.971cm" svg:y="8.17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3.36cm" svg:y="8.23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7" draw:id="id47">
          <svg:title>TexMaths</svg:title>
          <svg:desc>24§display§\text {I} §svg§600§FALSE§</svg:desc>
          <draw:polygon draw:style-name="gr2" draw:text-style-name="P7" draw:layer="layout" svg:width="0.197cm" svg:height="0.493cm" svg:x="5.931cm" svg:y="8.3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9" draw:id="id49">
          <svg:title>TexMaths</svg:title>
          <svg:desc>22§display§= \int_0^1 \frac{1}{3 \left( t^2 + \frac{4t}{3} + \frac{1}{3} \right)} \ dt§svg§600§FALSE§</svg:desc>
          <draw:polygon draw:style-name="gr2" draw:text-style-name="P7" draw:layer="layout" svg:width="8.052cm" svg:height="1.994cm" svg:x="14.519cm" svg:y="7.533cm" svg:viewBox="0 0 8053 1995" draw:points="4026,1995 0,1995 0,0 8053,0 8053,1995">
            <text:p/>
          </draw:polygon>
          <draw:path draw:style-name="gr3" draw:text-style-name="P8" draw:layer="layout" svg:width="0.515cm" svg:height="0.182cm" svg:x="14.524cm" svg:y="8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339cm" svg:y="7.66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16.13cm" svg:y="7.494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5.755cm" svg:y="9.061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8.995cm" svg:y="7.67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4.963cm" svg:height="0.032cm" svg:x="16.638cm" svg:y="8.506cm" svg:viewBox="0 0 4964 33" draw:points="2482,33 0,33 0,0 4964,0 4964,33">
            <text:p/>
          </draw:polygon>
          <draw:path draw:style-name="gr3" draw:text-style-name="P8" draw:layer="layout" svg:width="0.321cm" svg:height="0.532cm" svg:x="16.672cm" svg:y="8.7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03cm" svg:height="0.928cm" svg:x="17.272cm" svg:y="8.629cm" svg:viewBox="0 0 204 929" svg:d="M204 921c0-2-2-4-3-7-36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8" draw:layer="layout" svg:width="0.238cm" svg:height="0.494cm" svg:x="17.526cm" svg:y="8.804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0-23-35 0-20 2-25 3-37z">
            <text:p/>
          </draw:path>
          <draw:path draw:style-name="gr3" draw:text-style-name="P8" draw:layer="layout" svg:width="0.24cm" svg:height="0.36cm" svg:x="17.821cm" svg:y="8.7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349cm" svg:y="8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67cm" svg:height="0.365cm" svg:x="19.194cm" svg:y="8.617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8" draw:layer="layout" svg:width="0.184cm" svg:height="0.344cm" svg:x="19.504cm" svg:y="8.644cm" svg:viewBox="0 0 185 345" svg:d="M111 125h56c11 0 18 0 18-12 0-7-7-7-16-7h-53l21-81c0-2 2-6 2-7 0-11-9-18-19-18-14 0-21 9-27 23-3 14 4-12-19 83h-56c-11 0-18 0-18 12 0 7 7 7 16 7h53l-32 128c-4 15-9 34-9 41 0 32 27 51 58 51 62 0 95-76 95-83s-7-7-8-7c-8 0-8 2-11 11-16 33-44 65-74 65-12 0-19-7-19-28 0-5 1-16 3-21z">
            <text:p/>
          </draw:path>
          <draw:polygon draw:style-name="gr3" draw:text-style-name="P8" draw:layer="layout" svg:width="0.543cm" svg:height="0.032cm" svg:x="19.173cm" svg:y="9.078cm" svg:viewBox="0 0 544 33" draw:points="271,33 0,33 0,0 544,0 544,33">
            <text:p/>
          </draw:polygon>
          <draw:path draw:style-name="gr3" draw:text-style-name="P8" draw:layer="layout" svg:width="0.249cm" svg:height="0.37cm" svg:x="19.319cm" svg:y="9.195cm" svg:viewBox="0 0 250 371" svg:d="M120 180c42 0 72 29 72 88 0 66-39 86-71 86-21 0-70-5-93-37 27-2 32-19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8 0 7 5 7 14 7z">
            <text:p/>
          </draw:path>
          <draw:path draw:style-name="gr3" draw:text-style-name="P8" draw:layer="layout" svg:width="0.515cm" svg:height="0.517cm" svg:x="20.022cm" svg:y="8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98cm" svg:height="0.36cm" svg:x="20.904cm" svg:y="8.62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8" draw:layer="layout" svg:width="0.309cm" svg:height="0.032cm" svg:x="20.845cm" svg:y="9.078cm" svg:viewBox="0 0 310 33" draw:points="155,33 0,33 0,0 310,0 310,33">
            <text:p/>
          </draw:polygon>
          <draw:path draw:style-name="gr3" draw:text-style-name="P8" draw:layer="layout" svg:width="0.249cm" svg:height="0.37cm" svg:x="20.875cm" svg:y="9.195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03cm" svg:height="0.928cm" svg:x="21.28cm" svg:y="8.62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8" draw:layer="layout" svg:width="0.369cm" svg:height="0.546cm" svg:x="21.983cm" svg:y="8.179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22.372cm" svg:y="8.232cm" svg:viewBox="0 0 239 495" svg:d="M143 176h74c14 0 22 0 22-16 0-9-8-9-22-9h-69c28-111 33-125 33-130 0-14-10-21-23-21-3 0-24 0-31 28l-30 123h-74c-16 0-23 0-23 14 0 11 7 11 21 11h69c-57 220-58 232-58 246 0 43 30 73 70 73 81 0 125-115 125-120 0-7-7-7-10-7-8 0-8 2-11 10-33 81-76 99-102 99-16 0-23-10-23-35 0-20 0-25 3-37z">
            <text:p/>
          </draw:path>
        </draw:g>
        <draw:g xml:id="id50" draw:id="id50">
          <svg:title>TexMaths</svg:title>
          <svg:desc>22§display§= \frac{1}{3} \int_0^1 \frac{1}{  t^2 + 2(t) \left( \frac{2}{3} \right)  + \frac{4}{9} + \frac{1}{3} - \frac{4}{9} } \ dt§svg§600§FALSE§</svg:desc>
          <draw:polygon draw:style-name="gr2" draw:text-style-name="P7" draw:layer="layout" svg:width="12.276cm" svg:height="1.994cm" svg:x="6.519cm" svg:y="10.035cm" svg:viewBox="0 0 12277 1995" draw:points="6139,1995 0,1995 0,0 12277,0 12277,1995">
            <text:p/>
          </draw:polygon>
          <draw:path draw:style-name="gr3" draw:text-style-name="P8" draw:layer="layout" svg:width="0.515cm" svg:height="0.182cm" svg:x="6.524cm" svg:y="10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59cm" svg:y="10.1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88cm" svg:y="11.008cm" svg:viewBox="0 0 389 33" draw:points="194,33 0,33 0,0 389,0 389,33">
            <text:p/>
          </draw:polygon>
          <draw:path draw:style-name="gr3" draw:text-style-name="P8" draw:layer="layout" svg:width="0.321cm" svg:height="0.532cm" svg:x="7.422cm" svg:y="11.23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687cm" svg:height="1.719cm" svg:x="8.041cm" svg:y="10.16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8.83cm" svg:y="9.99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8.455cm" svg:y="11.563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3.458cm" svg:y="10.1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8.487cm" svg:height="0.032cm" svg:x="9.338cm" svg:y="11.008cm" svg:viewBox="0 0 8488 33" draw:points="4243,33 0,33 0,0 8488,0 8488,33">
            <text:p/>
          </draw:polygon>
          <draw:path draw:style-name="gr3" draw:text-style-name="P8" draw:layer="layout" svg:width="0.238cm" svg:height="0.494cm" svg:x="9.356cm" svg:y="11.3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  <draw:path draw:style-name="gr3" draw:text-style-name="P8" draw:layer="layout" svg:width="0.24cm" svg:height="0.36cm" svg:x="9.652cm" svg:y="11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18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949cm" svg:y="11.2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11.373cm" svg:y="11.20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1.616cm" svg:y="11.3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  <draw:path draw:style-name="gr3" draw:text-style-name="P8" draw:layer="layout" svg:width="0.18cm" svg:height="0.774cm" svg:x="11.92cm" svg:y="11.2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03cm" svg:height="0.928cm" svg:x="12.424cm" svg:y="11.131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8" draw:layer="layout" svg:width="0.24cm" svg:height="0.36cm" svg:x="12.788cm" svg:y="11.1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2.753cm" svg:y="11.58cm" svg:viewBox="0 0 310 33" draw:points="155,33 0,33 0,0 310,0 310,33">
            <text:p/>
          </draw:polygon>
          <draw:path draw:style-name="gr3" draw:text-style-name="P8" draw:layer="layout" svg:width="0.249cm" svg:height="0.37cm" svg:x="12.783cm" svg:y="11.69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03cm" svg:height="0.928cm" svg:x="13.189cm" svg:y="11.131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8" draw:layer="layout" svg:width="0.515cm" svg:height="0.517cm" svg:x="13.724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67cm" svg:height="0.365cm" svg:x="14.567cm" svg:y="11.119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8" draw:layer="layout" svg:width="0.309cm" svg:height="0.032cm" svg:x="14.546cm" svg:y="11.58cm" svg:viewBox="0 0 310 33" draw:points="155,33 0,33 0,0 310,0 310,33">
            <text:p/>
          </draw:polygon>
          <draw:path draw:style-name="gr3" draw:text-style-name="P8" draw:layer="layout" svg:width="0.249cm" svg:height="0.37cm" svg:x="14.576cm" svg:y="11.697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515cm" svg:height="0.517cm" svg:x="15.162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98cm" svg:height="0.36cm" svg:x="16.044cm" svg:y="11.124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8" draw:layer="layout" svg:width="0.309cm" svg:height="0.032cm" svg:x="15.986cm" svg:y="11.58cm" svg:viewBox="0 0 310 33" draw:points="155,33 0,33 0,0 310,0 310,33">
            <text:p/>
          </draw:polygon>
          <draw:path draw:style-name="gr3" draw:text-style-name="P8" draw:layer="layout" svg:width="0.249cm" svg:height="0.37cm" svg:x="16.014cm" svg:y="11.69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472cm" svg:height="0.032cm" svg:x="16.623cm" svg:y="11.58cm" svg:viewBox="0 0 473 33" svg:d="M447 33c12 0 26 0 26-17 0-16-14-16-26-16h-421c-12 0-26 0-26 16 0 17 14 17 26 17z">
            <text:p/>
          </draw:path>
          <draw:path draw:style-name="gr3" draw:text-style-name="P8" draw:layer="layout" svg:width="0.267cm" svg:height="0.365cm" svg:x="17.445cm" svg:y="11.119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8" draw:layer="layout" svg:width="0.309cm" svg:height="0.032cm" svg:x="17.424cm" svg:y="11.58cm" svg:viewBox="0 0 310 33" draw:points="155,33 0,33 0,0 310,0 310,33">
            <text:p/>
          </draw:polygon>
          <draw:path draw:style-name="gr3" draw:text-style-name="P8" draw:layer="layout" svg:width="0.249cm" svg:height="0.37cm" svg:x="17.453cm" svg:y="11.697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369cm" svg:height="0.546cm" svg:x="18.207cm" svg:y="10.68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8.596cm" svg:y="10.73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52" draw:id="id52">
          <svg:title>TexMaths</svg:title>
          <svg:desc>22§display§= \frac{1}{3} \int_0^1 \frac{1}{ \left( t + \frac{2}{3} \right)^2 - \frac{1}{9} } \ dt§svg§600§FALSE§</svg:desc>
          <draw:polygon draw:style-name="gr2" draw:text-style-name="P7" draw:layer="layout" svg:width="8.003cm" svg:height="2.153cm" svg:x="6.52cm" svg:y="12.638cm" svg:viewBox="0 0 8004 2154" draw:points="4002,2154 0,2154 0,0 8004,0 8004,2154">
            <text:p/>
          </draw:polygon>
          <draw:path draw:style-name="gr3" draw:text-style-name="P8" draw:layer="layout" svg:width="0.515cm" svg:height="0.182cm" svg:x="6.525cm" svg:y="13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6cm" svg:y="12.78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89cm" svg:y="13.611cm" svg:viewBox="0 0 389 33" draw:points="194,33 0,33 0,0 389,0 389,33">
            <text:p/>
          </draw:polygon>
          <draw:path draw:style-name="gr3" draw:text-style-name="P8" draw:layer="layout" svg:width="0.321cm" svg:height="0.533cm" svg:x="7.423cm" svg:y="13.83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687cm" svg:height="1.719cm" svg:x="8.042cm" svg:y="12.76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198cm" svg:height="0.36cm" svg:x="8.831cm" svg:y="12.5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8.456cm" svg:y="14.1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1.321cm" svg:y="12.7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212cm" svg:height="0.032cm" svg:x="9.339cm" svg:y="13.611cm" svg:viewBox="0 0 4213 33" draw:points="2107,33 0,33 0,0 4213,0 4213,33">
            <text:p/>
          </draw:polygon>
          <draw:path draw:style-name="gr3" draw:text-style-name="P8" draw:layer="layout" svg:width="0.203cm" svg:height="0.929cm" svg:x="9.457cm" svg:y="13.893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238cm" svg:height="0.494cm" svg:x="9.713cm" svg:y="14.066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515cm" svg:height="0.517cm" svg:x="10.19cm" svg:y="14.0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4cm" svg:height="0.36cm" svg:x="11.045cm" svg:y="13.88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1.011cm" svg:y="14.342cm" svg:viewBox="0 0 310 33" draw:points="155,33 0,33 0,0 310,0 310,33">
            <text:p/>
          </draw:polygon>
          <draw:path draw:style-name="gr3" draw:text-style-name="P8" draw:layer="layout" svg:width="0.249cm" svg:height="0.371cm" svg:x="11.041cm" svg:y="14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03cm" svg:height="0.929cm" svg:x="11.446cm" svg:y="13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1.802cm" svg:y="13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349cm" svg:y="14.342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211cm" svg:y="13.886cm" svg:viewBox="0 0 199 361" svg:d="M123 16c0-16 0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309cm" svg:height="0.032cm" svg:x="13.152cm" svg:y="14.342cm" svg:viewBox="0 0 310 33" draw:points="155,33 0,33 0,0 310,0 310,33">
            <text:p/>
          </draw:polygon>
          <draw:path draw:style-name="gr3" draw:text-style-name="P8" draw:layer="layout" svg:width="0.249cm" svg:height="0.371cm" svg:x="13.181cm" svg:y="14.458cm" svg:viewBox="0 0 250 372" svg:d="M199 199c0 136-67 155-100 155-13 0-41 0-57-18 23-1 25-19 25-24 0-14-9-27-25-27-17 0-26 11-26 27 0 37 30 60 83 60 79 0 151-73 151-189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369cm" svg:height="0.547cm" svg:x="13.935cm" svg:y="13.28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4.324cm" svg:y="13.337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9" anim:sub-item="text" smil:attributeName="visibility" smil:to="visible"/>
                  <anim:animate smil:begin="0s" smil:dur="0.5s" smil:fill="hold" smil:decelerate="0.5" smil:targetElement="id39" anim:sub-item="text" smil:attributeName="rotate" smil:values="-90;0" smil:keyTimes="0;1"/>
                  <anim:animate smil:begin="0s" smil:dur="0.5s" smil:fill="hold" smil:decelerate="0.5" smil:targetElement="id39" anim:sub-item="text" smil:attributeName="width" smil:values="width;width*.05" smil:keyTimes="0;1"/>
                  <anim:animate smil:begin="0.5s" smil:dur="0.5s" smil:fill="hold" smil:accelerate="0.5" smil:targetElement="id39" anim:sub-item="text" smil:attributeName="width" smil:values="width*.05;width" smil:keyTimes="0;1"/>
                  <anim:animate smil:dur="1s" smil:fill="hold" smil:targetElement="id39" anim:sub-item="text" smil:attributeName="height" smil:values="height;height" smil:keyTimes="0;1"/>
                  <anim:animate smil:begin="0s" smil:dur="0.5s" smil:fill="hold" smil:decelerate="0.5" smil:targetElement="id39" anim:sub-item="text" smil:attributeName="x" smil:values="x+.4;x" smil:keyTimes="0;1"/>
                  <anim:animate smil:begin="0s" smil:dur="0.5s" smil:fill="hold" smil:decelerate="0.5" smil:targetElement="id39" anim:sub-item="text" smil:attributeName="y" smil:values="y-.2;y+.1" smil:keyTimes="0;1"/>
                  <anim:animate smil:begin="0.5s" smil:dur="0.5s" smil:fill="hold" smil:accelerate="0.5" smil:targetElement="id39" anim:sub-item="text" smil:attributeName="y" smil:values="y+.1;y" smil:keyTimes="0;1"/>
                  <anim:transitionFilter smil:begin="0s" smil:dur="1s" smil:decelerate="0.5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6.2cm" svg:height="14.74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3" draw:id="id53">
          <svg:title>TexMaths</svg:title>
          <svg:desc>24§display§\text {I} §svg§600§FALSE§</svg:desc>
          <draw:polygon draw:style-name="gr2" draw:text-style-name="P7" draw:layer="layout" svg:width="0.197cm" svg:height="0.493cm" svg:x="5.931cm" svg:y="1.4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4" draw:id="id54">
          <svg:title>TexMaths</svg:title>
          <svg:desc>22§display§= \frac{1}{3} \int_0^1 \frac{1}{ \left( t + \frac{2}{3} \right)^2 - \left( \frac{1}{3} \right)^2 } \ dt§svg§600§FALSE§</svg:desc>
          <draw:polygon draw:style-name="gr2" draw:text-style-name="P7" draw:layer="layout" svg:width="9.058cm" svg:height="2.153cm" svg:x="6.521cm" svg:y="0.638cm" svg:viewBox="0 0 9059 2154" draw:points="4530,2154 0,2154 0,0 9059,0 9059,2154">
            <text:p/>
          </draw:polygon>
          <draw:path draw:style-name="gr3" draw:text-style-name="P8" draw:layer="layout" svg:width="0.515cm" svg:height="0.182cm" svg:x="6.526cm" svg:y="1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61cm" svg:y="0.78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9cm" svg:y="1.611cm" svg:viewBox="0 0 389 33" draw:points="194,33 0,33 0,0 389,0 389,33">
            <text:p/>
          </draw:polygon>
          <draw:path draw:style-name="gr3" draw:text-style-name="P8" draw:layer="layout" svg:width="0.321cm" svg:height="0.533cm" svg:x="7.424cm" svg:y="1.83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687cm" svg:height="1.719cm" svg:x="8.043cm" svg:y="0.76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198cm" svg:height="0.36cm" svg:x="8.832cm" svg:y="0.5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8.457cm" svg:y="2.1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1.85cm" svg:y="0.7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268cm" svg:height="0.032cm" svg:x="9.34cm" svg:y="1.611cm" svg:viewBox="0 0 5269 33" draw:points="2635,33 0,33 0,0 5269,0 5269,33">
            <text:p/>
          </draw:polygon>
          <draw:path draw:style-name="gr3" draw:text-style-name="P8" draw:layer="layout" svg:width="0.203cm" svg:height="0.929cm" svg:x="9.458cm" svg:y="1.893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238cm" svg:height="0.494cm" svg:x="9.714cm" svg:y="2.066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515cm" svg:height="0.517cm" svg:x="10.191cm" svg:y="2.0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4cm" svg:height="0.36cm" svg:x="11.046cm" svg:y="1.88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1.012cm" svg:y="2.342cm" svg:viewBox="0 0 310 33" draw:points="155,33 0,33 0,0 310,0 310,33">
            <text:p/>
          </draw:polygon>
          <draw:path draw:style-name="gr3" draw:text-style-name="P8" draw:layer="layout" svg:width="0.249cm" svg:height="0.371cm" svg:x="11.042cm" svg:y="2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03cm" svg:height="0.929cm" svg:x="11.447cm" svg:y="1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1.803cm" svg:y="1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35cm" svg:y="2.342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3.177cm" svg:y="1.893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198cm" svg:height="0.36cm" svg:x="13.566cm" svg:y="1.88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309cm" svg:height="0.032cm" svg:x="13.506cm" svg:y="2.342cm" svg:viewBox="0 0 310 33" draw:points="155,33 0,33 0,0 310,0 310,33">
            <text:p/>
          </draw:polygon>
          <draw:path draw:style-name="gr3" draw:text-style-name="P8" draw:layer="layout" svg:width="0.249cm" svg:height="0.371cm" svg:x="13.536cm" svg:y="2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203cm" svg:height="0.929cm" svg:x="13.943cm" svg:y="1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4.297cm" svg:y="1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99cm" svg:y="1.28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5.381cm" svg:y="1.337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55" draw:id="id55">
          <svg:title>TexMaths</svg:title>
          <svg:desc>22§display§= \frac{1}{3}\times \frac{1}{2 \left( \frac{1}{3} \right) } \left[ \log \left( \frac{ t + \frac{2}{3} - \frac{1}{3} }{  t + \frac{2}{3} + \frac{1}{3} } \right) \right]_0^1§svg§600§FALSE§</svg:desc>
          <draw:polygon draw:style-name="gr2" draw:text-style-name="P7" draw:layer="layout" svg:width="10.992cm" svg:height="2.197cm" svg:x="6.524cm" svg:y="3.14cm" svg:viewBox="0 0 10993 2198" draw:points="5496,2198 0,2198 0,0 10993,0 10993,2198">
            <text:p/>
          </draw:polygon>
          <draw:path draw:style-name="gr3" draw:text-style-name="P8" draw:layer="layout" svg:width="0.515cm" svg:height="0.182cm" svg:x="6.529cm" svg:y="4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4cm" svg:y="3.45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93cm" svg:y="4.282cm" svg:viewBox="0 0 389 33" draw:points="194,33 0,33 0,0 389,0 389,33">
            <text:p/>
          </draw:polygon>
          <draw:path draw:style-name="gr3" draw:text-style-name="P8" draw:layer="layout" svg:width="0.321cm" svg:height="0.532cm" svg:x="7.427cm" svg:y="4.50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74cm" svg:height="0.374cm" svg:x="8.159cm" svg:y="4.111cm" svg:viewBox="0 0 375 375" svg:d="M188 165l-155-154c-10-9-12-11-17-11-9 0-16 7-16 16 0 5 2 7 11 16l154 155-154 156c-9 9-11 11-11 16 0 9 7 16 16 16 5 0 7-2 17-11l154-155 161 160c2 2 8 6 11 6 11 0 16-7 16-16 0-2 0-5-2-9-2-2-125-123-164-163l143-141c4-6 16-16 19-20 0-1 4-5 4-10 0-9-5-16-16-16-5 0-9 4-18 12z">
            <text:p/>
          </draw:path>
          <draw:path draw:style-name="gr3" draw:text-style-name="P8" draw:layer="layout" svg:width="0.256cm" svg:height="0.516cm" svg:x="9.646cm" svg:y="3.45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18cm" svg:height="0.032cm" svg:x="8.912cm" svg:y="4.282cm" svg:viewBox="0 0 1719 33" draw:points="861,33 0,33 0,0 1719,0 1719,33">
            <text:p/>
          </draw:polygon>
          <draw:path draw:style-name="gr3" draw:text-style-name="P8" draw:layer="layout" svg:width="0.309cm" svg:height="0.516cm" svg:x="8.949cm" svg:y="4.54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03cm" svg:height="0.928cm" svg:x="9.544cm" svg:y="4.405cm" svg:viewBox="0 0 204 929" svg:d="M204 920c0-2-2-3-3-7-37-37-90-100-122-227-17-70-24-149-24-221 0-205 47-347 142-447 7-7 7-9 7-11 0-7-7-7-10-7-11 0-53 46-64 58-79 93-130 234-130 407 0 109 19 265 121 395 9 9 59 69 73 69 3 0 10 0 10-9z">
            <text:p/>
          </draw:path>
          <draw:path draw:style-name="gr3" draw:text-style-name="P8" draw:layer="layout" svg:width="0.198cm" svg:height="0.36cm" svg:x="9.933cm" svg:y="4.399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9.873cm" svg:y="4.853cm" svg:viewBox="0 0 310 33" draw:points="155,33 0,33 0,0 310,0 310,33">
            <text:p/>
          </draw:polygon>
          <draw:path draw:style-name="gr3" draw:text-style-name="P8" draw:layer="layout" svg:width="0.249cm" svg:height="0.37cm" svg:x="9.903cm" svg:y="4.9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203cm" svg:height="0.928cm" svg:x="10.31cm" svg:y="4.405cm" svg:viewBox="0 0 204 929" svg:d="M204 465c0-110-19-266-121-396-9-11-60-69-74-69-4 0-9 2-9 7 0 4 2 5 5 9 37 40 88 102 120 225 18 70 25 151 25 224 0 77-7 156-27 232-30 109-75 170-116 214-7 7-7 7-7 9 0 7 5 9 9 9 12 0 54-48 65-58 79-95 130-234 130-406z">
            <text:p/>
          </draw:path>
          <draw:polygon draw:style-name="gr3" draw:text-style-name="P8" draw:layer="layout" svg:width="0.205cm" svg:height="1.855cm" svg:x="11.043cm" svg:y="3.37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11.285cm" svg:y="3.95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1.496cm" svg:y="4.14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1.881cm" svg:y="4.1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8" draw:layer="layout" svg:width="0.381cm" svg:height="1.855cm" svg:x="12.548cm" svg:y="3.37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8" draw:layer="layout" svg:width="0.238cm" svg:height="0.493cm" svg:x="13.066cm" svg:y="3.43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3.543cm" svg:y="3.4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cm" svg:height="0.36cm" svg:x="14.4cm" svg:y="3.2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4.366cm" svg:y="3.713cm" svg:viewBox="0 0 310 33" draw:points="155,33 0,33 0,0 310,0 310,33">
            <text:p/>
          </draw:polygon>
          <draw:path draw:style-name="gr3" draw:text-style-name="P8" draw:layer="layout" svg:width="0.249cm" svg:height="0.37cm" svg:x="14.394cm" svg:y="3.8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472cm" svg:height="0.032cm" svg:x="15.002cm" svg:y="3.713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5.864cm" svg:y="3.25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5.804cm" svg:y="3.713cm" svg:viewBox="0 0 310 33" draw:points="155,33 0,33 0,0 310,0 310,33">
            <text:p/>
          </draw:polygon>
          <draw:path draw:style-name="gr3" draw:text-style-name="P8" draw:layer="layout" svg:width="0.249cm" svg:height="0.37cm" svg:x="15.834cm" svg:y="3.8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8" draw:layer="layout" svg:width="3.158cm" svg:height="0.032cm" svg:x="13.048cm" svg:y="4.282cm" svg:viewBox="0 0 3159 33" draw:points="1579,33 0,33 0,0 3159,0 3159,33">
            <text:p/>
          </draw:polygon>
          <draw:path draw:style-name="gr3" draw:text-style-name="P8" draw:layer="layout" svg:width="0.238cm" svg:height="0.493cm" svg:x="13.066cm" svg:y="4.57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3.543cm" svg:y="4.6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cm" svg:height="0.36cm" svg:x="14.4cm" svg:y="4.3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4.366cm" svg:y="4.85cm" svg:viewBox="0 0 310 33" draw:points="155,33 0,33 0,0 310,0 310,33">
            <text:p/>
          </draw:polygon>
          <draw:path draw:style-name="gr3" draw:text-style-name="P8" draw:layer="layout" svg:width="0.249cm" svg:height="0.37cm" svg:x="14.394cm" svg:y="4.96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515cm" svg:height="0.516cm" svg:x="14.982cm" svg:y="4.6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98cm" svg:height="0.36cm" svg:x="15.864cm" svg:y="4.39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5.804cm" svg:y="4.85cm" svg:viewBox="0 0 310 33" draw:points="155,33 0,33 0,0 310,0 310,33">
            <text:p/>
          </draw:polygon>
          <draw:path draw:style-name="gr3" draw:text-style-name="P8" draw:layer="layout" svg:width="0.249cm" svg:height="0.37cm" svg:x="15.834cm" svg:y="4.96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381cm" svg:height="1.855cm" svg:x="16.325cm" svg:y="3.37cm" svg:viewBox="0 0 382 1856" svg:d="M382 929c0-304-70-611-268-843-15-17-44-49-75-77-11-9-13-9-23-9-9 0-16 0-16 7 0 4 4 7 5 9 27 28 79 79 131 163 124 199 181 451 181 748 0 210-27 477-155 708-62 110-127 174-158 207-2 2-4 4-4 7 0 7 7 7 16 7 10 0 12 0 24-12 261-236 342-589 342-915z">
            <text:p/>
          </draw:path>
          <draw:polygon draw:style-name="gr3" draw:text-style-name="P8" draw:layer="layout" svg:width="0.205cm" svg:height="1.855cm" svg:x="16.878cm" svg:y="3.37cm" svg:viewBox="0 0 206 1856" draw:points="162,1814 0,1814 0,1856 206,1856 206,0 0,0 0,42 162,42">
            <text:p/>
          </draw:polygon>
          <draw:path draw:style-name="gr3" draw:text-style-name="P8" draw:layer="layout" svg:width="0.198cm" svg:height="0.36cm" svg:x="17.333cm" svg:y="3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7.304cm" svg:y="5.00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</draw:g>
        <draw:g xml:id="id56" draw:id="id56">
          <svg:title>TexMaths</svg:title>
          <svg:desc>22§display§= \frac{1}{2} \left[ \log \left( \frac{ 3t + 1 }{  3t + 3} \right) \right]_0^1§svg§600§FALSE§</svg:desc>
          <draw:polygon draw:style-name="gr2" draw:text-style-name="P7" draw:layer="layout" svg:width="6.986cm" svg:height="1.997cm" svg:x="17.825cm" svg:y="3.142cm" svg:viewBox="0 0 6987 1998" draw:points="3494,1998 0,1998 0,0 6987,0 6987,1998">
            <text:p/>
          </draw:polygon>
          <draw:path draw:style-name="gr3" draw:text-style-name="P8" draw:layer="layout" svg:width="0.515cm" svg:height="0.182cm" svg:x="17.83cm" svg:y="4.1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765cm" svg:y="3.3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695cm" svg:y="4.184cm" svg:viewBox="0 0 389 33" draw:points="194,33 0,33 0,0 389,0 389,33">
            <text:p/>
          </draw:polygon>
          <draw:path draw:style-name="gr3" draw:text-style-name="P8" draw:layer="layout" svg:width="0.309cm" svg:height="0.516cm" svg:x="18.733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9.497cm" svg:y="3.272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19.737cm" svg:y="3.85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948cm" svg:y="4.046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20.335cm" svg:y="4.04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3 98 91 0 172-40 172-100 0-28-12-67-51-90-42-21-86-21-134-21-19 0-53 0-58 0-25-4-42-28-42-53zM173 493c-80 0-133-39-133-79 0-37 30-66 64-67h46c67 0 155 0 155 67 0 40-57 79-132 79z">
            <text:p/>
          </draw:path>
          <draw:path draw:style-name="gr3" draw:text-style-name="P8" draw:layer="layout" svg:width="0.381cm" svg:height="1.856cm" svg:x="21.001cm" svg:y="3.272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21.534cm" svg:y="3.35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38cm" svg:height="0.494cm" svg:x="21.905cm" svg:y="3.385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515cm" svg:height="0.516cm" svg:x="22.382cm" svg:y="3.4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3.182cm" svg:y="3.3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999cm" svg:height="0.032cm" svg:x="21.502cm" svg:y="4.184cm" svg:viewBox="0 0 2000 33" draw:points="1000,33 0,33 0,0 2000,0 2000,33">
            <text:p/>
          </draw:polygon>
          <draw:path draw:style-name="gr3" draw:text-style-name="P8" draw:layer="layout" svg:width="0.321cm" svg:height="0.532cm" svg:x="21.534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38cm" svg:height="0.494cm" svg:x="21.905cm" svg:y="4.439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515cm" svg:height="0.516cm" svg:x="22.382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23.145cm" svg:y="4.4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23.62cm" svg:y="3.272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24.173cm" svg:y="3.272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24.628cm" svg:y="3.1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4.599cm" svg:y="4.80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57" draw:id="id57">
          <svg:title>TexMaths</svg:title>
          <svg:desc>22§display§= \frac{1}{2} \left[ \log \left( \frac{4}{6} \right) - \log \left( \frac{1}{3} \right) \right]§svg§600§FALSE§</svg:desc>
          <draw:polygon draw:style-name="gr2" draw:text-style-name="P7" draw:layer="layout" svg:width="8.685cm" svg:height="1.779cm" svg:x="6.628cm" svg:y="5.944cm" svg:viewBox="0 0 8686 1780" draw:points="4342,1780 0,1780 0,0 8686,0 8686,1780">
            <text:p/>
          </draw:polygon>
          <draw:path draw:style-name="gr3" draw:text-style-name="P8" draw:layer="layout" svg:width="0.515cm" svg:height="0.182cm" svg:x="6.633cm" svg:y="6.7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568cm" svg:y="5.9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98cm" svg:y="6.817cm" svg:viewBox="0 0 389 33" draw:points="194,33 0,33 0,0 389,0 389,33">
            <text:p/>
          </draw:polygon>
          <draw:path draw:style-name="gr3" draw:text-style-name="P8" draw:layer="layout" svg:width="0.309cm" svg:height="0.516cm" svg:x="7.536cm" svg:y="7.0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8.3cm" svg:y="5.905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8.54cm" svg:y="6.4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751cm" svg:y="6.6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138cm" svg:y="6.6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9.803cm" svg:y="5.9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44cm" svg:height="0.524cm" svg:x="10.326cm" svg:y="5.97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8" draw:layer="layout" svg:width="0.388cm" svg:height="0.032cm" svg:x="10.305cm" svg:y="6.817cm" svg:viewBox="0 0 389 33" draw:points="194,33 0,33 0,0 389,0 389,33">
            <text:p/>
          </draw:polygon>
          <draw:path draw:style-name="gr3" draw:text-style-name="P8" draw:layer="layout" svg:width="0.321cm" svg:height="0.532cm" svg:x="10.337cm" svg:y="7.04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81cm" svg:height="1.856cm" svg:x="10.81cm" svg:y="5.9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11.59cm" svg:y="6.81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2.324cm" svg:y="6.4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535cm" svg:y="6.6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2.92cm" svg:y="6.6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13.586cm" svg:y="5.9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4.156cm" svg:y="5.9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4.087cm" svg:y="6.817cm" svg:viewBox="0 0 389 33" draw:points="194,33 0,33 0,0 389,0 389,33">
            <text:p/>
          </draw:polygon>
          <draw:path draw:style-name="gr3" draw:text-style-name="P8" draw:layer="layout" svg:width="0.321cm" svg:height="0.532cm" svg:x="14.121cm" svg:y="7.04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4.594cm" svg:y="5.905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147cm" svg:y="5.905cm" svg:viewBox="0 0 206 1857" draw:points="162,1815 0,1815 0,1857 206,1857 206,0 0,0 0,42 162,42">
            <text:p/>
          </draw:polygon>
        </draw:g>
        <draw:g xml:id="id61" draw:id="id61">
          <svg:title>TexMaths</svg:title>
          <svg:desc>22§display§= \frac{1}{2} \log 2§svg§600§FALSE§</svg:desc>
          <draw:polygon draw:style-name="gr2" draw:text-style-name="P7" draw:layer="layout" svg:width="2.915cm" svg:height="1.491cm" svg:x="6.629cm" svg:y="8.345cm" svg:viewBox="0 0 2916 1492" draw:points="1457,1492 0,1492 0,0 2916,0 2916,1492">
            <text:p/>
          </draw:polygon>
          <draw:path draw:style-name="gr3" draw:text-style-name="P8" draw:layer="layout" svg:width="0.515cm" svg:height="0.182cm" svg:x="6.634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569cm" svg:y="8.3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98cm" svg:y="9.135cm" svg:viewBox="0 0 389 33" draw:points="194,33 0,33 0,0 389,0 389,33">
            <text:p/>
          </draw:polygon>
          <draw:path draw:style-name="gr3" draw:text-style-name="P8" draw:layer="layout" svg:width="0.309cm" svg:height="0.516cm" svg:x="7.537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8.134cm" svg:y="8.8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343cm" svg:y="8.99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73cm" svg:y="8.99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9.274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58" draw:id="id58">
          <svg:title>TexMaths</svg:title>
          <svg:desc>22§display§= \frac{1}{2} \log \left( \frac{2/3}{1/3} \right) §svg§600§FALSE§</svg:desc>
          <draw:polygon draw:style-name="gr2" draw:text-style-name="P7" draw:layer="layout" svg:width="4.89cm" svg:height="1.779cm" svg:x="16.128cm" svg:y="5.946cm" svg:viewBox="0 0 4891 1780" draw:points="2445,1780 0,1780 0,0 4891,0 4891,1780">
            <text:p/>
          </draw:polygon>
          <draw:path draw:style-name="gr3" draw:text-style-name="P8" draw:layer="layout" svg:width="0.515cm" svg:height="0.182cm" svg:x="16.133cm" svg:y="6.7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068cm" svg:y="5.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6.997cm" svg:y="6.819cm" svg:viewBox="0 0 389 33" draw:points="194,33 0,33 0,0 389,0 389,33">
            <text:p/>
          </draw:polygon>
          <draw:path draw:style-name="gr3" draw:text-style-name="P8" draw:layer="layout" svg:width="0.309cm" svg:height="0.516cm" svg:x="17.036cm" svg:y="7.0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17.633cm" svg:y="6.4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7.842cm" svg:y="6.6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8.23cm" svg:y="6.6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8.895cm" svg:y="5.90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9.435cm" svg:y="5.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2cm" svg:height="0.773cm" svg:x="19.826cm" svg:y="5.92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203cm" svg:y="5.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161cm" svg:height="0.032cm" svg:x="19.396cm" svg:y="6.819cm" svg:viewBox="0 0 1162 33" draw:points="581,33 0,33 0,0 1162,0 1162,33">
            <text:p/>
          </draw:polygon>
          <draw:path draw:style-name="gr3" draw:text-style-name="P8" draw:layer="layout" svg:width="0.256cm" svg:height="0.516cm" svg:x="19.465cm" svg:y="7.0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2cm" svg:height="0.773cm" svg:x="19.826cm" svg:y="6.979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203cm" svg:y="7.04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20.676cm" svg:y="5.90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62" draw:id="id62">
          <svg:title>TexMaths</svg:title>
          <svg:desc>24§display§(2)§svg§600§FALSE§</svg:desc>
          <draw:polygon draw:style-name="gr2" draw:text-style-name="P7" draw:layer="layout" svg:width="0.91cm" svg:height="0.759cm" svg:x="2.318cm" svg:y="10.847cm" svg:viewBox="0 0 911 760" draw:points="455,760 0,760 0,0 911,0 911,760">
            <text:p/>
          </draw:polygon>
          <draw:path draw:style-name="gr3" draw:text-style-name="P8" draw:layer="layout" svg:width="0.197cm" svg:height="0.844cm" svg:x="2.358cm" svg:y="10.8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2.647cm" svg:y="10.876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075cm" svg:y="10.8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5" draw:id="id65">
          <svg:title>TexMaths</svg:title>
          <svg:desc>22§display§= \int_0^\frac{\pi}{2} \frac{1}{5 + 4\cos x}\ dx§svg§600§FALSE§</svg:desc>
          <draw:polygon draw:style-name="gr2" draw:text-style-name="P7" draw:layer="layout" svg:width="6.908cm" svg:height="1.873cm" svg:x="6.519cm" svg:y="10.141cm" svg:viewBox="0 0 6909 1874" draw:points="3456,1874 0,1874 0,0 6909,0 6909,1874">
            <text:p/>
          </draw:polygon>
          <draw:path draw:style-name="gr3" draw:text-style-name="P8" draw:layer="layout" svg:width="0.515cm" svg:height="0.182cm" svg:x="6.524cm" svg:y="11.0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9cm" svg:y="10.285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7cm" svg:y="10.1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3cm" svg:y="10.327cm" svg:viewBox="0 0 336 28" draw:points="169,28 0,28 0,0 336,0 336,28">
            <text:p/>
          </draw:polygon>
          <draw:path draw:style-name="gr3" draw:text-style-name="P8" draw:layer="layout" svg:width="0.193cm" svg:height="0.258cm" svg:x="8.234cm" svg:y="10.405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5cm" svg:y="11.6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453cm" svg:y="10.2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3.455cm" svg:height="0.032cm" svg:x="8.851cm" svg:y="11.128cm" svg:viewBox="0 0 3456 33" draw:points="1729,33 0,33 0,0 3456,0 3456,33">
            <text:p/>
          </draw:polygon>
          <draw:path draw:style-name="gr3" draw:text-style-name="P8" draw:layer="layout" svg:width="0.309cm" svg:height="0.532cm" svg:x="8.89cm" svg:y="11.353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515cm" svg:height="0.516cm" svg:x="9.453cm" svg:y="11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0.205cm" svg:y="11.344cm" svg:viewBox="0 0 345 524" svg:d="M206 398v66c0 29 0 37-58 37h-16v23c32-2 72-2 104-2 33 0 74 0 106 2v-23h-16c-58 0-60-8-60-37v-66h79v-25h-79v-354c0-14 0-19-13-19-7 0-8 0-14 9l-239 364v25zM211 373h-190l190-289z">
            <text:p/>
          </draw:path>
          <draw:path draw:style-name="gr3" draw:text-style-name="P8" draw:layer="layout" svg:width="0.295cm" svg:height="0.356cm" svg:x="10.724cm" svg:y="11.522cm" svg:viewBox="0 0 296 357" svg:d="M65 179c0-126 64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1.064cm" svg:y="11.52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254cm" svg:height="0.356cm" svg:x="11.455cm" svg:y="11.52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1.886cm" svg:y="11.52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2.687cm" svg:y="10.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08cm" svg:y="10.996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63" draw:id="id63">
          <svg:title>TexMaths</svg:title>
          <svg:desc>24§display§\text {Let,}§svg§600§FALSE§</svg:desc>
          <draw:polygon draw:style-name="gr2" draw:text-style-name="P7" draw:layer="layout" svg:width="1.318cm" svg:height="0.655cm" svg:x="3.826cm" svg:y="10.938cm" svg:viewBox="0 0 1319 656" draw:points="659,656 0,656 0,0 1319,0 1319,656">
            <text:p/>
          </draw:polygon>
          <draw:path draw:style-name="gr3" draw:text-style-name="P8" draw:layer="layout" svg:width="0.464cm" svg:height="0.577cm" svg:x="3.811cm" svg:y="10.8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5cm" svg:y="11.0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2cm" svg:y="10.9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6cm" svg:y="11.3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64" draw:id="id64">
          <svg:title>TexMaths</svg:title>
          <svg:desc>24§display§\text {I} §svg§600§FALSE§</svg:desc>
          <draw:polygon draw:style-name="gr2" draw:text-style-name="P7" draw:layer="layout" svg:width="0.197cm" svg:height="0.493cm" svg:x="5.933cm" svg:y="10.939cm" svg:viewBox="0 0 198 494" draw:points="100,494 0,494 0,0 198,0 198,494">
            <text:p/>
          </draw:polygon>
          <draw:path draw:style-name="gr3" draw:text-style-name="P8" draw:layer="layout" svg:width="0.258cm" svg:height="0.577cm" svg:x="5.914cm" svg:y="10.8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6" draw:id="id66">
          <svg:title>TexMaths</svg:title>
          <svg:desc>20§display§\text {Put, } \tan \left( \frac{x}{2} \right) = t \ \therefore \  x = 2\tan^{-1}t, \ \ \text {Diff } w.\ r.\ t.\ x. \ \  dx =\frac{2 dt}{1 + t^2}§svg§600§FALSE§</svg:desc>
          <draw:polygon draw:style-name="gr2" draw:text-style-name="P7" draw:layer="layout" svg:width="19.783cm" svg:height="1.435cm" svg:x="3.848cm" svg:y="12.357cm" svg:viewBox="0 0 19784 1436" draw:points="9893,1436 0,1436 0,0 19784,0 19784,1436">
            <text:p/>
          </draw:polygon>
          <draw:path draw:style-name="gr3" draw:text-style-name="P8" draw:layer="layout" svg:width="0.415cm" svg:height="0.481cm" svg:x="3.837cm" svg:y="12.80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8" draw:layer="layout" svg:width="0.354cm" svg:height="0.319cm" svg:x="4.314cm" svg:y="12.97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221cm" svg:height="0.441cm" svg:x="4.695cm" svg:y="12.85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082cm" svg:height="0.21cm" svg:x="5.016cm" svg:y="13.212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2cm" svg:height="0.441cm" svg:x="5.515cm" svg:y="12.8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5.805cm" svg:y="12.9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6.149cm" svg:y="12.9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68cm" svg:height="1.265cm" svg:x="6.762cm" svg:y="12.477cm" svg:viewBox="0 0 269 1266" svg:d="M237 1260c1 0 8 6 8 6h16c1 0 8 0 8-6 0-4-2-5-3-7-26-25-64-64-108-141-76-136-104-310-104-478 0-312 88-496 213-621 2-2 2-5 2-7 0-6-5-6-13-6-10 0-11 0-18 6-67 58-142 156-192 304-30 93-46 205-46 322 0 168 30 357 141 520 19 28 46 56 46 56 7 10 16 21 23 26z">
            <text:p/>
          </draw:path>
          <draw:path draw:style-name="gr3" draw:text-style-name="P8" draw:layer="layout" svg:width="0.351cm" svg:height="0.319cm" svg:x="7.159cm" svg:y="12.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8" draw:layer="layout" svg:width="0.402cm" svg:height="0.029cm" svg:x="7.139cm" svg:y="13.095cm" svg:viewBox="0 0 403 30" draw:points="202,30 0,30 0,0 403,0 403,30">
            <text:p/>
          </draw:polygon>
          <draw:path draw:style-name="gr3" draw:text-style-name="P8" draw:layer="layout" svg:width="0.281cm" svg:height="0.47cm" svg:x="7.199cm" svg:y="13.3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68cm" svg:height="1.265cm" svg:x="7.65cm" svg:y="12.477cm" svg:viewBox="0 0 269 1266" svg:d="M269 632c0-201-48-416-187-574-10-12-36-39-53-53-5-5-7-5-16-5-7 0-13 0-13 6 0 4 3 7 5 8 24 24 62 63 105 141 77 135 104 309 104 477 0 306-84 493-211 621-1 2-3 5-3 7 0 6 6 6 13 6 9 0 11 0 17-5 68-57 143-155 192-304 31-96 47-211 47-325z">
            <text:p/>
          </draw:path>
          <draw:path draw:style-name="gr3" draw:text-style-name="P8" draw:layer="layout" svg:width="0.468cm" svg:height="0.165cm" svg:x="8.279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17cm" svg:height="0.449cm" svg:x="8.998cm" svg:y="12.845cm" svg:viewBox="0 0 218 450" svg:d="M130 160h67c13 0 21 0 21-14 0-8-8-8-21-8h-63c26-101 31-114 31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426cm" svg:height="0.38cm" svg:x="9.686cm" svg:y="12.959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8" draw:layer="layout" svg:width="0.351cm" svg:height="0.319cm" svg:x="10.584cm" svg:y="12.9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11.2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11.938cm" svg:y="12.81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2cm" svg:height="0.441cm" svg:x="12.384cm" svg:y="12.8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12.674cm" svg:y="12.9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3.018cm" svg:y="12.9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33cm" svg:height="0.025cm" svg:x="13.438cm" svg:y="12.86cm" svg:viewBox="0 0 334 26" svg:d="M315 26c7 0 19 0 19-13s-11-13-19-13h-296c-8 0-19 0-19 13s11 13 19 13z">
            <text:p/>
          </draw:path>
          <draw:path draw:style-name="gr3" draw:text-style-name="P8" draw:layer="layout" svg:width="0.18cm" svg:height="0.327cm" svg:x="13.878cm" svg:y="12.66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8" draw:layer="layout" svg:width="0.217cm" svg:height="0.449cm" svg:x="14.274cm" svg:y="12.845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1-23 3-34z">
            <text:p/>
          </draw:path>
          <draw:path draw:style-name="gr3" draw:text-style-name="P8" draw:layer="layout" svg:width="0.082cm" svg:height="0.21cm" svg:x="14.573cm" svg:y="13.21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473cm" svg:height="0.481cm" svg:x="15.317cm" svg:y="12.805cm" svg:viewBox="0 0 474 482" svg:d="M0 0v22h18c54 0 54 8 54 32v373c0 26 0 32-54 32h-18v23h258c118 0 216-104 216-237 0-135-95-245-216-245zM168 459c-34 0-35-4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5.853cm" svg:y="12.81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423cm" svg:height="0.497cm" svg:x="16.043cm" svg:y="12.789cm" svg:viewBox="0 0 424 498" svg:d="M298 214h80v-20h-84v-82c0-64 36-96 66-96 3 0 13 0 24 5-8 3-21 11-21 29 0 16 11 30 31 30 19 0 30-14 30-30 0-26-24-50-64-50-42 0-74 27-77 30-21-27-59-30-78-30-67 0-149 37-149 114v80h-56v20h56v229c0 32-8 32-56 32v23c24-2 61-3 78-3 18 0 53 1 79 3v-23c-47 0-55 0-55-32v-229h149v229c0 32-8 32-56 32v23c27-2 61-3 80-3 29 0 63 0 90 3v-23h-15c-51 0-52-8-52-33zM101 194v-80c0-69 57-98 102-98 35 0 55 13 56 13v1c-13 0-25 10-25 29 0 5 0 23 19 29-2 10-2 16-2 24v82z">
            <text:p/>
          </draw:path>
          <draw:path draw:style-name="gr3" draw:text-style-name="P8" draw:layer="layout" svg:width="0.466cm" svg:height="0.319cm" svg:x="16.69cm" svg:y="12.975cm" svg:viewBox="0 0 467 320" svg:d="M306 72c3-14 9-42 9-45 0-13-9-19-19-19s-22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3-21-53-61 0-19 7-41 8-51z">
            <text:p/>
          </draw:path>
          <draw:path draw:style-name="gr3" draw:text-style-name="P8" draw:layer="layout" svg:width="0.076cm" svg:height="0.076cm" svg:x="17.251cm" svg:y="13.212cm" svg:viewBox="0 0 77 77" svg:d="M77 38c0-20-18-38-39-38-20 0-38 18-38 38 0 21 18 39 38 39 21 0 39-18 39-39z">
            <text:p/>
          </draw:path>
          <draw:path draw:style-name="gr3" draw:text-style-name="P8" draw:layer="layout" svg:width="0.287cm" svg:height="0.319cm" svg:x="17.642cm" svg:y="12.97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8" draw:layer="layout" svg:width="0.076cm" svg:height="0.076cm" svg:x="17.979cm" svg:y="13.212cm" svg:viewBox="0 0 77 77" svg:d="M77 38c0-20-18-38-39-38-20 0-38 18-38 38 0 21 18 39 38 39 21 0 39-18 39-39z">
            <text:p/>
          </draw:path>
          <draw:path draw:style-name="gr3" draw:text-style-name="P8" draw:layer="layout" svg:width="0.217cm" svg:height="0.449cm" svg:x="18.365cm" svg:y="12.845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076cm" svg:height="0.076cm" svg:x="18.662cm" svg:y="13.212cm" svg:viewBox="0 0 77 77" svg:d="M77 38c0-20-18-38-39-38-20 0-38 18-38 38 0 21 18 39 38 39 21 0 39-18 39-39z">
            <text:p/>
          </draw:path>
          <draw:path draw:style-name="gr3" draw:text-style-name="P8" draw:layer="layout" svg:width="0.351cm" svg:height="0.319cm" svg:x="19.051cm" svg:y="12.97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076cm" svg:height="0.076cm" svg:x="19.494cm" svg:y="13.21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0.125cm" svg:y="12.79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20.483cm" svg:y="12.9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21.099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22.326cm" svg:y="12.341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335cm" svg:height="0.497cm" svg:x="22.67cm" svg:y="12.322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217cm" svg:height="0.449cm" svg:x="23.024cm" svg:y="12.37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21.886cm" svg:y="13.095cm" svg:viewBox="0 0 1781 30" draw:points="891,30 0,30 0,0 1781,0 1781,30">
            <text:p/>
          </draw:polygon>
          <draw:path draw:style-name="gr3" draw:text-style-name="P8" draw:layer="layout" svg:width="0.233cm" svg:height="0.47cm" svg:x="21.949cm" svg:y="13.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8" draw:layer="layout" svg:width="0.468cm" svg:height="0.47cm" svg:x="22.433cm" svg:y="13.35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17cm" svg:height="0.449cm" svg:x="23.113cm" svg:y="13.327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23.382cm" svg:y="13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67" draw:id="id67">
          <svg:title>TexMaths</svg:title>
          <svg:desc>20§display§\text {When, } x = 0, \ \  t = 0 \text { and } \text {When, } x = \frac{\pi}{2}, \ \ t = 1,§svg§600§FALSE§</svg:desc>
          <draw:polygon draw:style-name="gr2" draw:text-style-name="P7" draw:layer="layout" svg:width="14.435cm" svg:height="1.191cm" svg:x="3.862cm" svg:y="14.157cm" svg:viewBox="0 0 14436 1192" draw:points="7217,1192 0,1192 0,0 14436,0 14436,1192">
            <text:p/>
          </draw:polygon>
          <draw:path draw:style-name="gr3" draw:text-style-name="P8" draw:layer="layout" svg:width="0.697cm" svg:height="0.496cm" svg:x="3.84cm" svg:y="14.42cm" svg:viewBox="0 0 698 497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6 5 14 14 14 10 0 11-4 13-14l117-358 117 358c1 6 4 14 12 14 12 0 12-4 15-14z">
            <text:p/>
          </draw:path>
          <draw:path draw:style-name="gr3" draw:text-style-name="P8" draw:layer="layout" svg:width="0.354cm" svg:height="0.488cm" svg:x="4.573cm" svg:y="14.413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4.96cm" svg:y="14.5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5.275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5.704cm" svg:y="14.8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6.093cm" svg:y="14.58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68cm" svg:height="0.165cm" svg:x="6.709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7.438cm" svg:y="14.43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082cm" svg:height="0.21cm" svg:x="7.824cm" svg:y="14.82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8cm" svg:x="8.56cm" svg:y="14.461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8" draw:layer="layout" svg:width="0.468cm" svg:height="0.165cm" svg:x="9.032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9.763cm" svg:y="14.43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317cm" svg:height="0.324cm" svg:x="10.35cm" svg:y="14.586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54cm" svg:height="0.311cm" svg:x="10.694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6cm" svg:x="11.086cm" svg:y="14.413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5 8 27z">
            <text:p/>
          </draw:path>
          <draw:path draw:style-name="gr3" draw:text-style-name="P8" draw:layer="layout" svg:width="0.697cm" svg:height="0.496cm" svg:x="11.701cm" svg:y="14.42cm" svg:viewBox="0 0 698 497" svg:d="M627 69c13-40 43-47 71-47v-22c-21 2-44 2-64 2s-66-2-84-2v22c47 0 61 24 61 37 0 5-1 10-3 15l-106 324-112-345c-1-2-3-7-3-10 0-21 42-21 59-21v-22c-25 2-73 2-99 2-27 0-57-2-86-2v22c40 0 54 0 64 26l14 48-97 302-114-345c0-3-2-8-2-10 0-21 42-21 60-21v-22c-26 2-74 2-100 2-27 0-57-2-86-2v22c53 0 56 4 64 29l141 432c1 6 5 14 14 14 10 0 11-4 13-14l117-358 117 358c1 6 4 14 12 14 12 0 12-4 15-14z">
            <text:p/>
          </draw:path>
          <draw:path draw:style-name="gr3" draw:text-style-name="P8" draw:layer="layout" svg:width="0.354cm" svg:height="0.488cm" svg:x="12.432cm" svg:y="14.413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12.821cm" svg:y="14.5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13.136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13.565cm" svg:y="14.8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13.953cm" svg:y="14.58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4.569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38cm" svg:height="0.311cm" svg:x="15.376cm" svg:y="14.122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15.356cm" svg:y="14.711cm" svg:viewBox="0 0 427 30" draw:points="214,30 0,30 0,0 427,0 427,30">
            <text:p/>
          </draw:polygon>
          <draw:path draw:style-name="gr3" draw:text-style-name="P8" draw:layer="layout" svg:width="0.281cm" svg:height="0.469cm" svg:x="15.428cm" svg:y="14.9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8" draw:layer="layout" svg:width="0.082cm" svg:height="0.21cm" svg:x="15.926cm" svg:y="14.82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8cm" svg:x="16.664cm" svg:y="14.461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8" draw:layer="layout" svg:width="0.468cm" svg:height="0.165cm" svg:x="17.136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17.9cm" svg:y="14.43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082cm" svg:height="0.21cm" svg:x="18.251cm" svg:y="14.826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68" draw:id="id68">
          <svg:title>TexMaths</svg:title>
          <svg:desc>20§display§\text {Also, } \cos x = \frac{ 1 - t^2 }{ 1 + t^2 }§svg§600§FALSE§</svg:desc>
          <draw:polygon draw:style-name="gr2" draw:text-style-name="P7" draw:layer="layout" svg:width="6.089cm" svg:height="1.529cm" svg:x="18.855cm" svg:y="13.859cm" svg:viewBox="0 0 6090 1530" draw:points="3045,1530 0,1530 0,0 6090,0 6090,1530">
            <text:p/>
          </draw:polygon>
          <draw:path draw:style-name="gr3" draw:text-style-name="P8" draw:layer="layout" svg:width="0.482cm" svg:height="0.505cm" svg:x="18.842cm" svg:y="14.378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8" draw:layer="layout" svg:width="0.157cm" svg:height="0.489cm" svg:x="19.37cm" svg:y="14.394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31cm" svg:height="0.324cm" svg:x="19.565cm" svg:y="14.5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19.839cm" svg:y="14.56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082cm" svg:height="0.21cm" svg:x="20.231cm" svg:y="14.80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68cm" svg:height="0.324cm" svg:x="20.741cm" svg:y="14.56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1.05cm" svg:y="14.56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21.405cm" svg:y="14.5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1cm" svg:height="0.319cm" svg:x="21.796cm" svg:y="14.57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165cm" svg:x="22.412cm" svg:y="14.6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23.261cm" svg:y="13.93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429cm" svg:height="0.029cm" svg:x="23.766cm" svg:y="14.216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24.426cm" svg:y="13.966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218cm" svg:height="0.327cm" svg:x="24.695cm" svg:y="13.8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1.78cm" svg:height="0.029cm" svg:x="23.199cm" svg:y="14.691cm" svg:viewBox="0 0 1781 30" draw:points="891,30 0,30 0,0 1781,0 1781,30">
            <text:p/>
          </draw:polygon>
          <draw:path draw:style-name="gr3" draw:text-style-name="P8" draw:layer="layout" svg:width="0.233cm" svg:height="0.469cm" svg:x="23.261cm" svg:y="14.8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23.746cm" svg:y="14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24.426cm" svg:y="14.923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218cm" svg:height="0.327cm" svg:x="24.695cm" svg:y="14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9" draw:id="id59">
          <svg:title>TexMaths</svg:title>
          <svg:desc>26§display§\therefore§svg§600§FALSE§</svg:desc>
          <draw:polygon draw:style-name="gr2" draw:text-style-name="P7" draw:layer="layout" svg:width="0.49cm" svg:height="0.402cm" svg:x="4.308cm" svg:y="9.0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8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0" draw:id="id60">
          <svg:title>TexMaths</svg:title>
          <svg:desc>24§display§\text {I} §svg§600§FALSE§</svg:desc>
          <draw:polygon draw:style-name="gr2" draw:text-style-name="P7" draw:layer="layout" svg:width="0.197cm" svg:height="0.493cm" svg:x="5.932cm" svg:y="8.937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70" draw:id="id70">
          <svg:title>TexMaths</svg:title>
          <svg:desc>22§display§= \int_0^1\frac{1}{5 + 4\left( \frac{1 - t^2}{1 + t^2} \right)}. \frac{2dt}{1 + t^2}§svg§600§FALSE§</svg:desc>
          <draw:polygon draw:style-name="gr2" draw:text-style-name="P7" draw:layer="layout" svg:width="8.72cm" svg:height="2.45cm" svg:x="6.519cm" svg:y="0.741cm" svg:viewBox="0 0 8721 2451" draw:points="4361,2451 0,2451 0,0 8721,0 8721,2451">
            <text:p/>
          </draw:polygon>
          <draw:path draw:style-name="gr3" draw:text-style-name="P8" draw:layer="layout" svg:width="0.515cm" svg:height="0.182cm" svg:x="6.524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0.87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29cm" svg:y="0.702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754cm" svg:y="2.269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654cm" svg:y="0.88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4.284cm" svg:height="0.032cm" svg:x="8.638cm" svg:y="1.714cm" svg:viewBox="0 0 4285 33" draw:points="2142,33 0,33 0,0 4285,0 4285,33">
            <text:p/>
          </draw:polygon>
          <draw:path draw:style-name="gr3" draw:text-style-name="P8" draw:layer="layout" svg:width="0.309cm" svg:height="0.532cm" svg:x="8.676cm" svg:y="2.21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515cm" svg:height="0.517cm" svg:x="9.24cm" svg:y="2.2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9.991cm" svg:y="2.204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10.624cm" svg:y="1.837cm" svg:viewBox="0 0 296 1393" svg:d="M260 1385c2 0 9 8 9 8h18c2 0 9 0 9-8 0-3-2-5-4-7-28-28-70-70-118-154-84-150-114-342-114-527 0-343 97-546 234-683 2-2 2-5 2-7 0-7-6-7-14-7-11 0-13 0-20 7-74 63-156 171-211 335-33 102-51 225-51 353 0 185 33 393 155 573 21 29 51 61 51 61 7 11 17 23 25 28z">
            <text:p/>
          </draw:path>
          <draw:path draw:style-name="gr3" draw:text-style-name="P8" draw:layer="layout" svg:width="0.198cm" svg:height="0.36cm" svg:x="11.098cm" svg:y="2.063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67cm" svg:height="0.027cm" svg:x="11.406cm" svg:y="2.274cm" svg:viewBox="0 0 368 28" svg:d="M347 28c7 0 21 0 21-14s-13-14-21-14h-326c-9 0-21 0-21 14s12 14 21 14z">
            <text:p/>
          </draw:path>
          <draw:path draw:style-name="gr3" draw:text-style-name="P8" draw:layer="layout" svg:width="0.184cm" svg:height="0.344cm" svg:x="11.853cm" svg:y="2.084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2.099cm" svg:y="2.01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328cm" svg:height="0.032cm" svg:x="11.04cm" svg:y="2.519cm" svg:viewBox="0 0 1329 33" draw:points="663,33 0,33 0,0 1329,0 1329,33">
            <text:p/>
          </draw:polygon>
          <draw:path draw:style-name="gr3" draw:text-style-name="P8" draw:layer="layout" svg:width="0.198cm" svg:height="0.36cm" svg:x="11.103cm" svg:y="2.63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8cm" svg:height="0.4cm" svg:x="11.39cm" svg:y="2.6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1.849cm" svg:y="2.656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2.096cm" svg:y="2.582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95cm" svg:height="1.392cm" svg:x="12.486cm" svg:y="1.837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ath draw:style-name="gr3" draw:text-style-name="P8" draw:layer="layout" svg:width="0.083cm" svg:height="0.084cm" svg:x="13.079cm" svg:y="1.841cm" svg:viewBox="0 0 84 85" svg:d="M84 42c0-23-19-42-42-42s-42 19-42 42 19 43 42 43 42-20 42-43z">
            <text:p/>
          </draw:path>
          <draw:path draw:style-name="gr3" draw:text-style-name="P8" draw:layer="layout" svg:width="0.309cm" svg:height="0.517cm" svg:x="13.804cm" svg:y="0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69cm" svg:height="0.546cm" svg:x="14.183cm" svg:y="0.86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4.572cm" svg:y="0.915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olygon draw:style-name="gr3" draw:text-style-name="P8" draw:layer="layout" svg:width="1.958cm" svg:height="0.032cm" svg:x="13.32cm" svg:y="1.714cm" svg:viewBox="0 0 1959 33" draw:points="980,33 0,33 0,0 1959,0 1959,33">
            <text:p/>
          </draw:polygon>
          <draw:path draw:style-name="gr3" draw:text-style-name="P8" draw:layer="layout" svg:width="0.256cm" svg:height="0.517cm" svg:x="13.389cm" svg:y="1.9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922cm" svg:y="2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4.67cm" svg:y="1.97cm" svg:viewBox="0 0 239 495" svg:d="M143 176h73c15 0 23 0 23-16 0-9-8-9-23-9h-66c26-111 31-125 31-130 0-14-10-21-23-21-3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24cm" svg:height="0.36cm" svg:x="14.966cm" svg:y="1.8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69" draw:id="id69">
          <svg:title>TexMaths</svg:title>
          <svg:desc>24§display§\text {I} §svg§600§FALSE§</svg:desc>
          <draw:polygon draw:style-name="gr2" draw:text-style-name="P7" draw:layer="layout" svg:width="0.197cm" svg:height="0.493cm" svg:x="5.9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71" draw:id="id71">
          <svg:title>TexMaths</svg:title>
          <svg:desc>22§display§= 2 \int_0^1\frac{1}{ \frac{5 + 5t^2 + 4 - 4t^2}{1 + t^2} }.\frac{dt}{1 + t^2}§svg§600§FALSE§</svg:desc>
          <draw:polygon draw:style-name="gr2" draw:text-style-name="P7" draw:layer="layout" svg:width="8.877cm" svg:height="2.098cm" svg:x="15.821cm" svg:y="0.741cm" svg:viewBox="0 0 8878 2099" draw:points="4439,2099 0,2099 0,0 8878,0 8878,2099">
            <text:p/>
          </draw:polygon>
          <draw:path draw:style-name="gr3" draw:text-style-name="P8" draw:layer="layout" svg:width="0.515cm" svg:height="0.182cm" svg:x="15.826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6.638cm" svg:y="1.40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687cm" svg:height="1.719cm" svg:x="17.157cm" svg:y="0.871cm" svg:viewBox="0 0 688 1720" svg:d="M37 1685c25 0 39-18 39-37 0-26-20-39-37-39-20 0-39 13-39 39 0 41 39 72 86 72 118 0 162-181 217-405 60-244 111-493 153-741 28-164 56-319 83-419 8-39 35-137 66-137 23 0 43 14 46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7.946cm" svg:y="0.70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572cm" svg:y="2.269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0.292cm" svg:y="0.88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922cm" svg:height="0.032cm" svg:x="18.456cm" svg:y="1.714cm" svg:viewBox="0 0 3923 33" draw:points="1963,33 0,33 0,0 3923,0 3923,33">
            <text:p/>
          </draw:polygon>
          <draw:path draw:style-name="gr3" draw:text-style-name="P8" draw:layer="layout" svg:width="0.24cm" svg:height="0.371cm" svg:x="18.583cm" svg:y="1.88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8" draw:layer="layout" svg:width="0.399cm" svg:height="0.4cm" svg:x="18.894cm" svg:y="1.90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4cm" svg:height="0.371cm" svg:x="19.366cm" svg:y="1.88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8" draw:layer="layout" svg:width="0.184cm" svg:height="0.344cm" svg:x="19.663cm" svg:y="1.903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9.908cm" svg:y="1.829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399cm" svg:height="0.4cm" svg:x="20.213cm" svg:y="1.90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67cm" svg:height="0.365cm" svg:x="20.67cm" svg:y="1.87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367cm" svg:height="0.027cm" svg:x="21.017cm" svg:y="2.093cm" svg:viewBox="0 0 368 28" svg:d="M347 28c7 0 21 0 21-14s-12-14-21-14h-326c-9 0-21 0-21 14s12 14 21 14z">
            <text:p/>
          </draw:path>
          <draw:path draw:style-name="gr3" draw:text-style-name="P8" draw:layer="layout" svg:width="0.267cm" svg:height="0.365cm" svg:x="21.462cm" svg:y="1.87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184cm" svg:height="0.344cm" svg:x="21.772cm" svg:y="1.903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22.019cm" svg:y="1.829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3.738cm" svg:height="0.032cm" svg:x="18.549cm" svg:y="2.338cm" svg:viewBox="0 0 3739 33" draw:points="1869,33 0,33 0,0 3739,0 3739,33">
            <text:p/>
          </draw:polygon>
          <draw:path draw:style-name="gr3" draw:text-style-name="P8" draw:layer="layout" svg:width="0.198cm" svg:height="0.36cm" svg:x="19.817cm" svg:y="2.45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99cm" svg:height="0.4cm" svg:x="20.103cm" svg:y="2.47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20.563cm" svg:y="2.47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20.809cm" svg:y="2.401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083cm" svg:height="0.084cm" svg:x="22.538cm" svg:y="1.841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23.448cm" svg:y="0.86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23.837cm" svg:y="0.915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0-25 3-37z">
            <text:p/>
          </draw:path>
          <draw:polygon draw:style-name="gr3" draw:text-style-name="P8" draw:layer="layout" svg:width="1.958cm" svg:height="0.032cm" svg:x="22.779cm" svg:y="1.714cm" svg:viewBox="0 0 1959 33" draw:points="980,33 0,33 0,0 1959,0 1959,33">
            <text:p/>
          </draw:polygon>
          <draw:path draw:style-name="gr3" draw:text-style-name="P8" draw:layer="layout" svg:width="0.256cm" svg:height="0.517cm" svg:x="22.848cm" svg:y="1.9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23.381cm" svg:y="2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24.127cm" svg:y="1.97cm" svg:viewBox="0 0 239 495" svg:d="M143 176h74c14 0 22 0 22-16 0-9-8-9-22-9h-67c26-111 31-125 31-130 0-14-10-21-23-21-3 0-24 0-31 28l-30 123h-74c-16 0-23 0-23 15 0 10 7 10 21 10h69c-57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24.423cm" svg:y="1.8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73" draw:id="id73">
          <svg:title>TexMaths</svg:title>
          <svg:desc>22§display§= 2 \int_0^1\frac{1}{t^2 + (3)^2}dt§svg§600§FALSE§</svg:desc>
          <draw:polygon draw:style-name="gr2" draw:text-style-name="P7" draw:layer="layout" svg:width="6.253cm" svg:height="1.868cm" svg:x="12.222cm" svg:y="3.742cm" svg:viewBox="0 0 6254 1869" draw:points="3128,1869 0,1869 0,0 6254,0 6254,1869">
            <text:p/>
          </draw:polygon>
          <draw:path draw:style-name="gr3" draw:text-style-name="P8" draw:layer="layout" svg:width="0.515cm" svg:height="0.182cm" svg:x="12.22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3.039cm" svg:y="4.4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87cm" svg:height="1.719cm" svg:x="13.558cm" svg:y="3.872cm" svg:viewBox="0 0 688 1720" svg:d="M37 1684c25 0 39-17 39-36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14.346cm" svg:y="3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973cm" svg:y="5.2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6cm" svg:x="16.186cm" svg:y="3.8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907cm" svg:height="0.032cm" svg:x="14.857cm" svg:y="4.715cm" svg:viewBox="0 0 2908 33" draw:points="1454,33 0,33 0,0 2908,0 2908,33">
            <text:p/>
          </draw:polygon>
          <draw:path draw:style-name="gr3" draw:text-style-name="P8" draw:layer="layout" svg:width="0.238cm" svg:height="0.494cm" svg:x="14.874cm" svg:y="4.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5.17cm" svg:y="4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698cm" svg:y="5.0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6.504cm" svg:y="4.8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1cm" svg:height="0.532cm" svg:x="16.761cm" svg:y="4.93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7.159cm" svg:y="4.8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7.449cm" svg:y="4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7.886cm" svg:y="4.3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8.277cm" svg:y="4.44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72" draw:id="id72">
          <svg:title>TexMaths</svg:title>
          <svg:desc>22§display§= 2 \int_0^1\frac{1}{t^2 + 9}dt§svg§600§FALSE§</svg:desc>
          <draw:polygon draw:style-name="gr2" draw:text-style-name="P7" draw:layer="layout" svg:width="5.306cm" svg:height="1.86cm" svg:x="6.522cm" svg:y="3.741cm" svg:viewBox="0 0 5307 1861" draw:points="2653,1861 0,1861 0,0 5307,0 5307,1861">
            <text:p/>
          </draw:polygon>
          <draw:path draw:style-name="gr3" draw:text-style-name="P8" draw:layer="layout" svg:width="0.515cm" svg:height="0.182cm" svg:x="6.527cm" svg:y="4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339cm" svg:y="4.4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687cm" svg:height="1.719cm" svg:x="7.858cm" svg:y="3.871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647cm" svg:y="3.7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273cm" svg:y="5.269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011cm" svg:y="3.88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9.157cm" svg:y="4.714cm" svg:viewBox="0 0 1959 33" draw:points="980,33 0,33 0,0 1959,0 1959,33">
            <text:p/>
          </draw:polygon>
          <draw:path draw:style-name="gr3" draw:text-style-name="P8" draw:layer="layout" svg:width="0.238cm" svg:height="0.494cm" svg:x="9.175cm" svg:y="4.969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24cm" svg:height="0.36cm" svg:x="9.47cm" svg:y="4.8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999cm" svg:y="5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0.761cm" svg:y="4.938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69cm" svg:height="0.546cm" svg:x="11.24cm" svg:y="4.38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1.629cm" svg:y="4.4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74" draw:id="id74">
          <svg:title>TexMaths</svg:title>
          <svg:desc>22§display§= 2 \times \frac{1}{3} \left[ \tan^{-1}\left( \frac{t}{3} \right) \right]_0^1§svg§600§FALSE§</svg:desc>
          <draw:polygon draw:style-name="gr2" draw:text-style-name="P7" draw:layer="layout" svg:width="7.655cm" svg:height="1.997cm" svg:x="6.523cm" svg:y="6.242cm" svg:viewBox="0 0 7656 1998" draw:points="3829,1998 0,1998 0,0 7656,0 7656,1998">
            <text:p/>
          </draw:polygon>
          <draw:path draw:style-name="gr3" draw:text-style-name="P8" draw:layer="layout" svg:width="0.515cm" svg:height="0.182cm" svg:x="6.528cm" svg:y="7.2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34cm" svg:y="6.9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74cm" svg:height="0.374cm" svg:x="7.973cm" svg:y="7.113cm" svg:viewBox="0 0 375 375" svg:d="M188 165l-155-154c-10-9-12-11-17-11-9 0-16 7-16 16 0 5 2 7 11 16l154 155-154 156c-9 9-11 11-11 16 0 9 7 16 16 16 5 0 7-2 17-11l154-155 162 161c1 1 7 5 10 5 11 0 16-7 16-16 0-2 0-5-2-9-2-2-125-123-164-163l143-141c4-6 16-16 19-20 0-1 4-5 4-10 0-9-5-16-16-16-5 0-9 4-18 12z">
            <text:p/>
          </draw:path>
          <draw:path draw:style-name="gr3" draw:text-style-name="P8" draw:layer="layout" svg:width="0.256cm" svg:height="0.516cm" svg:x="8.794cm" svg:y="6.4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8.725cm" svg:y="7.284cm" svg:viewBox="0 0 389 33" draw:points="194,33 0,33 0,0 389,0 389,33">
            <text:p/>
          </draw:polygon>
          <draw:path draw:style-name="gr3" draw:text-style-name="P8" draw:layer="layout" svg:width="0.321cm" svg:height="0.532cm" svg:x="8.759cm" svg:y="7.5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6cm" svg:x="9.528cm" svg:y="6.372cm" svg:viewBox="0 0 206 1857" draw:points="0,1857 206,1857 206,1815 42,1815 42,42 206,42 206,0 0,0">
            <text:p/>
          </draw:polygon>
          <draw:path draw:style-name="gr3" draw:text-style-name="P8" draw:layer="layout" svg:width="0.244cm" svg:height="0.485cm" svg:x="9.757cm" svg:y="7.01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349cm" svg:height="0.356cm" svg:x="10.075cm" svg:y="7.146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0.454cm" svg:y="7.1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0.917cm" svg:y="7.02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401cm" svg:y="6.81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1.978cm" svg:y="6.372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38cm" svg:height="0.494cm" svg:x="12.552cm" svg:y="6.485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8" draw:layer="layout" svg:width="0.388cm" svg:height="0.032cm" svg:x="12.48cm" svg:y="7.284cm" svg:viewBox="0 0 389 33" draw:points="194,33 0,33 0,0 389,0 389,33">
            <text:p/>
          </draw:polygon>
          <draw:path draw:style-name="gr3" draw:text-style-name="P8" draw:layer="layout" svg:width="0.321cm" svg:height="0.532cm" svg:x="12.513cm" svg:y="7.5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12.987cm" svg:y="6.372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13.54cm" svg:y="6.372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13.995cm" svg:y="6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966cm" svg:y="7.907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</draw:g>
        <draw:g xml:id="id75" draw:id="id75">
          <svg:title>TexMaths</svg:title>
          <svg:desc>22§display§= \frac{2}{3} \left[ \tan^{-1}\left( \frac{1}{3} \right) - \tan^{-1}(0) \right] §svg§600§FALSE§</svg:desc>
          <draw:polygon draw:style-name="gr2" draw:text-style-name="P7" draw:layer="layout" svg:width="9.729cm" svg:height="1.779cm" svg:x="14.624cm" svg:y="6.243cm" svg:viewBox="0 0 9730 1780" draw:points="4865,1780 0,1780 0,0 9730,0 9730,1780">
            <text:p/>
          </draw:polygon>
          <draw:path draw:style-name="gr3" draw:text-style-name="P8" draw:layer="layout" svg:width="0.515cm" svg:height="0.182cm" svg:x="14.629cm" svg:y="7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532cm" svg:y="6.2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388cm" svg:height="0.032cm" svg:x="15.493cm" svg:y="7.116cm" svg:viewBox="0 0 389 33" draw:points="194,33 0,33 0,0 389,0 389,33">
            <text:p/>
          </draw:polygon>
          <draw:path draw:style-name="gr3" draw:text-style-name="P8" draw:layer="layout" svg:width="0.321cm" svg:height="0.532cm" svg:x="15.527cm" svg:y="7.34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205cm" svg:height="1.856cm" svg:x="16.296cm" svg:y="6.204cm" svg:viewBox="0 0 206 1857" draw:points="0,1857 206,1857 206,1815 42,1815 42,42 206,42 206,0 0,0">
            <text:p/>
          </draw:polygon>
          <draw:path draw:style-name="gr3" draw:text-style-name="P8" draw:layer="layout" svg:width="0.242cm" svg:height="0.485cm" svg:x="16.525cm" svg:y="6.8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16.843cm" svg:y="6.9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222cm" svg:y="6.9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7.686cm" svg:y="6.8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8.17cm" svg:y="6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8.748cm" svg:y="6.2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9.318cm" svg:y="6.2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9.248cm" svg:y="7.116cm" svg:viewBox="0 0 389 33" draw:points="194,33 0,33 0,0 389,0 389,33">
            <text:p/>
          </draw:polygon>
          <draw:path draw:style-name="gr3" draw:text-style-name="P8" draw:layer="layout" svg:width="0.321cm" svg:height="0.532cm" svg:x="19.281cm" svg:y="7.34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9.755cm" svg:y="6.2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20.532cm" svg:y="7.116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5cm" svg:x="21.258cm" svg:y="6.8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21.576cm" svg:y="6.9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1.955cm" svg:y="6.9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417cm" svg:y="6.8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901cm" svg:y="6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3.266cm" svg:y="6.7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23.519cm" svg:y="6.8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23.921cm" svg:y="6.74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24.188cm" svg:y="6.204cm" svg:viewBox="0 0 206 1857" draw:points="162,1815 0,1815 0,1857 206,1857 206,0 0,0 0,42 162,42">
            <text:p/>
          </draw:polygon>
        </draw:g>
        <draw:g xml:id="id78" draw:id="id78">
          <svg:title>TexMaths</svg:title>
          <svg:desc>22§display§= \frac{2}{3} \tan^{-1}\left( \frac{1}{3} \right) §svg§600§FALSE§</svg:desc>
          <draw:polygon draw:style-name="gr2" draw:text-style-name="P7" draw:layer="layout" svg:width="5.064cm" svg:height="1.779cm" svg:x="6.624cm" svg:y="8.645cm" svg:viewBox="0 0 5065 1780" draw:points="2533,1780 0,1780 0,0 5065,0 5065,1780">
            <text:p/>
          </draw:polygon>
          <draw:path draw:style-name="gr3" draw:text-style-name="P8" draw:layer="layout" svg:width="0.515cm" svg:height="0.182cm" svg:x="6.629cm" svg:y="9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532cm" svg:y="8.6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388cm" svg:height="0.032cm" svg:x="7.493cm" svg:y="9.518cm" svg:viewBox="0 0 389 33" draw:points="194,33 0,33 0,0 389,0 389,33">
            <text:p/>
          </draw:polygon>
          <draw:path draw:style-name="gr3" draw:text-style-name="P8" draw:layer="layout" svg:width="0.321cm" svg:height="0.532cm" svg:x="7.527cm" svg:y="9.74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44cm" svg:height="0.485cm" svg:x="8.116cm" svg:y="9.25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9cm" svg:height="0.356cm" svg:x="8.435cm" svg:y="9.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8.815cm" svg:y="9.3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278cm" svg:y="9.2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762cm" svg:y="9.0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0.339cm" svg:y="8.60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0.91cm" svg:y="8.6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0.841cm" svg:y="9.518cm" svg:viewBox="0 0 389 33" draw:points="194,33 0,33 0,0 389,0 389,33">
            <text:p/>
          </draw:polygon>
          <draw:path draw:style-name="gr3" draw:text-style-name="P8" draw:layer="layout" svg:width="0.321cm" svg:height="0.532cm" svg:x="10.873cm" svg:y="9.74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1.346cm" svg:y="8.6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79" draw:id="id79">
          <svg:title>TexMaths</svg:title>
          <svg:desc>24§display§(3)§svg§600§FALSE§</svg:desc>
          <draw:polygon draw:style-name="gr2" draw:text-style-name="P7" draw:layer="layout" svg:width="0.91cm" svg:height="0.759cm" svg:x="2.32cm" svg:y="11.349cm" svg:viewBox="0 0 911 760" draw:points="455,760 0,760 0,0 911,0 911,760">
            <text:p/>
          </draw:polygon>
          <draw:path draw:style-name="gr3" draw:text-style-name="P8" draw:layer="layout" svg:width="0.197cm" svg:height="0.844cm" svg:x="2.36cm" svg:y="11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641cm" svg:y="11.3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3.077cm" svg:y="11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2" draw:id="id82">
          <svg:title>TexMaths</svg:title>
          <svg:desc>22§display§= \int_0^\frac{\pi}{2} \frac{1}{ a^2 \sin^2 x+ b^2 \cos^2 x } \ dx§svg§600§FALSE§</svg:desc>
          <draw:polygon draw:style-name="gr2" draw:text-style-name="P7" draw:layer="layout" svg:width="9.911cm" svg:height="1.873cm" svg:x="6.521cm" svg:y="10.642cm" svg:viewBox="0 0 9912 1874" draw:points="4956,1874 0,1874 0,0 9912,0 9912,1874">
            <text:p/>
          </draw:polygon>
          <draw:path draw:style-name="gr3" draw:text-style-name="P8" draw:layer="layout" svg:width="0.515cm" svg:height="0.182cm" svg:x="6.526cm" svg:y="11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1cm" svg:y="10.7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8cm" svg:y="10.6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5cm" svg:y="10.828cm" svg:viewBox="0 0 336 28" draw:points="169,28 0,28 0,0 336,0 336,28">
            <text:p/>
          </draw:polygon>
          <draw:path draw:style-name="gr3" draw:text-style-name="P8" draw:layer="layout" svg:width="0.193cm" svg:height="0.258cm" svg:x="8.235cm" svg:y="10.9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7cm" svg:y="12.1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1.956cm" svg:y="10.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6.458cm" svg:height="0.032cm" svg:x="8.853cm" svg:y="11.629cm" svg:viewBox="0 0 6459 33" draw:points="3230,33 0,33 0,0 6459,0 6459,33">
            <text:p/>
          </draw:polygon>
          <draw:path draw:style-name="gr3" draw:text-style-name="P8" draw:layer="layout" svg:width="0.355cm" svg:height="0.351cm" svg:x="8.883cm" svg:y="12.086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cm" svg:height="0.36cm" svg:x="9.295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9.763cm" svg:y="12.0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0.067cm" svg:y="11.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282cm" svg:y="12.0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72cm" svg:y="11.74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185cm" svg:y="12.0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819cm" svg:y="11.9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2.586cm" svg:y="11.891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2.915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95cm" svg:height="0.356cm" svg:x="13.383cm" svg:y="12.08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723cm" svg:y="12.08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112cm" svg:y="12.0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14.427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4.89cm" svg:y="12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5.691cm" svg:y="11.30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085cm" svg:y="11.4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80" draw:id="id80">
          <svg:title>TexMaths</svg:title>
          <svg:desc>24§display§\text {Let,}§svg§600§FALSE§</svg:desc>
          <draw:polygon draw:style-name="gr2" draw:text-style-name="P7" draw:layer="layout" svg:width="1.318cm" svg:height="0.655cm" svg:x="3.827cm" svg:y="11.439cm" svg:viewBox="0 0 1319 656" draw:points="659,656 0,656 0,0 1319,0 1319,656">
            <text:p/>
          </draw:polygon>
          <draw:path draw:style-name="gr3" draw:text-style-name="P8" draw:layer="layout" svg:width="0.464cm" svg:height="0.577cm" svg:x="3.812cm" svg:y="11.39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6cm" svg:y="11.59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3cm" svg:y="11.45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7cm" svg:y="11.88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81" draw:id="id81">
          <svg:title>TexMaths</svg:title>
          <svg:desc>24§display§\text {I} §svg§600§FALSE§</svg:desc>
          <draw:polygon draw:style-name="gr2" draw:text-style-name="P7" draw:layer="layout" svg:width="0.197cm" svg:height="0.493cm" svg:x="5.934cm" svg:y="11.44cm" svg:viewBox="0 0 198 494" draw:points="100,494 0,494 0,0 198,0 198,494">
            <text:p/>
          </draw:polygon>
          <draw:path draw:style-name="gr3" draw:text-style-name="P8" draw:layer="layout" svg:width="0.258cm" svg:height="0.577cm" svg:x="5.915cm" svg:y="11.39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5" draw:id="id85">
          <svg:title>TexMaths</svg:title>
          <svg:desc>22§display§= \int_0^\frac{\pi}{2} \frac{\sec^2 x}{ a^2 \tan^2 x+ b^2 } \ dx§svg§600§FALSE§</svg:desc>
          <draw:polygon draw:style-name="gr2" draw:text-style-name="P7" draw:layer="layout" svg:width="7.997cm" svg:height="1.873cm" svg:x="6.623cm" svg:y="13.043cm" svg:viewBox="0 0 7998 1874" draw:points="3999,1874 0,1874 0,0 7998,0 7998,1874">
            <text:p/>
          </draw:polygon>
          <draw:path draw:style-name="gr3" draw:text-style-name="P8" draw:layer="layout" svg:width="0.515cm" svg:height="0.182cm" svg:x="6.628cm" svg:y="13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443cm" svg:y="13.187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3cm" svg:y="13.00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267cm" svg:y="13.229cm" svg:viewBox="0 0 336 28" draw:points="169,28 0,28 0,0 336,0 336,28">
            <text:p/>
          </draw:polygon>
          <draw:path draw:style-name="gr3" draw:text-style-name="P8" draw:layer="layout" svg:width="0.193cm" svg:height="0.258cm" svg:x="8.337cm" svg:y="13.30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859cm" svg:y="14.58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0.297cm" svg:y="13.3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0.597cm" svg:y="13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0.946cm" svg:y="13.37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1.298cm" svg:y="13.07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763cm" svg:y="13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4.544cm" svg:height="0.032cm" svg:x="8.955cm" svg:y="14.03cm" svg:viewBox="0 0 4545 33" draw:points="2272,33 0,33 0,0 4545,0 4545,33">
            <text:p/>
          </draw:polygon>
          <draw:path draw:style-name="gr3" draw:text-style-name="P8" draw:layer="layout" svg:width="0.355cm" svg:height="0.351cm" svg:x="8.985cm" svg:y="14.445cm" svg:viewBox="0 0 356 352" svg:d="M259 49c-14-28-37-49-72-49-90 0-187 114-187 227 0 74 42 125 104 125 16 0 54-4 100-58 7 31 34 58 71 58 28 0 45-18 58-42 12-29 23-76 23-78 0-7-7-7-9-7-9 0-9 2-11 14-14 50-28 95-60 95-21 0-23-19-23-35 0-18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cm" svg:height="0.36cm" svg:x="9.397cm" svg:y="14.20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4cm" svg:height="0.485cm" svg:x="9.855cm" svg:y="14.31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0.173cm" svg:y="14.441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552cm" svg:y="14.44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99cm" svg:y="14.1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455cm" svg:y="14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2.09cm" svg:y="14.3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2.856cm" svg:y="14.251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3.185cm" svg:y="14.20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88cm" svg:y="13.702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4.273cm" svg:y="13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83" draw:id="id83">
          <svg:title>TexMaths</svg:title>
          <svg:desc>20§display§\left[\  \text {By Dividing Numerator }§svg§600§FALSE§</svg:desc>
          <draw:polygon draw:style-name="gr2" draw:text-style-name="P7" draw:layer="layout" svg:width="7.648cm" svg:height="0.633cm" svg:x="17.337cm" svg:y="13.552cm" svg:viewBox="0 0 7649 634" draw:points="3824,634 0,634 0,0 7649,0 7649,634">
            <text:p/>
          </draw:polygon>
          <draw:polygon draw:style-name="gr3" draw:text-style-name="P8" draw:layer="layout" svg:width="0.097cm" svg:height="0.703cm" svg:x="17.385cm" svg:y="13.517cm" svg:viewBox="0 0 98 704" draw:points="98,704 98,677 29,677 29,29 98,29 98,0 0,0 0,704">
            <text:p/>
          </draw:polygon>
          <draw:path draw:style-name="gr3" draw:text-style-name="P8" draw:layer="layout" svg:width="0.433cm" svg:height="0.481cm" svg:x="17.756cm" svg:y="13.563cm" svg:viewBox="0 0 434 482" svg:d="M131 224v-174c0-23 2-28 35-28h87c69 0 94 60 94 96 0 47-35 106-113 106zM298 230c68-14 116-59 116-112 0-60-64-118-156-118h-258v22h18c54 0 54 8 54 32v373c0 26 0 32-54 32h-18v23h277c94 0 157-63 157-130 0-61-58-114-136-122zM254 459h-88c-33 0-35-5-35-27v-194h133c70 0 99 66 99 114 0 50-37 107-109 107z">
            <text:p/>
          </draw:path>
          <draw:path draw:style-name="gr3" draw:text-style-name="P8" draw:layer="layout" svg:width="0.345cm" svg:height="0.447cm" svg:x="18.243cm" svg:y="13.74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8" draw:layer="layout" svg:width="0.473cm" svg:height="0.481cm" svg:x="18.859cm" svg:y="13.563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9.395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5cm" svg:height="0.311cm" svg:x="19.58cm" svg:y="13.741cm" svg:viewBox="0 0 346 312" svg:d="M280 69c6-16 19-47 66-47v-22c-16 2-37 2-53 2-18 0-50-2-63-2v22c28 0 36 16 36 31 0 6-2 8-5 16l-72 181-80-197c-3-10-3-11-3-13 0-18 27-18 40-18v-22c-21 0-61 2-77 2-19 0-48 0-69-2v22c45 0 48 4 56 26l102 251c4 10 5 13 15 13 9 0 13-6 14-13z">
            <text:p/>
          </draw:path>
          <draw:path draw:style-name="gr3" draw:text-style-name="P8" draw:layer="layout" svg:width="0.151cm" svg:height="0.471cm" svg:x="19.961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8cm" svg:height="0.497cm" svg:x="20.156cm" svg:y="13.557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151cm" svg:height="0.471cm" svg:x="20.547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0.742cm" svg:y="13.73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22cm" svg:height="0.465cm" svg:x="21.129cm" svg:y="13.72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481cm" svg:height="0.481cm" svg:x="21.718cm" svg:y="13.563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354cm" svg:height="0.319cm" svg:x="22.245cm" svg:y="13.733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549cm" svg:height="0.311cm" svg:x="22.635cm" svg:y="13.733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273cm" svg:height="0.324cm" svg:x="23.219cm" svg:y="13.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37cm" svg:height="0.311cm" svg:x="23.531cm" svg:y="13.733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7cm" svg:height="0.324cm" svg:x="23.816cm" svg:y="13.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22cm" svg:height="0.441cm" svg:x="24.152cm" svg:y="13.61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4.432cm" svg:y="13.7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7cm" svg:height="0.311cm" svg:x="24.783cm" svg:y="13.733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</draw:g>
        <draw:g xml:id="id84" draw:id="id84">
          <svg:title>TexMaths</svg:title>
          <svg:desc>20§display§\left  \text {and Denominator by }\cos^2 x.\ \right]§svg§600§FALSE§</svg:desc>
          <draw:polygon draw:style-name="gr2" draw:text-style-name="P7" draw:layer="layout" svg:width="8.993cm" svg:height="0.793cm" svg:x="17.944cm" svg:y="14.253cm" svg:viewBox="0 0 8994 794" draw:points="4497,794 0,794 0,0 8994,0 8994,794">
            <text:p/>
          </draw:polygon>
          <draw:path draw:style-name="gr3" draw:text-style-name="P8" draw:layer="layout" svg:width="0.317cm" svg:height="0.324cm" svg:x="17.938cm" svg:y="14.5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8.284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18.676cm" svg:y="14.348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473cm" svg:height="0.481cm" svg:x="19.301cm" svg:y="14.356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273cm" svg:height="0.324cm" svg:x="19.832cm" svg:y="14.5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20.147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3cm" svg:height="0.324cm" svg:x="20.535cm" svg:y="14.5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549cm" svg:height="0.311cm" svg:x="20.89cm" svg:y="14.524cm" svg:viewBox="0 0 550 312" svg:d="M54 69v190c0 31-8 31-54 31v22c24 0 61-2 80-2 18 0 54 2 78 2v-22c-46 0-54 0-54-31v-131c0-74 50-112 94-112 45 0 53 38 53 78v165c0 31-8 31-56 31v22c26 0 61-2 80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151cm" svg:height="0.471cm" svg:x="21.475cm" svg:y="14.36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1.67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7cm" svg:height="0.324cm" svg:x="22.067cm" svg:y="14.5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2.403cm" svg:y="14.40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2.683cm" svg:y="14.5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7cm" svg:height="0.311cm" svg:x="23.035cm" svg:y="14.524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48cm" svg:height="0.497cm" svg:x="23.544cm" svg:y="14.348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8" draw:layer="layout" svg:width="0.345cm" svg:height="0.447cm" svg:x="23.909cm" svg:y="14.532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8" draw:layer="layout" svg:width="0.268cm" svg:height="0.324cm" svg:x="24.641cm" svg:y="14.5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4.95cm" svg:y="14.5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5.305cm" svg:y="14.5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8cm" svg:height="0.327cm" svg:x="25.59cm" svg:y="14.2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351cm" svg:height="0.319cm" svg:x="26.011cm" svg:y="14.5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076cm" svg:height="0.076cm" svg:x="26.452cm" svg:y="14.76cm" svg:viewBox="0 0 77 77" svg:d="M77 38c0-20-18-38-39-38-20 0-38 18-38 38 0 21 18 39 38 39 21 0 39-18 39-39z">
            <text:p/>
          </draw:path>
          <draw:polygon draw:style-name="gr3" draw:text-style-name="P8" draw:layer="layout" svg:width="0.135cm" svg:height="0.844cm" svg:x="26.838cm" svg:y="14.237cm" svg:viewBox="0 0 136 845" draw:points="136,845 136,0 0,0 0,29 109,29 109,816 0,816 0,845">
            <text:p/>
          </draw:polygon>
        </draw:g>
        <draw:g xml:id="id76" draw:id="id76">
          <svg:title>TexMaths</svg:title>
          <svg:desc>26§display§\therefore§svg§600§FALSE§</svg:desc>
          <draw:polygon draw:style-name="gr2" draw:text-style-name="P7" draw:layer="layout" svg:width="0.49cm" svg:height="0.402cm" svg:x="4.309cm" svg:y="9.423cm" svg:viewBox="0 0 491 403" draw:points="246,403 0,403 0,0 491,0 491,403">
            <text:p/>
          </draw:polygon>
          <draw:path draw:style-name="gr3" draw:text-style-name="P8" draw:layer="layout" svg:width="0.555cm" svg:height="0.493cm" svg:x="4.29cm" svg:y="9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7" draw:id="id77">
          <svg:title>TexMaths</svg:title>
          <svg:desc>24§display§\text {I} §svg§600§FALSE§</svg:desc>
          <draw:polygon draw:style-name="gr2" draw:text-style-name="P7" draw:layer="layout" svg:width="0.197cm" svg:height="0.493cm" svg:x="5.933cm" svg:y="9.3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9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1+width/2;x" smil:keyTimes="0;1"/>
                  <anim:animate smil:dur="0.5s" smil:fill="hold" smil:targetElement="id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8" draw:id="id88">
          <svg:title>TexMaths</svg:title>
          <svg:desc>24§display§\text {I} §svg§600§FALSE§</svg:desc>
          <draw:polygon draw:style-name="gr2" draw:text-style-name="P7" draw:layer="layout" svg:width="0.197cm" svg:height="0.493cm" svg:x="5.931cm" svg:y="4.0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3.9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9" draw:id="id89">
          <svg:title>TexMaths</svg:title>
          <svg:desc>22§display§= \int_0^\infty \frac{1}{ a^2 t^2 + b^2 } \ dt§svg§600§FALSE§</svg:desc>
          <draw:polygon draw:style-name="gr2" draw:text-style-name="P7" draw:layer="layout" svg:width="6.404cm" svg:height="1.739cm" svg:x="6.52cm" svg:y="3.437cm" svg:viewBox="0 0 6405 1740" draw:points="3202,1740 0,1740 0,0 6405,0 6405,1740">
            <text:p/>
          </draw:polygon>
          <draw:path draw:style-name="gr3" draw:text-style-name="P8" draw:layer="layout" svg:width="0.515cm" svg:height="0.182cm" svg:x="6.525cm" svg:y="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3.44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3cm" svg:y="3.398cm" svg:viewBox="0 0 535 246" svg:d="M273 92c-30-34-39-44-58-59-34-24-69-33-99-33-67 0-116 58-116 123 0 64 48 123 114 123 76 0 129-63 148-91 28 33 37 42 58 58 34 23 69 33 99 33 67 0 116-58 116-123s-47-123-114-123c-76 0-129 62-148 92zM289 111c23-35 70-90 135-90 57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6cm" svg:y="4.84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325cm" svg:y="3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007cm" svg:height="0.032cm" svg:x="8.947cm" svg:y="4.289cm" svg:viewBox="0 0 3008 33" draw:points="1503,33 0,33 0,0 3008,0 3008,33">
            <text:p/>
          </draw:polygon>
          <draw:path draw:style-name="gr3" draw:text-style-name="P8" draw:layer="layout" svg:width="0.355cm" svg:height="0.351cm" svg:x="8.979cm" svg:y="4.687cm" svg:viewBox="0 0 356 352" svg:d="M259 49c-14-28-37-49-72-49-90 0-187 114-187 227 0 74 42 125 104 125 16 0 54-3 100-58 7 32 34 58 71 58 28 0 45-17 58-42 12-28 23-76 23-78 0-7-7-7-9-7-7 0-9 2-11 14-14 50-28 96-60 96-21 0-23-20-23-36 0-17 2-23 11-58 9-31 9-40 16-68l28-110c5-23 5-23 5-26 0-14-8-21-21-21-19 0-31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cm" svg:height="0.36cm" svg:x="9.391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38cm" svg:height="0.494cm" svg:x="9.722cm" svg:y="4.544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10.017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544cm" svg:y="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86cm" svg:height="0.547cm" svg:x="11.311cm" svg:y="4.491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8" draw:layer="layout" svg:width="0.24cm" svg:height="0.36cm" svg:x="11.64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2.336cm" svg:y="3.961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2.725cm" svg:y="4.014cm" svg:viewBox="0 0 239 495" svg:d="M143 176h74c14 0 22 0 22-16 0-9-8-9-22-9h-69c28-111 33-125 33-130 0-14-10-21-23-21-3 0-24 0-31 28l-30 123h-74c-16 0-23 0-23 15 0 10 7 10 21 10h69c-57 220-58 232-58 247 0 42 30 72 70 72 81 0 125-115 125-120 0-7-7-7-10-7-8 0-8 2-11 11-34 81-76 98-102 98-16 0-23-10-23-35 0-19 0-25 3-37z">
            <text:p/>
          </draw:path>
        </draw:g>
        <draw:g xml:id="id86" draw:id="id86">
          <svg:title>TexMaths</svg:title>
          <svg:desc>22§display§\text {Put, } \tan x = t, \ \  \text {Diff } w.\ r.\ t.\ x. \ \  \therefore \ \  \sec^2 x \ dx = dt§svg§600§FALSE§</svg:desc>
          <draw:polygon draw:style-name="gr2" draw:text-style-name="P7" draw:layer="layout" svg:width="17.084cm" svg:height="0.751cm" svg:x="4.148cm" svg:y="0.76cm" svg:viewBox="0 0 17085 752" draw:points="8543,752 0,752 0,0 17085,0 17085,752">
            <text:p/>
          </draw:polygon>
          <draw:path draw:style-name="gr3" draw:text-style-name="P8" draw:layer="layout" svg:width="0.457cm" svg:height="0.529cm" svg:x="4.136cm" svg:y="0.87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661cm" svg:y="1.05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5.079cm" svg:y="0.92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091cm" svg:height="0.231cm" svg:x="5.433cm" svg:y="1.318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42cm" svg:height="0.485cm" svg:x="5.982cm" svg:y="0.9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6.301cm" svg:y="1.05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6.679cm" svg:y="1.0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236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7.913cm" svg:y="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8.703cm" svg:y="0.9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91cm" svg:height="0.231cm" svg:x="9.033cm" svg:y="1.318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2cm" svg:height="0.529cm" svg:x="9.851cm" svg:y="0.872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8" draw:layer="layout" svg:width="0.166cm" svg:height="0.518cm" svg:x="10.441cm" svg:y="0.8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465cm" svg:height="0.546cm" svg:x="10.652cm" svg:y="0.855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8" draw:layer="layout" svg:width="0.513cm" svg:height="0.351cm" svg:x="11.361cm" svg:y="1.057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8" draw:layer="layout" svg:width="0.083cm" svg:height="0.083cm" svg:x="11.979cm" svg:y="1.318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408cm" svg:y="1.05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78cm" svg:y="1.318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3.204cm" svg:y="0.9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3.531cm" svg:y="1.318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961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14.447cm" svg:y="1.318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5.348cm" svg:y="1.041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8" draw:layer="layout" svg:width="0.254cm" svg:height="0.356cm" svg:x="16.596cm" svg:y="1.05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6.897cm" svg:y="1.0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7.245cm" svg:y="1.0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17.597cm" svg:y="0.7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06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8.769cm" svg:y="0.8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9.164cm" svg:y="1.0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9.841cm" svg:y="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0.644cm" svg:y="0.8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21.035cm" svg:y="0.916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87" draw:id="id87">
          <svg:title>TexMaths</svg:title>
          <svg:desc>22§display§\text {When, } x = 0, \ \  t = 0 \text { and } \text {When, } x = \frac{\pi}{2}, \ \ t = \infty§svg§600§FALSE§</svg:desc>
          <draw:polygon draw:style-name="gr2" draw:text-style-name="P7" draw:layer="layout" svg:width="16.066cm" svg:height="1.31cm" svg:x="4.164cm" svg:y="1.862cm" svg:viewBox="0 0 16067 1311" draw:points="8032,1311 0,1311 0,0 16067,0 16067,1311">
            <text:p/>
          </draw:polygon>
          <draw:path draw:style-name="gr3" draw:text-style-name="P8" draw:layer="layout" svg:width="0.766cm" svg:height="0.546cm" svg:x="4.139cm" svg:y="2.1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2.1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2.3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2.5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2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2.1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521cm" svg:y="2.5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2.1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85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654cm" svg:y="2.1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3cm" svg:y="2.3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679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2.11cm" svg:y="2.1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786cm" svg:y="2.1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59cm" svg:y="2.1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018cm" svg:y="2.3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364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836cm" svg:y="2.5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264cm" svg:y="2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941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828cm" svg:y="1.8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807cm" svg:y="2.47cm" svg:viewBox="0 0 470 33" draw:points="236,33 0,33 0,0 470,0 470,33">
            <text:p/>
          </draw:polygon>
          <draw:path draw:style-name="gr3" draw:text-style-name="P8" draw:layer="layout" svg:width="0.309cm" svg:height="0.516cm" svg:x="16.886cm" svg:y="2.6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434cm" svg:y="2.5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245cm" svg:y="2.1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764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9cm" svg:height="0.351cm" svg:x="19.579cm" svg:y="2.337cm" svg:viewBox="0 0 690 352" svg:d="M352 134c-42-55-53-65-76-85-44-35-88-49-126-49-92 0-150 86-150 176s58 176 146 176c90 0 153-71 192-132 42 53 51 63 76 83 42 35 86 49 126 49 90 0 150-86 150-176s-58-176-148-176c-88 0-153 70-190 134zM371 160c32-56 90-135 176-135 83 0 125 81 125 151 0 76-52 139-119 139-46 0-81-34-97-49-20-21-37-46-85-106zM319 192c-32 56-90 135-178 135-83 0-123-81-123-151 0-76 51-139 119-139 46 0 79 33 97 49 19 21 37 46 85 106z">
            <text:p/>
          </draw:path>
        </draw:g>
        <draw:g xml:id="id90" draw:id="id90">
          <svg:title>TexMaths</svg:title>
          <svg:desc>22§display§= \int_0^\infty \frac{1}{ ( a t)^2 + b^2 } \ dt§svg§600§FALSE§</svg:desc>
          <draw:polygon draw:style-name="gr2" draw:text-style-name="P7" draw:layer="layout" svg:width="6.657cm" svg:height="1.748cm" svg:x="13.621cm" svg:y="3.437cm" svg:viewBox="0 0 6658 1749" draw:points="3330,1749 0,1749 0,0 6658,0 6658,1749">
            <text:p/>
          </draw:polygon>
          <draw:path draw:style-name="gr3" draw:text-style-name="P8" draw:layer="layout" svg:width="0.515cm" svg:height="0.182cm" svg:x="13.626cm" svg:y="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441cm" svg:y="3.446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5.214cm" svg:y="3.398cm" svg:viewBox="0 0 535 247" svg:d="M273 92c-30-34-39-44-58-59-34-24-69-33-99-33-67 0-116 58-116 123 0 64 48 124 114 124 76 0 129-64 148-92 28 33 37 42 58 58 34 23 69 34 99 34 67 0 116-59 116-124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4.857cm" svg:y="4.84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7.555cm" svg:y="3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26cm" svg:height="0.032cm" svg:x="16.048cm" svg:y="4.289cm" svg:viewBox="0 0 3261 33" draw:points="1632,33 0,33 0,0 3261,0 3261,33">
            <text:p/>
          </draw:polygon>
          <draw:path draw:style-name="gr3" draw:text-style-name="P8" draw:layer="layout" svg:width="0.18cm" svg:height="0.774cm" svg:x="16.126cm" svg:y="4.4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55cm" svg:height="0.351cm" svg:x="16.381cm" svg:y="4.687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8" draw:layer="layout" svg:width="0.238cm" svg:height="0.494cm" svg:x="16.775cm" svg:y="4.544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7.081cm" svg:y="4.44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7.372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7.9cm" svg:y="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86cm" svg:height="0.547cm" svg:x="18.665cm" svg:y="4.491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7 0-16 0-30 12-80z">
            <text:p/>
          </draw:path>
          <draw:path draw:style-name="gr3" draw:text-style-name="P8" draw:layer="layout" svg:width="0.24cm" svg:height="0.36cm" svg:x="18.996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9.69cm" svg:y="3.96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0.079cm" svg:y="4.014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91" draw:id="id91">
          <svg:title>TexMaths</svg:title>
          <svg:desc>22§display§= \left[ \frac{1}{b} \tan^{-1}\left( \frac{at}{b} \right) \times \frac{1}{a} \right]_0^\infty§svg§600§FALSE§</svg:desc>
          <draw:polygon draw:style-name="gr2" draw:text-style-name="P7" draw:layer="layout" svg:width="8.458cm" svg:height="1.876cm" svg:x="6.526cm" svg:y="5.942cm" svg:viewBox="0 0 8459 1877" draw:points="4229,1877 0,1877 0,0 8459,0 8459,1877">
            <text:p/>
          </draw:polygon>
          <draw:path draw:style-name="gr3" draw:text-style-name="P8" draw:layer="layout" svg:width="0.515cm" svg:height="0.182cm" svg:x="6.531cm" svg:y="6.78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498cm" svg:y="5.951cm" svg:viewBox="0 0 206 1857" draw:points="0,1857 206,1857 206,1815 42,1815 42,42 206,42 206,0 0,0">
            <text:p/>
          </draw:polygon>
          <draw:path draw:style-name="gr3" draw:text-style-name="P8" draw:layer="layout" svg:width="0.256cm" svg:height="0.517cm" svg:x="7.872cm" svg:y="6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804cm" svg:y="6.862cm" svg:viewBox="0 0 389 33" draw:points="194,33 0,33 0,0 389,0 389,33">
            <text:p/>
          </draw:polygon>
          <draw:path draw:style-name="gr3" draw:text-style-name="P8" draw:layer="layout" svg:width="0.286cm" svg:height="0.546cm" svg:x="7.869cm" svg:y="7.065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8" draw:layer="layout" svg:width="0.242cm" svg:height="0.485cm" svg:x="8.427cm" svg:y="6.59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8.745cm" svg:y="6.72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9.124cm" svg:y="6.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588cm" svg:y="6.60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72cm" svg:y="6.392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1cm" svg:height="1.856cm" svg:x="10.65cm" svg:y="5.951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8" draw:layer="layout" svg:width="0.355cm" svg:height="0.351cm" svg:x="11.181cm" svg:y="6.20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38cm" svg:height="0.494cm" svg:x="11.577cm" svg:y="6.0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689cm" svg:height="0.032cm" svg:x="11.149cm" svg:y="6.862cm" svg:viewBox="0 0 690 33" draw:points="345,33 0,33 0,0 690,0 690,33">
            <text:p/>
          </draw:polygon>
          <draw:path draw:style-name="gr3" draw:text-style-name="P8" draw:layer="layout" svg:width="0.286cm" svg:height="0.546cm" svg:x="11.364cm" svg:y="7.065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8" draw:layer="layout" svg:width="0.381cm" svg:height="1.856cm" svg:x="11.957cm" svg:y="5.951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8" draw:layer="layout" svg:width="0.374cm" svg:height="0.374cm" svg:x="12.786cm" svg:y="6.69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256cm" svg:height="0.517cm" svg:x="13.619cm" svg:y="6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09cm" svg:height="0.032cm" svg:x="13.538cm" svg:y="6.862cm" svg:viewBox="0 0 410 33" draw:points="206,33 0,33 0,0 410,0 410,33">
            <text:p/>
          </draw:polygon>
          <draw:path draw:style-name="gr3" draw:text-style-name="P8" draw:layer="layout" svg:width="0.355cm" svg:height="0.351cm" svg:x="13.569cm" svg:y="7.2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205cm" svg:height="1.856cm" svg:x="14.05cm" svg:y="5.951cm" svg:viewBox="0 0 206 1857" draw:points="162,1815 0,1815 0,1857 206,1857 206,0 0,0 0,42 162,42">
            <text:p/>
          </draw:polygon>
          <draw:path draw:style-name="gr3" draw:text-style-name="P8" draw:layer="layout" svg:width="0.534cm" svg:height="0.245cm" svg:x="14.49cm" svg:y="5.903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14.476cm" svg:y="7.486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92" draw:id="id92">
          <svg:title>TexMaths</svg:title>
          <svg:desc>22§display§=  \frac{1}{ab} \left[ \tan^{-1} \infty - \tan^{-1} 0  \right]§svg§600§FALSE§</svg:desc>
          <draw:polygon draw:style-name="gr2" draw:text-style-name="P7" draw:layer="layout" svg:width="8.538cm" svg:height="1.501cm" svg:x="15.327cm" svg:y="6.043cm" svg:viewBox="0 0 8539 1502" draw:points="4270,1502 0,1502 0,0 8539,0 8539,1502">
            <text:p/>
          </draw:polygon>
          <draw:path draw:style-name="gr3" draw:text-style-name="P8" draw:layer="layout" svg:width="0.515cm" svg:height="0.182cm" svg:x="15.332cm" svg:y="6.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6.443cm" svg:y="6.00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42cm" svg:height="0.032cm" svg:x="16.196cm" svg:y="6.834cm" svg:viewBox="0 0 743 33" draw:points="371,33 0,33 0,0 743,0 743,33">
            <text:p/>
          </draw:polygon>
          <draw:path draw:style-name="gr3" draw:text-style-name="P8" draw:layer="layout" svg:width="0.355cm" svg:height="0.351cm" svg:x="16.228cm" svg:y="7.232cm" svg:viewBox="0 0 356 352" svg:d="M259 49c-14-28-37-49-72-49-90 0-187 114-187 227 0 74 42 125 104 125 16 0 54-3 100-58 7 32 34 58 71 58 28 0 45-17 58-42 12-28 23-76 23-77 0-8-8-8-9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286cm" svg:height="0.547cm" svg:x="16.642cm" svg:y="7.036cm" svg:viewBox="0 0 287 548" svg:d="M150 9c0-2 0-9-11-9-18 0-74 7-95 7-5 2-14 2-14 16 0 10 7 10 18 10 38 0 40 6 40 13 0 5-7 32-12 47l-64 254c-8 39-12 51-12 79 0 72 40 122 99 122 91 0 188-116 188-227 0-73-42-125-104-125-35 0-69 22-91 47zM76 301c5-16 5-17 12-26 39-51 74-62 93-62 28 0 50 23 50 72 0 46-27 136-41 166-25 51-62 79-91 79-27 0-51-21-51-77 0-16 0-30 12-80z">
            <text:p/>
          </draw:path>
          <draw:polygon draw:style-name="gr3" draw:text-style-name="P8" draw:layer="layout" svg:width="0.149cm" svg:height="0.929cm" svg:x="17.316cm" svg:y="6.384cm" svg:viewBox="0 0 150 930" draw:points="0,930 150,930 150,898 32,898 32,32 150,32 150,0 0,0">
            <text:p/>
          </draw:polygon>
          <draw:path draw:style-name="gr3" draw:text-style-name="P8" draw:layer="layout" svg:width="0.242cm" svg:height="0.485cm" svg:x="17.497cm" svg:y="6.568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8" draw:layer="layout" svg:width="0.349cm" svg:height="0.357cm" svg:x="17.816cm" svg:y="6.69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2cm" svg:x="18.194cm" svg:y="6.7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657cm" svg:y="6.57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9.141cm" svg:y="6.36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689cm" svg:height="0.351cm" svg:x="19.6cm" svg:y="6.702cm" svg:viewBox="0 0 690 352" svg:d="M352 134c-42-55-53-65-76-85-44-35-88-49-126-49-92 0-150 86-150 176s58 176 146 176c90 0 153-70 192-132 42 53 51 64 76 83 42 35 86 49 126 49 90 0 150-86 150-176s-58-176-148-176c-88 0-153 70-190 134zM371 160c32-56 90-135 176-135 83 0 125 81 125 151 0 76-52 139-119 139-46 0-81-33-97-49-20-21-37-46-85-106zM319 192c-32 56-90 136-178 136-83 0-123-81-123-152 0-76 51-139 119-139 44 0 79 33 97 49 19 21 37 46 85 106z">
            <text:p/>
          </draw:path>
          <draw:path draw:style-name="gr3" draw:text-style-name="P8" draw:layer="layout" svg:width="0.472cm" svg:height="0.032cm" svg:x="20.566cm" svg:y="6.834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5cm" svg:x="21.29cm" svg:y="6.568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8" draw:layer="layout" svg:width="0.349cm" svg:height="0.357cm" svg:x="21.608cm" svg:y="6.69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2cm" svg:x="21.988cm" svg:y="6.7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451cm" svg:y="6.57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935cm" svg:y="6.36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3cm" svg:x="23.382cm" svg:y="6.527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olygon draw:style-name="gr3" draw:text-style-name="P8" draw:layer="layout" svg:width="0.149cm" svg:height="0.929cm" svg:x="23.755cm" svg:y="6.384cm" svg:viewBox="0 0 150 930" draw:points="150,930 150,0 0,0 0,32 120,32 120,898 0,898 0,930">
            <text:p/>
          </draw:polygon>
        </draw:g>
        <draw:g xml:id="id95" draw:id="id95">
          <svg:title>TexMaths</svg:title>
          <svg:desc>22§display§=  \frac{1}{ab} \left[ \frac{\pi}{2} - 0 \right]§svg§600§FALSE§</svg:desc>
          <draw:polygon draw:style-name="gr2" draw:text-style-name="P7" draw:layer="layout" svg:width="4.335cm" svg:height="1.501cm" svg:x="6.527cm" svg:y="8.543cm" svg:viewBox="0 0 4336 1502" draw:points="2169,1502 0,1502 0,0 4336,0 4336,1502">
            <text:p/>
          </draw:polygon>
          <draw:path draw:style-name="gr3" draw:text-style-name="P8" draw:layer="layout" svg:width="0.515cm" svg:height="0.182cm" svg:x="6.532cm" svg:y="9.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643cm" svg:y="8.50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42cm" svg:height="0.032cm" svg:x="7.397cm" svg:y="9.334cm" svg:viewBox="0 0 743 33" draw:points="371,33 0,33 0,0 743,0 743,33">
            <text:p/>
          </draw:polygon>
          <draw:path draw:style-name="gr3" draw:text-style-name="P8" draw:layer="layout" svg:width="0.355cm" svg:height="0.351cm" svg:x="7.428cm" svg:y="9.732cm" svg:viewBox="0 0 356 352" svg:d="M259 49c-14-28-37-49-72-49-90 0-187 114-187 227 0 74 42 125 104 125 16 0 54-3 100-58 7 32 34 58 71 58 28 0 45-17 58-42 12-28 23-76 23-77 0-8-7-8-9-8-9 0-9 2-11 15-14 49-28 95-60 95-21 0-23-20-23-36 0-17 2-22 11-58 9-31 9-40 16-68l28-110c5-22 5-22 5-26 0-14-8-21-21-21-19 0-31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286cm" svg:height="0.547cm" svg:x="7.842cm" svg:y="9.536cm" svg:viewBox="0 0 287 548" svg:d="M150 9c0-2 0-9-11-9-18 0-74 7-95 7-5 2-14 2-14 16 0 10 7 10 18 10 38 0 40 6 40 13 0 5-7 32-12 47l-64 254c-8 39-12 51-12 79 0 72 40 122 99 122 91 0 188-116 188-227 0-73-42-125-104-125-35 0-69 22-91 47zM76 301c5-16 5-17 12-26 39-51 74-62 93-62 28 0 50 23 50 72 0 46-27 136-41 166-25 51-62 79-91 79-27 0-51-21-51-77 0-16 0-30 12-80z">
            <text:p/>
          </draw:path>
          <draw:polygon draw:style-name="gr3" draw:text-style-name="P8" draw:layer="layout" svg:width="0.177cm" svg:height="1.392cm" svg:x="8.534cm" svg:y="8.654cm" svg:viewBox="0 0 178 1393" draw:points="0,1393 178,1393 178,1358 37,1358 37,37 178,37 178,0 0,0">
            <text:p/>
          </draw:polygon>
          <draw:path draw:style-name="gr3" draw:text-style-name="P8" draw:layer="layout" svg:width="0.418cm" svg:height="0.342cm" svg:x="8.838cm" svg:y="8.685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7-100 259-5 10-5 12-5 17 0 16 12 21 21 21 25 0 30-21 39-51 12-35 12-37 21-75z">
            <text:p/>
          </draw:path>
          <draw:polygon draw:style-name="gr3" draw:text-style-name="P8" draw:layer="layout" svg:width="0.469cm" svg:height="0.032cm" svg:x="8.817cm" svg:y="9.334cm" svg:viewBox="0 0 470 33" draw:points="236,33 0,33 0,0 470,0 470,33">
            <text:p/>
          </draw:polygon>
          <draw:path draw:style-name="gr3" draw:text-style-name="P8" draw:layer="layout" svg:width="0.309cm" svg:height="0.517cm" svg:x="8.898cm" svg:y="9.55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473cm" svg:height="0.032cm" svg:x="9.614cm" svg:y="9.334cm" svg:viewBox="0 0 474 33" svg:d="M447 33c12 0 27 0 27-17 0-16-15-16-27-16h-421c-12 0-26 0-26 16 0 17 14 17 26 17z">
            <text:p/>
          </draw:path>
          <draw:path draw:style-name="gr3" draw:text-style-name="P8" draw:layer="layout" svg:width="0.326cm" svg:height="0.533cm" svg:x="10.354cm" svg:y="9.027cm" svg:viewBox="0 0 327 534" svg:d="M327 269c0-63-3-125-31-183-35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0.725cm" svg:y="8.654cm" svg:viewBox="0 0 178 1393" draw:points="141,1358 0,1358 0,1393 178,1393 178,0 0,0 0,37 141,37">
            <text:p/>
          </draw:polygon>
        </draw:g>
        <draw:g xml:id="id96" draw:id="id96">
          <svg:title>TexMaths</svg:title>
          <svg:desc>22§display§=  \frac{\pi}{2ab}§svg§600§FALSE§</svg:desc>
          <draw:polygon draw:style-name="gr2" draw:text-style-name="P7" draw:layer="layout" svg:width="1.96cm" svg:height="1.319cm" svg:x="11.427cm" svg:y="8.744cm" svg:viewBox="0 0 1961 1320" draw:points="981,1320 0,1320 0,0 1961,0 1961,1320">
            <text:p/>
          </draw:polygon>
          <draw:path draw:style-name="gr3" draw:text-style-name="P8" draw:layer="layout" svg:width="0.515cm" svg:height="0.182cm" svg:x="11.432cm" svg:y="9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647cm" svg:y="8.705cm" svg:viewBox="0 0 419 343" svg:d="M185 46h88c-27 114-34 148-34 200 0 11 0 32 7 58 7 36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1.127cm" svg:height="0.032cm" svg:x="12.297cm" svg:y="9.352cm" svg:viewBox="0 0 1128 33" draw:points="565,33 0,33 0,0 1128,0 1128,33">
            <text:p/>
          </draw:polygon>
          <draw:path draw:style-name="gr3" draw:text-style-name="P8" draw:layer="layout" svg:width="0.309cm" svg:height="0.516cm" svg:x="12.335cm" svg:y="9.57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55cm" svg:height="0.351cm" svg:x="12.716cm" svg:y="9.75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86cm" svg:height="0.546cm" svg:x="13.129cm" svg:y="9.555cm" svg:viewBox="0 0 287 547" svg:d="M150 9c0-2 0-9-11-9-18 0-74 7-95 7-5 2-14 2-14 16 0 10 7 10 18 10 38 0 38 6 38 13 0 5-5 31-10 47l-64 254c-8 38-12 51-12 79 0 72 40 121 99 121 91 0 188-116 188-227 0-72-42-125-104-125-35 0-69 23-91 48zM76 301c5-16 5-18 12-27 39-51 74-61 93-61 28 0 50 23 50 72 0 46-27 136-41 165-25 51-61 80-91 80-27 0-51-22-51-78 0-16 0-30 12-79z">
            <text:p/>
          </draw:path>
        </draw:g>
        <draw:g xml:id="id93" draw:id="id93">
          <svg:title>TexMaths</svg:title>
          <svg:desc>26§display§\therefore§svg§600§FALSE§</svg:desc>
          <draw:polygon draw:style-name="gr2" draw:text-style-name="P7" draw:layer="layout" svg:width="0.49cm" svg:height="0.402cm" svg:x="4.309cm" svg:y="9.223cm" svg:viewBox="0 0 491 403" draw:points="246,403 0,403 0,0 491,0 491,403">
            <text:p/>
          </draw:polygon>
          <draw:path draw:style-name="gr3" draw:text-style-name="P8" draw:layer="layout" svg:width="0.555cm" svg:height="0.493cm" svg:x="4.29cm" svg:y="9.1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94" draw:id="id94">
          <svg:title>TexMaths</svg:title>
          <svg:desc>24§display§\text {I} §svg§600§FALSE§</svg:desc>
          <draw:polygon draw:style-name="gr2" draw:text-style-name="P7" draw:layer="layout" svg:width="0.197cm" svg:height="0.493cm" svg:x="5.933cm" svg:y="9.1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9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7" draw:id="id97">
          <svg:title>TexMaths</svg:title>
          <svg:desc>24§display§(4)§svg§600§FALSE§</svg:desc>
          <draw:polygon draw:style-name="gr2" draw:text-style-name="P7" draw:layer="layout" svg:width="0.91cm" svg:height="0.76cm" svg:x="2.32cm" svg:y="11.35cm" svg:viewBox="0 0 911 761" draw:points="455,761 0,761 0,0 911,0 911,761">
            <text:p/>
          </draw:polygon>
          <draw:path draw:style-name="gr3" draw:text-style-name="P8" draw:layer="layout" svg:width="0.197cm" svg:height="0.844cm" svg:x="2.36cm" svg:y="11.3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76cm" svg:height="0.571cm" svg:x="2.629cm" svg:y="11.3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3.077cm" svg:y="11.3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0" draw:id="id100">
          <svg:title>TexMaths</svg:title>
          <svg:desc>22§display§= \int_0^\frac{\pi}{2} \left( \sqrt{\tan x} + \sqrt{\cot x} \right)dx§svg§600§FALSE§</svg:desc>
          <draw:polygon draw:style-name="gr2" draw:text-style-name="P7" draw:layer="layout" svg:width="9.586cm" svg:height="1.873cm" svg:x="6.522cm" svg:y="10.643cm" svg:viewBox="0 0 9587 1874" draw:points="4794,1874 0,1874 0,0 9587,0 9587,1874">
            <text:p/>
          </draw:polygon>
          <draw:path draw:style-name="gr3" draw:text-style-name="P8" draw:layer="layout" svg:width="0.515cm" svg:height="0.182cm" svg:x="6.527cm" svg:y="11.5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2cm" svg:y="10.78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9cm" svg:y="10.60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6cm" svg:y="10.829cm" svg:viewBox="0 0 336 28" draw:points="169,28 0,28 0,0 336,0 336,28">
            <text:p/>
          </draw:polygon>
          <draw:path draw:style-name="gr3" draw:text-style-name="P8" draw:layer="layout" svg:width="0.193cm" svg:height="0.258cm" svg:x="8.236cm" svg:y="10.90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7cm" svg:y="12.18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1.391cm" svg:x="8.9cm" svg:y="10.951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8" draw:layer="layout" svg:width="0.604cm" svg:height="0.773cm" svg:x="9.28cm" svg:y="11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89cm" svg:height="0.032cm" svg:x="9.868cm" svg:y="11.142cm" svg:viewBox="0 0 1690 33" draw:points="845,33 0,33 0,0 1690,0 1690,33">
            <text:p/>
          </draw:polygon>
          <draw:path draw:style-name="gr3" draw:text-style-name="P8" draw:layer="layout" svg:width="0.242cm" svg:height="0.485cm" svg:x="9.882cm" svg:y="11.3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0.2cm" svg:y="11.49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0.579cm" svg:y="11.4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135cm" svg:y="11.4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77cm" svg:y="11.3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04cm" svg:height="0.773cm" svg:x="12.557cm" svg:y="11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02cm" svg:height="0.032cm" svg:x="13.145cm" svg:y="11.142cm" svg:viewBox="0 0 1603 33" draw:points="803,33 0,33 0,0 1603,0 1603,33">
            <text:p/>
          </draw:polygon>
          <draw:path draw:style-name="gr3" draw:text-style-name="P8" draw:layer="layout" svg:width="0.295cm" svg:height="0.356cm" svg:x="13.169cm" svg:y="11.49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509cm" svg:y="11.4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3.889cm" svg:y="11.3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6cm" svg:height="0.351cm" svg:x="14.326cm" svg:y="11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1.391cm" svg:x="14.773cm" svg:y="10.951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8" draw:layer="layout" svg:width="0.369cm" svg:height="0.546cm" svg:x="15.368cm" svg:y="11.30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762cm" svg:y="11.4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98" draw:id="id98">
          <svg:title>TexMaths</svg:title>
          <svg:desc>24§display§\text {Let,}§svg§600§FALSE§</svg:desc>
          <draw:polygon draw:style-name="gr2" draw:text-style-name="P7" draw:layer="layout" svg:width="1.318cm" svg:height="0.655cm" svg:x="3.827cm" svg:y="11.439cm" svg:viewBox="0 0 1319 656" draw:points="659,656 0,656 0,0 1319,0 1319,656">
            <text:p/>
          </draw:polygon>
          <draw:path draw:style-name="gr3" draw:text-style-name="P8" draw:layer="layout" svg:width="0.464cm" svg:height="0.577cm" svg:x="3.812cm" svg:y="11.39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6cm" svg:y="11.59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3cm" svg:y="11.45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7cm" svg:y="11.88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99" draw:id="id99">
          <svg:title>TexMaths</svg:title>
          <svg:desc>24§display§\text {I} §svg§600§FALSE§</svg:desc>
          <draw:polygon draw:style-name="gr2" draw:text-style-name="P7" draw:layer="layout" svg:width="0.197cm" svg:height="0.493cm" svg:x="5.934cm" svg:y="11.44cm" svg:viewBox="0 0 198 494" draw:points="100,494 0,494 0,0 198,0 198,494">
            <text:p/>
          </draw:polygon>
          <draw:path draw:style-name="gr3" draw:text-style-name="P8" draw:layer="layout" svg:width="0.258cm" svg:height="0.577cm" svg:x="5.915cm" svg:y="11.39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1" draw:id="id101">
          <svg:title>TexMaths</svg:title>
          <svg:desc>22§display§= \int_0^\frac{\pi}{2} \left( \sqrt{\frac{\sin x}{\cos x}} + \sqrt{\frac{\cos x}{\sin x}} \right)dx§svg§600§FALSE§</svg:desc>
          <draw:polygon draw:style-name="gr2" draw:text-style-name="P7" draw:layer="layout" svg:width="10.439cm" svg:height="2.241cm" svg:x="6.524cm" svg:y="12.945cm" svg:viewBox="0 0 10440 2242" draw:points="5220,2242 0,2242 0,0 10440,0 10440,2242">
            <text:p/>
          </draw:polygon>
          <draw:path draw:style-name="gr3" draw:text-style-name="P8" draw:layer="layout" svg:width="0.515cm" svg:height="0.182cm" svg:x="6.529cm" svg:y="13.9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4cm" svg:y="13.207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8.201cm" svg:y="13.02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8cm" svg:y="13.249cm" svg:viewBox="0 0 336 28" draw:points="169,28 0,28 0,0 336,0 336,28">
            <text:p/>
          </draw:polygon>
          <draw:path draw:style-name="gr3" draw:text-style-name="P8" draw:layer="layout" svg:width="0.193cm" svg:height="0.258cm" svg:x="8.238cm" svg:y="13.327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6cm" svg:y="14.604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404cm" svg:height="2.32cm" svg:x="8.946cm" svg:y="12.906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8" draw:layer="layout" svg:width="0.703cm" svg:height="1.855cm" svg:x="9.461cm" svg:y="13.005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8" draw:layer="layout" svg:width="1.792cm" svg:height="0.032cm" svg:x="10.148cm" svg:y="13.005cm" svg:viewBox="0 0 1793 33" draw:points="896,33 0,33 0,0 1793,0 1793,33">
            <text:p/>
          </draw:polygon>
          <draw:path draw:style-name="gr3" draw:text-style-name="P8" draw:layer="layout" svg:width="0.254cm" svg:height="0.356cm" svg:x="10.31cm" svg:y="13.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614cm" svg:y="13.2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829cm" svg:y="13.3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385cm" svg:y="13.3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608cm" svg:height="0.032cm" svg:x="10.241cm" svg:y="14.05cm" svg:viewBox="0 0 1609 33" draw:points="804,33 0,33 0,0 1609,0 1609,33">
            <text:p/>
          </draw:polygon>
          <draw:path draw:style-name="gr3" draw:text-style-name="P8" draw:layer="layout" svg:width="0.295cm" svg:height="0.356cm" svg:x="10.268cm" svg:y="14.44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607cm" svg:y="14.4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0.996cm" svg:y="14.4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1.427cm" svg:y="14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2.154cm" svg:y="13.8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703cm" svg:height="1.855cm" svg:x="12.971cm" svg:y="13.096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8" draw:layer="layout" svg:width="1.792cm" svg:height="0.032cm" svg:x="13.657cm" svg:y="13.096cm" svg:viewBox="0 0 1793 33" draw:points="896,33 0,33 0,0 1793,0 1793,33">
            <text:p/>
          </draw:polygon>
          <draw:path draw:style-name="gr3" draw:text-style-name="P8" draw:layer="layout" svg:width="0.295cm" svg:height="0.356cm" svg:x="13.777cm" svg:y="13.39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117cm" svg:y="13.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507cm" svg:y="13.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937cm" svg:y="13.3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1.608cm" svg:height="0.032cm" svg:x="13.751cm" svg:y="14.05cm" svg:viewBox="0 0 1609 33" draw:points="804,33 0,33 0,0 1609,0 1609,33">
            <text:p/>
          </draw:polygon>
          <draw:path draw:style-name="gr3" draw:text-style-name="P8" draw:layer="layout" svg:width="0.254cm" svg:height="0.356cm" svg:x="13.819cm" svg:y="14.4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124cm" svg:y="14.2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38cm" svg:y="14.4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895cm" svg:y="14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04cm" svg:height="2.32cm" svg:x="15.475cm" svg:y="12.906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8" draw:layer="layout" svg:width="0.369cm" svg:height="0.546cm" svg:x="16.222cm" svg:y="13.7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6.616cm" svg:y="13.9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0" draw:id="id110">
          <svg:title>TexMaths</svg:title>
          <svg:desc>26§display§\therefore§svg§600§FALSE§</svg:desc>
          <draw:polygon draw:style-name="gr2" draw:text-style-name="P7" draw:layer="layout" svg:width="0.49cm" svg:height="0.402cm" svg:x="4.609cm" svg:y="13.6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3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2" draw:id="id102">
          <svg:title>TexMaths</svg:title>
          <svg:desc>24§display§\text {I} §svg§600§FALSE§</svg:desc>
          <draw:polygon draw:style-name="gr2" draw:text-style-name="P7" draw:layer="layout" svg:width="0.197cm" svg:height="0.493cm" svg:x="5.933cm" svg:y="1.6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3" draw:id="id103">
          <svg:title>TexMaths</svg:title>
          <svg:desc>22§display§= \int_0^\frac{\pi}{2} \left( {\frac{\sqrt {\sin x}}{\sqrt {\cos x} }} + \frac{\sqrt { \cos x } }{ \sqrt { \sin x } }} \right)dx§svg§600§FALSE§</svg:desc>
          <draw:polygon draw:style-name="gr2" draw:text-style-name="P7" draw:layer="layout" svg:width="10.181cm" svg:height="2.241cm" svg:x="6.525cm" svg:y="0.746cm" svg:viewBox="0 0 10182 2242" draw:points="5092,2242 0,2242 0,0 10182,0 10182,2242">
            <text:p/>
          </draw:polygon>
          <draw:path draw:style-name="gr3" draw:text-style-name="P8" draw:layer="layout" svg:width="0.515cm" svg:height="0.182cm" svg:x="6.53cm" svg:y="1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1.008cm" svg:viewBox="0 0 688 1719" svg:d="M37 1684c25 0 39-18 39-37 0-26-20-39-37-39-20 0-39 13-39 39 0 41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8.202cm" svg:y="0.82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9cm" svg:y="1.05cm" svg:viewBox="0 0 336 28" draw:points="169,28 0,28 0,0 336,0 336,28">
            <text:p/>
          </draw:polygon>
          <draw:path draw:style-name="gr3" draw:text-style-name="P8" draw:layer="layout" svg:width="0.193cm" svg:height="0.258cm" svg:x="8.239cm" svg:y="1.128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61cm" svg:y="2.40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404cm" svg:height="2.32cm" svg:x="8.947cm" svg:y="0.707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8" draw:layer="layout" svg:width="0.604cm" svg:height="0.773cm" svg:x="9.568cm" svg:y="0.85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1.522cm" svg:height="0.032cm" svg:x="10.156cm" svg:y="0.857cm" svg:viewBox="0 0 1523 33" draw:points="760,33 0,33 0,0 1523,0 1523,33">
            <text:p/>
          </draw:polygon>
          <draw:path draw:style-name="gr3" draw:text-style-name="P8" draw:layer="layout" svg:width="0.254cm" svg:height="0.356cm" svg:x="10.183cm" svg:y="1.1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487cm" svg:y="1.0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702cm" svg:y="1.19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258cm" svg:y="1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2.252cm" svg:height="0.032cm" svg:x="9.47cm" svg:y="1.851cm" svg:viewBox="0 0 2253 33" draw:points="1126,33 0,33 0,0 2253,0 2253,33">
            <text:p/>
          </draw:polygon>
          <draw:path draw:style-name="gr3" draw:text-style-name="P8" draw:layer="layout" svg:width="0.604cm" svg:height="0.773cm" svg:x="9.526cm" svg:y="2.006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1.608cm" svg:height="0.032cm" svg:x="10.114cm" svg:y="2.006cm" svg:viewBox="0 0 1609 33" draw:points="804,33 0,33 0,0 1609,0 1609,33">
            <text:p/>
          </draw:polygon>
          <draw:path draw:style-name="gr3" draw:text-style-name="P8" draw:layer="layout" svg:width="0.295cm" svg:height="0.356cm" svg:x="10.14cm" svg:y="2.24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478cm" svg:y="2.24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869cm" svg:y="2.2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1.3cm" svg:y="2.2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2.027cm" svg:y="1.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04cm" svg:height="0.773cm" svg:x="12.907cm" svg:y="0.95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1.608cm" svg:height="0.032cm" svg:x="13.495cm" svg:y="0.95cm" svg:viewBox="0 0 1609 33" draw:points="804,33 0,33 0,0 1609,0 1609,33">
            <text:p/>
          </draw:polygon>
          <draw:path draw:style-name="gr3" draw:text-style-name="P8" draw:layer="layout" svg:width="0.295cm" svg:height="0.356cm" svg:x="13.521cm" svg:y="1.19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859cm" svg:y="1.1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25cm" svg:y="1.1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681cm" svg:y="1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2.252cm" svg:height="0.032cm" svg:x="12.851cm" svg:y="1.851cm" svg:viewBox="0 0 2253 33" draw:points="1126,33 0,33 0,0 2253,0 2253,33">
            <text:p/>
          </draw:polygon>
          <draw:path draw:style-name="gr3" draw:text-style-name="P8" draw:layer="layout" svg:width="0.604cm" svg:height="0.773cm" svg:x="12.949cm" svg:y="2.0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1.522cm" svg:height="0.032cm" svg:x="13.537cm" svg:y="2.006cm" svg:viewBox="0 0 1523 33" draw:points="760,33 0,33 0,0 1523,0 1523,33">
            <text:p/>
          </draw:polygon>
          <draw:path draw:style-name="gr3" draw:text-style-name="P8" draw:layer="layout" svg:width="0.254cm" svg:height="0.356cm" svg:x="13.564cm" svg:y="2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3.868cm" svg:y="2.1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083cm" svg:y="2.34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639cm" svg:y="2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04cm" svg:height="2.32cm" svg:x="15.22cm" svg:y="0.70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8" draw:layer="layout" svg:width="0.369cm" svg:height="0.546cm" svg:x="15.966cm" svg:y="1.52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6.359cm" svg:y="1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04" draw:id="id104">
          <svg:title>TexMaths</svg:title>
          <svg:desc>22§display§= \int_0^\frac{\pi}{2} {\frac{ \sin x + \cos x }{\sqrt {\sin x \cos x} }}\ dx§svg§600§FALSE§</svg:desc>
          <draw:polygon draw:style-name="gr2" draw:text-style-name="P7" draw:layer="layout" svg:width="7.525cm" svg:height="1.879cm" svg:x="6.526cm" svg:y="3.447cm" svg:viewBox="0 0 7526 1880" draw:points="3763,1880 0,1880 0,0 7526,0 7526,1880">
            <text:p/>
          </draw:polygon>
          <draw:path draw:style-name="gr3" draw:text-style-name="P8" draw:layer="layout" svg:width="0.515cm" svg:height="0.182cm" svg:x="6.531cm" svg:y="4.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3.59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8.203cm" svg:y="3.4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17cm" svg:y="3.633cm" svg:viewBox="0 0 336 28" draw:points="169,28 0,28 0,0 336,0 336,28">
            <text:p/>
          </draw:polygon>
          <draw:path draw:style-name="gr3" draw:text-style-name="P8" draw:layer="layout" svg:width="0.193cm" svg:height="0.258cm" svg:x="8.24cm" svg:y="3.711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7.761cm" svg:y="4.989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4cm" svg:height="0.356cm" svg:x="8.883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189cm" svg:y="3.6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402cm" svg:y="3.77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9.958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515cm" svg:height="0.517cm" svg:x="10.593cm" svg:y="3.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11.348cm" svg:y="3.77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1.688cm" svg:y="3.7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2.079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5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olygon draw:style-name="gr3" draw:text-style-name="P8" draw:layer="layout" svg:width="4.072cm" svg:height="0.032cm" svg:x="8.858cm" svg:y="4.434cm" svg:viewBox="0 0 4073 33" draw:points="2036,33 0,33 0,0 4073,0 4073,33">
            <text:p/>
          </draw:polygon>
          <draw:path draw:style-name="gr3" draw:text-style-name="P8" draw:layer="layout" svg:width="0.604cm" svg:height="0.774cm" svg:x="9cm" svg:y="4.58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8" draw:layer="layout" svg:width="3.255cm" svg:height="0.032cm" svg:x="9.588cm" svg:y="4.589cm" svg:viewBox="0 0 3256 33" draw:points="1628,33 0,33 0,0 3256,0 3256,33">
            <text:p/>
          </draw:polygon>
          <draw:path draw:style-name="gr3" draw:text-style-name="P8" draw:layer="layout" svg:width="0.254cm" svg:height="0.356cm" svg:x="9.613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919cm" svg:y="4.7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0.132cm" svg:y="4.9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0.688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95cm" svg:height="0.356cm" svg:x="11.264cm" svg:y="4.9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1.602cm" svg:y="4.92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1.992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424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9cm" svg:height="0.547cm" svg:x="13.311cm" svg:y="4.10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3.705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05" draw:id="id105">
          <svg:title>TexMaths</svg:title>
          <svg:desc>22§display§= \sqrt{2} \int_0^\frac{\pi}{2} {\frac{ \sin x + \cos x }{\sqrt {2\sin x \cos x} }}\ dx§svg§600§FALSE§</svg:desc>
          <draw:polygon draw:style-name="gr2" draw:text-style-name="P7" draw:layer="layout" svg:width="9.028cm" svg:height="1.879cm" svg:x="14.527cm" svg:y="3.447cm" svg:viewBox="0 0 9029 1880" draw:points="4514,1880 0,1880 0,0 9029,0 9029,1880">
            <text:p/>
          </draw:polygon>
          <draw:path draw:style-name="gr3" draw:text-style-name="P8" draw:layer="layout" svg:width="0.515cm" svg:height="0.182cm" svg:x="14.532cm" svg:y="4.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4cm" svg:x="15.361cm" svg:y="3.93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388cm" svg:height="0.032cm" svg:x="15.949cm" svg:y="3.936cm" svg:viewBox="0 0 389 33" draw:points="194,33 0,33 0,0 389,0 389,33">
            <text:p/>
          </draw:polygon>
          <draw:path draw:style-name="gr3" draw:text-style-name="P8" draw:layer="layout" svg:width="0.309cm" svg:height="0.517cm" svg:x="15.988cm" svg:y="4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16.507cm" svg:y="3.59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17.364cm" svg:y="3.4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8" draw:layer="layout" svg:width="0.335cm" svg:height="0.027cm" svg:x="17.33cm" svg:y="3.633cm" svg:viewBox="0 0 336 28" draw:points="169,28 0,28 0,0 336,0 336,28">
            <text:p/>
          </draw:polygon>
          <draw:path draw:style-name="gr3" draw:text-style-name="P8" draw:layer="layout" svg:width="0.193cm" svg:height="0.258cm" svg:x="17.401cm" svg:y="3.71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6.922cm" svg:y="4.98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4cm" svg:height="0.356cm" svg:x="18.215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8.52cm" svg:y="3.6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735cm" svg:y="3.77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9.29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515cm" svg:height="0.517cm" svg:x="19.924cm" svg:y="3.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20.681cm" svg:y="3.77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21.02cm" svg:y="3.7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21.411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21.84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olygon draw:style-name="gr3" draw:text-style-name="P8" draw:layer="layout" svg:width="4.414cm" svg:height="0.032cm" svg:x="18.018cm" svg:y="4.434cm" svg:viewBox="0 0 4415 33" draw:points="2208,33 0,33 0,0 4415,0 4415,33">
            <text:p/>
          </draw:polygon>
          <draw:path draw:style-name="gr3" draw:text-style-name="P8" draw:layer="layout" svg:width="0.604cm" svg:height="0.774cm" svg:x="18.075cm" svg:y="4.58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3.77cm" svg:height="0.032cm" svg:x="18.662cm" svg:y="4.589cm" svg:viewBox="0 0 3771 33" draw:points="1886,33 0,33 0,0 3771,0 3771,33">
            <text:p/>
          </draw:polygon>
          <draw:path draw:style-name="gr3" draw:text-style-name="P8" draw:layer="layout" svg:width="0.309cm" svg:height="0.517cm" svg:x="18.701cm" svg:y="4.7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254cm" svg:height="0.356cm" svg:x="19.203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09cm" svg:y="4.7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22cm" svg:y="4.92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20.278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295cm" svg:height="0.356cm" svg:x="20.853cm" svg:y="4.92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21.191cm" svg:y="4.92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1.582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22.013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369cm" svg:height="0.547cm" svg:x="22.814cm" svg:y="4.10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3.208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06" draw:id="id106">
          <svg:title>TexMaths</svg:title>
          <svg:desc>22§display§= \sqrt{2} \int_0^\frac{\pi}{2} \frac{ \sin x + \cos x }{\sqrt {\sin 2x } } \ dx§svg§600§FALSE§</svg:desc>
          <draw:polygon draw:style-name="gr2" draw:text-style-name="P7" draw:layer="layout" svg:width="8.684cm" svg:height="1.879cm" svg:x="6.529cm" svg:y="5.947cm" svg:viewBox="0 0 8685 1880" draw:points="4343,1880 0,1880 0,0 8685,0 8685,1880">
            <text:p/>
          </draw:polygon>
          <draw:path draw:style-name="gr3" draw:text-style-name="P8" draw:layer="layout" svg:width="0.515cm" svg:height="0.182cm" svg:x="6.534cm" svg:y="6.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4cm" svg:x="7.363cm" svg:y="6.43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388cm" svg:height="0.032cm" svg:x="7.951cm" svg:y="6.436cm" svg:viewBox="0 0 389 33" draw:points="194,33 0,33 0,0 389,0 389,33">
            <text:p/>
          </draw:polygon>
          <draw:path draw:style-name="gr3" draw:text-style-name="P8" draw:layer="layout" svg:width="0.309cm" svg:height="0.517cm" svg:x="7.99cm" svg:y="6.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8.509cm" svg:y="6.09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9.366cm" svg:y="5.9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8" draw:layer="layout" svg:width="0.335cm" svg:height="0.027cm" svg:x="9.332cm" svg:y="6.133cm" svg:viewBox="0 0 336 28" draw:points="169,28 0,28 0,0 336,0 336,28">
            <text:p/>
          </draw:polygon>
          <draw:path draw:style-name="gr3" draw:text-style-name="P8" draw:layer="layout" svg:width="0.193cm" svg:height="0.258cm" svg:x="9.403cm" svg:y="6.21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8.924cm" svg:y="7.48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4cm" svg:height="0.356cm" svg:x="10.045cm" svg:y="6.2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351cm" svg:y="6.1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0.564cm" svg:y="6.27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1.12cm" svg:y="6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517cm" svg:x="11.756cm" svg:y="6.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12.51cm" svg:y="6.27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2.85cm" svg:y="6.2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241cm" svg:y="6.2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3.672cm" svg:y="6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olygon draw:style-name="gr3" draw:text-style-name="P8" draw:layer="layout" svg:width="4.071cm" svg:height="0.032cm" svg:x="10.02cm" svg:y="6.934cm" svg:viewBox="0 0 4072 33" draw:points="2036,33 0,33 0,0 4072,0 4072,33">
            <text:p/>
          </draw:polygon>
          <draw:path draw:style-name="gr3" draw:text-style-name="P8" draw:layer="layout" svg:width="0.604cm" svg:height="0.774cm" svg:x="10.837cm" svg:y="7.089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8" draw:layer="layout" svg:width="1.907cm" svg:height="0.032cm" svg:x="11.425cm" svg:y="7.089cm" svg:viewBox="0 0 1908 33" draw:points="954,33 0,33 0,0 1908,0 1908,33">
            <text:p/>
          </draw:polygon>
          <draw:path draw:style-name="gr3" draw:text-style-name="P8" draw:layer="layout" svg:width="0.254cm" svg:height="0.356cm" svg:x="11.449cm" svg:y="7.4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756cm" svg:y="7.2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68cm" svg:y="7.42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2.54cm" svg:y="7.2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2.912cm" svg:y="7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369cm" svg:height="0.547cm" svg:x="14.473cm" svg:y="6.60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4.867cm" svg:y="6.8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07" draw:id="id107">
          <svg:title>TexMaths</svg:title>
          <svg:desc>22§display§\text {Put, } \sin x - \cos x = t,\ \text {Diff. }w.\ r.\ t.\ x.\ (\cos x + \sin x) dx = dt §svg§600§FALSE§</svg:desc>
          <draw:polygon draw:style-name="gr2" draw:text-style-name="P7" draw:layer="layout" svg:width="20.298cm" svg:height="0.696cm" svg:x="4.052cm" svg:y="8.557cm" svg:viewBox="0 0 20299 697" draw:points="10149,697 0,697 0,0 20299,0 20299,697">
            <text:p/>
          </draw:polygon>
          <draw:path draw:style-name="gr3" draw:text-style-name="P8" draw:layer="layout" svg:width="0.457cm" svg:height="0.528cm" svg:x="4.04cm" svg:y="8.569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65cm" svg:y="8.75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83cm" svg:y="8.62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337cm" svg:y="9.01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897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201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416cm" svg:y="8.75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972cm" svg:y="8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7.627cm" svg:y="8.88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8.363cm" svg:y="8.75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702cm" svg:y="8.75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9.093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9.523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10.2cm" svg:y="8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10.992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11.32cm" svg:y="9.01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2cm" svg:height="0.528cm" svg:x="11.881cm" svg:y="8.569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8" draw:layer="layout" svg:width="0.166cm" svg:height="0.518cm" svg:x="12.471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2.68cm" svg:y="8.553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30 11-30 32 0 5 2 25 23 32-2 10-2 17-2 26v90z">
            <text:p/>
          </draw:path>
          <draw:path draw:style-name="gr3" draw:text-style-name="P8" draw:layer="layout" svg:width="0.083cm" svg:height="0.083cm" svg:x="13.178cm" svg:y="9.016cm" svg:viewBox="0 0 84 84" svg:d="M84 42c0-23-19-42-42-42s-42 19-42 42 19 42 42 42 42-19 42-42z">
            <text:p/>
          </draw:path>
          <draw:path draw:style-name="gr3" draw:text-style-name="P8" draw:layer="layout" svg:width="0.513cm" svg:height="0.351cm" svg:x="13.692cm" svg:y="8.755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0 5 16 12 21 9 9 29 28 29 67 0 26-23 102-43 141-21 42-47 68-86 68-37 0-58-23-58-67 0-21 7-45 9-56z">
            <text:p/>
          </draw:path>
          <draw:path draw:style-name="gr3" draw:text-style-name="P8" draw:layer="layout" svg:width="0.083cm" svg:height="0.083cm" svg:x="14.31cm" svg:y="9.016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4.74cm" svg:y="8.7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5.111cm" svg:y="9.016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5.533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5.862cm" svg:y="9.016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6.29cm" svg:y="8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83cm" svg:height="0.083cm" svg:x="16.776cm" svg:y="9.01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26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95cm" svg:height="0.356cm" svg:x="17.51cm" svg:y="8.75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7.848cm" svg:y="8.75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239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8.67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9.305cm" svg:y="8.64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20.06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0.365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0.579cm" svg:y="8.75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1.136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21.599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21.885cm" svg:y="8.562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2.28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22.957cm" svg:y="8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3.762cm" svg:y="8.562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238cm" svg:height="0.493cm" svg:x="24.151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109" draw:id="id109">
          <svg:title>TexMaths</svg:title>
          <svg:desc>22§display§\text {Also, } ( \sin x - \cos x )^2 = t^2 \ \Rightarrow \ 1 - \sin 2x = t^2 \ \Rightarrow \ \sin 2x = 1 - t^2.§svg§600§FALSE§</svg:desc>
          <draw:polygon draw:style-name="gr2" draw:text-style-name="P7" draw:layer="layout" svg:width="21.933cm" svg:height="0.795cm" svg:x="4.155cm" svg:y="11.458cm" svg:viewBox="0 0 21934 796" draw:points="10968,796 0,796 0,0 21934,0 21934,796">
            <text:p/>
          </draw:polygon>
          <draw:path draw:style-name="gr3" draw:text-style-name="P8" draw:layer="layout" svg:width="0.531cm" svg:height="0.555cm" svg:x="4.141cm" svg:y="11.544cm" svg:viewBox="0 0 532 556" svg:d="M283 16c-3-11-5-16-17-16-13 0-14 5-18 16l-162 463c-14 40-44 51-86 53v24c18-2 51-3 79-3 25 0 65 1 90 3v-24c-39 0-58-20-58-41 0-2 0-9 0-10l37-103h192l40 118c0 4 2 9 2 13 0 23-42 23-63 23v24c28-3 81-3 110-3 34 0 69 1 103 3v-24h-15c-45 0-58-6-65-32zM243 102l88 252h-174z">
            <text:p/>
          </draw:path>
          <draw:path draw:style-name="gr3" draw:text-style-name="P8" draw:layer="layout" svg:width="0.173cm" svg:height="0.538cm" svg:x="4.722cm" svg:y="11.5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4cm" svg:height="0.356cm" svg:x="4.93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5.237cm" svg:y="11.7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5.669cm" svg:y="12.0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18cm" svg:height="0.773cm" svg:x="6.151cm" svg:y="11.5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4cm" svg:height="0.356cm" svg:x="6.401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707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92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476cm" svg:y="11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8.133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8.867cm" svg:y="11.7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9.206cm" svg:y="11.75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59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028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0.491cm" svg:y="11.51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0.781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1.353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12.144cm" svg:y="11.6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2.439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687cm" svg:height="0.427cm" svg:x="13.266cm" svg:y="11.692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256cm" svg:height="0.516cm" svg:x="14.539cm" svg:y="11.58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5.092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5.82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6.132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6.346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6cm" svg:x="16.918cm" svg:y="11.58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17.288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7.966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18.758cm" svg:y="11.6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9.051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687cm" svg:height="0.427cm" svg:x="19.88cm" svg:y="11.692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254cm" svg:height="0.356cm" svg:x="21.109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1.413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1.628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6cm" svg:x="22.2cm" svg:y="11.58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22.57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23.247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24.09cm" svg:y="11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24.643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25.37cm" svg:y="11.61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25.665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083cm" svg:height="0.083cm" svg:x="26.046cm" svg:y="12.016cm" svg:viewBox="0 0 84 84" svg:d="M84 42c0-23-19-42-42-42s-42 19-42 42 19 42 42 42 42-19 42-42z">
            <text:p/>
          </draw:path>
        </draw:g>
        <draw:g xml:id="id112" draw:id="id112">
          <svg:title>TexMaths</svg:title>
          <svg:desc>22§display§= \sqrt{2} \int_0^1\frac{1}{\sqrt { 1 - t^2 } } \ dt§svg§600§FALSE§</svg:desc>
          <draw:polygon draw:style-name="gr2" draw:text-style-name="P7" draw:layer="layout" svg:width="6.85cm" svg:height="1.862cm" svg:x="6.53cm" svg:y="12.847cm" svg:viewBox="0 0 6851 1863" draw:points="3427,1863 0,1863 0,0 6851,0 6851,1863">
            <text:p/>
          </draw:polygon>
          <draw:path draw:style-name="gr3" draw:text-style-name="P8" draw:layer="layout" svg:width="0.515cm" svg:height="0.182cm" svg:x="6.535cm" svg:y="13.7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7.364cm" svg:y="13.32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7.952cm" svg:y="13.32cm" svg:viewBox="0 0 389 33" draw:points="194,33 0,33 0,0 389,0 389,33">
            <text:p/>
          </draw:polygon>
          <draw:path draw:style-name="gr3" draw:text-style-name="P8" draw:layer="layout" svg:width="0.309cm" svg:height="0.516cm" svg:x="7.991cm" svg:y="13.51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7cm" svg:x="8.51cm" svg:y="12.977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9.3cm" svg:y="12.8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925cm" svg:y="14.373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256cm" svg:height="0.516cm" svg:x="10.986cm" svg:y="12.991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2.602cm" svg:height="0.032cm" svg:x="9.809cm" svg:y="13.819cm" svg:viewBox="0 0 2603 33" draw:points="1302,33 0,33 0,0 2603,0 2603,33">
            <text:p/>
          </draw:polygon>
          <draw:path draw:style-name="gr3" draw:text-style-name="P8" draw:layer="layout" svg:width="0.604cm" svg:height="0.773cm" svg:x="9.865cm" svg:y="13.974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1.958cm" svg:height="0.032cm" svg:x="10.453cm" svg:y="13.974cm" svg:viewBox="0 0 1959 33" draw:points="980,33 0,33 0,0 1959,0 1959,33">
            <text:p/>
          </draw:polygon>
          <draw:path draw:style-name="gr3" draw:text-style-name="P8" draw:layer="layout" svg:width="0.256cm" svg:height="0.516cm" svg:x="10.521cm" svg:y="14.134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11.076cm" svg:y="14.44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3cm" svg:x="11.803cm" svg:y="14.16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2-24 3-36z">
            <text:p/>
          </draw:path>
          <draw:path draw:style-name="gr3" draw:text-style-name="P8" draw:layer="layout" svg:width="0.24cm" svg:height="0.36cm" svg:x="12.098cm" svg:y="14.06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2.792cm" svg:y="13.492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238cm" svg:height="0.493cm" svg:x="13.181cm" svg:y="13.54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6z">
            <text:p/>
          </draw:path>
        </draw:g>
        <draw:g xml:id="id108" draw:id="id108">
          <svg:title>TexMaths</svg:title>
          <svg:desc>22§display§\text {When, } x = 0, \ \  t = -1 \text { and } \text {When, } x = \frac{\pi}{2}, \ \ t = 1§svg§600§FALSE§</svg:desc>
          <draw:polygon draw:style-name="gr2" draw:text-style-name="P7" draw:layer="layout" svg:width="16.262cm" svg:height="1.31cm" svg:x="4.164cm" svg:y="9.762cm" svg:viewBox="0 0 16263 1311" draw:points="8131,1311 0,1311 0,0 16263,0 16263,1311">
            <text:p/>
          </draw:polygon>
          <draw:path draw:style-name="gr3" draw:text-style-name="P8" draw:layer="layout" svg:width="0.766cm" svg:height="0.546cm" svg:x="4.139cm" svg:y="10.0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10.0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10.2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10.4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10.0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521cm" svg:y="10.4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10.0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85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688cm" svg:y="10.3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294cm" svg:y="10.0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11.902cm" svg:y="10.23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2.281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2.712cm" svg:y="10.043cm" svg:viewBox="0 0 384 547" svg:d="M269 496v51l115-9v-24c-55 0-62-6-62-43v-471l-111 9v24c53 0 60 6 60 43v167c-23-27-56-48-99-48-91 0-172 76-172 176 0 99 76 176 165 176 50 0 85-26 104-51zM269 289v158c0 14 0 16-9 28-22 37-58 55-91 55-35 0-63-20-83-50-19-31-21-75-21-107 0-30 0-76 23-111 18-25 46-49 88-49 28 0 60 10 84 46 9 14 9 15 9 30z">
            <text:p/>
          </draw:path>
          <draw:path draw:style-name="gr3" draw:text-style-name="P8" draw:layer="layout" svg:width="0.766cm" svg:height="0.546cm" svg:x="13.386cm" svg:y="10.05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8" draw:layer="layout" svg:width="0.39cm" svg:height="0.537cm" svg:x="14.192cm" svg:y="10.0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618cm" svg:y="10.2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965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5.437cm" svg:y="10.4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866cm" svg:y="10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6.544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7.429cm" svg:y="9.7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408cm" svg:y="10.37cm" svg:viewBox="0 0 470 33" draw:points="236,33 0,33 0,0 470,0 470,33">
            <text:p/>
          </draw:polygon>
          <draw:path draw:style-name="gr3" draw:text-style-name="P8" draw:layer="layout" svg:width="0.309cm" svg:height="0.516cm" svg:x="17.489cm" svg:y="10.5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8.036cm" svg:y="10.4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848cm" svg:y="10.0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9.367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20.208cm" svg:y="10.064cm" svg:viewBox="0 0 257 517" svg:d="M160 19c0-17 0-19-19-19-48 49-116 49-141 49v25c16 0 62 0 102-21v403c0 28-2 37-72 37h-25v24c27-3 95-3 125-3 32 0 99 0 127 3v-24h-25c-70 0-72-9-72-37z">
            <text:p/>
          </draw:path>
        </draw:g>
        <draw:g xml:id="id111" draw:id="id111">
          <svg:title>TexMaths</svg:title>
          <svg:desc>24§display§\text {I} §svg§600§FALSE§</svg:desc>
          <draw:polygon draw:style-name="gr2" draw:text-style-name="P7" draw:layer="layout" svg:width="0.197cm" svg:height="0.493cm" svg:x="5.934cm" svg:y="13.5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13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7" draw:id="id117">
          <svg:title>TexMaths</svg:title>
          <svg:desc>26§display§\therefore§svg§600§FALSE§</svg:desc>
          <draw:polygon draw:style-name="gr2" draw:text-style-name="P7" draw:layer="layout" svg:width="0.49cm" svg:height="0.402cm" svg:x="4.609cm" svg:y="4.423cm" svg:viewBox="0 0 491 403" draw:points="246,403 0,403 0,0 491,0 491,403">
            <text:p/>
          </draw:polygon>
          <draw:path draw:style-name="gr3" draw:text-style-name="P8" draw:layer="layout" svg:width="0.555cm" svg:height="0.493cm" svg:x="4.59cm" svg:y="4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13" draw:id="id113">
          <svg:title>TexMaths</svg:title>
          <svg:desc>24§display§\text {I} §svg§600§FALSE§</svg:desc>
          <draw:polygon draw:style-name="gr2" draw:text-style-name="P7" draw:layer="layout" svg:width="0.197cm" svg:height="0.493cm" svg:x="5.933cm" svg:y="1.3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4" draw:id="id114">
          <svg:title>TexMaths</svg:title>
          <svg:desc>22§display§= \sqrt{2} [\ \sin^{-1} t \ ]_{-1}^1§svg§600§FALSE§</svg:desc>
          <draw:polygon draw:style-name="gr2" draw:text-style-name="P7" draw:layer="layout" svg:width="5.64cm" svg:height="0.824cm" svg:x="6.529cm" svg:y="1.147cm" svg:viewBox="0 0 5641 825" draw:points="2821,825 0,825 0,0 5641,0 5641,825">
            <text:p/>
          </draw:polygon>
          <draw:path draw:style-name="gr3" draw:text-style-name="P8" draw:layer="layout" svg:width="0.515cm" svg:height="0.182cm" svg:x="6.534cm" svg:y="1.53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604cm" svg:height="0.773cm" svg:x="7.363cm" svg:y="1.108cm" svg:viewBox="0 0 605 774" svg:d="M245 693l-136-301c-5-12-10-12-12-12 0 0-6 0-13 5l-73 56c-11 7-11 11-11 13 0 3 2 8 7 8s19-10 26-17c6-4 18-12 25-18l153 334c5 13 11 13 18 13 10 0 12-4 19-14l352-728c5-13 5-14 5-16 0-9-7-16-16-16-7 0-12 4-17 16z">
            <text:p/>
          </draw:path>
          <draw:polygon draw:style-name="gr3" draw:text-style-name="P8" draw:layer="layout" svg:width="0.388cm" svg:height="0.032cm" svg:x="7.951cm" svg:y="1.108cm" svg:viewBox="0 0 389 33" draw:points="194,33 0,33 0,0 389,0 389,33">
            <text:p/>
          </draw:polygon>
          <draw:path draw:style-name="gr3" draw:text-style-name="P8" draw:layer="layout" svg:width="0.309cm" svg:height="0.516cm" svg:x="7.989cm" svg:y="1.30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  <draw:polygon draw:style-name="gr3" draw:text-style-name="P8" draw:layer="layout" svg:width="0.106cm" svg:height="0.773cm" svg:x="8.428cm" svg:y="1.23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834cm" svg:y="1.47cm" svg:viewBox="0 0 255 357" svg:d="M135 197c18 3 81 16 81 72 0 39-26 70-88 70-65 0-93-44-107-110-2-9-3-13-10-13-11 0-11 6-11 20v102c0 14 0 19 9 19 3 0 5-2 19-16 2-2 2-3 16-17 33 31 69 33 84 33 90 0 127-53 127-109 0-41-24-63-33-74-27-25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9.14cm" svg:y="1.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53cm" svg:y="1.474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9.818cm" svg:y="1.342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0.3cm" svg:y="1.131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238cm" svg:height="0.493cm" svg:x="10.734cm" svg:y="1.331cm" svg:viewBox="0 0 239 494" svg:d="M143 176h73c15 0 23 0 23-16 0-9-8-9-23-9h-66c26-111 31-125 31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8" draw:layer="layout" svg:width="0.106cm" svg:height="0.773cm" svg:x="11.271cm" svg:y="1.236cm" svg:viewBox="0 0 107 774" draw:points="107,0 0,0 0,32 76,32 76,744 0,744 0,774 107,774">
            <text:p/>
          </draw:polygon>
          <draw:path draw:style-name="gr3" draw:text-style-name="P8" draw:layer="layout" svg:width="0.198cm" svg:height="0.359cm" svg:x="11.528cm" svg:y="1.138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367cm" svg:height="0.027cm" svg:x="11.528cm" svg:y="1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2.01cm" svg:y="1.648cm" svg:viewBox="0 0 199 360" svg:d="M123 16c0-16 0-16-16-16-35 33-84 35-107 35v20c12 0 49 0 79-16v277c0 18 0 25-54 25h-21v19c10 0 77-1 96-1 18 0 87 1 99 1v-19h-21c-55 0-55-7-55-25z">
            <text:p/>
          </draw:path>
        </draw:g>
        <draw:g xml:id="id118" draw:id="id118">
          <svg:title>TexMaths</svg:title>
          <svg:desc>24§display§\text {I} §svg§600§FALSE§</svg:desc>
          <draw:polygon draw:style-name="gr2" draw:text-style-name="P7" draw:layer="layout" svg:width="0.197cm" svg:height="0.493cm" svg:x="5.934cm" svg:y="4.3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4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5" draw:id="id115">
          <svg:title>TexMaths</svg:title>
          <svg:desc>22§display§= \sqrt{2} [\ \sin^{-1} (1) - \sin^{-1} (-1) \ ]§svg§600§FALSE§</svg:desc>
          <draw:polygon draw:style-name="gr2" draw:text-style-name="P7" draw:layer="layout" svg:width="9.706cm" svg:height="0.824cm" svg:x="12.63cm" svg:y="1.148cm" svg:viewBox="0 0 9707 825" draw:points="4853,825 0,825 0,0 9707,0 9707,825">
            <text:p/>
          </draw:polygon>
          <draw:path draw:style-name="gr3" draw:text-style-name="P8" draw:layer="layout" svg:width="0.515cm" svg:height="0.182cm" svg:x="12.635cm" svg:y="1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3.464cm" svg:y="1.109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8" draw:layer="layout" svg:width="0.388cm" svg:height="0.032cm" svg:x="14.052cm" svg:y="1.109cm" svg:viewBox="0 0 389 33" draw:points="194,33 0,33 0,0 389,0 389,33">
            <text:p/>
          </draw:polygon>
          <draw:path draw:style-name="gr3" draw:text-style-name="P8" draw:layer="layout" svg:width="0.309cm" svg:height="0.516cm" svg:x="14.091cm" svg:y="1.3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06cm" svg:height="0.773cm" svg:x="14.529cm" svg:y="1.23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14.936cm" svg:y="1.4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5.242cm" svg:y="1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5.455cm" svg:y="1.475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5.92cm" svg:y="1.3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6.402cm" svg:y="1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6.768cm" svg:y="1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7.06cm" svg:y="1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7.423cm" svg:y="1.2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8" draw:layer="layout" svg:width="0.472cm" svg:height="0.032cm" svg:x="17.914cm" svg:y="1.608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8.65cm" svg:y="1.4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54cm" svg:y="1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69cm" svg:y="1.475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9.632cm" svg:y="1.3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20.116cm" svg:y="1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20.48cm" svg:y="1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472cm" svg:height="0.032cm" svg:x="20.769cm" svg:y="1.60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374cm" svg:y="1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21.737cm" svg:y="1.2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olygon draw:style-name="gr3" draw:text-style-name="P8" draw:layer="layout" svg:width="0.106cm" svg:height="0.773cm" svg:x="22.269cm" svg:y="1.237cm" svg:viewBox="0 0 107 774" draw:points="107,0 0,0 0,32 76,32 76,744 0,744 0,774 107,774">
            <text:p/>
          </draw:polygon>
        </draw:g>
        <draw:g xml:id="id116" draw:id="id116">
          <svg:title>TexMaths</svg:title>
          <svg:desc>22§display§= \sqrt{2} [\ \sin^{-1} (1) + \sin^{-1} (1) \ ]§svg§600§FALSE§</svg:desc>
          <draw:polygon draw:style-name="gr2" draw:text-style-name="P7" draw:layer="layout" svg:width="9.103cm" svg:height="0.824cm" svg:x="6.531cm" svg:y="2.548cm" svg:viewBox="0 0 9104 825" draw:points="4551,825 0,825 0,0 9104,0 9104,825">
            <text:p/>
          </draw:polygon>
          <draw:path draw:style-name="gr3" draw:text-style-name="P8" draw:layer="layout" svg:width="0.515cm" svg:height="0.182cm" svg:x="6.536cm" svg:y="2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7.365cm" svg:y="2.509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8" draw:layer="layout" svg:width="0.388cm" svg:height="0.032cm" svg:x="7.953cm" svg:y="2.509cm" svg:viewBox="0 0 389 33" draw:points="194,33 0,33 0,0 389,0 389,33">
            <text:p/>
          </draw:polygon>
          <draw:path draw:style-name="gr3" draw:text-style-name="P8" draw:layer="layout" svg:width="0.309cm" svg:height="0.516cm" svg:x="7.992cm" svg:y="2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06cm" svg:height="0.773cm" svg:x="8.43cm" svg:y="2.63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837cm" svg:y="2.8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143cm" svg:y="2.7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56cm" svg:y="2.8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9.82cm" svg:y="2.7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0.303cm" svg:y="2.5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0.669cm" svg:y="2.6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0.961cm" svg:y="2.7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1.323cm" svg:y="2.6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8" draw:layer="layout" svg:width="0.515cm" svg:height="0.516cm" svg:x="11.795cm" svg:y="2.76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254cm" svg:height="0.356cm" svg:x="12.55cm" svg:y="2.8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2.855cm" svg:y="2.7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069cm" svg:y="2.8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3.532cm" svg:y="2.7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4.016cm" svg:y="2.5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4.38cm" svg:y="2.6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4.673cm" svg:y="2.7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5.035cm" svg:y="2.6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olygon draw:style-name="gr3" draw:text-style-name="P8" draw:layer="layout" svg:width="0.106cm" svg:height="0.773cm" svg:x="15.567cm" svg:y="2.637cm" svg:viewBox="0 0 107 774" draw:points="107,0 0,0 0,32 76,32 76,744 0,744 0,774 107,774">
            <text:p/>
          </draw:polygon>
        </draw:g>
        <draw:g xml:id="id119" draw:id="id119">
          <svg:title>TexMaths</svg:title>
          <svg:desc>22§display§= \sqrt{2} [\ 2 \sin^{-1} (1) \ ]§svg§600§FALSE§</svg:desc>
          <draw:polygon draw:style-name="gr2" draw:text-style-name="P7" draw:layer="layout" svg:width="5.904cm" svg:height="0.824cm" svg:x="6.532cm" svg:y="4.148cm" svg:viewBox="0 0 5905 825" draw:points="2953,825 0,825 0,0 5905,0 5905,825">
            <text:p/>
          </draw:polygon>
          <draw:path draw:style-name="gr3" draw:text-style-name="P8" draw:layer="layout" svg:width="0.515cm" svg:height="0.182cm" svg:x="6.537cm" svg:y="4.53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604cm" svg:height="0.773cm" svg:x="7.366cm" svg:y="4.109cm" svg:viewBox="0 0 605 774" svg:d="M245 693l-136-301c-5-12-10-12-12-12 0 0-5 0-13 5l-73 56c-11 7-11 11-11 13 0 3 2 8 7 8s19-10 26-17c6-4 18-12 25-18l153 334c5 13 11 13 18 13 10 0 12-4 19-14l352-728c5-13 5-14 5-16 0-9-7-16-16-16-7 0-12 4-17 16z">
            <text:p/>
          </draw:path>
          <draw:polygon draw:style-name="gr3" draw:text-style-name="P8" draw:layer="layout" svg:width="0.388cm" svg:height="0.032cm" svg:x="7.954cm" svg:y="4.109cm" svg:viewBox="0 0 389 33" draw:points="194,33 0,33 0,0 389,0 389,33">
            <text:p/>
          </draw:polygon>
          <draw:path draw:style-name="gr3" draw:text-style-name="P8" draw:layer="layout" svg:width="0.309cm" svg:height="0.516cm" svg:x="7.992cm" svg:y="4.30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06cm" svg:height="0.773cm" svg:x="8.431cm" svg:y="4.237cm" svg:viewBox="0 0 107 774" draw:points="107,774 107,744 32,744 32,32 107,32 107,0 0,0 0,774">
            <text:p/>
          </draw:polygon>
          <draw:path draw:style-name="gr3" draw:text-style-name="P8" draw:layer="layout" svg:width="0.309cm" svg:height="0.516cm" svg:x="8.851cm" svg:y="4.30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8" draw:layer="layout" svg:width="0.254cm" svg:height="0.356cm" svg:x="9.353cm" svg:y="4.471cm" svg:viewBox="0 0 255 357" svg:d="M135 197c18 3 81 16 81 72 0 39-26 70-88 70-65 0-93-44-107-110-2-9-3-13-10-13-11 0-11 6-11 20v102c0 14 0 19 9 19 3 0 5-2 19-16 2-2 2-3 16-17 33 31 69 33 84 33 90 0 127-53 127-109 0-41-24-63-33-74-27-25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9.659cm" svg:y="4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872cm" svg:y="4.47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0.335cm" svg:y="4.343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0.818cm" svg:y="4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1.183cm" svg:y="4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1.477cm" svg:y="4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1.837cm" svg:y="4.237cm" svg:viewBox="0 0 181 774" svg:d="M181 387c0-60-9-153-51-241-47-95-114-146-123-146-3 0-7 4-7 7 0 4 0 5 14 19 78 76 121 199 121 361 0 132-28 269-124 366-11 10-11 12-11 14 0 5 4 7 7 7 9 0 79-53 125-152 40-84 49-170 49-235z">
            <text:p/>
          </draw:path>
          <draw:polygon draw:style-name="gr3" draw:text-style-name="P8" draw:layer="layout" svg:width="0.106cm" svg:height="0.773cm" svg:x="12.369cm" svg:y="4.237cm" svg:viewBox="0 0 107 774" draw:points="107,0 0,0 0,32 76,32 76,744 0,744 0,774 107,774">
            <text:p/>
          </draw:polygon>
        </draw:g>
        <draw:g xml:id="id120" draw:id="id120">
          <svg:title>TexMaths</svg:title>
          <svg:desc>22§display§= \sqrt{2} \left[\ 2 \times \frac{\pi}{2} \ \right]§svg§600§FALSE§</svg:desc>
          <draw:polygon draw:style-name="gr2" draw:text-style-name="P7" draw:layer="layout" svg:width="4.954cm" svg:height="1.341cm" svg:x="13.032cm" svg:y="3.95cm" svg:viewBox="0 0 4955 1342" draw:points="2478,1342 0,1342 0,0 4955,0 4955,1342">
            <text:p/>
          </draw:polygon>
          <draw:path draw:style-name="gr3" draw:text-style-name="P8" draw:layer="layout" svg:width="0.515cm" svg:height="0.182cm" svg:x="13.037cm" svg:y="4.5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3.866cm" svg:y="4.092cm" svg:viewBox="0 0 605 774" svg:d="M245 693l-136-301c-5-12-10-12-12-12 0 0-5 0-13 5l-73 56c-11 7-11 11-11 13 0 3 2 9 7 9s19-11 26-18c6-4 18-12 25-18l153 335c5 12 11 12 18 12 10 0 12-4 19-14l352-728c5-13 5-14 5-16 0-9-7-16-16-16-7 0-12 4-17 16z">
            <text:p/>
          </draw:path>
          <draw:polygon draw:style-name="gr3" draw:text-style-name="P8" draw:layer="layout" svg:width="0.388cm" svg:height="0.032cm" svg:x="14.454cm" svg:y="4.092cm" svg:viewBox="0 0 389 33" draw:points="194,33 0,33 0,0 389,0 389,33">
            <text:p/>
          </draw:polygon>
          <draw:path draw:style-name="gr3" draw:text-style-name="P8" draw:layer="layout" svg:width="0.309cm" svg:height="0.516cm" svg:x="14.493cm" svg:y="4.28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77cm" svg:height="1.39cm" svg:x="15.144cm" svg:y="3.911cm" svg:viewBox="0 0 178 1391" draw:points="0,1391 178,1391 178,1356 37,1356 37,37 178,37 178,0 0,0">
            <text:p/>
          </draw:polygon>
          <draw:path draw:style-name="gr3" draw:text-style-name="P8" draw:layer="layout" svg:width="0.309cm" svg:height="0.516cm" svg:x="15.631cm" svg:y="4.28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8" draw:layer="layout" svg:width="0.374cm" svg:height="0.374cm" svg:x="16.265cm" svg:y="4.421cm" svg:viewBox="0 0 375 375" svg:d="M188 165l-155-154c-10-9-12-11-17-11-9 0-16 7-16 16 0 5 2 7 11 16l154 154-154 157c-9 9-11 10-11 16 0 9 7 16 16 16 5 0 7-2 17-11l154-155 161 160c2 2 7 6 11 6 11 0 16-7 16-16 0-2 0-6-2-9-2-2-125-123-164-164l143-140c3-6 16-16 19-20 0-1 4-5 4-10 0-9-5-16-16-16-5 0-9 4-18 12z">
            <text:p/>
          </draw:path>
          <draw:path draw:style-name="gr3" draw:text-style-name="P8" draw:layer="layout" svg:width="0.418cm" svg:height="0.342cm" svg:x="17.037cm" svg:y="3.94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016cm" svg:y="4.592cm" svg:viewBox="0 0 470 33" draw:points="236,33 0,33 0,0 470,0 470,33">
            <text:p/>
          </draw:polygon>
          <draw:path draw:style-name="gr3" draw:text-style-name="P8" draw:layer="layout" svg:width="0.309cm" svg:height="0.516cm" svg:x="17.095cm" svg:y="4.815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77cm" svg:height="1.39cm" svg:x="17.848cm" svg:y="3.911cm" svg:viewBox="0 0 178 1391" draw:points="141,1356 0,1356 0,1391 178,1391 178,0 0,0 0,37 141,37">
            <text:p/>
          </draw:polygon>
        </draw:g>
        <draw:g xml:id="id121" draw:id="id121">
          <svg:title>TexMaths</svg:title>
          <svg:desc>22§display§= \sqrt{2}\ \pi§svg§600§FALSE§</svg:desc>
          <draw:polygon draw:style-name="gr2" draw:text-style-name="P7" draw:layer="layout" svg:width="2.466cm" svg:height="0.696cm" svg:x="18.532cm" svg:y="4.148cm" svg:viewBox="0 0 2467 697" draw:points="1234,697 0,697 0,0 2467,0 2467,697">
            <text:p/>
          </draw:polygon>
          <draw:path draw:style-name="gr3" draw:text-style-name="P8" draw:layer="layout" svg:width="0.515cm" svg:height="0.182cm" svg:x="18.537cm" svg:y="4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9.366cm" svg:y="4.109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19.954cm" svg:y="4.109cm" svg:viewBox="0 0 389 33" draw:points="194,33 0,33 0,0 389,0 389,33">
            <text:p/>
          </draw:polygon>
          <draw:path draw:style-name="gr3" draw:text-style-name="P8" draw:layer="layout" svg:width="0.309cm" svg:height="0.516cm" svg:x="19.993cm" svg:y="4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418cm" svg:height="0.342cm" svg:x="20.619cm" svg:y="4.484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</draw:g>
        <draw:g xml:id="id122" draw:id="id122">
          <svg:title>TexMaths</svg:title>
          <svg:desc>24§display§(5)§svg§600§FALSE§</svg:desc>
          <draw:polygon draw:style-name="gr2" draw:text-style-name="P7" draw:layer="layout" svg:width="0.91cm" svg:height="0.759cm" svg:x="2.322cm" svg:y="6.352cm" svg:viewBox="0 0 911 760" draw:points="455,760 0,760 0,0 911,0 911,760">
            <text:p/>
          </draw:polygon>
          <draw:path draw:style-name="gr3" draw:text-style-name="P8" draw:layer="layout" svg:width="0.197cm" svg:height="0.844cm" svg:x="2.362cm" svg:y="6.3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81cm" svg:x="2.651cm" svg:y="6.381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3.079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5" draw:id="id125">
          <svg:title>TexMaths</svg:title>
          <svg:desc>22§display§= \int_0^\frac{\pi}{4} \frac{\cos x}{ 4 - \sin^2 x } \ dx§svg§600§FALSE§</svg:desc>
          <draw:polygon draw:style-name="gr2" draw:text-style-name="P7" draw:layer="layout" svg:width="6.651cm" svg:height="1.873cm" svg:x="6.523cm" svg:y="5.646cm" svg:viewBox="0 0 6652 1874" draw:points="3326,1874 0,1874 0,0 6652,0 6652,1874">
            <text:p/>
          </draw:polygon>
          <draw:path draw:style-name="gr3" draw:text-style-name="P8" draw:layer="layout" svg:width="0.515cm" svg:height="0.182cm" svg:x="6.528cm" svg:y="6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5.79cm" svg:viewBox="0 0 688 1719" svg:d="M37 1684c25 0 39-18 39-37 0-27-20-39-37-39-20 0-39 12-39 39 0 40 39 72 86 72 118 0 162-181 217-405 59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cm" svg:y="5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67cm" svg:y="5.832cm" svg:viewBox="0 0 336 28" draw:points="169,28 0,28 0,0 336,0 336,28">
            <text:p/>
          </draw:polygon>
          <draw:path draw:style-name="gr3" draw:text-style-name="P8" draw:layer="layout" svg:width="0.215cm" svg:height="0.263cm" svg:x="8.226cm" svg:y="5.906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58cm" svg:y="7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9.676cm" svg:y="5.97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016cm" svg:y="5.97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407cm" svg:y="5.973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386cm" svg:height="0.351cm" svg:x="10.836cm" svg:y="5.978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olygon draw:style-name="gr3" draw:text-style-name="P8" draw:layer="layout" svg:width="3.198cm" svg:height="0.032cm" svg:x="8.855cm" svg:y="6.633cm" svg:viewBox="0 0 3199 33" draw:points="1600,33 0,33 0,0 3199,0 3199,33">
            <text:p/>
          </draw:polygon>
          <draw:path draw:style-name="gr3" draw:text-style-name="P8" draw:layer="layout" svg:width="0.344cm" svg:height="0.523cm" svg:x="8.876cm" svg:y="6.907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9.477cm" svg:y="7.222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211cm" svg:y="7.085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10.516cm" svg:y="6.9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73cm" svg:y="7.0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1.169cm" svg:y="6.7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633cm" svg:y="7.0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8" draw:layer="layout" svg:width="0.369cm" svg:height="0.546cm" svg:x="12.434cm" svg:y="6.305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12.828cm" svg:y="6.501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</draw:g>
        <draw:g xml:id="id123" draw:id="id123">
          <svg:title>TexMaths</svg:title>
          <svg:desc>24§display§\text {Let,}§svg§600§FALSE§</svg:desc>
          <draw:polygon draw:style-name="gr2" draw:text-style-name="P7" draw:layer="layout" svg:width="1.318cm" svg:height="0.655cm" svg:x="3.828cm" svg:y="6.4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6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6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6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6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24" draw:id="id124">
          <svg:title>TexMaths</svg:title>
          <svg:desc>24§display§\text {I} §svg§600§FALSE§</svg:desc>
          <draw:polygon draw:style-name="gr2" draw:text-style-name="P7" draw:layer="layout" svg:width="0.197cm" svg:height="0.493cm" svg:x="5.935cm" svg:y="6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6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6" draw:id="id126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849cm" svg:y="8.061cm" svg:viewBox="0 0 16612 618" draw:points="8307,618 0,618 0,0 16612,0 16612,618">
            <text:p/>
          </draw:polygon>
          <draw:path draw:style-name="gr3" draw:text-style-name="P8" draw:layer="layout" svg:width="0.457cm" svg:height="0.529cm" svg:x="3.837cm" svg:y="8.0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1cm" svg:y="8.2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cm" svg:y="8.0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4cm" svg:y="8.4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694cm" svg:y="8.2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8cm" svg:y="8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3cm" svg:y="8.2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769cm" svg:y="8.2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447cm" svg:y="8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237cm" svg:y="8.0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564cm" svg:y="8.4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384cm" svg:y="8.0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974cm" svg:y="8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183cm" svg:y="8.0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894cm" svg:y="8.2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512cm" svg:y="8.4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942cm" svg:y="8.2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313cm" svg:y="8.4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737cm" svg:y="8.0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3.064cm" svg:y="8.4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492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978cm" svg:y="8.4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881cm" svg:y="8.2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129cm" svg:y="8.2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468cm" svg:y="8.2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859cm" svg:y="8.2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29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98cm" svg:y="8.0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392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9.069cm" svg:y="8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872cm" svg:y="8.0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263cm" svg:y="8.0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127" draw:id="id127">
          <svg:title>TexMaths</svg:title>
          <svg:desc>22§display§\text {When, } x = 0, \ \  t = 0 \text { and } \text {When, } x = \frac{\pi}{4}, \ \ t = \frac{1}{\sqrt{2}}§svg§600§FALSE§</svg:desc>
          <draw:polygon draw:style-name="gr2" draw:text-style-name="P7" draw:layer="layout" svg:width="16.46cm" svg:height="1.68cm" svg:x="3.864cm" svg:y="9.061cm" svg:viewBox="0 0 16461 1681" draw:points="8229,1681 0,1681 0,0 16461,0 16461,1681">
            <text:p/>
          </draw:polygon>
          <draw:path draw:style-name="gr3" draw:text-style-name="P8" draw:layer="layout" svg:width="0.766cm" svg:height="0.546cm" svg:x="3.839cm" svg:y="9.532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5cm" svg:y="9.524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1cm" svg:y="9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18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5.889cm" svg:y="9.978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386cm" svg:height="0.351cm" svg:x="6.317cm" svg:y="9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5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7cm" svg:y="9.5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8.221cm" svg:y="9.978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238cm" svg:height="0.493cm" svg:x="9.031cm" svg:y="9.57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515cm" svg:height="0.182cm" svg:x="9.55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4cm" svg:y="9.5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49cm" svg:height="0.356cm" svg:x="11cm" svg:y="9.7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8" draw:layer="layout" svg:width="0.39cm" svg:height="0.342cm" svg:x="11.379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1.81cm" svg:y="9.524cm" svg:viewBox="0 0 384 547" svg:d="M269 496v51l115-9v-24c-55 0-62-5-62-42v-472l-111 9v24c53 0 60 6 60 43v167c-23-27-56-48-99-48-91 0-172 76-172 176 0 99 76 176 165 176 50 0 85-26 104-51zM269 289v158c0 14 0 16-9 28-22 37-58 55-91 55-35 0-63-20-83-50-19-31-21-75-21-107 0-30 2-76 23-111 18-24 46-49 88-49 28 0 60 10 84 46 9 14 9 16 9 30z">
            <text:p/>
          </draw:path>
          <draw:path draw:style-name="gr3" draw:text-style-name="P8" draw:layer="layout" svg:width="0.766cm" svg:height="0.546cm" svg:x="12.486cm" svg:y="9.532cm" svg:viewBox="0 0 767 547" svg:d="M690 76c14-44 47-51 77-51v-25c-23 2-47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cm" svg:y="9.524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7cm" svg:y="9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4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14.536cm" svg:y="9.978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386cm" svg:height="0.351cm" svg:x="14.964cm" svg:y="9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1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528cm" svg:y="9.20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507cm" svg:y="9.851cm" svg:viewBox="0 0 470 33" draw:points="236,33 0,33 0,0 470,0 470,33">
            <text:p/>
          </draw:polygon>
          <draw:path draw:style-name="gr3" draw:text-style-name="P8" draw:layer="layout" svg:width="0.344cm" svg:height="0.523cm" svg:x="16.569cm" svg:y="10.06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091cm" svg:height="0.231cm" svg:x="17.134cm" svg:y="9.978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238cm" svg:height="0.493cm" svg:x="17.945cm" svg:y="9.57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ath draw:style-name="gr3" draw:text-style-name="P8" draw:layer="layout" svg:width="0.515cm" svg:height="0.182cm" svg:x="18.464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721cm" svg:y="9.0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19.33cm" svg:y="9.851cm" svg:viewBox="0 0 1033 33" draw:points="516,33 0,33 0,0 1033,0 1033,33">
            <text:p/>
          </draw:polygon>
          <draw:path draw:style-name="gr3" draw:text-style-name="P8" draw:layer="layout" svg:width="0.604cm" svg:height="0.773cm" svg:x="19.386cm" svg:y="10.0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9.974cm" svg:y="10.006cm" svg:viewBox="0 0 389 33" draw:points="194,33 0,33 0,0 389,0 389,33">
            <text:p/>
          </draw:polygon>
          <draw:path draw:style-name="gr3" draw:text-style-name="P8" draw:layer="layout" svg:width="0.309cm" svg:height="0.516cm" svg:x="20.013cm" svg:y="10.16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</draw:g>
        <draw:g xml:id="id130" draw:id="id130">
          <svg:title>TexMaths</svg:title>
          <svg:desc>22§display§= \int_0^\frac{1}{\sqrt{2}} \frac{1}{ 4 - t^2 } \ dt§svg§600§FALSE§</svg:desc>
          <draw:polygon draw:style-name="gr2" draw:text-style-name="P7" draw:layer="layout" svg:width="5.612cm" svg:height="1.966cm" svg:x="6.524cm" svg:y="10.747cm" svg:viewBox="0 0 5613 1967" draw:points="2806,1967 0,1967 0,0 5613,0 5613,1967">
            <text:p/>
          </draw:polygon>
          <draw:path draw:style-name="gr3" draw:text-style-name="P8" draw:layer="layout" svg:width="0.515cm" svg:height="0.182cm" svg:x="6.529cm" svg:y="1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4cm" svg:y="10.98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159cm" svg:height="0.258cm" svg:x="8.436cm" svg:y="10.708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689cm" svg:height="0.027cm" svg:x="8.168cm" svg:y="11.025cm" svg:viewBox="0 0 690 28" draw:points="345,28 0,28 0,0 690,0 690,28">
            <text:p/>
          </draw:polygon>
          <draw:path draw:style-name="gr3" draw:text-style-name="P8" draw:layer="layout" svg:width="0.381cm" svg:height="0.388cm" svg:x="8.223cm" svg:y="11.099cm" svg:viewBox="0 0 382 389" svg:d="M153 345l-88-150c-2-5-3-7-7-7-2 0-10 4-16 7l-37 23c-1 0-5 4-5 7 0 4 4 6 7 6 2 0 11-6 16-7l14-9 97 167c3 5 3 7 10 7s9-3 13-9l221-361c4-5 4-5 4-8 0-6-5-11-11-11-7 0-10 5-12 7z">
            <text:p/>
          </draw:path>
          <draw:polygon draw:style-name="gr3" draw:text-style-name="P8" draw:layer="layout" svg:width="0.263cm" svg:height="0.022cm" svg:x="8.592cm" svg:y="11.099cm" svg:viewBox="0 0 264 23" draw:points="132,23 0,23 0,0 264,0 264,23">
            <text:p/>
          </draw:polygon>
          <draw:path draw:style-name="gr3" draw:text-style-name="P8" draw:layer="layout" svg:width="0.193cm" svg:height="0.258cm" svg:x="8.627cm" svg:y="11.182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52cm" svg:height="0.37cm" svg:x="7.76cm" svg:y="12.381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062cm" svg:y="10.99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9.208cm" svg:y="11.826cm" svg:viewBox="0 0 1959 33" draw:points="980,33 0,33 0,0 1959,0 1959,33">
            <text:p/>
          </draw:polygon>
          <draw:path draw:style-name="gr3" draw:text-style-name="P8" draw:layer="layout" svg:width="0.344cm" svg:height="0.524cm" svg:x="9.229cm" svg:y="12.04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9.831cm" svg:y="12.356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0.558cm" svg:y="12.081cm" svg:viewBox="0 0 239 495" svg:d="M143 176h74c14 0 22 0 22-16 0-9-8-9-22-9h-67c26-111 31-125 31-130 0-14-10-21-23-21-3 0-24 0-31 28l-30 123h-74c-16 0-23 0-23 14 0 11 7 11 21 11h69c-57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10.854cm" svg:y="11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1.548cm" svg:y="11.49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5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1.937cm" svg:y="11.551cm" svg:viewBox="0 0 239 495" svg:d="M143 176h74c14 0 22 0 22-16 0-9-8-9-22-9h-67c26-111 31-125 31-130 0-14-10-21-23-21-3 0-24 0-31 28l-30 123h-74c-16 0-23 0-23 14 0 11 7 11 21 11h69c-57 220-58 232-58 247 0 42 30 72 70 72 81 0 125-115 125-120 0-7-7-7-10-7-6 0-8 2-11 11-34 81-76 98-102 98-16 0-23-10-23-35 0-19 0-25 3-37z">
            <text:p/>
          </draw:path>
        </draw:g>
        <draw:g xml:id="id129" draw:id="id129">
          <svg:title>TexMaths</svg:title>
          <svg:desc>24§display§\text {I} §svg§600§FALSE§</svg:desc>
          <draw:polygon draw:style-name="gr2" draw:text-style-name="P7" draw:layer="layout" svg:width="0.197cm" svg:height="0.493cm" svg:x="5.936cm" svg:y="11.542cm" svg:viewBox="0 0 198 494" draw:points="100,494 0,494 0,0 198,0 198,494">
            <text:p/>
          </draw:polygon>
          <draw:path draw:style-name="gr3" draw:text-style-name="P8" draw:layer="layout" svg:width="0.258cm" svg:height="0.577cm" svg:x="5.917cm" svg:y="11.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8" draw:id="id128">
          <svg:title>TexMaths</svg:title>
          <svg:desc>26§display§\therefore§svg§600§FALSE§</svg:desc>
          <draw:polygon draw:style-name="gr2" draw:text-style-name="P7" draw:layer="layout" svg:width="0.49cm" svg:height="0.402cm" svg:x="4.609cm" svg:y="11.6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1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32" draw:id="id132">
          <svg:title>TexMaths</svg:title>
          <svg:desc>20§display§= \left[ \frac{1}{2(2)} \log \left( \frac{ 2 + t }{ 2 - t } \right) \right]_0^\frac{1}{\sqrt{2}}§svg§600§FALSE§</svg:desc>
          <draw:polygon draw:style-name="gr2" draw:text-style-name="P7" draw:layer="layout" svg:width="7.35cm" svg:height="1.911cm" svg:x="6.527cm" svg:y="13.247cm" svg:viewBox="0 0 7351 1912" draw:points="3676,1912 0,1912 0,0 7351,0 7351,1912">
            <text:p/>
          </draw:polygon>
          <draw:path draw:style-name="gr3" draw:text-style-name="P8" draw:layer="layout" svg:width="0.468cm" svg:height="0.165cm" svg:x="6.532cm" svg:y="14.2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8" draw:layer="layout" svg:width="0.186cm" svg:height="1.687cm" svg:x="7.41cm" svg:y="13.462cm" svg:viewBox="0 0 187 1688" draw:points="0,1688 187,1688 187,1649 38,1649 38,38 187,38 187,0 0,0">
            <text:p/>
          </draw:polygon>
          <draw:path draw:style-name="gr3" draw:text-style-name="P8" draw:layer="layout" svg:width="0.233cm" svg:height="0.469cm" svg:x="8.2cm" svg:y="13.53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1.25cm" svg:height="0.029cm" svg:x="7.688cm" svg:y="14.29cm" svg:viewBox="0 0 1251 30" draw:points="626,30 0,30 0,0 1251,0 1251,30">
            <text:p/>
          </draw:polygon>
          <draw:path draw:style-name="gr3" draw:text-style-name="P8" draw:layer="layout" svg:width="0.281cm" svg:height="0.469cm" svg:x="7.724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164cm" svg:height="0.703cm" svg:x="8.109cm" svg:y="14.4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81cm" svg:height="0.469cm" svg:x="8.349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164cm" svg:height="0.703cm" svg:x="8.706cm" svg:y="14.4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8" draw:layer="layout" svg:width="0.157cm" svg:height="0.489cm" svg:x="9.164cm" svg:y="13.993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9.355cm" svg:y="14.16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9.706cm" svg:y="14.16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46cm" svg:height="1.687cm" svg:x="10.311cm" svg:y="13.462cm" svg:viewBox="0 0 347 1688" svg:d="M347 1681c0-3-1-5-3-6-26-27-74-74-120-151-114-180-165-409-165-679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8" draw:layer="layout" svg:width="0.281cm" svg:height="0.469cm" svg:x="10.802cm" svg:y="13.5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68cm" svg:height="0.469cm" svg:x="11.314cm" svg:y="13.5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11.994cm" svg:y="13.566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1.464cm" svg:height="0.029cm" svg:x="10.767cm" svg:y="14.29cm" svg:viewBox="0 0 1465 30" draw:points="733,30 0,30 0,0 1465,0 1465,30">
            <text:p/>
          </draw:polygon>
          <draw:path draw:style-name="gr3" draw:text-style-name="P8" draw:layer="layout" svg:width="0.281cm" svg:height="0.469cm" svg:x="10.802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11.333cm" svg:y="14.773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11.994cm" svg:y="14.52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46cm" svg:height="1.687cm" svg:x="12.339cm" svg:y="13.462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8" draw:layer="layout" svg:width="0.186cm" svg:height="1.687cm" svg:x="12.843cm" svg:y="13.462cm" svg:viewBox="0 0 187 1688" draw:points="147,1649 0,1649 0,1688 187,1688 187,0 0,0 0,38 147,38">
            <text:p/>
          </draw:polygon>
          <draw:path draw:style-name="gr3" draw:text-style-name="P8" draw:layer="layout" svg:width="0.145cm" svg:height="0.234cm" svg:x="13.531cm" svg:y="13.212cm" svg:viewBox="0 0 146 235" svg:d="M91 11c0-11-1-11-13-11-25 22-65 22-72 22h-6v16h6c8 0 31-1 52-9v176c0 11 0 16-37 16h-18v14c19-1 51-1 71-1s52 0 72 1v-14h-18c-37 0-37-5-37-16z">
            <text:p/>
          </draw:path>
          <draw:polygon draw:style-name="gr3" draw:text-style-name="P8" draw:layer="layout" svg:width="0.626cm" svg:height="0.025cm" svg:x="13.288cm" svg:y="13.5cm" svg:viewBox="0 0 627 26" draw:points="314,26 0,26 0,0 627,0 627,26">
            <text:p/>
          </draw:polygon>
          <draw:path draw:style-name="gr3" draw:text-style-name="P8" draw:layer="layout" svg:width="0.346cm" svg:height="0.353cm" svg:x="13.339cm" svg:y="13.567cm" svg:viewBox="0 0 347 354" svg:d="M139 314l-80-136c-1-5-3-7-6-7-2 0-10 3-15 7l-33 20c-2 0-5 4-5 7s3 5 6 5c2 0 10-5 15-7l13-8 88 152c3 5 3 7 9 7 7 0 8-4 11-8l202-328c3-5 3-5 3-8 0-5-5-10-9-10-7 0-10 5-12 6z">
            <text:p/>
          </draw:path>
          <draw:polygon draw:style-name="gr3" draw:text-style-name="P8" draw:layer="layout" svg:width="0.239cm" svg:height="0.02cm" svg:x="13.673cm" svg:y="13.567cm" svg:viewBox="0 0 240 21" draw:points="120,21 0,21 0,0 240,0 240,21">
            <text:p/>
          </draw:polygon>
          <draw:path draw:style-name="gr3" draw:text-style-name="P8" draw:layer="layout" svg:width="0.175cm" svg:height="0.234cm" svg:x="13.705cm" svg:y="13.642cm" svg:viewBox="0 0 176 235" svg:d="M176 168h-14c-2 6-5 29-10 32-3 2-34 2-38 2h-71c24-18 51-37 72-52 32-22 61-43 61-80 0-44-42-70-93-70-48 0-83 27-83 62 0 18 16 21 21 21 9 0 21-6 21-21 0-12-10-19-21-20 9-16 30-26 54-26 35 0 64 21 64 54 0 31-21 53-48 76l-86 73c-5 3-5 3-5 7v9h165z">
            <text:p/>
          </draw:path>
          <draw:path draw:style-name="gr3" draw:text-style-name="P8" draw:layer="layout" svg:width="0.229cm" svg:height="0.337cm" svg:x="13.229cm" svg:y="14.85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</draw:g>
        <draw:g xml:id="id131" draw:id="id131">
          <svg:title>TexMaths</svg:title>
          <svg:desc>22§display§= \int_0^\frac{1}{\sqrt{2}} \frac{1}{ (2)^2 - t^2 } \ dt§svg§600§FALSE§</svg:desc>
          <draw:polygon draw:style-name="gr2" draw:text-style-name="P7" draw:layer="layout" svg:width="6.56cm" svg:height="1.975cm" svg:x="12.524cm" svg:y="10.749cm" svg:viewBox="0 0 6561 1976" draw:points="3281,1976 0,1976 0,0 6561,0 6561,1976">
            <text:p/>
          </draw:polygon>
          <draw:path draw:style-name="gr3" draw:text-style-name="P8" draw:layer="layout" svg:width="0.515cm" svg:height="0.182cm" svg:x="12.529cm" svg:y="11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3.344cm" svg:y="10.985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59cm" svg:height="0.258cm" svg:x="14.435cm" svg:y="10.7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689cm" svg:height="0.027cm" svg:x="14.168cm" svg:y="11.027cm" svg:viewBox="0 0 690 28" draw:points="345,28 0,28 0,0 690,0 690,28">
            <text:p/>
          </draw:polygon>
          <draw:path draw:style-name="gr3" draw:text-style-name="P8" draw:layer="layout" svg:width="0.381cm" svg:height="0.388cm" svg:x="14.222cm" svg:y="11.101cm" svg:viewBox="0 0 382 389" svg:d="M153 345l-88-150c-2-5-3-7-7-7-2 0-10 4-16 7l-37 23c-1 0-5 4-5 7 0 4 4 6 7 6 2 0 11-6 16-7l14-9 97 167c3 5 3 7 10 7s9-3 13-9l221-361c4-5 4-5 4-8 0-6-5-11-11-11-7 0-10 5-12 7z">
            <text:p/>
          </draw:path>
          <draw:polygon draw:style-name="gr3" draw:text-style-name="P8" draw:layer="layout" svg:width="0.263cm" svg:height="0.022cm" svg:x="14.592cm" svg:y="11.101cm" svg:viewBox="0 0 264 23" draw:points="132,23 0,23 0,0 264,0 264,23">
            <text:p/>
          </draw:polygon>
          <draw:path draw:style-name="gr3" draw:text-style-name="P8" draw:layer="layout" svg:width="0.193cm" svg:height="0.258cm" svg:x="14.627cm" svg:y="11.184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52cm" svg:height="0.371cm" svg:x="13.76cm" svg:y="12.383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6.537cm" svg:y="10.99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2.907cm" svg:height="0.032cm" svg:x="15.208cm" svg:y="11.828cm" svg:viewBox="0 0 2908 33" draw:points="1454,33 0,33 0,0 2908,0 2908,33">
            <text:p/>
          </draw:polygon>
          <draw:path draw:style-name="gr3" draw:text-style-name="P8" draw:layer="layout" svg:width="0.18cm" svg:height="0.774cm" svg:x="15.284cm" svg:y="11.98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5.548cm" svg:y="12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5.938cm" svg:y="11.98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6.231cm" svg:y="11.9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778cm" svg:y="12.358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7.505cm" svg:y="12.083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7.8cm" svg:y="11.9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8.496cm" svg:y="11.501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8.885cm" svg:y="11.553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33" draw:id="id133">
          <svg:title>TexMaths</svg:title>
          <svg:desc>24§display§\text {I} §svg§600§FALSE§</svg:desc>
          <draw:polygon draw:style-name="gr2" draw:text-style-name="P7" draw:layer="layout" svg:width="0.197cm" svg:height="0.493cm" svg:x="5.933cm" svg:y="1.7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8" draw:id="id138">
          <svg:title>TexMaths</svg:title>
          <svg:desc>24§display§(6)§svg§600§FALSE§</svg:desc>
          <draw:polygon draw:style-name="gr2" draw:text-style-name="P7" draw:layer="layout" svg:width="0.91cm" svg:height="0.759cm" svg:x="2.322cm" svg:y="7.353cm" svg:viewBox="0 0 911 760" draw:points="455,760 0,760 0,0 911,0 911,760">
            <text:p/>
          </draw:polygon>
          <draw:path draw:style-name="gr3" draw:text-style-name="P8" draw:layer="layout" svg:width="0.197cm" svg:height="0.844cm" svg:x="2.362cm" svg:y="7.3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2.643cm" svg:y="7.3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3.079cm" svg:y="7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= \int_0^1 \frac{ x \left( \sin^{-1} x \right)^2 }{ \sqrt{ 1 - x^2 } }\  dx§svg§600§FALSE§</svg:desc>
          <draw:polygon draw:style-name="gr2" draw:text-style-name="P7" draw:layer="layout" svg:width="7.218cm" svg:height="2.056cm" svg:x="6.524cm" svg:y="6.545cm" svg:viewBox="0 0 7219 2057" draw:points="3610,2057 0,2057 0,0 7219,0 7219,2057">
            <text:p/>
          </draw:polygon>
          <draw:path draw:style-name="gr3" draw:text-style-name="P8" draw:layer="layout" svg:width="0.515cm" svg:height="0.182cm" svg:x="6.529cm" svg:y="7.6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4cm" svg:y="6.86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198cm" svg:height="0.36cm" svg:x="8.134cm" svg:y="6.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9cm" svg:y="8.26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6cm" svg:height="0.351cm" svg:x="8.666cm" svg:y="7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03cm" svg:height="0.928cm" svg:x="9.331cm" svg:y="6.691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8" draw:layer="layout" svg:width="0.254cm" svg:height="0.356cm" svg:x="9.593cm" svg:y="7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9cm" svg:y="6.8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113cm" svg:y="7.0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0.575cm" svg:y="6.87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059cm" svg:y="6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1.499cm" svg:y="7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3cm" svg:height="0.928cm" svg:x="11.952cm" svg:y="6.691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12.307cm" svg:y="6.5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976cm" svg:height="0.032cm" svg:x="8.643cm" svg:y="7.711cm" svg:viewBox="0 0 3977 33" draw:points="1989,33 0,33 0,0 3977,0 3977,33">
            <text:p/>
          </draw:polygon>
          <draw:path draw:style-name="gr3" draw:text-style-name="P8" draw:layer="layout" svg:width="0.604cm" svg:height="0.773cm" svg:x="9.305cm" svg:y="7.86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1cm" svg:height="0.032cm" svg:x="9.893cm" svg:y="7.866cm" svg:viewBox="0 0 2122 33" draw:points="1061,33 0,33 0,0 2122,0 2122,33">
            <text:p/>
          </draw:polygon>
          <draw:path draw:style-name="gr3" draw:text-style-name="P8" draw:layer="layout" svg:width="0.256cm" svg:height="0.516cm" svg:x="9.963cm" svg:y="8.0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0.516cm" svg:y="8.33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248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1.702cm" svg:y="7.9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001cm" svg:y="7.3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395cm" svg:y="7.5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9" draw:id="id139">
          <svg:title>TexMaths</svg:title>
          <svg:desc>24§display§\text {Let,}§svg§600§FALSE§</svg:desc>
          <draw:polygon draw:style-name="gr2" draw:text-style-name="P7" draw:layer="layout" svg:width="1.318cm" svg:height="0.655cm" svg:x="3.828cm" svg:y="7.4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7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7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7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7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40" draw:id="id140">
          <svg:title>TexMaths</svg:title>
          <svg:desc>24§display§\text {I} §svg§600§FALSE§</svg:desc>
          <draw:polygon draw:style-name="gr2" draw:text-style-name="P7" draw:layer="layout" svg:width="0.197cm" svg:height="0.493cm" svg:x="5.935cm" svg:y="7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7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2" draw:id="id142">
          <svg:title>TexMaths</svg:title>
          <svg:desc>22§display§= \int_0^1 [ \ x \left( \sin^{-1} x \right)^2 \ ] \frac{ 1 }{ \sqrt{ 1 - x^2 } }\  dx§svg§600§FALSE§</svg:desc>
          <draw:polygon draw:style-name="gr2" draw:text-style-name="P7" draw:layer="layout" svg:width="10.798cm" svg:height="1.862cm" svg:x="14.427cm" svg:y="6.648cm" svg:viewBox="0 0 10799 1863" draw:points="5399,1863 0,1863 0,0 10799,0 10799,1863">
            <text:p/>
          </draw:polygon>
          <draw:path draw:style-name="gr3" draw:text-style-name="P8" draw:layer="layout" svg:width="0.515cm" svg:height="0.182cm" svg:x="14.432cm" svg:y="7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15.247cm" svg:y="6.77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6.037cm" svg:y="6.6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5.662cm" svg:y="8.174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olygon draw:style-name="gr3" draw:text-style-name="P8" draw:layer="layout" svg:width="0.106cm" svg:height="0.773cm" svg:x="16.416cm" svg:y="7.249cm" svg:viewBox="0 0 107 774" draw:points="107,774 107,744 32,744 32,32 107,32 107,0 0,0 0,774">
            <text:p/>
          </draw:polygon>
          <draw:path draw:style-name="gr3" draw:text-style-name="P8" draw:layer="layout" svg:width="0.386cm" svg:height="0.351cm" svg:x="16.819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03cm" svg:height="0.928cm" svg:x="17.486cm" svg:y="7.172cm" svg:viewBox="0 0 204 929" svg:d="M204 920c0-2-2-4-3-7-37-37-90-100-122-227-17-70-24-150-24-222 0-204 47-346 142-446 7-7 7-9 7-11 0-7-7-7-10-7-11 0-53 46-64 58-79 93-130 234-130 406 0 109 19 266 121 396 9 9 59 69 73 69 3 0 10 0 10-9z">
            <text:p/>
          </draw:path>
          <draw:path draw:style-name="gr3" draw:text-style-name="P8" draw:layer="layout" svg:width="0.254cm" svg:height="0.356cm" svg:x="17.748cm" svg:y="7.48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052cm" svg:y="7.3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8.267cm" svg:y="7.487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8.73cm" svg:y="7.355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214cm" svg:y="7.14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9.652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03cm" svg:height="0.928cm" svg:x="20.106cm" svg:y="7.17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20.46cm" svg:y="6.9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olygon draw:style-name="gr3" draw:text-style-name="P8" draw:layer="layout" svg:width="0.106cm" svg:height="0.773cm" svg:x="21.048cm" svg:y="7.249cm" svg:viewBox="0 0 107 774" draw:points="107,0 0,0 0,32 76,32 76,744 0,744 0,774 107,774">
            <text:p/>
          </draw:polygon>
          <draw:path draw:style-name="gr3" draw:text-style-name="P8" draw:layer="layout" svg:width="0.256cm" svg:height="0.516cm" svg:x="22.596cm" svg:y="6.792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2.766cm" svg:height="0.032cm" svg:x="21.338cm" svg:y="7.62cm" svg:viewBox="0 0 2767 33" draw:points="1383,33 0,33 0,0 2767,0 2767,33">
            <text:p/>
          </draw:polygon>
          <draw:path draw:style-name="gr3" draw:text-style-name="P8" draw:layer="layout" svg:width="0.604cm" svg:height="0.773cm" svg:x="21.394cm" svg:y="7.775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2.121cm" svg:height="0.032cm" svg:x="21.982cm" svg:y="7.775cm" svg:viewBox="0 0 2122 33" draw:points="1061,33 0,33 0,0 2122,0 2122,33">
            <text:p/>
          </draw:polygon>
          <draw:path draw:style-name="gr3" draw:text-style-name="P8" draw:layer="layout" svg:width="0.256cm" svg:height="0.516cm" svg:x="22.051cm" svg:y="7.93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22.605cm" svg:y="8.24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3.337cm" svg:y="8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23.789cm" svg:y="7.86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24.485cm" svg:y="7.293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4.879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134" draw:id="id134">
          <svg:title>TexMaths</svg:title>
          <svg:desc>22§display§= \frac{1}{2(2)} \left[ \log \left( \frac{ 2 + \frac{1}{\sqrt{2}} }{ 2 - \frac{1}{\sqrt{2}} } \right) \right]§svg§600§FALSE§</svg:desc>
          <draw:polygon draw:style-name="gr2" draw:text-style-name="P7" draw:layer="layout" svg:width="7.988cm" svg:height="2.298cm" svg:x="6.534cm" svg:y="0.852cm" svg:viewBox="0 0 7989 2299" draw:points="3994,2299 0,2299 0,0 7989,0 7989,2299">
            <text:p/>
          </draw:polygon>
          <draw:path draw:style-name="gr3" draw:text-style-name="P8" draw:layer="layout" svg:width="0.515cm" svg:height="0.182cm" svg:x="6.539cm" svg:y="1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967cm" svg:y="1.16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375cm" svg:height="0.032cm" svg:x="7.404cm" svg:y="1.991cm" svg:viewBox="0 0 1376 33" draw:points="688,33 0,33 0,0 1376,0 1376,33">
            <text:p/>
          </draw:polygon>
          <draw:path draw:style-name="gr3" draw:text-style-name="P8" draw:layer="layout" svg:width="0.309cm" svg:height="0.516cm" svg:x="7.442cm" svg:y="2.21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7.868cm" svg:y="2.1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13cm" svg:y="2.21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8.523cm" svg:y="2.1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3cm" svg:height="2.321cm" svg:x="9.213cm" svg:y="0.846cm" svg:viewBox="0 0 231 2322" draw:points="0,2322 231,2322 231,2272 48,2272 48,48 231,48 231,0 0,0">
            <text:p/>
          </draw:polygon>
          <draw:path draw:style-name="gr3" draw:text-style-name="P8" draw:layer="layout" svg:width="0.173cm" svg:height="0.538cm" svg:x="9.477cm" svg:y="1.6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688cm" svg:y="1.8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0.075cm" svg:y="1.8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404cm" svg:height="2.321cm" svg:x="10.762cm" svg:y="0.846cm" svg:viewBox="0 0 405 2322" svg:d="M405 2313c0-2 0-4-5-9-74-90-136-188-182-297-102-236-142-513-142-847 0-329 37-618 153-871 44-99 104-190 172-275 2-2 4-3 4-7 0-7-5-7-18-7-10 0-12 0-14 2-2 0-49 47-109 132-136 190-204 417-239 648-18 124-25 251-25 378 0 289 37 584 160 850 56 118 130 224 206 305 7 5 9 7 21 7 13 0 18 0 18-9z">
            <text:p/>
          </draw:path>
          <draw:path draw:style-name="gr3" draw:text-style-name="P8" draw:layer="layout" svg:width="0.309cm" svg:height="0.516cm" svg:x="11.323cm" svg:y="0.9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515cm" svg:height="0.516cm" svg:x="11.887cm" svg:y="1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98cm" svg:height="0.36cm" svg:x="13.022cm" svg:y="0.81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817cm" svg:height="0.032cm" svg:x="12.709cm" svg:y="1.269cm" svg:viewBox="0 0 818 33" draw:points="408,33 0,33 0,0 818,0 818,33">
            <text:p/>
          </draw:polygon>
          <draw:path draw:style-name="gr3" draw:text-style-name="P8" draw:layer="layout" svg:width="0.471cm" svg:height="0.543cm" svg:x="12.76cm" svg:y="1.357cm" svg:viewBox="0 0 472 544" svg:d="M190 484l-107-211c-2-5-4-9-9-9-2 0-4 0-9 4l-58 38c-7 6-7 9-7 11s4 7 7 7c4 0 4 0 11-5 7-4 22-16 28-20l119 234c4 9 6 11 13 11 5 0 10 0 16-11l272-508c6-7 6-9 6-11 0-9-7-14-13-14-8 0-12 5-14 11z">
            <text:p/>
          </draw:path>
          <draw:polygon draw:style-name="gr3" draw:text-style-name="P8" draw:layer="layout" svg:width="0.309cm" svg:height="0.027cm" svg:x="13.217cm" svg:y="1.357cm" svg:viewBox="0 0 310 28" draw:points="155,28 0,28 0,0 310,0 310,28">
            <text:p/>
          </draw:polygon>
          <draw:path draw:style-name="gr3" draw:text-style-name="P8" draw:layer="layout" svg:width="0.24cm" svg:height="0.36cm" svg:x="13.251cm" svg:y="1.4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335cm" svg:height="0.032cm" svg:x="11.285cm" svg:y="1.991cm" svg:viewBox="0 0 2336 33" draw:points="1167,33 0,33 0,0 2336,0 2336,33">
            <text:p/>
          </draw:polygon>
          <draw:path draw:style-name="gr3" draw:text-style-name="P8" draw:layer="layout" svg:width="0.309cm" svg:height="0.516cm" svg:x="11.323cm" svg:y="2.2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11.908cm" svg:y="2.559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022cm" svg:y="2.10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817cm" svg:height="0.032cm" svg:x="12.709cm" svg:y="2.559cm" svg:viewBox="0 0 818 33" draw:points="408,33 0,33 0,0 818,0 818,33">
            <text:p/>
          </draw:polygon>
          <draw:path draw:style-name="gr3" draw:text-style-name="P8" draw:layer="layout" svg:width="0.471cm" svg:height="0.543cm" svg:x="12.76cm" svg:y="2.647cm" svg:viewBox="0 0 472 544" svg:d="M190 484l-107-211c-2-5-4-9-9-9-2 0-4 0-9 4l-58 38c-7 6-7 9-7 11s4 7 7 7c4 0 4 0 11-5 7-4 22-16 28-20l119 234c4 9 6 11 13 11 5 0 10 0 16-11l272-508c6-7 6-9 6-11 0-9-7-14-13-14-8 0-12 5-14 11z">
            <text:p/>
          </draw:path>
          <draw:polygon draw:style-name="gr3" draw:text-style-name="P8" draw:layer="layout" svg:width="0.309cm" svg:height="0.027cm" svg:x="13.217cm" svg:y="2.647cm" svg:viewBox="0 0 310 28" draw:points="155,28 0,28 0,0 310,0 310,28">
            <text:p/>
          </draw:polygon>
          <draw:path draw:style-name="gr3" draw:text-style-name="P8" draw:layer="layout" svg:width="0.24cm" svg:height="0.36cm" svg:x="13.251cm" svg:y="2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04cm" svg:height="2.321cm" svg:x="13.736cm" svg:y="0.846cm" svg:viewBox="0 0 405 2322" svg:d="M405 1160c0-289-37-584-160-848-57-118-131-224-206-305-7-7-9-7-21-7-13 0-18 0-18 7 0 4 4 7 5 11 74 89 136 188 182 295 102 238 142 514 142 847 0 329-39 620-153 873-44 99-104 190-172 273-2 2-4 5-4 7 0 9 5 9 18 9 10 0 12 0 14-2 1-2 49-48 109-134 135-190 204-417 239-648 18-125 25-251 25-378z">
            <text:p/>
          </draw:path>
          <draw:polygon draw:style-name="gr3" draw:text-style-name="P8" draw:layer="layout" svg:width="0.23cm" svg:height="2.321cm" svg:x="14.331cm" svg:y="0.846cm" svg:viewBox="0 0 231 2322" draw:points="183,2272 0,2272 0,2322 231,2322 231,0 0,0 0,48 183,48">
            <text:p/>
          </draw:polygon>
        </draw:g>
        <draw:g xml:id="id137" draw:id="id137">
          <svg:title>TexMaths</svg:title>
          <svg:desc>22§display§= \frac{1}{4} \log \left[ \frac{ 2 \sqrt{2} + 1 }{ 2\sqrt{2} - 1}  \right]§svg§600§FALSE§</svg:desc>
          <draw:polygon draw:style-name="gr2" draw:text-style-name="P7" draw:layer="layout" svg:width="6.19cm" svg:height="2.241cm" svg:x="6.535cm" svg:y="3.754cm" svg:viewBox="0 0 6191 2242" draw:points="3096,2242 0,2242 0,0 6191,0 6191,2242">
            <text:p/>
          </draw:polygon>
          <draw:path draw:style-name="gr3" draw:text-style-name="P8" draw:layer="layout" svg:width="0.515cm" svg:height="0.182cm" svg:x="6.54cm" svg:y="4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75cm" svg:y="4.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04cm" svg:y="4.859cm" svg:viewBox="0 0 389 33" draw:points="194,33 0,33 0,0 389,0 389,33">
            <text:p/>
          </draw:polygon>
          <draw:path draw:style-name="gr3" draw:text-style-name="P8" draw:layer="layout" svg:width="0.344cm" svg:height="0.523cm" svg:x="7.427cm" svg:y="5.0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173cm" svg:height="0.537cm" svg:x="8.04cm" svg:y="4.5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249cm" svg:y="4.7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636cm" svg:y="4.71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8" draw:layer="layout" svg:width="0.23cm" svg:height="2.32cm" svg:x="9.354cm" svg:y="3.715cm" svg:viewBox="0 0 231 2321" draw:points="0,2321 231,2321 231,2272 48,2272 48,48 231,48 231,0 0,0">
            <text:p/>
          </draw:polygon>
          <draw:path draw:style-name="gr3" draw:text-style-name="P8" draw:layer="layout" svg:width="0.309cm" svg:height="0.516cm" svg:x="9.724cm" svg:y="4.0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04cm" svg:height="0.773cm" svg:x="10.127cm" svg:y="3.87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0.716cm" svg:y="3.875cm" svg:viewBox="0 0 389 33" draw:points="194,33 0,33 0,0 389,0 389,33">
            <text:p/>
          </draw:polygon>
          <draw:path draw:style-name="gr3" draw:text-style-name="P8" draw:layer="layout" svg:width="0.309cm" svg:height="0.516cm" svg:x="10.753cm" svg:y="4.0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515cm" svg:height="0.516cm" svg:x="11.317cm" svg:y="4.0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116cm" svg:y="4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75cm" svg:height="0.032cm" svg:x="9.685cm" svg:y="4.859cm" svg:viewBox="0 0 2751 33" draw:points="1376,33 0,33 0,0 2751,0 2751,33">
            <text:p/>
          </draw:polygon>
          <draw:path draw:style-name="gr3" draw:text-style-name="P8" draw:layer="layout" svg:width="0.309cm" svg:height="0.516cm" svg:x="9.724cm" svg:y="5.1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04cm" svg:height="0.773cm" svg:x="10.127cm" svg:y="5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0.716cm" svg:y="5.014cm" svg:viewBox="0 0 389 33" draw:points="194,33 0,33 0,0 389,0 389,33">
            <text:p/>
          </draw:polygon>
          <draw:path draw:style-name="gr3" draw:text-style-name="P8" draw:layer="layout" svg:width="0.309cm" svg:height="0.516cm" svg:x="10.753cm" svg:y="5.1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472cm" svg:height="0.032cm" svg:x="11.338cm" svg:y="5.47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116cm" svg:y="5.1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23cm" svg:height="2.32cm" svg:x="12.534cm" svg:y="3.715cm" svg:viewBox="0 0 231 2321" draw:points="183,2272 0,2272 0,2321 231,2321 231,0 0,0 0,48 183,48">
            <text:p/>
          </draw:polygon>
        </draw:g>
        <draw:g xml:id="id136" draw:id="id136">
          <svg:title>TexMaths</svg:title>
          <svg:desc>24§display§\text {I} §svg§600§FALSE§</svg:desc>
          <draw:polygon draw:style-name="gr2" draw:text-style-name="P7" draw:layer="layout" svg:width="0.197cm" svg:height="0.493cm" svg:x="5.934cm" svg:y="4.6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4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3" draw:id="id143">
          <svg:title>TexMaths</svg:title>
          <svg:desc>22§display§\text {Put, } \sin^{-1} x = t, \ \  \text {Diff } w.\ r.\ t.\ x. \  \  \  \frac{1}{\sqrt{1 - x^2}} = dt§svg§600§FALSE§</svg:desc>
          <draw:polygon draw:style-name="gr2" draw:text-style-name="P7" draw:layer="layout" svg:width="16.481cm" svg:height="1.68cm" svg:x="3.849cm" svg:y="9.06cm" svg:viewBox="0 0 16482 1681" draw:points="8242,1681 0,1681 0,0 16482,0 16482,1681">
            <text:p/>
          </draw:polygon>
          <draw:path draw:style-name="gr3" draw:text-style-name="P8" draw:layer="layout" svg:width="0.457cm" svg:height="0.529cm" svg:x="3.837cm" svg:y="9.53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1cm" svg:y="9.71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cm" svg:y="9.58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4cm" svg:y="9.977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254cm" svg:height="0.356cm" svg:x="5.694cm" svg:y="9.7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8cm" svg:y="9.5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3cm" svg:y="9.71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6.676cm" svg:y="9.58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7.16cm" svg:y="9.3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7.6cm" svg:y="9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8.277cm" svg:y="9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9.068cm" svg:y="9.575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91cm" svg:height="0.231cm" svg:x="9.395cm" svg:y="9.977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52cm" svg:height="0.529cm" svg:x="10.215cm" svg:y="9.531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10.805cm" svg:y="9.5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1.014cm" svg:y="9.514cm" svg:viewBox="0 0 466 547" svg:d="M327 236h88v-23h-91v-90c0-70 39-105 72-105 4 0 14 0 26 5-8 3-22 12-22 32 0 17 12 33 33 33s33-16 33-33c0-29-26-55-70-55-46 0-81 30-84 33-23-29-66-33-87-33-74 0-163 40-163 125v88h-62v23h62v251c0 36-9 36-62 36v24c26-1 67-3 86-3 20 0 58 2 86 3v-24c-51 0-59 0-59-36v-251h163v251c0 36-8 36-61 36v24c30-1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1.725cm" svg:y="9.718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2.343cm" svg:y="9.977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771cm" svg:y="9.71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3.142cm" svg:y="9.977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3.566cm" svg:y="9.575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83cm" svg:height="0.083cm" svg:x="13.895cm" svg:y="9.977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4.323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4.809cm" svg:y="9.977cm" svg:viewBox="0 0 84 84" svg:d="M84 42c0-23-19-42-42-42s-42 19-42 42 19 42 42 42 42-19 42-42z">
            <text:p/>
          </draw:path>
          <draw:path draw:style-name="gr3" draw:text-style-name="P8" draw:layer="layout" svg:width="0.256cm" svg:height="0.516cm" svg:x="17.081cm" svg:y="9.0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766cm" svg:height="0.032cm" svg:x="15.822cm" svg:y="9.85cm" svg:viewBox="0 0 2767 33" draw:points="1383,33 0,33 0,0 2767,0 2767,33">
            <text:p/>
          </draw:polygon>
          <draw:path draw:style-name="gr3" draw:text-style-name="P8" draw:layer="layout" svg:width="0.604cm" svg:height="0.773cm" svg:x="15.881cm" svg:y="10.00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2cm" svg:height="0.032cm" svg:x="16.468cm" svg:y="10.005cm" svg:viewBox="0 0 2123 33" draw:points="1061,33 0,33 0,0 2123,0 2123,33">
            <text:p/>
          </draw:polygon>
          <draw:path draw:style-name="gr3" draw:text-style-name="P8" draw:layer="layout" svg:width="0.256cm" svg:height="0.516cm" svg:x="16.537cm" svg:y="10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7.09cm" svg:y="10.47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822cm" svg:y="10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8.276cm" svg:y="10.0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8.939cm" svg:y="9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742cm" svg:y="9.52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3cm" svg:x="20.133cm" svg:y="9.575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144" draw:id="id144">
          <svg:title>TexMaths</svg:title>
          <svg:desc>22§display§\text {When, } x = 0, \ \  t = 0 \text { and } \text {When, } x = 1, \ \ t = \frac{\pi}{2}.§svg§600§FALSE§</svg:desc>
          <draw:polygon draw:style-name="gr2" draw:text-style-name="P7" draw:layer="layout" svg:width="15.871cm" svg:height="1.31cm" svg:x="3.865cm" svg:y="11.062cm" svg:viewBox="0 0 15872 1311" draw:points="7936,1311 0,1311 0,0 15872,0 15872,1311">
            <text:p/>
          </draw:polygon>
          <draw:path draw:style-name="gr3" draw:text-style-name="P8" draw:layer="layout" svg:width="0.766cm" svg:height="0.546cm" svg:x="3.84cm" svg:y="11.3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6cm" svg:y="11.3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2cm" svg:y="11.5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19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89cm" svg:y="11.7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318cm" svg:y="11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6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8cm" svg:y="11.3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222cm" svg:y="11.7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032cm" svg:y="11.3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551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6cm" svg:y="11.3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002cm" svg:y="11.5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38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811cm" svg:y="11.3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487cm" svg:y="11.3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1cm" svg:y="11.3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9cm" svg:y="11.5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6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537cm" svg:y="11.7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965cm" svg:y="11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3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484cm" svg:y="11.3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6.868cm" svg:y="11.7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679cm" svg:y="11.3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8.198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9.085cm" svg:y="11.0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9.064cm" svg:y="11.67cm" svg:viewBox="0 0 470 33" draw:points="236,33 0,33 0,0 470,0 470,33">
            <text:p/>
          </draw:polygon>
          <draw:path draw:style-name="gr3" draw:text-style-name="P8" draw:layer="layout" svg:width="0.309cm" svg:height="0.516cm" svg:x="19.143cm" svg:y="11.8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83cm" svg:height="0.083cm" svg:x="19.693cm" svg:y="11.797cm" svg:viewBox="0 0 84 84" svg:d="M84 42c0-23-19-42-42-42s-42 19-42 42 19 42 42 42 42-19 42-42z">
            <text:p/>
          </draw:path>
        </draw:g>
        <draw:g xml:id="id145" draw:id="id145">
          <svg:title>TexMaths</svg:title>
          <svg:desc>22§display§\text {Also, } x = \sin t§svg§600§FALSE§</svg:desc>
          <draw:polygon draw:style-name="gr2" draw:text-style-name="P7" draw:layer="layout" svg:width="4.687cm" svg:height="0.626cm" svg:x="20.356cm" svg:y="11.363cm" svg:viewBox="0 0 4688 627" draw:points="2344,627 0,627 0,0 4688,0 4688,627">
            <text:p/>
          </draw:polygon>
          <draw:path draw:style-name="gr3" draw:text-style-name="P8" draw:layer="layout" svg:width="0.53cm" svg:height="0.555cm" svg:x="20.342cm" svg:y="11.324cm" svg:viewBox="0 0 531 556" svg:d="M283 16c-3-11-5-16-17-16-13 0-14 5-18 16l-162 463c-14 40-44 51-86 53v24c18-2 51-3 79-3 25 0 65 1 90 3v-24c-39 0-58-20-58-41 0-2 0-9 0-11l37-102h192l40 118c0 4 2 9 2 13 0 23-42 23-63 23v24c28-3 81-3 110-3 34 0 69 1 102 3v-24h-14c-45 0-58-6-65-32zM243 102l88 252h-174z">
            <text:p/>
          </draw:path>
          <draw:path draw:style-name="gr3" draw:text-style-name="P8" draw:layer="layout" svg:width="0.173cm" svg:height="0.538cm" svg:x="20.923cm" svg:y="11.34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4cm" svg:height="0.356cm" svg:x="21.137cm" svg:y="11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21.438cm" svg:y="11.53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21.87cm" svg:y="11.79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386cm" svg:height="0.351cm" svg:x="22.299cm" svg:y="11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22.977cm" svg:y="11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23.774cm" svg:y="11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4.08cm" svg:y="11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4.293cm" svg:y="11.53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24.846cm" svg:y="11.39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47" draw:id="id147">
          <svg:title>TexMaths</svg:title>
          <svg:desc>22§display§= \int_0^\frac{\pi}{2} \sin t . (t^2)\  dt§svg§600§FALSE§</svg:desc>
          <draw:polygon draw:style-name="gr2" draw:text-style-name="P7" draw:layer="layout" svg:width="5.915cm" svg:height="1.873cm" svg:x="6.526cm" svg:y="12.646cm" svg:viewBox="0 0 5916 1874" draw:points="2958,1874 0,1874 0,0 5916,0 5916,1874">
            <text:p/>
          </draw:polygon>
          <draw:path draw:style-name="gr3" draw:text-style-name="P8" draw:layer="layout" svg:width="0.515cm" svg:height="0.182cm" svg:x="6.531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6cm" svg:y="12.79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3cm" svg:y="12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7cm" svg:y="12.832cm" svg:viewBox="0 0 336 28" draw:points="169,28 0,28 0,0 336,0 336,28">
            <text:p/>
          </draw:polygon>
          <draw:path draw:style-name="gr3" draw:text-style-name="P8" draw:layer="layout" svg:width="0.193cm" svg:height="0.258cm" svg:x="8.24cm" svg:y="12.9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61cm" svg:y="14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791cm" svg:y="13.4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095cm" svg:y="13.3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08cm" svg:y="13.50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861cm" svg:y="13.3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0.188cm" svg:y="13.761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0.413cm" svg:y="13.2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10.654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24cm" svg:height="0.36cm" svg:x="10.95cm" svg:y="13.1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1.307cm" svg:y="13.2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1.853cm" svg:y="13.305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12.242cm" svg:y="13.3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146" draw:id="id146">
          <svg:title>TexMaths</svg:title>
          <svg:desc>24§display§\text {I} §svg§600§FALSE§</svg:desc>
          <draw:polygon draw:style-name="gr2" draw:text-style-name="P7" draw:layer="layout" svg:width="0.197cm" svg:height="0.493cm" svg:x="5.936cm" svg:y="13.441cm" svg:viewBox="0 0 198 494" draw:points="100,494 0,494 0,0 198,0 198,494">
            <text:p/>
          </draw:polygon>
          <draw:path draw:style-name="gr3" draw:text-style-name="P8" draw:layer="layout" svg:width="0.258cm" svg:height="0.577cm" svg:x="5.917cm" svg:y="13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8" draw:id="id148">
          <svg:title>TexMaths</svg:title>
          <svg:desc>22§display§= \int_0^\frac{\pi}{2} t^2 \sin t \  dt§svg§600§FALSE§</svg:desc>
          <draw:polygon draw:style-name="gr2" draw:text-style-name="P7" draw:layer="layout" svg:width="5.228cm" svg:height="1.873cm" svg:x="12.926cm" svg:y="12.646cm" svg:viewBox="0 0 5229 1874" draw:points="2615,1874 0,1874 0,0 5229,0 5229,1874">
            <text:p/>
          </draw:polygon>
          <draw:path draw:style-name="gr3" draw:text-style-name="P8" draw:layer="layout" svg:width="0.515cm" svg:height="0.182cm" svg:x="12.931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746cm" svg:y="12.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4.603cm" svg:y="12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4.57cm" svg:y="12.832cm" svg:viewBox="0 0 336 28" draw:points="169,28 0,28 0,0 336,0 336,28">
            <text:p/>
          </draw:polygon>
          <draw:path draw:style-name="gr3" draw:text-style-name="P8" draw:layer="layout" svg:width="0.193cm" svg:height="0.258cm" svg:x="14.64cm" svg:y="12.9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4.161cm" svg:y="14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38cm" svg:height="0.493cm" svg:x="15.182cm" svg:y="13.358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24cm" svg:height="0.36cm" svg:x="15.478cm" svg:y="13.1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15.946cm" svg:y="13.4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6.25cm" svg:y="13.3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6.463cm" svg:y="13.50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7.016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369cm" svg:height="0.546cm" svg:x="17.565cm" svg:y="13.305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17.956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135" draw:id="id135">
          <svg:title>TexMaths</svg:title>
          <svg:desc>26§display§\therefore§svg§600§FALSE§</svg:desc>
          <draw:polygon draw:style-name="gr2" draw:text-style-name="P7" draw:layer="layout" svg:width="0.49cm" svg:height="0.402cm" svg:x="4.609cm" svg:y="4.723cm" svg:viewBox="0 0 491 403" draw:points="246,403 0,403 0,0 491,0 491,403">
            <text:p/>
          </draw:polygon>
          <draw:path draw:style-name="gr3" draw:text-style-name="P8" draw:layer="layout" svg:width="0.555cm" svg:height="0.493cm" svg:x="4.59cm" svg:y="4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12" draw:text-style-name="P10" draw:layer="layout" svg:width="26.2cm" svg:height="14.77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8"/></text:p>
            <text:p text:style-name="P5"><text:span text:style-name="T8"><text:s text:c="3"/></text:span><text:span text:style-name="T8"><text:tab/></text:span><text:span text:style-name="T8"><text:tab/></text:span></text:p>
          </draw:text-box>
        </draw:frame>
        <draw:g xml:id="id149" draw:id="id149">
          <svg:title>TexMaths</svg:title>
          <svg:desc>24§display§\text {I} §svg§600§FALSE§</svg:desc>
          <draw:polygon draw:style-name="gr2" draw:text-style-name="P7" draw:layer="layout" svg:width="0.197cm" svg:height="0.493cm" svg:x="3.633cm" svg:y="1.638cm" svg:viewBox="0 0 198 494" draw:points="100,494 0,494 0,0 198,0 198,494">
            <text:p/>
          </draw:polygon>
          <draw:path draw:style-name="gr3" draw:text-style-name="P8" draw:layer="layout" svg:width="0.258cm" svg:height="0.577cm" svg:x="3.614cm" svg:y="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0" draw:id="id150">
          <svg:title>TexMaths</svg:title>
          <svg:desc>22§display§= [ \ t^2 \smallint \sin t \ dt\ ]_0^{\pi / 2} - \int_{0}^{\frac{\pi}{2}}\left[ \smallint \sin t \ dt. \frac{d}{dt}(t^2) \right] dt§svg§600§FALSE§</svg:desc>
          <draw:polygon draw:style-name="gr2" draw:text-style-name="P7" draw:layer="layout" svg:width="15.469cm" svg:height="1.893cm" svg:x="4.426cm" svg:y="0.847cm" svg:viewBox="0 0 15470 1894" draw:points="7735,1894 0,1894 0,0 15470,0 15470,1894">
            <text:p/>
          </draw:polygon>
          <draw:path draw:style-name="gr3" draw:text-style-name="P8" draw:layer="layout" svg:width="0.515cm" svg:height="0.182cm" svg:x="4.431cm" svg:y="1.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5cm" svg:y="1.464cm" svg:viewBox="0 0 107 774" draw:points="107,774 107,744 32,744 32,32 107,32 107,0 0,0 0,774">
            <text:p/>
          </draw:polygon>
          <draw:path draw:style-name="gr3" draw:text-style-name="P8" draw:layer="layout" svg:width="0.238cm" svg:height="0.494cm" svg:x="5.693cm" svg:y="1.559cm" svg:viewBox="0 0 239 495" svg:d="M143 176h73c15 0 23 0 23-16 0-9-8-9-23-9h-66c26-111 31-125 31-130 0-14-10-21-23-21-1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5.989cm" svg:y="1.3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3cm" svg:height="0.721cm" svg:x="6.473cm" svg:y="1.4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21-110 37-209 49-346 4-42 9-86 14-123 8-58 20-88 48-88 14 0 25 7 30 14z">
            <text:p/>
          </draw:path>
          <draw:path draw:style-name="gr3" draw:text-style-name="P8" draw:layer="layout" svg:width="0.254cm" svg:height="0.356cm" svg:x="6.994cm" svg:y="1.6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298cm" svg:y="1.5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513cm" svg:y="1.7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8.064cm" svg:y="1.5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8.615cm" svg:y="1.5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4cm" svg:x="9.004cm" svg:y="1.5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106cm" svg:height="0.773cm" svg:x="9.539cm" svg:y="1.464cm" svg:viewBox="0 0 107 774" draw:points="107,0 0,0 0,32 76,32 76,744 0,744 0,774 107,774">
            <text:p/>
          </draw:polygon>
          <draw:path draw:style-name="gr3" draw:text-style-name="P8" draw:layer="layout" svg:width="0.325cm" svg:height="0.24cm" svg:x="9.762cm" svg:y="1.408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16cm" svg:y="1.236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0.469cm" svg:y="1.2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766cm" svg:y="1.89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1.017cm" svg:y="1.83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77cm" svg:y="0.99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4 84-146 243-2 7-108 396-192 903-21 118-44 248-69 355-14 56-49 203-113 203-28 0-45-20-47-20z">
            <text:p/>
          </draw:path>
          <draw:path draw:style-name="gr3" draw:text-style-name="P8" draw:layer="layout" svg:width="0.261cm" svg:height="0.171cm" svg:x="12.627cm" svg:y="0.80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2.592cm" svg:y="1.033cm" svg:viewBox="0 0 336 28" draw:points="169,28 0,28 0,0 336,0 336,28">
            <text:p/>
          </draw:polygon>
          <draw:path draw:style-name="gr3" draw:text-style-name="P8" draw:layer="layout" svg:width="0.193cm" svg:height="0.258cm" svg:x="12.664cm" svg:y="1.111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2.184cm" svg:y="2.388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205cm" svg:height="1.856cm" svg:x="13.38cm" svg:y="0.922cm" svg:viewBox="0 0 206 1857" draw:points="0,1857 206,1857 206,1814 42,1814 42,42 206,42 206,0 0,0">
            <text:p/>
          </draw:polygon>
          <draw:path draw:style-name="gr3" draw:text-style-name="P8" draw:layer="layout" svg:width="0.323cm" svg:height="0.721cm" svg:x="13.639cm" svg:y="1.4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19-110 37-209 49-346 4-42 9-86 14-123 8-58 20-88 48-88 14 0 25 7 30 14z">
            <text:p/>
          </draw:path>
          <draw:path draw:style-name="gr3" draw:text-style-name="P8" draw:layer="layout" svg:width="0.254cm" svg:height="0.356cm" svg:x="14.158cm" svg:y="1.6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463cm" svg:y="1.5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677cm" svg:y="1.7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5.228cm" svg:y="1.5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5.779cm" svg:y="1.5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6.168cm" svg:y="1.5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6.495cm" svg:y="1.962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6.907cm" svg:y="0.98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olygon draw:style-name="gr3" draw:text-style-name="P8" draw:layer="layout" svg:width="0.682cm" svg:height="0.032cm" svg:x="16.737cm" svg:y="1.834cm" svg:viewBox="0 0 683 33" draw:points="341,33 0,33 0,0 683,0 683,33">
            <text:p/>
          </draw:polygon>
          <draw:path draw:style-name="gr3" draw:text-style-name="P8" draw:layer="layout" svg:width="0.369cm" svg:height="0.546cm" svg:x="16.768cm" svg:y="2.0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7.157cm" svg:y="2.0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18cm" svg:height="0.773cm" svg:x="17.588cm" svg:y="1.4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7.829cm" svg:y="1.5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8.125cm" svg:y="1.3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482cm" svg:y="1.4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205cm" svg:height="1.856cm" svg:x="18.75cm" svg:y="0.922cm" svg:viewBox="0 0 206 1857" draw:points="162,1814 0,1814 0,1857 206,1857 206,0 0,0 0,42 162,42">
            <text:p/>
          </draw:polygon>
          <draw:path draw:style-name="gr3" draw:text-style-name="P8" draw:layer="layout" svg:width="0.369cm" svg:height="0.546cm" svg:x="19.306cm" svg:y="1.50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4cm" svg:x="19.697cm" svg:y="1.5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 xml:id="id151" draw:id="id151">
          <svg:title>TexMaths</svg:title>
          <svg:desc>22§display§= [ \ t^2 ( - \cos t )\ ]_0^{\pi / 2} - \int_{0}^{\frac{\pi}{2}}\left[ ( - \cos t ). (2t) \right] dt§svg§600§FALSE§</svg:desc>
          <draw:polygon draw:style-name="gr2" draw:text-style-name="P7" draw:layer="layout" svg:width="14.009cm" svg:height="1.873cm" svg:x="4.427cm" svg:y="3.25cm" svg:viewBox="0 0 14010 1874" draw:points="7004,1874 0,1874 0,0 14010,0 14010,1874">
            <text:p/>
          </draw:polygon>
          <draw:path draw:style-name="gr3" draw:text-style-name="P8" draw:layer="layout" svg:width="0.515cm" svg:height="0.182cm" svg:x="4.432cm" svg:y="4.1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6cm" svg:y="3.867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5.694cm" svg:y="3.962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24cm" svg:height="0.36cm" svg:x="5.99cm" svg:y="3.7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6.379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6.667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7.361cm" svg:y="4.09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7.699cm" svg:y="4.0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089cm" svg:y="4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8.515cm" svg:y="3.962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8.821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9.353cm" svg:y="3.867cm" svg:viewBox="0 0 107 774" draw:points="107,0 0,0 0,32 76,32 76,744 0,744 0,774 107,774">
            <text:p/>
          </draw:polygon>
          <draw:path draw:style-name="gr3" draw:text-style-name="P8" draw:layer="layout" svg:width="0.325cm" svg:height="0.24cm" svg:x="9.575cm" svg:y="3.811cm" svg:viewBox="0 0 326 241" svg:d="M144 37h65c-8 33-19 83-19 125 0 23 2 37 5 49 9 26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9.972cm" svg:y="3.638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0.282cm" svg:y="3.6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578cm" svg:y="4.293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0.831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583cm" svg:y="3.39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4 84-146 243-2 7-108 396-192 902-21 118-44 248-69 356-14 56-49 202-113 202-28 0-45-19-47-19z">
            <text:p/>
          </draw:path>
          <draw:path draw:style-name="gr3" draw:text-style-name="P8" draw:layer="layout" svg:width="0.261cm" svg:height="0.171cm" svg:x="12.44cm" svg:y="3.2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2.406cm" svg:y="3.436cm" svg:viewBox="0 0 336 28" draw:points="169,28 0,28 0,0 336,0 336,28">
            <text:p/>
          </draw:polygon>
          <draw:path draw:style-name="gr3" draw:text-style-name="P8" draw:layer="layout" svg:width="0.193cm" svg:height="0.258cm" svg:x="12.477cm" svg:y="3.51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1.998cm" svg:y="4.791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106cm" svg:height="0.773cm" svg:x="13.093cm" svg:y="3.86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3.293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3.58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4.273cm" svg:y="4.0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611cm" svg:y="4.0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002cm" svg:y="4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5.428cm" svg:y="3.962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5.734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83cm" svg:height="0.083cm" svg:x="16.058cm" svg:y="4.36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5cm" svg:y="3.9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38cm" svg:height="0.493cm" svg:x="16.91cm" svg:y="3.9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7.216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489cm" svg:y="3.867cm" svg:viewBox="0 0 107 774" draw:points="107,0 0,0 0,32 76,32 76,744 0,744 0,774 107,774">
            <text:p/>
          </draw:polygon>
          <draw:path draw:style-name="gr3" draw:text-style-name="P8" draw:layer="layout" svg:width="0.369cm" svg:height="0.546cm" svg:x="17.848cm" svg:y="3.90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8.237cm" svg:y="3.9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</draw:g>
        <draw:g xml:id="id152" draw:id="id152">
          <svg:title>TexMaths</svg:title>
          <svg:desc>20§display§= - [ \ \frac{\pi ^2}{4} \cos \frac{\pi}{2} - 0 \cos 0 )\ ] + 2 \left[ [ \ t \smallint \cos t \ dt\ ]_0^{\pi / 2} - \int_{0}^{\frac{\pi}{2}}\left[ \smallint \cos t \ dt. \frac{d}{dt}(t) \right] dt \right]§svg§600§FALSE§</svg:desc>
          <draw:polygon draw:style-name="gr2" draw:text-style-name="P7" draw:layer="layout" svg:width="22.662cm" svg:height="2.037cm" svg:x="4.529cm" svg:y="5.552cm" svg:viewBox="0 0 22663 2038" draw:points="11331,2038 0,2038 0,0 22663,0 22663,2038">
            <text:p/>
          </draw:polygon>
          <draw:path draw:style-name="gr3" draw:text-style-name="P8" draw:layer="layout" svg:width="0.468cm" svg:height="0.165cm" svg:x="4.534cm" svg:y="6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429cm" svg:height="0.029cm" svg:x="5.294cm" svg:y="6.557cm" svg:viewBox="0 0 430 30" svg:d="M406 30c12 0 24 0 24-16 0-14-12-14-24-14h-382c-11 0-24 0-24 14 0 16 13 16 24 16z">
            <text:p/>
          </draw:path>
          <draw:polygon draw:style-name="gr3" draw:text-style-name="P8" draw:layer="layout" svg:width="0.097cm" svg:height="0.703cm" svg:x="5.865cm" svg:y="6.219cm" svg:viewBox="0 0 98 704" draw:points="98,704 98,677 29,677 29,29 98,29 98,0 0,0 0,704">
            <text:p/>
          </draw:polygon>
          <draw:path draw:style-name="gr3" draw:text-style-name="P8" draw:layer="layout" svg:width="0.38cm" svg:height="0.311cm" svg:x="6.315cm" svg:y="5.968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218cm" svg:height="0.327cm" svg:x="6.753cm" svg:y="5.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0.741cm" svg:height="0.029cm" svg:x="6.297cm" svg:y="6.557cm" svg:viewBox="0 0 742 30" draw:points="371,30 0,30 0,0 742,0 742,30">
            <text:p/>
          </draw:polygon>
          <draw:path draw:style-name="gr3" draw:text-style-name="P8" draw:layer="layout" svg:width="0.313cm" svg:height="0.476cm" svg:x="6.511cm" svg:y="6.75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8" draw:layer="layout" svg:width="0.268cm" svg:height="0.324cm" svg:x="7.263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7.571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7.926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cm" svg:height="0.311cm" svg:x="8.401cm" svg:y="5.96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8.382cm" svg:y="6.557cm" svg:viewBox="0 0 427 30" draw:points="214,30 0,30 0,0 427,0 427,30">
            <text:p/>
          </draw:polygon>
          <draw:path draw:style-name="gr3" draw:text-style-name="P8" draw:layer="layout" svg:width="0.281cm" svg:height="0.469cm" svg:x="8.454cm" svg:y="6.7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9.107cm" svg:y="6.557cm" svg:viewBox="0 0 430 30" svg:d="M406 30c12 0 24 0 24-16 0-14-12-14-24-14h-382c-11 0-24 0-24 14 0 16 13 16 24 16z">
            <text:p/>
          </draw:path>
          <draw:path draw:style-name="gr3" draw:text-style-name="P8" draw:layer="layout" svg:width="0.297cm" svg:height="0.484cm" svg:x="9.779cm" svg:y="6.2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268cm" svg:height="0.324cm" svg:x="10.244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552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0.907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97cm" svg:height="0.484cm" svg:x="11.305cm" svg:y="6.2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164cm" svg:height="0.703cm" svg:x="11.67cm" svg:y="6.2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097cm" svg:height="0.703cm" svg:x="12.153cm" svg:y="6.219cm" svg:viewBox="0 0 98 704" draw:points="98,0 0,0 0,29 69,29 69,677 0,677 0,704 98,704">
            <text:p/>
          </draw:polygon>
          <draw:path draw:style-name="gr3" draw:text-style-name="P8" draw:layer="layout" svg:width="0.468cm" svg:height="0.469cm" svg:x="12.528cm" svg:y="6.3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81cm" svg:height="0.469cm" svg:x="13.227cm" svg:y="6.2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209cm" svg:height="2.109cm" svg:x="13.854cm" svg:y="5.517cm" svg:viewBox="0 0 210 2110" draw:points="0,2110 210,2110 210,2065 43,2065 43,43 210,43 210,0 0,0">
            <text:p/>
          </draw:polygon>
          <draw:polygon draw:style-name="gr3" draw:text-style-name="P8" draw:layer="layout" svg:width="0.097cm" svg:height="0.703cm" svg:x="14.153cm" svg:y="6.219cm" svg:viewBox="0 0 98 704" draw:points="98,704 98,677 29,677 29,29 98,29 98,0 0,0 0,704">
            <text:p/>
          </draw:polygon>
          <draw:path draw:style-name="gr3" draw:text-style-name="P8" draw:layer="layout" svg:width="0.217cm" svg:height="0.449cm" svg:x="14.516cm" svg:y="6.3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93cm" svg:height="0.655cm" svg:x="14.91cm" svg:y="6.243cm" svg:viewBox="0 0 294 656" svg:d="M267 29c-24 1-30 19-30 29 0 17 14 28 29 28 14 0 28-9 28-30 0-27-22-56-56-56-59 0-72 77-83 131-19 106-33 195-45 319-3 36-8 76-12 110-7 53-18 81-44 81-11 0-22-8-27-14 24 0 31-18 31-29 0-16-15-27-29-27-15 0-29 8-29 29 0 27 22 56 56 56 59 0 72-75 83-133 19-101 34-190 45-315 3-38 8-78 13-112 6-53 17-80 43-80 13 0 22 6 27 13z">
            <text:p/>
          </draw:path>
          <draw:path draw:style-name="gr3" draw:text-style-name="P8" draw:layer="layout" svg:width="0.268cm" svg:height="0.324cm" svg:x="15.384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5.691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6.046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16.433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35cm" svg:height="0.497cm" svg:x="16.934cm" svg:y="6.2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17.288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097cm" svg:height="0.703cm" svg:x="17.776cm" svg:y="6.219cm" svg:viewBox="0 0 98 704" draw:points="98,0 0,0 0,29 69,29 69,677 0,677 0,704 98,704">
            <text:p/>
          </draw:polygon>
          <draw:path draw:style-name="gr3" draw:text-style-name="P8" draw:layer="layout" svg:width="0.295cm" svg:height="0.218cm" svg:x="17.977cm" svg:y="6.17cm" svg:viewBox="0 0 296 219" svg:d="M131 34h59c-8 30-17 75-17 113 0 21 1 34 5 45 8 24 14 27 22 27 11 0 22-11 22-22 0-5 0-7-3-11-9-20-17-47-17-88 0-10 0-29 6-64h62c8 0 13 0 18-4 6-6 8-12 8-16 0-14-13-14-21-14h-187c-19 0-34 5-56 26-13 11-32 38-32 41 0 7 6 7 8 7 6 0 6 0 10-5 25-35 56-35 67-35h29c-15 54-42 113-56 142-4 6-8 18-10 19 0 2-2 5-2 8 0 8 7 16 18 16 19 0 26-22 37-67z">
            <text:p/>
          </draw:path>
          <draw:path draw:style-name="gr3" draw:text-style-name="P8" draw:layer="layout" svg:width="0.212cm" svg:height="0.493cm" svg:x="18.339cm" svg:y="6.013cm" svg:viewBox="0 0 213 494" svg:d="M210 22c3-6 3-8 3-9 0-8-7-13-11-13-10 0-12 6-15 13l-184 459c-3 6-3 8-3 10 0 8 6 12 11 12 10 0 11-6 15-12z">
            <text:p/>
          </draw:path>
          <draw:path draw:style-name="gr3" draw:text-style-name="P8" draw:layer="layout" svg:width="0.218cm" svg:height="0.327cm" svg:x="18.62cm" svg:y="6.0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229cm" svg:height="0.337cm" svg:x="17.98cm" svg:y="6.608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" draw:text-style-name="P8" draw:layer="layout" svg:width="0.429cm" svg:height="0.029cm" svg:x="19.12cm" svg:y="6.557cm" svg:viewBox="0 0 430 30" svg:d="M406 30c12 0 24 0 24-16 0-14-12-14-24-14h-382c-11 0-24 0-24 14 0 16 13 16 24 16z">
            <text:p/>
          </draw:path>
          <draw:path draw:style-name="gr3" draw:text-style-name="P8" draw:layer="layout" svg:width="0.625cm" svg:height="1.562cm" svg:x="19.803cm" svg:y="5.79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8" draw:layer="layout" svg:width="0.237cm" svg:height="0.156cm" svg:x="20.582cm" svg:y="5.624cm" svg:viewBox="0 0 238 157" svg:d="M218 27c6 0 9 0 16-3 1-3 4-8 4-13 0-11-11-11-16-11h-152c-8 0-24 0-44 18-10 8-26 27-26 30 0 6 5 6 6 6 7 0 7-1 8-4 13-15 29-23 52-23h25c-13 45-32 82-43 104-6 8-6 10-6 13 0 8 6 13 14 13 14 0 19-16 27-45 8-27 15-53 23-85h46c-2 5-11 43-11 72 0 24 9 58 24 58 9 0 19-8 19-18 0-3-2-5-3-9-18-28-18-58-18-64 0-13 2-28 5-39z">
            <text:p/>
          </draw:path>
          <draw:polygon draw:style-name="gr3" draw:text-style-name="P8" draw:layer="layout" svg:width="0.305cm" svg:height="0.025cm" svg:x="20.552cm" svg:y="5.829cm" svg:viewBox="0 0 306 26" draw:points="154,26 0,26 0,0 306,0 306,26">
            <text:p/>
          </draw:polygon>
          <draw:path draw:style-name="gr3" draw:text-style-name="P8" draw:layer="layout" svg:width="0.175cm" svg:height="0.234cm" svg:x="20.616cm" svg:y="5.899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8" draw:layer="layout" svg:width="0.229cm" svg:height="0.337cm" svg:x="20.18cm" svg:y="7.061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olygon draw:style-name="gr3" draw:text-style-name="P8" draw:layer="layout" svg:width="0.186cm" svg:height="1.687cm" svg:x="21.268cm" svg:y="5.728cm" svg:viewBox="0 0 187 1688" draw:points="0,1688 187,1688 187,1649 38,1649 38,38 187,38 187,0 0,0">
            <text:p/>
          </draw:polygon>
          <draw:path draw:style-name="gr3" draw:text-style-name="P8" draw:layer="layout" svg:width="0.293cm" svg:height="0.655cm" svg:x="21.502cm" svg:y="6.243cm" svg:viewBox="0 0 294 656" svg:d="M267 29c-24 1-30 19-30 29 0 17 14 28 29 28 14 0 28-9 28-30 0-27-22-56-56-56-59 0-72 77-83 131-19 106-33 195-45 319-3 36-8 76-12 110-7 53-18 81-44 81-12 0-22-8-27-14 24 0 31-18 31-29 0-16-15-27-29-27-15 0-29 8-29 29 0 27 22 56 56 56 59 0 72-75 83-133 18-101 34-190 45-315 3-38 8-78 13-112 6-53 17-80 43-80 13 0 22 6 27 13z">
            <text:p/>
          </draw:path>
          <draw:path draw:style-name="gr3" draw:text-style-name="P8" draw:layer="layout" svg:width="0.268cm" svg:height="0.324cm" svg:x="21.976cm" svg:y="6.43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2.283cm" svg:y="6.43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2.638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23.025cm" svg:y="6.307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335cm" svg:height="0.497cm" svg:x="23.526cm" svg:y="6.25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3.88cm" svg:y="6.30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076cm" svg:height="0.076cm" svg:x="24.177cm" svg:y="6.67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4.552cm" svg:y="5.784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3" draw:text-style-name="P8" draw:layer="layout" svg:width="0.62cm" svg:height="0.029cm" svg:x="24.397cm" svg:y="6.557cm" svg:viewBox="0 0 621 30" draw:points="310,30 0,30 0,0 621,0 621,30">
            <text:p/>
          </draw:polygon>
          <draw:path draw:style-name="gr3" draw:text-style-name="P8" draw:layer="layout" svg:width="0.335cm" svg:height="0.497cm" svg:x="24.425cm" svg:y="6.7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4.779cm" svg:y="6.789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164cm" svg:height="0.703cm" svg:x="25.171cm" svg:y="6.21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17cm" svg:height="0.449cm" svg:x="25.39cm" svg:y="6.3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164cm" svg:height="0.703cm" svg:x="25.669cm" svg:y="6.2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186cm" svg:height="1.687cm" svg:x="25.912cm" svg:y="5.728cm" svg:viewBox="0 0 187 1688" draw:points="147,1649 0,1649 0,1688 187,1688 187,0 0,0 0,38 147,38">
            <text:p/>
          </draw:polygon>
          <draw:path draw:style-name="gr3" draw:text-style-name="P8" draw:layer="layout" svg:width="0.335cm" svg:height="0.497cm" svg:x="26.417cm" svg:y="6.2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26.773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209cm" svg:height="2.109cm" svg:x="27.017cm" svg:y="5.517cm" svg:viewBox="0 0 210 2110" draw:points="166,2065 0,2065 0,2110 210,2110 210,0 0,0 0,43 166,43">
            <text:p/>
          </draw:polygon>
        </draw:g>
        <draw:g xml:id="id153" draw:id="id153">
          <svg:title>TexMaths</svg:title>
          <svg:desc>22§display§= 0 + 2 \left[ [ \ t \sin t \ ]_0^{\pi / 2} - \int_{0}^{\frac{\pi}{2}}\sin t \ dt \right]§svg§600§FALSE§</svg:desc>
          <draw:polygon draw:style-name="gr2" draw:text-style-name="P7" draw:layer="layout" svg:width="11.732cm" svg:height="2.241cm" svg:x="4.529cm" svg:y="8.156cm" svg:viewBox="0 0 11733 2242" draw:points="5868,2242 0,2242 0,0 11733,0 11733,2242">
            <text:p/>
          </draw:polygon>
          <draw:path draw:style-name="gr3" draw:text-style-name="P8" draw:layer="layout" svg:width="0.515cm" svg:height="0.182cm" svg:x="4.534cm" svg:y="9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7cm" svg:y="8.95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5.909cm" svg:y="9.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6.676cm" svg:y="8.95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7.366cm" svg:y="8.117cm" svg:viewBox="0 0 231 2321" draw:points="0,2321 231,2321 231,2272 48,2272 48,48 231,48 231,0 0,0">
            <text:p/>
          </draw:polygon>
          <draw:polygon draw:style-name="gr3" draw:text-style-name="P8" draw:layer="layout" svg:width="0.106cm" svg:height="0.773cm" svg:x="7.695cm" svg:y="8.889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8.095cm" svg:y="8.98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54cm" svg:height="0.356cm" svg:x="8.51cm" svg:y="9.1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8.816cm" svg:y="8.9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029cm" svg:y="9.1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82cm" svg:y="8.9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olygon draw:style-name="gr3" draw:text-style-name="P8" draw:layer="layout" svg:width="0.106cm" svg:height="0.773cm" svg:x="10.117cm" svg:y="8.889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338cm" svg:y="8.83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738cm" svg:y="8.66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1.046cm" svg:y="8.70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0.344cm" svg:y="9.31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2cm" svg:height="0.032cm" svg:x="11.595cm" svg:y="9.26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2.348cm" svg:y="8.418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3.205cm" svg:y="8.23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13.17cm" svg:y="8.46cm" svg:viewBox="0 0 336 28" draw:points="169,28 0,28 0,0 336,0 336,28">
            <text:p/>
          </draw:polygon>
          <draw:path draw:style-name="gr3" draw:text-style-name="P8" draw:layer="layout" svg:width="0.193cm" svg:height="0.258cm" svg:x="13.242cm" svg:y="8.538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12.762cm" svg:y="9.8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254cm" svg:height="0.356cm" svg:x="13.791cm" svg:y="9.1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096cm" svg:y="8.9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11cm" svg:y="9.1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4.861cm" svg:y="8.986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8" draw:layer="layout" svg:width="0.369cm" svg:height="0.546cm" svg:x="15.412cm" svg:y="8.9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3cm" svg:x="15.801cm" svg:y="8.9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8" draw:layer="layout" svg:width="0.23cm" svg:height="2.32cm" svg:x="16.07cm" svg:y="8.117cm" svg:viewBox="0 0 231 2321" draw:points="183,2272 0,2272 0,2321 231,2321 231,0 0,0 0,48 183,48">
            <text:p/>
          </draw:polygon>
        </draw:g>
        <draw:g xml:id="id154" draw:id="id154">
          <svg:title>TexMaths</svg:title>
          <svg:desc>22§display§= 0 + 2 \left[ \left( \ \frac{\pi}{2} \sin \left( \frac{\pi}{2} \right)  - 0 \sin 0 \ \right) - ( - \cos t )_0^{\pi / 2} \right]§svg§600§FALSE§</svg:desc>
          <draw:polygon draw:style-name="gr2" draw:text-style-name="P7" draw:layer="layout" svg:width="15.708cm" svg:height="1.341cm" svg:x="4.531cm" svg:y="11.059cm" svg:viewBox="0 0 15709 1342" draw:points="7855,1342 0,1342 0,0 15709,0 15709,1342">
            <text:p/>
          </draw:polygon>
          <draw:path draw:style-name="gr3" draw:text-style-name="P8" draw:layer="layout" svg:width="0.515cm" svg:height="0.182cm" svg:x="4.536cm" svg:y="11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9cm" svg:y="11.395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5 14 91 89 7 44 7 102 7 152 0 58 0 110-9 160-10 73-54 98-89 98z">
            <text:p/>
          </draw:path>
          <draw:path draw:style-name="gr3" draw:text-style-name="P8" draw:layer="layout" svg:width="0.515cm" svg:height="0.516cm" svg:x="5.911cm" svg:y="11.4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6.678cm" svg:y="11.3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7.331cm" svg:y="11.02cm" svg:viewBox="0 0 178 1391" draw:points="0,1391 178,1391 178,1356 37,1356 37,37 178,37 178,0 0,0">
            <text:p/>
          </draw:polygon>
          <draw:path draw:style-name="gr3" draw:text-style-name="P8" draw:layer="layout" svg:width="0.295cm" svg:height="1.39cm" svg:x="7.66cm" svg:y="11.0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354cm" svg:y="11.0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332cm" svg:y="11.701cm" svg:viewBox="0 0 470 33" draw:points="236,33 0,33 0,0 470,0 470,33">
            <text:p/>
          </draw:polygon>
          <draw:path draw:style-name="gr3" draw:text-style-name="P8" draw:layer="layout" svg:width="0.309cm" svg:height="0.516cm" svg:x="8.412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54cm" svg:height="0.356cm" svg:x="9.049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353cm" svg:y="11.3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568cm" svg:y="11.5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0.24cm" svg:y="11.0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0.677cm" svg:y="11.0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656cm" svg:y="11.701cm" svg:viewBox="0 0 470 33" draw:points="236,33 0,33 0,0 470,0 470,33">
            <text:p/>
          </draw:polygon>
          <draw:path draw:style-name="gr3" draw:text-style-name="P8" draw:layer="layout" svg:width="0.309cm" svg:height="0.516cm" svg:x="10.735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95cm" svg:height="1.39cm" svg:x="11.245cm" svg:y="11.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914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2.653cm" svg:y="11.3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54cm" svg:height="0.356cm" svg:x="13.165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7cm" svg:y="11.3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84cm" svg:y="11.5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4.248cm" svg:y="11.3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4.89cm" svg:y="11.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5.559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6.346cm" svg:y="11.3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472cm" svg:height="0.032cm" svg:x="16.634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7.326cm" svg:y="11.56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7.665cm" svg:y="11.562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054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8.482cm" svg:y="11.42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  <draw:path draw:style-name="gr3" draw:text-style-name="P8" draw:layer="layout" svg:width="0.18cm" svg:height="0.773cm" svg:x="18.787cm" svg:y="11.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25cm" svg:height="0.24cm" svg:x="19.068cm" svg:y="11.273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6-3 7-8 20-10 22 0 1-2 5-2 8 0 9 7 18 19 18 22 0 29-25 41-74z">
            <text:p/>
          </draw:path>
          <draw:path draw:style-name="gr3" draw:text-style-name="P8" draw:layer="layout" svg:width="0.233cm" svg:height="0.542cm" svg:x="19.466cm" svg:y="11.101cm" svg:viewBox="0 0 234 543" svg:d="M231 25c3-7 3-9 3-11 0-9-7-14-12-14-9 0-13 7-16 14l-202 505c-4 7-4 9-4 10 0 9 7 14 12 14 11 0 13-7 16-14z">
            <text:p/>
          </draw:path>
          <draw:path draw:style-name="gr3" draw:text-style-name="P8" draw:layer="layout" svg:width="0.24cm" svg:height="0.36cm" svg:x="19.776cm" svg:y="11.14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252cm" svg:height="0.37cm" svg:x="19.072cm" svg:y="11.755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  <draw:polygon draw:style-name="gr3" draw:text-style-name="P8" draw:layer="layout" svg:width="0.177cm" svg:height="1.39cm" svg:x="20.101cm" svg:y="11.02cm" svg:viewBox="0 0 178 1391" draw:points="141,1356 0,1356 0,1391 178,1391 178,0 0,0 0,37 141,37">
            <text:p/>
          </draw:polygon>
        </draw:g>
        <draw:g xml:id="id157" draw:id="id157">
          <svg:title>TexMaths</svg:title>
          <svg:desc>22§display§= 2 \left[ \ \frac{\pi}{2} (1) + \left( \cos \frac{\pi}{2} - \cos 0 \right) \right]§svg§600§FALSE§</svg:desc>
          <draw:polygon draw:style-name="gr2" draw:text-style-name="P7" draw:layer="layout" svg:width="9.891cm" svg:height="1.341cm" svg:x="4.533cm" svg:y="13.26cm" svg:viewBox="0 0 9892 1342" draw:points="4945,1342 0,1342 0,0 9892,0 9892,1342">
            <text:p/>
          </draw:polygon>
          <draw:path draw:style-name="gr3" draw:text-style-name="P8" draw:layer="layout" svg:width="0.515cm" svg:height="0.182cm" svg:x="4.538cm" svg:y="1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35cm" svg:y="13.5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6.001cm" svg:y="13.2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6.562cm" svg:y="13.2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541cm" svg:y="13.902cm" svg:viewBox="0 0 470 33" draw:points="236,33 0,33 0,0 470,0 470,33">
            <text:p/>
          </draw:polygon>
          <draw:path draw:style-name="gr3" draw:text-style-name="P8" draw:layer="layout" svg:width="0.309cm" svg:height="0.516cm" svg:x="6.62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18cm" svg:height="0.773cm" svg:x="7.18cm" svg:y="13.53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256cm" svg:height="0.516cm" svg:x="7.472cm" svg:y="13.596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18cm" svg:height="0.773cm" svg:x="7.835cm" svg:y="13.5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06cm" svg:y="13.6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cm" svg:x="9.176cm" svg:y="13.221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295cm" svg:height="0.356cm" svg:x="9.524cm" svg:y="13.7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9.862cm" svg:y="13.763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253cm" svg:y="13.7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18cm" svg:height="0.342cm" svg:x="10.775cm" svg:y="13.254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754cm" svg:y="13.902cm" svg:viewBox="0 0 470 33" draw:points="236,33 0,33 0,0 470,0 470,33">
            <text:p/>
          </draw:polygon>
          <draw:path draw:style-name="gr3" draw:text-style-name="P8" draw:layer="layout" svg:width="0.309cm" svg:height="0.516cm" svg:x="10.833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1.551cm" svg:y="13.902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2.287cm" svg:y="13.7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2.625cm" svg:y="13.763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016cm" svg:y="13.7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26cm" svg:height="0.532cm" svg:x="13.454cm" svg:y="13.596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3.839cm" svg:y="13.221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286cm" svg:y="13.221cm" svg:viewBox="0 0 178 1391" draw:points="141,1356 0,1356 0,1391 178,1391 178,0 0,0 0,37 141,37">
            <text:p/>
          </draw:polygon>
        </draw:g>
        <draw:g xml:id="id158" draw:id="id158">
          <svg:title>TexMaths</svg:title>
          <svg:desc>22§display§=2 \left[ \ \frac{\pi}{2} - 1 \right]§svg§600§FALSE§</svg:desc>
          <draw:polygon draw:style-name="gr2" draw:text-style-name="P7" draw:layer="layout" svg:width="4.053cm" svg:height="1.341cm" svg:x="15.132cm" svg:y="13.26cm" svg:viewBox="0 0 4054 1342" draw:points="2028,1342 0,1342 0,0 4054,0 4054,1342">
            <text:p/>
          </draw:polygon>
          <draw:path draw:style-name="gr3" draw:text-style-name="P8" draw:layer="layout" svg:width="0.515cm" svg:height="0.182cm" svg:x="15.137cm" svg:y="1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949cm" svg:y="13.5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16.6cm" svg:y="13.2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17.161cm" svg:y="13.2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14cm" svg:y="13.902cm" svg:viewBox="0 0 470 33" draw:points="236,33 0,33 0,0 470,0 470,33">
            <text:p/>
          </draw:polygon>
          <draw:path draw:style-name="gr3" draw:text-style-name="P8" draw:layer="layout" svg:width="0.309cm" svg:height="0.516cm" svg:x="17.219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7.938cm" svg:y="13.90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716cm" svg:y="13.596cm" svg:viewBox="0 0 257 517" svg:d="M160 19c0-17 0-19-19-19-48 49-116 49-141 49v25c16 0 62 0 102-21v402c0 29-2 37-72 37h-25v25c27-3 95-3 125-3 32 0 99 0 127 3v-25h-25c-70 0-72-8-72-37z">
            <text:p/>
          </draw:path>
          <draw:polygon draw:style-name="gr3" draw:text-style-name="P8" draw:layer="layout" svg:width="0.177cm" svg:height="1.39cm" svg:x="19.048cm" svg:y="13.221cm" svg:viewBox="0 0 178 1391" draw:points="141,1356 0,1356 0,1391 178,1391 178,0 0,0 0,37 141,37">
            <text:p/>
          </draw:polygon>
        </draw:g>
        <draw:g xml:id="id159" draw:id="id159">
          <svg:title>TexMaths</svg:title>
          <svg:desc>22§display§= \pi - 2§svg§600§FALSE§</svg:desc>
          <draw:polygon draw:style-name="gr2" draw:text-style-name="P7" draw:layer="layout" svg:width="2.499cm" svg:height="0.446cm" svg:x="19.733cm" svg:y="13.66cm" svg:viewBox="0 0 2500 447" draw:points="1251,447 0,447 0,0 2500,0 2500,447">
            <text:p/>
          </draw:polygon>
          <draw:path draw:style-name="gr3" draw:text-style-name="P8" draw:layer="layout" svg:width="0.515cm" svg:height="0.182cm" svg:x="19.738cm" svg:y="13.85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18cm" svg:height="0.342cm" svg:x="20.532cm" svg:y="13.802cm" svg:viewBox="0 0 419 343" svg:d="M185 46h88c-27 114-34 147-34 200 0 11 0 32 7 58 7 35 16 39 28 39 16 0 32-14 32-30 0-4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8" draw:layer="layout" svg:width="0.472cm" svg:height="0.032cm" svg:x="21.215cm" svg:y="13.9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21.962cm" svg:y="13.62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</draw:g>
        <draw:g xml:id="id156" draw:id="id156">
          <svg:title>TexMaths</svg:title>
          <svg:desc>24§display§\text {I} §svg§600§FALSE§</svg:desc>
          <draw:polygon draw:style-name="gr2" draw:text-style-name="P7" draw:layer="layout" svg:width="0.197cm" svg:height="0.493cm" svg:x="3.634cm" svg:y="13.638cm" svg:viewBox="0 0 198 494" draw:points="100,494 0,494 0,0 198,0 198,494">
            <text:p/>
          </draw:polygon>
          <draw:path draw:style-name="gr3" draw:text-style-name="P8" draw:layer="layout" svg:width="0.258cm" svg:height="0.577cm" svg:x="3.615cm" svg:y="13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5" draw:id="id155">
          <svg:title>TexMaths</svg:title>
          <svg:desc>26§display§\therefore§svg§600§FALSE§</svg:desc>
          <draw:polygon draw:style-name="gr2" draw:text-style-name="P7" draw:layer="layout" svg:width="0.49cm" svg:height="0.402cm" svg:x="2.309cm" svg:y="13.723cm" svg:viewBox="0 0 491 403" draw:points="246,403 0,403 0,0 491,0 491,403">
            <text:p/>
          </draw:polygon>
          <draw:path draw:style-name="gr3" draw:text-style-name="P8" draw:layer="layout" svg:width="0.555cm" svg:height="0.493cm" svg:x="2.29cm" svg:y="13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60" draw:id="id160">
          <svg:title>TexMaths</svg:title>
          <svg:desc>24§display§(7)§svg§600§FALSE§</svg:desc>
          <draw:polygon draw:style-name="gr2" draw:text-style-name="P7" draw:layer="layout" svg:width="0.91cm" svg:height="0.76cm" svg:x="2.311cm" svg:y="1.537cm" svg:viewBox="0 0 911 761" draw:points="455,761 0,761 0,0 911,0 911,761">
            <text:p/>
          </draw:polygon>
          <draw:path draw:style-name="gr3" draw:text-style-name="P8" draw:layer="layout" svg:width="0.197cm" svg:height="0.844cm" svg:x="2.351cm" svg:y="1.49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cm" svg:x="2.643cm" svg:y="1.558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8" draw:layer="layout" svg:width="0.197cm" svg:height="0.844cm" svg:x="3.068cm" svg:y="1.4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= \int_0^{\pi} \frac{1}{2\sin x + \cos x + 3} \ dx§svg§600§FALSE§</svg:desc>
          <draw:polygon draw:style-name="gr2" draw:text-style-name="P7" draw:layer="layout" svg:width="9.232cm" svg:height="1.733cm" svg:x="6.515cm" svg:y="1.035cm" svg:viewBox="0 0 9233 1734" draw:points="4616,1734 0,1734 0,0 9233,0 9233,1734">
            <text:p/>
          </draw:polygon>
          <draw:path draw:style-name="gr3" draw:text-style-name="P8" draw:layer="layout" svg:width="0.515cm" svg:height="0.182cm" svg:x="6.52cm" svg:y="1.8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.03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325cm" svg:height="0.24cm" svg:x="8.09cm" svg:y="0.99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8" draw:layer="layout" svg:width="0.252cm" svg:height="0.37cm" svg:x="7.75cm" svg:y="2.43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1.541cm" svg:y="1.0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919cm" svg:height="0.032cm" svg:x="8.706cm" svg:y="1.881cm" svg:viewBox="0 0 5920 33" draw:points="2960,33 0,33 0,0 5920,0 5920,33">
            <text:p/>
          </draw:polygon>
          <draw:path draw:style-name="gr3" draw:text-style-name="P8" draw:layer="layout" svg:width="0.309cm" svg:height="0.516cm" svg:x="8.745cm" svg:y="2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9.248cm" svg:y="2.27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553cm" svg:y="2.10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767cm" svg:y="2.27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0.323cm" svg:y="2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0.957cm" svg:y="2.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1.714cm" svg:y="2.27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2.053cm" svg:y="2.27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2.442cm" svg:y="2.27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874cm" svg:y="2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13.509cm" svg:y="2.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271cm" svg:y="2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5.007cm" svg:y="1.5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401cm" svg:y="1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1" draw:id="id161">
          <svg:title>TexMaths</svg:title>
          <svg:desc>24§display§\text {Let,}§svg§600§FALSE§</svg:desc>
          <draw:polygon draw:style-name="gr2" draw:text-style-name="P7" draw:layer="layout" svg:width="1.318cm" svg:height="0.655cm" svg:x="3.9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3.9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4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1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2" draw:id="id162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4" draw:id="id164">
          <svg:title>TexMaths</svg:title>
          <svg:desc>20§display§\text {Put, } \tan \left( \frac{x}{2} \right) = t \ \therefore \  x = 2\tan^{-1}t, \ \ \text {Diff } w.\ r.\ t.\ x. \ \  dx =\frac{2 dt}{1 + t^2}§svg§600§FALSE§</svg:desc>
          <draw:polygon draw:style-name="gr2" draw:text-style-name="P7" draw:layer="layout" svg:width="19.783cm" svg:height="1.435cm" svg:x="3.849cm" svg:y="3.257cm" svg:viewBox="0 0 19784 1436" draw:points="9893,1436 0,1436 0,0 19784,0 19784,1436">
            <text:p/>
          </draw:polygon>
          <draw:path draw:style-name="gr3" draw:text-style-name="P8" draw:layer="layout" svg:width="0.415cm" svg:height="0.481cm" svg:x="3.838cm" svg:y="3.70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8" draw:layer="layout" svg:width="0.354cm" svg:height="0.319cm" svg:x="4.315cm" svg:y="3.87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221cm" svg:height="0.441cm" svg:x="4.696cm" svg:y="3.75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082cm" svg:height="0.21cm" svg:x="5.017cm" svg:y="4.112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2cm" svg:height="0.441cm" svg:x="5.516cm" svg:y="3.7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5.806cm" svg:y="3.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6.15cm" svg:y="3.8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68cm" svg:height="1.265cm" svg:x="6.763cm" svg:y="3.377cm" svg:viewBox="0 0 269 1266" svg:d="M237 1260c1 0 8 6 8 6h16c1 0 8 0 8-6 0-4-2-5-3-7-26-25-64-64-108-141-76-136-104-310-104-478 0-312 88-496 213-621 2-2 2-5 2-7 0-6-5-6-13-6-10 0-11 0-18 6-67 58-142 156-192 304-30 93-46 205-46 322 0 168 30 357 141 520 19 28 46 56 46 56 7 10 16 21 23 26z">
            <text:p/>
          </draw:path>
          <draw:path draw:style-name="gr3" draw:text-style-name="P8" draw:layer="layout" svg:width="0.351cm" svg:height="0.319cm" svg:x="7.16cm" svg:y="3.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8" draw:layer="layout" svg:width="0.402cm" svg:height="0.029cm" svg:x="7.14cm" svg:y="3.995cm" svg:viewBox="0 0 403 30" draw:points="202,30 0,30 0,0 403,0 403,30">
            <text:p/>
          </draw:polygon>
          <draw:path draw:style-name="gr3" draw:text-style-name="P8" draw:layer="layout" svg:width="0.281cm" svg:height="0.47cm" svg:x="7.2cm" svg:y="4.2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68cm" svg:height="1.265cm" svg:x="7.651cm" svg:y="3.377cm" svg:viewBox="0 0 269 1266" svg:d="M269 632c0-201-48-416-187-574-10-12-36-39-53-53-5-5-7-5-16-5-7 0-13 0-13 6 0 4 3 7 5 8 24 24 62 63 105 141 77 135 104 309 104 477 0 306-84 493-211 621-1 2-3 5-3 7 0 6 6 6 13 6 9 0 11 0 17-5 68-57 143-155 192-304 31-96 47-211 47-325z">
            <text:p/>
          </draw:path>
          <draw:path draw:style-name="gr3" draw:text-style-name="P8" draw:layer="layout" svg:width="0.468cm" svg:height="0.165cm" svg:x="8.28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17cm" svg:height="0.449cm" svg:x="8.999cm" svg:y="3.745cm" svg:viewBox="0 0 218 450" svg:d="M130 160h67c13 0 21 0 21-14 0-8-8-8-21-8h-63c26-101 31-114 31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426cm" svg:height="0.38cm" svg:x="9.687cm" svg:y="3.859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8" draw:layer="layout" svg:width="0.351cm" svg:height="0.319cm" svg:x="10.585cm" svg:y="3.8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11.201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11.939cm" svg:y="3.71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2cm" svg:height="0.441cm" svg:x="12.385cm" svg:y="3.7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12.675cm" svg:y="3.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3.019cm" svg:y="3.8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33cm" svg:height="0.025cm" svg:x="13.439cm" svg:y="3.76cm" svg:viewBox="0 0 334 26" svg:d="M315 26c7 0 19 0 19-13s-11-13-19-13h-296c-8 0-19 0-19 13s11 13 19 13z">
            <text:p/>
          </draw:path>
          <draw:path draw:style-name="gr3" draw:text-style-name="P8" draw:layer="layout" svg:width="0.18cm" svg:height="0.327cm" svg:x="13.879cm" svg:y="3.56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8" draw:layer="layout" svg:width="0.217cm" svg:height="0.449cm" svg:x="14.275cm" svg:y="3.745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1-23 3-34z">
            <text:p/>
          </draw:path>
          <draw:path draw:style-name="gr3" draw:text-style-name="P8" draw:layer="layout" svg:width="0.082cm" svg:height="0.21cm" svg:x="14.574cm" svg:y="4.11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473cm" svg:height="0.481cm" svg:x="15.318cm" svg:y="3.705cm" svg:viewBox="0 0 474 482" svg:d="M0 0v22h18c54 0 54 8 54 32v373c0 26 0 32-54 32h-18v23h258c118 0 216-104 216-237 0-135-95-245-216-245zM168 459c-34 0-35-4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5.854cm" svg:y="3.71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423cm" svg:height="0.497cm" svg:x="16.044cm" svg:y="3.689cm" svg:viewBox="0 0 424 498" svg:d="M298 214h80v-20h-84v-82c0-64 36-96 66-96 3 0 13 0 24 5-8 3-21 11-21 29 0 16 11 30 31 30 19 0 30-14 30-30 0-26-24-50-64-50-42 0-74 27-77 30-21-27-59-30-78-30-67 0-149 37-149 114v80h-56v20h56v229c0 32-8 32-56 32v23c24-2 61-3 78-3 18 0 53 1 79 3v-23c-47 0-55 0-55-32v-229h149v229c0 32-8 32-56 32v23c27-2 61-3 80-3 29 0 63 0 90 3v-23h-15c-51 0-52-8-52-33zM101 194v-80c0-69 57-98 102-98 35 0 55 13 56 13v1c-13 0-25 10-25 29 0 5 0 23 19 29-2 10-2 16-2 24v82z">
            <text:p/>
          </draw:path>
          <draw:path draw:style-name="gr3" draw:text-style-name="P8" draw:layer="layout" svg:width="0.466cm" svg:height="0.319cm" svg:x="16.691cm" svg:y="3.875cm" svg:viewBox="0 0 467 320" svg:d="M306 72c3-14 9-42 9-45 0-13-9-19-19-19s-22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3-21-53-61 0-19 7-41 8-51z">
            <text:p/>
          </draw:path>
          <draw:path draw:style-name="gr3" draw:text-style-name="P8" draw:layer="layout" svg:width="0.076cm" svg:height="0.076cm" svg:x="17.252cm" svg:y="4.112cm" svg:viewBox="0 0 77 77" svg:d="M77 38c0-20-18-38-39-38-20 0-38 18-38 38 0 21 18 39 38 39 21 0 39-18 39-39z">
            <text:p/>
          </draw:path>
          <draw:path draw:style-name="gr3" draw:text-style-name="P8" draw:layer="layout" svg:width="0.287cm" svg:height="0.319cm" svg:x="17.643cm" svg:y="3.87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8" draw:layer="layout" svg:width="0.076cm" svg:height="0.076cm" svg:x="17.98cm" svg:y="4.112cm" svg:viewBox="0 0 77 77" svg:d="M77 38c0-20-18-38-39-38-20 0-38 18-38 38 0 21 18 39 38 39 21 0 39-18 39-39z">
            <text:p/>
          </draw:path>
          <draw:path draw:style-name="gr3" draw:text-style-name="P8" draw:layer="layout" svg:width="0.217cm" svg:height="0.449cm" svg:x="18.366cm" svg:y="3.745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076cm" svg:height="0.076cm" svg:x="18.663cm" svg:y="4.112cm" svg:viewBox="0 0 77 77" svg:d="M77 38c0-20-18-38-39-38-20 0-38 18-38 38 0 21 18 39 38 39 21 0 39-18 39-39z">
            <text:p/>
          </draw:path>
          <draw:path draw:style-name="gr3" draw:text-style-name="P8" draw:layer="layout" svg:width="0.351cm" svg:height="0.319cm" svg:x="19.052cm" svg:y="3.87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076cm" svg:height="0.076cm" svg:x="19.495cm" svg:y="4.11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0.126cm" svg:y="3.69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20.484cm" svg:y="3.8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21.1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22.327cm" svg:y="3.241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335cm" svg:height="0.497cm" svg:x="22.671cm" svg:y="3.222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217cm" svg:height="0.449cm" svg:x="23.025cm" svg:y="3.27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21.887cm" svg:y="3.995cm" svg:viewBox="0 0 1781 30" draw:points="891,30 0,30 0,0 1781,0 1781,30">
            <text:p/>
          </draw:polygon>
          <draw:path draw:style-name="gr3" draw:text-style-name="P8" draw:layer="layout" svg:width="0.233cm" svg:height="0.47cm" svg:x="21.95cm" svg:y="4.2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8" draw:layer="layout" svg:width="0.468cm" svg:height="0.47cm" svg:x="22.434cm" svg:y="4.25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17cm" svg:height="0.449cm" svg:x="23.114cm" svg:y="4.227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23.383cm" svg:y="4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65" draw:id="id165">
          <svg:title>TexMaths</svg:title>
          <svg:desc>20§display§\text {When, } x = 0, \ \  t = 0 \text { and } \text {When, } x = \pi , \ \ t = \infty .§svg§600§FALSE§</svg:desc>
          <draw:polygon draw:style-name="gr2" draw:text-style-name="P7" draw:layer="layout" svg:width="14.61cm" svg:height="0.554cm" svg:x="3.863cm" svg:y="5.157cm" svg:viewBox="0 0 14611 555" draw:points="7305,555 0,555 0,0 14611,0 14611,555">
            <text:p/>
          </draw:polygon>
          <draw:path draw:style-name="gr3" draw:text-style-name="P8" draw:layer="layout" svg:width="0.697cm" svg:height="0.497cm" svg:x="3.841cm" svg:y="5.13cm" svg:viewBox="0 0 698 498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8" draw:layer="layout" svg:width="0.354cm" svg:height="0.489cm" svg:x="4.574cm" svg:y="5.122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4.961cm" svg:y="5.29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5.276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5.705cm" svg:y="5.53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6.094cm" svg:y="5.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68cm" svg:height="0.165cm" svg:x="6.71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7.439cm" svg:y="5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082cm" svg:height="0.21cm" svg:x="7.825cm" svg:y="5.535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9cm" svg:x="8.561cm" svg:y="5.1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165cm" svg:x="9.033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9.764cm" svg:y="5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317cm" svg:height="0.324cm" svg:x="10.351cm" svg:y="5.29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54cm" svg:height="0.311cm" svg:x="10.695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11.087cm" svg:y="5.122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697cm" svg:height="0.497cm" svg:x="11.702cm" svg:y="5.13cm" svg:viewBox="0 0 698 498" svg:d="M627 69c13-40 43-47 71-47v-22c-21 2-44 2-64 2s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8" draw:layer="layout" svg:width="0.354cm" svg:height="0.489cm" svg:x="12.433cm" svg:y="5.122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12.822cm" svg:y="5.29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13.137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13.566cm" svg:y="5.53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13.954cm" svg:y="5.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4.57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38cm" svg:height="0.311cm" svg:x="15.292cm" svg:y="5.30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082cm" svg:height="0.21cm" svg:x="15.759cm" svg:y="5.535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9cm" svg:x="16.495cm" svg:y="5.1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468cm" svg:height="0.165cm" svg:x="16.969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626cm" svg:height="0.319cm" svg:x="17.709cm" svg:y="5.3cm" svg:viewBox="0 0 627 320" svg:d="M320 122c-38-50-48-60-69-77-40-32-80-45-115-45-83 0-136 78-136 160s53 160 133 160c81 0 139-64 174-120 39 48 47 58 69 75 38 32 78 45 115 45 82 0 136-78 136-160s-53-160-134-160c-80 0-139 64-173 122zM338 146c28-52 81-124 160-124 75 0 113 74 113 138 0 69-48 126-109 126-41 0-73-30-88-44-17-20-33-42-76-96zM290 176c-29 50-82 122-162 122-75 0-112-74-112-138 0-69 46-126 109-126 41 0 72 30 88 44 17 20 33 42 77 98z">
            <text:p/>
          </draw:path>
          <draw:path draw:style-name="gr3" draw:text-style-name="P8" draw:layer="layout" svg:width="0.076cm" svg:height="0.076cm" svg:x="18.434cm" svg:y="5.535cm" svg:viewBox="0 0 77 77" svg:d="M77 38c0-20-18-38-39-38-20 0-38 18-38 38 0 21 18 39 38 39 21 0 39-18 39-39z">
            <text:p/>
          </draw:path>
        </draw:g>
        <draw:g xml:id="id166" draw:id="id166">
          <svg:title>TexMaths</svg:title>
          <svg:desc>20§display§\text {Also, } \sin x = \frac{2t}{1 + t^2}, \ \cos x = \frac{ 1 - t^2 }{ 1 + t^2 }§svg§600§FALSE§</svg:desc>
          <draw:polygon draw:style-name="gr2" draw:text-style-name="P7" draw:layer="layout" svg:width="10.903cm" svg:height="1.529cm" svg:x="3.856cm" svg:y="6.159cm" svg:viewBox="0 0 10904 1530" draw:points="5453,1530 0,1530 0,0 10904,0 10904,1530">
            <text:p/>
          </draw:polygon>
          <draw:path draw:style-name="gr3" draw:text-style-name="P8" draw:layer="layout" svg:width="0.482cm" svg:height="0.505cm" svg:x="3.843cm" svg:y="6.678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8" draw:layer="layout" svg:width="0.157cm" svg:height="0.489cm" svg:x="4.371cm" svg:y="6.694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31cm" svg:height="0.324cm" svg:x="4.566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4.84cm" svg:y="6.86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082cm" svg:height="0.21cm" svg:x="5.232cm" svg:y="7.10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31cm" svg:height="0.324cm" svg:x="5.742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6.019cm" svg:y="6.71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6.214cm" svg:y="6.87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51cm" svg:height="0.319cm" svg:x="6.72cm" svg:y="6.87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165cm" svg:x="7.336cm" svg:y="6.9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8.744cm" svg:y="6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217cm" svg:height="0.449cm" svg:x="9.077cm" svg:y="6.266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8.121cm" svg:y="6.991cm" svg:viewBox="0 0 1781 30" draw:points="891,30 0,30 0,0 1781,0 1781,30">
            <text:p/>
          </draw:polygon>
          <draw:path draw:style-name="gr3" draw:text-style-name="P8" draw:layer="layout" svg:width="0.233cm" svg:height="0.469cm" svg:x="8.184cm" svg:y="7.1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8.669cm" svg:y="7.2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9.349cm" svg:y="7.223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9.617cm" svg:y="7.1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082cm" svg:height="0.21cm" svg:x="10.046cm" svg:y="7.10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68cm" svg:height="0.324cm" svg:x="10.557cm" svg:y="6.86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865cm" svg:y="6.86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1.221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1cm" svg:height="0.319cm" svg:x="11.611cm" svg:y="6.8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2.227cm" svg:y="6.9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13.077cm" svg:y="6.23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29cm" svg:height="0.029cm" svg:x="13.581cm" svg:y="6.516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14.241cm" svg:y="6.26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14.51cm" svg:y="6.1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1.78cm" svg:height="0.029cm" svg:x="13.014cm" svg:y="6.991cm" svg:viewBox="0 0 1781 30" draw:points="891,30 0,30 0,0 1781,0 1781,30">
            <text:p/>
          </draw:polygon>
          <draw:path draw:style-name="gr3" draw:text-style-name="P8" draw:layer="layout" svg:width="0.233cm" svg:height="0.469cm" svg:x="13.077cm" svg:y="7.1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13.561cm" svg:y="7.2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14.241cm" svg:y="7.223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14.51cm" svg:y="7.1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69" draw:id="id169">
          <svg:title>TexMaths</svg:title>
          <svg:desc>22§display§= \int_0^\infty \frac{1}{2\left( \frac{2t}{1 + t^2} \right) + \left( \frac{1 - t^2}{1 + t^2} \right) + 3}.\frac{2dt}{1 + t^2}§svg§600§FALSE§</svg:desc>
          <draw:polygon draw:style-name="gr2" draw:text-style-name="P7" draw:layer="layout" svg:width="12.403cm" svg:height="2.329cm" svg:x="6.517cm" svg:y="8.136cm" svg:viewBox="0 0 12404 2330" draw:points="6202,2330 0,2330 0,0 12404,0 12404,2330">
            <text:p/>
          </draw:polygon>
          <draw:path draw:style-name="gr3" draw:text-style-name="P8" draw:layer="layout" svg:width="0.515cm" svg:height="0.182cm" svg:x="6.522cm" svg:y="8.9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7cm" svg:y="8.145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534cm" svg:height="0.245cm" svg:x="8.11cm" svg:y="8.097cm" svg:viewBox="0 0 535 246" svg:d="M273 91c-30-33-39-43-58-58-34-24-69-33-99-33-67 0-116 58-116 123 0 64 48 123 114 123 76 0 129-63 148-91 28 33 37 42 58 58 34 23 69 33 99 33 67 0 116-58 116-123s-47-123-114-123c-76 0-129 62-148 91zM289 111c23-35 70-90 135-90 56 0 95 49 95 102 0 51-42 93-93 93-49 0-85-42-137-105zM245 135c-21 36-69 90-136 90-54 0-93-49-93-102s42-93 91-93c51 0 87 42 138 105z">
            <text:p/>
          </draw:path>
          <draw:path draw:style-name="gr3" draw:text-style-name="P8" draw:layer="layout" svg:width="0.252cm" svg:height="0.37cm" svg:x="7.752cm" svg:y="9.542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2.647cm" svg:y="8.1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7.656cm" svg:height="0.032cm" svg:x="8.944cm" svg:y="8.987cm" svg:viewBox="0 0 7657 33" draw:points="3828,33 0,33 0,0 7657,0 7657,33">
            <text:p/>
          </draw:polygon>
          <draw:path draw:style-name="gr3" draw:text-style-name="P8" draw:layer="layout" svg:width="0.309cm" svg:height="0.516cm" svg:x="8.983cm" svg:y="9.48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95cm" svg:height="1.391cm" svg:x="9.599cm" svg:y="9.112cm" svg:viewBox="0 0 296 1392" svg:d="M260 1385c2 0 9 7 9 7h18c2 0 9 0 9-7 0-4-2-6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8" draw:layer="layout" svg:width="0.24cm" svg:height="0.36cm" svg:x="10.436cm" svg:y="9.3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4cm" svg:height="0.344cm" svg:x="10.734cm" svg:y="9.3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8" draw:layer="layout" svg:width="1.319cm" svg:height="0.032cm" svg:x="10.014cm" svg:y="9.791cm" svg:viewBox="0 0 1320 33" draw:points="660,33 0,33 0,0 1320,0 1320,33">
            <text:p/>
          </draw:polygon>
          <draw:path draw:style-name="gr3" draw:text-style-name="P8" draw:layer="layout" svg:width="0.198cm" svg:height="0.36cm" svg:x="10.074cm" svg:y="9.9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99cm" svg:height="0.4cm" svg:x="10.361cm" svg:y="9.9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0.82cm" svg:y="9.9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066cm" svg:y="9.855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8" draw:layer="layout" svg:width="0.295cm" svg:height="1.391cm" svg:x="11.454cm" svg:y="9.112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8" draw:layer="layout" svg:width="0.515cm" svg:height="0.516cm" svg:x="12.101cm" svg:y="9.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1cm" svg:x="12.971cm" svg:y="9.112cm" svg:viewBox="0 0 296 1392" svg:d="M260 1385c2 0 9 7 9 7h18c2 0 9 0 9-7 0-4-2-6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8" draw:layer="layout" svg:width="0.198cm" svg:height="0.36cm" svg:x="13.446cm" svg:y="9.3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67cm" svg:height="0.027cm" svg:x="13.754cm" svg:y="9.547cm" svg:viewBox="0 0 368 28" svg:d="M347 28c7 0 21 0 21-14s-12-14-21-14h-326c-9 0-21 0-21 14s12 14 21 14z">
            <text:p/>
          </draw:path>
          <draw:path draw:style-name="gr3" draw:text-style-name="P8" draw:layer="layout" svg:width="0.184cm" svg:height="0.344cm" svg:x="14.201cm" svg:y="9.3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4.447cm" svg:y="9.285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olygon draw:style-name="gr3" draw:text-style-name="P8" draw:layer="layout" svg:width="1.328cm" svg:height="0.032cm" svg:x="13.386cm" svg:y="9.791cm" svg:viewBox="0 0 1329 33" draw:points="663,33 0,33 0,0 1329,0 1329,33">
            <text:p/>
          </draw:polygon>
          <draw:path draw:style-name="gr3" draw:text-style-name="P8" draw:layer="layout" svg:width="0.198cm" svg:height="0.36cm" svg:x="13.449cm" svg:y="9.9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99cm" svg:height="0.4cm" svg:x="13.736cm" svg:y="9.9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4.196cm" svg:y="9.9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4.442cm" svg:y="9.855cm" svg:viewBox="0 0 194 259" svg:d="M194 185h-16c-2 7-6 31-11 35-3 2-37 2-42 2h-77c26-20 56-41 79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8" draw:layer="layout" svg:width="0.295cm" svg:height="1.391cm" svg:x="14.834cm" svg:y="9.112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8" draw:layer="layout" svg:width="0.515cm" svg:height="0.516cm" svg:x="15.482cm" svg:y="9.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6.246cm" svg:y="9.48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083cm" svg:height="0.083cm" svg:x="16.758cm" svg:y="9.114cm" svg:viewBox="0 0 84 84" svg:d="M84 42c0-23-19-42-42-42s-42 19-42 42 19 42 42 42 42-19 42-42z">
            <text:p/>
          </draw:path>
          <draw:path draw:style-name="gr3" draw:text-style-name="P8" draw:layer="layout" svg:width="0.309cm" svg:height="0.516cm" svg:x="17.483cm" svg:y="8.159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69cm" svg:height="0.546cm" svg:x="17.862cm" svg:y="8.1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8" draw:layer="layout" svg:width="0.238cm" svg:height="0.493cm" svg:x="18.251cm" svg:y="8.19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olygon draw:style-name="gr3" draw:text-style-name="P8" draw:layer="layout" svg:width="1.958cm" svg:height="0.032cm" svg:x="16.999cm" svg:y="8.987cm" svg:viewBox="0 0 1959 33" draw:points="980,33 0,33 0,0 1959,0 1959,33">
            <text:p/>
          </draw:polygon>
          <draw:path draw:style-name="gr3" draw:text-style-name="P8" draw:layer="layout" svg:width="0.256cm" svg:height="0.516cm" svg:x="17.068cm" svg:y="9.21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7.601cm" svg:y="9.2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38cm" svg:height="0.493cm" svg:x="18.349cm" svg:y="9.242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2-25 3-37z">
            <text:p/>
          </draw:path>
          <draw:path draw:style-name="gr3" draw:text-style-name="P8" draw:layer="layout" svg:width="0.24cm" svg:height="0.36cm" svg:x="18.645cm" svg:y="9.14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68" draw:id="id168">
          <svg:title>TexMaths</svg:title>
          <svg:desc>24§display§\text {I} §svg§600§FALSE§</svg:desc>
          <draw:polygon draw:style-name="gr2" draw:text-style-name="P7" draw:layer="layout" svg:width="0.197cm" svg:height="0.493cm" svg:x="5.931cm" svg:y="8.8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7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7" draw:id="id167">
          <svg:title>TexMaths</svg:title>
          <svg:desc>26§display§\therefore§svg§600§FALSE§</svg:desc>
          <draw:polygon draw:style-name="gr2" draw:text-style-name="P7" draw:layer="layout" svg:width="0.49cm" svg:height="0.402cm" svg:x="4.609cm" svg:y="8.923cm" svg:viewBox="0 0 491 403" draw:points="246,403 0,403 0,0 491,0 491,403">
            <text:p/>
          </draw:polygon>
          <draw:path draw:style-name="gr3" draw:text-style-name="P8" draw:layer="layout" svg:width="0.555cm" svg:height="0.493cm" svg:x="4.59cm" svg:y="8.8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0" draw:id="id170">
          <svg:title>TexMaths</svg:title>
          <svg:desc>22§display§= \int_0^\infty \frac{2}{ \frac{4t + 1 - t^2 +3 ( 1 + t^2 ) }{1 + t^2} } .\frac{dt}{1 + t^2}§svg§600§FALSE§</svg:desc>
          <draw:polygon draw:style-name="gr2" draw:text-style-name="P7" draw:layer="layout" svg:width="9.86cm" svg:height="2.05cm" svg:x="6.519cm" svg:y="10.936cm" svg:viewBox="0 0 9861 2051" draw:points="4932,2051 0,2051 0,0 9861,0 9861,2051">
            <text:p/>
          </draw:polygon>
          <draw:path draw:style-name="gr3" draw:text-style-name="P8" draw:layer="layout" svg:width="0.515cm" svg:height="0.182cm" svg:x="6.524cm" svg:y="11.7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0.94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534cm" svg:height="0.245cm" svg:x="8.112cm" svg:y="10.897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5cm" svg:y="12.342cm" svg:viewBox="0 0 253 371" svg:d="M253 188c0-59-7-104-33-140-16-27-49-48-93-48-127 0-127 148-127 188 0 39 0 183 127 183 126 0 126-144 126-183zM127 357c-25 0-58-15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1.348cm" svg:y="10.9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5.114cm" svg:height="0.032cm" svg:x="8.946cm" svg:y="11.788cm" svg:viewBox="0 0 5115 33" draw:points="2557,33 0,33 0,0 5115,0 5115,33">
            <text:p/>
          </draw:polygon>
          <draw:path draw:style-name="gr3" draw:text-style-name="P8" draw:layer="layout" svg:width="0.267cm" svg:height="0.365cm" svg:x="9.06cm" svg:y="11.95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84cm" svg:height="0.344cm" svg:x="9.37cm" svg:y="11.9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8" draw:layer="layout" svg:width="0.399cm" svg:height="0.4cm" svg:x="9.618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98cm" svg:height="0.36cm" svg:x="10.115cm" svg:y="11.958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67cm" svg:height="0.027cm" svg:x="10.423cm" svg:y="12.17cm" svg:viewBox="0 0 368 28" svg:d="M347 28c7 0 21 0 21-14s-12-14-21-14h-326c-9 0-21 0-21 14s12 14 21 14z">
            <text:p/>
          </draw:path>
          <draw:path draw:style-name="gr3" draw:text-style-name="P8" draw:layer="layout" svg:width="0.184cm" svg:height="0.344cm" svg:x="10.87cm" svg:y="11.9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116cm" svg:y="11.906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99cm" svg:height="0.4cm" svg:x="11.421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49cm" svg:height="0.37cm" svg:x="11.887cm" svg:y="11.95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142cm" svg:height="0.541cm" svg:x="12.228cm" svg:y="11.913cm" svg:viewBox="0 0 143 542" svg:d="M132 0c-104 72-132 188-132 271 0 76 23 195 132 271 4 0 11 0 11-5 0-4-2-5-6-9-74-65-100-158-100-257 0-146 56-218 102-259 2-1 4-3 4-5 0-7-7-7-11-7z">
            <text:p/>
          </draw:path>
          <draw:path draw:style-name="gr3" draw:text-style-name="P8" draw:layer="layout" svg:width="0.198cm" svg:height="0.36cm" svg:x="12.466cm" svg:y="11.958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9cm" svg:height="0.4cm" svg:x="12.753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3.212cm" svg:y="11.98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3.459cm" svg:y="11.90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142cm" svg:height="0.541cm" svg:x="13.763cm" svg:y="11.913cm" svg:viewBox="0 0 143 542" svg:d="M11 0c-4 0-11 0-11 7 0 2 2 4 5 7 48 44 99 116 99 257 0 113-35 199-93 252-11 10-11 10-11 14 0 2 2 5 7 5 7 0 58-35 95-104 25-44 41-104 41-167 0-76-23-195-132-271z">
            <text:p/>
          </draw:path>
          <draw:polygon draw:style-name="gr3" draw:text-style-name="P8" draw:layer="layout" svg:width="4.929cm" svg:height="0.032cm" svg:x="9.039cm" svg:y="12.485cm" svg:viewBox="0 0 4930 33" draw:points="2464,33 0,33 0,0 4930,0 4930,33">
            <text:p/>
          </draw:polygon>
          <draw:path draw:style-name="gr3" draw:text-style-name="P8" draw:layer="layout" svg:width="0.198cm" svg:height="0.36cm" svg:x="10.903cm" svg:y="12.601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9cm" svg:height="0.4cm" svg:x="11.19cm" svg:y="12.62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1.649cm" svg:y="12.62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896cm" svg:y="12.548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083cm" svg:height="0.083cm" svg:x="14.219cm" svg:y="11.914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5.129cm" svg:y="10.93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5.518cm" svg:y="10.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1.958cm" svg:height="0.032cm" svg:x="14.46cm" svg:y="11.788cm" svg:viewBox="0 0 1959 33" draw:points="980,33 0,33 0,0 1959,0 1959,33">
            <text:p/>
          </draw:polygon>
          <draw:path draw:style-name="gr3" draw:text-style-name="P8" draw:layer="layout" svg:width="0.256cm" svg:height="0.517cm" svg:x="14.529cm" svg:y="12.0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5.062cm" svg:y="1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5.81cm" svg:y="12.04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6.106cm" svg:y="11.9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71" draw:id="id171">
          <svg:title>TexMaths</svg:title>
          <svg:desc>22§display§= \int_0^\infty \frac{2}{ 4t + 1 - t^2 + 3 + 3t^2 } dt§svg§600§FALSE§</svg:desc>
          <draw:polygon draw:style-name="gr2" draw:text-style-name="P7" draw:layer="layout" svg:width="9.996cm" svg:height="1.739cm" svg:x="6.519cm" svg:y="13.437cm" svg:viewBox="0 0 9997 1740" draw:points="5000,1740 0,1740 0,0 9997,0 9997,1740">
            <text:p/>
          </draw:polygon>
          <draw:path draw:style-name="gr3" draw:text-style-name="P8" draw:layer="layout" svg:width="0.515cm" svg:height="0.182cm" svg:x="6.524cm" svg:y="1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3.446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2cm" svg:y="13.398cm" svg:viewBox="0 0 535 246" svg:d="M273 92c-30-34-39-44-58-59-34-24-69-33-99-33-67 0-116 58-116 123 0 64 48 123 114 123 76 0 129-63 148-91 28 33 37 42 58 58 34 23 69 33 99 33 67 0 116-58 116-123s-48-123-114-123c-76 0-129 62-148 92zM289 111c22-35 70-90 135-90 56 0 95 49 95 102 0 51-42 94-93 94-49 0-85-43-137-106zM245 136c-22 35-69 89-136 89-54 0-93-49-93-102s42-93 91-93c51 0 87 42 138 106z">
            <text:p/>
          </draw:path>
          <draw:path draw:style-name="gr3" draw:text-style-name="P8" draw:layer="layout" svg:width="0.252cm" svg:height="0.37cm" svg:x="7.754cm" svg:y="14.84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2.221cm" svg:y="13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6.859cm" svg:height="0.032cm" svg:x="8.946cm" svg:y="14.289cm" svg:viewBox="0 0 6860 33" draw:points="3430,33 0,33 0,0 6860,0 6860,33">
            <text:p/>
          </draw:polygon>
          <draw:path draw:style-name="gr3" draw:text-style-name="P8" draw:layer="layout" svg:width="0.344cm" svg:height="0.524cm" svg:x="8.969cm" svg:y="14.50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238cm" svg:height="0.494cm" svg:x="9.35cm" svg:y="14.544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9.827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626cm" svg:y="14.5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179cm" svg:y="14.821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1.906cm" svg:y="14.544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2.201cm" svg:y="1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2.729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3.491cm" svg:y="14.51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515cm" svg:height="0.517cm" svg:x="14.061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4.823cm" svg:y="14.51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238cm" svg:height="0.494cm" svg:x="15.195cm" svg:y="14.544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5.49cm" svg:y="1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5.927cm" svg:y="13.961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6.316cm" svg:y="14.014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2" draw:id="id172">
          <svg:title>TexMaths</svg:title>
          <svg:desc>24§display§\text {I} §svg§600§FALSE§</svg:desc>
          <draw:polygon draw:style-name="gr2" draw:text-style-name="P7" draw:layer="layout" svg:width="0.197cm" svg:height="0.493cm" svg:x="5.931cm" svg:y="1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7" draw:layer="layout" svg:width="0.49cm" svg:height="0.402cm" svg:x="4.609cm" svg:y="9.123cm" svg:viewBox="0 0 491 403" draw:points="246,403 0,403 0,0 491,0 491,403">
            <text:p/>
          </draw:polygon>
          <draw:path draw:style-name="gr3" draw:text-style-name="P8" draw:layer="layout" svg:width="0.555cm" svg:height="0.493cm" svg:x="4.59cm" svg:y="9.0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3" draw:id="id173">
          <svg:title>TexMaths</svg:title>
          <svg:desc>22§display§= \int_0^\infty \frac{2}{ 2t^2 + 4t + 4} dt§svg§600§FALSE§</svg:desc>
          <draw:polygon draw:style-name="gr2" draw:text-style-name="P7" draw:layer="layout" svg:width="7.095cm" svg:height="1.739cm" svg:x="6.52cm" svg:y="0.538cm" svg:viewBox="0 0 7096 1740" draw:points="3548,1740 0,1740 0,0 7096,0 7096,1740">
            <text:p/>
          </draw:polygon>
          <draw:path draw:style-name="gr3" draw:text-style-name="P8" draw:layer="layout" svg:width="0.515cm" svg:height="0.182cm" svg:x="6.525cm" svg:y="1.3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0.54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3cm" svg:y="0.499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6cm" svg:y="1.945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0.77cm" svg:y="0.56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3.955cm" svg:height="0.032cm" svg:x="8.947cm" svg:y="1.39cm" svg:viewBox="0 0 3956 33" draw:points="1978,33 0,33 0,0 3956,0 3956,33">
            <text:p/>
          </draw:polygon>
          <draw:path draw:style-name="gr3" draw:text-style-name="P8" draw:layer="layout" svg:width="0.309cm" svg:height="0.517cm" svg:x="8.986cm" svg:y="1.61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38cm" svg:height="0.494cm" svg:x="9.352cm" svg:y="1.645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9.648cm" svg:y="1.5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175cm" svg:y="1.6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927cm" svg:y="1.6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38cm" svg:height="0.494cm" svg:x="11.309cm" svg:y="1.645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1.786cm" svg:y="1.6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2.537cm" svg:y="1.6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69cm" svg:height="0.547cm" svg:x="13.027cm" svg:y="1.06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3.416cm" svg:y="1.115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 xml:id="id175" draw:id="id175">
          <svg:title>TexMaths</svg:title>
          <svg:desc>22§display§= \int_0^\infty \frac{1}{ t^2 + 2(t)(1) + 1 + 1 } dt§svg§600§FALSE§</svg:desc>
          <draw:polygon draw:style-name="gr2" draw:text-style-name="P7" draw:layer="layout" svg:width="9.629cm" svg:height="1.748cm" svg:x="6.521cm" svg:y="3.039cm" svg:viewBox="0 0 9630 1749" draw:points="4815,1749 0,1749 0,0 9630,0 9630,1749">
            <text:p/>
          </draw:polygon>
          <draw:path draw:style-name="gr3" draw:text-style-name="P8" draw:layer="layout" svg:width="0.515cm" svg:height="0.182cm" svg:x="6.526cm" svg:y="3.8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1cm" svg:y="3.04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8.114cm" svg:y="3cm" svg:viewBox="0 0 535 247" svg:d="M273 92c-30-34-39-44-58-59-34-24-69-33-99-33-67 0-116 58-116 123 0 64 48 124 114 124 76 0 129-64 148-92 28 33 37 42 58 58 34 23 69 34 99 34 67 0 116-59 116-124s-48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7.756cm" svg:y="4.44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2.068cm" svg:y="3.0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6.49cm" svg:height="0.032cm" svg:x="8.948cm" svg:y="3.891cm" svg:viewBox="0 0 6491 33" draw:points="3245,33 0,33 0,0 6491,0 6491,33">
            <text:p/>
          </draw:polygon>
          <draw:path draw:style-name="gr3" draw:text-style-name="P8" draw:layer="layout" svg:width="0.238cm" svg:height="0.494cm" svg:x="8.966cm" svg:y="4.146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9.261cm" svg:y="4.0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789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558cm" svg:y="4.1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0.982cm" svg:y="4.05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1.225cm" svg:y="4.146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1.53cm" svg:y="4.05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8cm" svg:height="0.774cm" svg:x="11.862cm" svg:y="4.05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2.156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517cm" svg:y="4.05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515cm" svg:height="0.517cm" svg:x="12.989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788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4.321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.12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15.562cm" svg:y="3.563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5.951cm" svg:y="3.616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174" draw:id="id174">
          <svg:title>TexMaths</svg:title>
          <svg:desc>22§display§= \int_0^\infty \frac{2}{ 2 ( t^2 + 2t + 2 ) } dt§svg§600§FALSE§</svg:desc>
          <draw:polygon draw:style-name="gr2" draw:text-style-name="P7" draw:layer="layout" svg:width="7.696cm" svg:height="1.748cm" svg:x="14.122cm" svg:y="0.54cm" svg:viewBox="0 0 7697 1749" draw:points="3849,1749 0,1749 0,0 7697,0 7697,1749">
            <text:p/>
          </draw:polygon>
          <draw:path draw:style-name="gr3" draw:text-style-name="P8" draw:layer="layout" svg:width="0.515cm" svg:height="0.182cm" svg:x="14.127cm" svg:y="1.3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42cm" svg:y="0.549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5.715cm" svg:y="0.501cm" svg:viewBox="0 0 535 247" svg:d="M273 92c-30-34-39-44-58-59-34-24-69-33-99-33-67 0-116 58-116 123 0 64 48 124 114 124 76 0 129-64 148-92 28 33 37 42 58 58 34 23 69 34 99 34 67 0 116-59 116-124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5.358cm" svg:y="1.94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8.673cm" svg:y="0.56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4.557cm" svg:height="0.032cm" svg:x="16.549cm" svg:y="1.392cm" svg:viewBox="0 0 4558 33" draw:points="2279,33 0,33 0,0 4558,0 4558,33">
            <text:p/>
          </draw:polygon>
          <draw:path draw:style-name="gr3" draw:text-style-name="P8" draw:layer="layout" svg:width="0.309cm" svg:height="0.517cm" svg:x="16.588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7.012cm" svg:y="1.55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7.255cm" svg:y="1.647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24cm" svg:height="0.36cm" svg:x="17.55cm" svg:y="1.5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079cm" svg:y="1.6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8.846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38cm" svg:height="0.494cm" svg:x="19.212cm" svg:y="1.647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9.689cm" svg:y="1.6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20.458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20.849cm" svg:y="1.55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21.229cm" svg:y="1.06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1.62cm" svg:y="1.117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176" draw:id="id176">
          <svg:title>TexMaths</svg:title>
          <svg:desc>22§display§= \int_0^\infty \frac{1}{ ( t + 1 )^2 + 1 } dt§svg§600§FALSE§</svg:desc>
          <draw:polygon draw:style-name="gr2" draw:text-style-name="P7" draw:layer="layout" svg:width="7.031cm" svg:height="1.748cm" svg:x="16.823cm" svg:y="3.039cm" svg:viewBox="0 0 7032 1749" draw:points="3517,1749 0,1749 0,0 7032,0 7032,1749">
            <text:p/>
          </draw:polygon>
          <draw:path draw:style-name="gr3" draw:text-style-name="P8" draw:layer="layout" svg:width="0.515cm" svg:height="0.182cm" svg:x="16.828cm" svg:y="3.8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643cm" svg:y="3.048cm" svg:viewBox="0 0 688 1720" svg:d="M37 1685c25 0 39-17 39-37 0-26-20-39-37-39-20 0-39 13-39 39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8.416cm" svg:y="3cm" svg:viewBox="0 0 535 247" svg:d="M273 92c-30-34-39-44-58-59-34-24-69-33-99-33-67 0-116 58-116 123 0 64 48 124 114 124 76 0 129-64 148-92 28 33 37 42 58 58 34 23 69 34 99 34 67 0 116-59 116-124s-47-123-114-123c-76 0-129 62-148 92zM289 111c23-35 70-90 135-90 57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8.059cm" svg:y="4.44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1.072cm" svg:y="3.0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893cm" svg:height="0.032cm" svg:x="19.25cm" svg:y="3.891cm" svg:viewBox="0 0 3894 33" draw:points="1947,33 0,33 0,0 3894,0 3894,33">
            <text:p/>
          </draw:polygon>
          <draw:path draw:style-name="gr3" draw:text-style-name="P8" draw:layer="layout" svg:width="0.18cm" svg:height="0.774cm" svg:x="19.328cm" svg:y="4.05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38cm" svg:height="0.494cm" svg:x="19.569cm" svg:y="4.146cm" svg:viewBox="0 0 239 495" svg:d="M143 176h74c14 0 22 0 22-16 0-9-8-9-22-9h-67c26-111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  <draw:path draw:style-name="gr3" draw:text-style-name="P8" draw:layer="layout" svg:width="0.515cm" svg:height="0.517cm" svg:x="20.046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0.845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1.206cm" svg:y="4.051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8" draw:layer="layout" svg:width="0.24cm" svg:height="0.36cm" svg:x="21.498cm" svg:y="4.0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2.025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2.824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23.266cm" svg:y="3.5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3.655cm" svg:y="3.616cm" svg:viewBox="0 0 239 495" svg:d="M143 176h74c14 0 22 0 22-16 0-9-8-9-22-9h-67c26-111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</draw:g>
        <draw:g xml:id="id177" draw:id="id177">
          <svg:title>TexMaths</svg:title>
          <svg:desc>22§display§= \left[ \tan^{-1}( t + 1 ) \right]_0^\infty§svg§600§FALSE§</svg:desc>
          <draw:polygon draw:style-name="gr2" draw:text-style-name="P7" draw:layer="layout" svg:width="6.117cm" svg:height="0.958cm" svg:x="6.522cm" svg:y="5.639cm" svg:viewBox="0 0 6118 959" draw:points="3059,959 0,959 0,0 6118,0 6118,959">
            <text:p/>
          </draw:polygon>
          <draw:path draw:style-name="gr3" draw:text-style-name="P8" draw:layer="layout" svg:width="0.515cm" svg:height="0.182cm" svg:x="6.527cm" svg:y="6.03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8cm" svg:x="7.455cm" svg:y="5.658cm" svg:viewBox="0 0 150 929" draw:points="0,929 150,929 150,897 32,897 32,32 150,32 150,0 0,0">
            <text:p/>
          </draw:polygon>
          <draw:path draw:style-name="gr3" draw:text-style-name="P8" draw:layer="layout" svg:width="0.244cm" svg:height="0.484cm" svg:x="7.636cm" svg:y="5.839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7.955cm" svg:y="5.96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8.333cm" svg:y="5.97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8.798cm" svg:y="5.84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28cm" svg:y="5.6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646cm" svg:y="5.7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9.887cm" svg:y="5.832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ath draw:style-name="gr3" draw:text-style-name="P8" draw:layer="layout" svg:width="0.515cm" svg:height="0.516cm" svg:x="10.364cm" svg:y="5.86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1.163cm" svg:y="5.80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18cm" svg:height="0.773cm" svg:x="11.524cm" svg:y="5.7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49cm" svg:height="0.928cm" svg:x="11.798cm" svg:y="5.658cm" svg:viewBox="0 0 150 929" draw:points="150,929 150,0 0,0 0,32 120,32 120,897 0,897 0,929">
            <text:p/>
          </draw:polygon>
          <draw:path draw:style-name="gr3" draw:text-style-name="P8" draw:layer="layout" svg:width="0.534cm" svg:height="0.245cm" svg:x="12.145cm" svg:y="5.6cm" svg:viewBox="0 0 535 246" svg:d="M273 91c-30-33-39-44-58-58-34-24-69-33-99-33-67 0-116 58-116 123 0 63 48 123 114 123 76 0 129-63 148-91 28 33 37 42 58 58 34 23 69 33 99 33 67 0 116-58 116-123s-47-123-114-123c-76 0-129 62-148 91zM289 111c23-35 70-90 135-90 56 0 95 49 95 102 0 51-42 93-91 93-51 0-87-42-139-105zM245 135c-21 36-69 90-136 90-54 0-93-49-93-102s42-93 91-93c51 0 87 42 138 105z">
            <text:p/>
          </draw:path>
          <draw:path draw:style-name="gr3" draw:text-style-name="P8" draw:layer="layout" svg:width="0.252cm" svg:height="0.37cm" svg:x="12.131cm" svg:y="6.265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</draw:g>
        <draw:g xml:id="id178" draw:id="id178">
          <svg:title>TexMaths</svg:title>
          <svg:desc>22§display§=  \tan^{-1} \infty - \tan^{-1} 1§svg§600§FALSE§</svg:desc>
          <draw:polygon draw:style-name="gr2" draw:text-style-name="P7" draw:layer="layout" svg:width="6.934cm" svg:height="0.611cm" svg:x="6.524cm" svg:y="7.241cm" svg:viewBox="0 0 6935 612" draw:points="3468,612 0,612 0,0 6935,0 6935,612">
            <text:p/>
          </draw:polygon>
          <draw:path draw:style-name="gr3" draw:text-style-name="P8" draw:layer="layout" svg:width="0.515cm" svg:height="0.182cm" svg:x="6.529cm" svg:y="7.59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44cm" svg:height="0.486cm" svg:x="7.316cm" svg:y="7.405cm" svg:viewBox="0 0 245 487" svg:d="M120 167h111v-24h-111v-143h-20c0 63-24 146-100 150v17h67v214c0 97 72 106 100 106 55 0 78-55 78-106v-44h-21v44c0 56-23 86-51 86-53 0-53-70-53-84z">
            <text:p/>
          </draw:path>
          <draw:path draw:style-name="gr3" draw:text-style-name="P8" draw:layer="layout" svg:width="0.349cm" svg:height="0.357cm" svg:x="7.635cm" svg:y="7.535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8.013cm" svg:y="7.539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478cm" svg:y="7.41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96cm" svg:y="7.20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8" draw:layer="layout" svg:width="0.689cm" svg:height="0.352cm" svg:x="9.42cm" svg:y="7.539cm" svg:viewBox="0 0 690 353" svg:d="M352 134c-42-55-53-65-76-85-44-35-88-49-126-49-92 0-150 86-150 176s58 177 146 177c90 0 153-71 192-133 42 53 51 64 76 83 42 35 86 50 126 50 90 0 150-87 150-177s-58-176-148-176c-88 0-153 71-190 134zM371 160c32-56 90-135 176-135 83 0 125 81 125 151 0 76-52 140-119 140-46 0-81-34-97-50-19-21-37-46-85-106zM319 194c-32 55-90 134-178 134-83 0-123-81-123-152 0-76 51-139 119-139 46 0 80 34 97 49 19 22 37 46 85 108z">
            <text:p/>
          </draw:path>
          <draw:path draw:style-name="gr3" draw:text-style-name="P8" draw:layer="layout" svg:width="0.472cm" svg:height="0.032cm" svg:x="10.388cm" svg:y="7.673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6cm" svg:x="11.111cm" svg:y="7.405cm" svg:viewBox="0 0 243 487" svg:d="M120 167h111v-24h-111v-143h-20c0 63-24 146-100 150v17h67v214c0 97 72 106 100 106 55 0 76-55 76-106v-44h-19v44c0 56-23 86-51 86-53 0-53-70-53-84z">
            <text:p/>
          </draw:path>
          <draw:path draw:style-name="gr3" draw:text-style-name="P8" draw:layer="layout" svg:width="0.349cm" svg:height="0.357cm" svg:x="11.43cm" svg:y="7.535cm" svg:viewBox="0 0 350 358" svg:d="M225 289c4 32 25 64 62 64 16 0 63-11 63-74v-43h-19v43c0 45-19 51-28 51-25 0-28-36-28-39v-157c0-32 0-62-29-92s-68-42-105-42c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1.808cm" svg:y="7.539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271cm" svg:y="7.41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755cm" svg:y="7.20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8" draw:layer="layout" svg:width="0.256cm" svg:height="0.517cm" svg:x="13.241cm" svg:y="7.366cm" svg:viewBox="0 0 257 518" svg:d="M160 19c0-17 0-19-19-19-48 49-116 49-141 49v25c16 0 62 0 102-21v404c0 28-2 37-72 37h-25v24c27-3 95-3 125-3 32 0 99 0 127 3v-24h-25c-70 0-72-9-72-37z">
            <text:p/>
          </draw:path>
        </draw:g>
        <draw:g xml:id="id179" draw:id="id179">
          <svg:title>TexMaths</svg:title>
          <svg:desc>22§display§=  \frac{\pi}{2} - \frac{\pi}{4}§svg§600§FALSE§</svg:desc>
          <draw:polygon draw:style-name="gr2" draw:text-style-name="P7" draw:layer="layout" svg:width="2.899cm" svg:height="1.31cm" svg:x="13.924cm" svg:y="6.941cm" svg:viewBox="0 0 2900 1311" draw:points="1450,1311 0,1311 0,0 2900,0 2900,1311">
            <text:p/>
          </draw:polygon>
          <draw:path draw:style-name="gr3" draw:text-style-name="P8" draw:layer="layout" svg:width="0.515cm" svg:height="0.182cm" svg:x="13.929cm" svg:y="7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4.814cm" svg:y="6.90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4.793cm" svg:y="7.549cm" svg:viewBox="0 0 470 33" draw:points="236,33 0,33 0,0 470,0 470,33">
            <text:p/>
          </draw:polygon>
          <draw:path draw:style-name="gr3" draw:text-style-name="P8" draw:layer="layout" svg:width="0.309cm" svg:height="0.516cm" svg:x="14.874cm" svg:y="7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15.591cm" svg:y="7.549cm" svg:viewBox="0 0 473 33" svg:d="M447 33c12 0 26 0 26-17 0-16-14-16-26-16h-421c-12 0-26 0-26 16 0 17 14 17 26 17z">
            <text:p/>
          </draw:path>
          <draw:path draw:style-name="gr3" draw:text-style-name="P8" draw:layer="layout" svg:width="0.418cm" svg:height="0.342cm" svg:x="16.414cm" svg:y="6.90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393cm" svg:y="7.549cm" svg:viewBox="0 0 470 33" draw:points="236,33 0,33 0,0 470,0 470,33">
            <text:p/>
          </draw:polygon>
          <draw:path draw:style-name="gr3" draw:text-style-name="P8" draw:layer="layout" svg:width="0.344cm" svg:height="0.523cm" svg:x="16.456cm" svg:y="7.76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181" draw:id="id181">
          <svg:title>TexMaths</svg:title>
          <svg:desc>24§display§\text {I} §svg§600§FALSE§</svg:desc>
          <draw:polygon draw:style-name="gr2" draw:text-style-name="P7" draw:layer="layout" svg:width="0.197cm" svg:height="0.493cm" svg:x="5.932cm" svg:y="9.0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9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 \frac{\pi}{4}§svg§600§FALSE§</svg:desc>
          <draw:polygon draw:style-name="gr2" draw:text-style-name="P7" draw:layer="layout" svg:width="1.302cm" svg:height="1.309cm" svg:x="6.625cm" svg:y="8.641cm" svg:viewBox="0 0 1303 1310" draw:points="652,1310 0,1310 0,0 1303,0 1303,1310">
            <text:p/>
          </draw:polygon>
          <draw:path draw:style-name="gr3" draw:text-style-name="P8" draw:layer="layout" svg:width="0.515cm" svg:height="0.182cm" svg:x="6.63cm" svg:y="9.174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516cm" svg:y="8.602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495cm" svg:y="9.249cm" svg:viewBox="0 0 470 33" draw:points="236,33 0,33 0,0 470,0 470,33">
            <text:p/>
          </draw:polygon>
          <draw:path draw:style-name="gr3" draw:text-style-name="P8" draw:layer="layout" svg:width="0.344cm" svg:height="0.523cm" svg:x="7.558cm" svg:y="9.464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83" draw:id="id183">
          <svg:title>TexMaths</svg:title>
          <svg:desc>24§display§(8)§svg§600§FALSE§</svg:desc>
          <draw:polygon draw:style-name="gr2" draw:text-style-name="P7" draw:layer="layout" svg:width="0.91cm" svg:height="0.76cm" svg:x="2.322cm" svg:y="10.952cm" svg:viewBox="0 0 911 761" draw:points="455,761 0,761 0,0 911,0 911,761">
            <text:p/>
          </draw:polygon>
          <draw:path draw:style-name="gr3" draw:text-style-name="P8" draw:layer="layout" svg:width="0.197cm" svg:height="0.844cm" svg:x="2.362cm" svg:y="10.9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2.643cm" svg:y="10.981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3.079cm" svg:y="10.9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6" draw:id="id186">
          <svg:title>TexMaths</svg:title>
          <svg:desc>22§display§= \int_0^\frac{\pi}{2} \frac{ \sin x \cos x}{( 2\sin x + 1 )( \sin x + 1 )} \ dx§svg§600§FALSE§</svg:desc>
          <draw:polygon draw:style-name="gr2" draw:text-style-name="P7" draw:layer="layout" svg:width="10.876cm" svg:height="1.882cm" svg:x="6.523cm" svg:y="10.244cm" svg:viewBox="0 0 10877 1883" draw:points="5439,1883 0,1883 0,0 10877,0 10877,1883">
            <text:p/>
          </draw:polygon>
          <draw:path draw:style-name="gr3" draw:text-style-name="P8" draw:layer="layout" svg:width="0.515cm" svg:height="0.182cm" svg:x="6.528cm" svg:y="11.1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10.38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cm" svg:y="10.20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7cm" svg:y="10.43cm" svg:viewBox="0 0 336 28" draw:points="169,28 0,28 0,0 336,0 336,28">
            <text:p/>
          </draw:polygon>
          <draw:path draw:style-name="gr3" draw:text-style-name="P8" draw:layer="layout" svg:width="0.193cm" svg:height="0.258cm" svg:x="8.237cm" svg:y="10.508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59cm" svg:y="11.78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0.964cm" svg:y="10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1.268cm" svg:y="10.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483cm" svg:y="10.57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039cm" svg:y="10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0.356cm" svg:x="12.613cm" svg:y="10.57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953cm" svg:y="10.5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3.343cm" svg:y="10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3.775cm" svg:y="10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7.423cm" svg:height="0.032cm" svg:x="8.855cm" svg:y="11.231cm" svg:viewBox="0 0 7424 33" draw:points="3712,33 0,33 0,0 7424,0 7424,33">
            <text:p/>
          </draw:polygon>
          <draw:path draw:style-name="gr3" draw:text-style-name="P8" draw:layer="layout" svg:width="0.18cm" svg:height="0.773cm" svg:x="8.931cm" svg:y="11.39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9.195cm" svg:y="11.45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254cm" svg:height="0.356cm" svg:x="9.696cm" svg:y="11.6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0.001cm" svg:y="11.4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216cm" svg:y="11.6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772cm" svg:y="1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07cm" svg:y="11.5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2.205cm" svg:y="11.4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567cm" svg:y="11.3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8cm" svg:height="0.773cm" svg:x="12.9cm" svg:y="11.39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3.15cm" svg:y="11.6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54cm" svg:y="11.4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69cm" svg:y="11.6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225cm" svg:y="1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4.86cm" svg:y="11.5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658cm" svg:y="11.4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02cm" svg:y="11.3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6.658cm" svg:y="10.9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7.052cm" svg:y="11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Let,}§svg§600§FALSE§</svg:desc>
          <draw:polygon draw:style-name="gr2" draw:text-style-name="P7" draw:layer="layout" svg:width="1.318cm" svg:height="0.655cm" svg:x="3.828cm" svg:y="11.0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10.9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11.1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11.0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11.4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 §svg§600§FALSE§</svg:desc>
          <draw:polygon draw:style-name="gr2" draw:text-style-name="P7" draw:layer="layout" svg:width="0.197cm" svg:height="0.493cm" svg:x="5.935cm" svg:y="11.0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10.9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85cm" svg:y="12.761cm" svg:viewBox="0 0 16612 618" draw:points="8307,618 0,618 0,0 16612,0 16612,618">
            <text:p/>
          </draw:polygon>
          <draw:path draw:style-name="gr3" draw:text-style-name="P8" draw:layer="layout" svg:width="0.457cm" svg:height="0.529cm" svg:x="3.838cm" svg:y="12.7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2cm" svg:y="12.9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1cm" svg:y="12.7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5cm" svg:y="13.1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695cm" svg:y="12.9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9cm" svg:y="12.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4cm" svg:y="12.9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77cm" svg:y="12.9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448cm" svg:y="12.9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238cm" svg:y="12.7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565cm" svg:y="13.1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385cm" svg:y="12.7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975cm" svg:y="12.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184cm" svg:y="12.7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895cm" svg:y="12.9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513cm" svg:y="13.1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943cm" svg:y="12.9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314cm" svg:y="13.1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738cm" svg:y="12.7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3.065cm" svg:y="13.1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493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979cm" svg:y="13.1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882cm" svg:y="12.9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13cm" svg:y="12.9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469cm" svg:y="12.9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86cm" svg:y="12.9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291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99cm" svg:y="12.7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393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9.07cm" svg:y="12.9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873cm" svg:y="12.7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264cm" svg:y="12.7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188" draw:id="id188">
          <svg:title>TexMaths</svg:title>
          <svg:desc>22§display§\text {When, } x = 0, \ \  t = 0 \text { and } \text {When, } x = \frac{\pi}{2}, \ \ t =  1§svg§600§FALSE§</svg:desc>
          <draw:polygon draw:style-name="gr2" draw:text-style-name="P7" draw:layer="layout" svg:width="15.659cm" svg:height="1.31cm" svg:x="3.866cm" svg:y="13.861cm" svg:viewBox="0 0 15660 1311" draw:points="7830,1311 0,1311 0,0 15660,0 15660,1311">
            <text:p/>
          </draw:polygon>
          <draw:path draw:style-name="gr3" draw:text-style-name="P8" draw:layer="layout" svg:width="0.766cm" svg:height="0.546cm" svg:x="3.841cm" svg:y="14.1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7cm" svg:y="14.1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3cm" svg:y="14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2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891cm" svg:y="14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319cm" svg:y="14.3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7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9cm" svg:y="14.1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223cm" svg:y="14.5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033cm" svg:y="14.19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552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6cm" svg:y="14.1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002cm" svg:y="14.3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38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812cm" svg:y="14.1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487cm" svg:y="14.1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2cm" svg:y="14.1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9cm" svg:y="14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6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538cm" svg:y="14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965cm" svg:y="14.3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3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53cm" svg:y="13.8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509cm" svg:y="14.469cm" svg:viewBox="0 0 470 33" draw:points="236,33 0,33 0,0 470,0 470,33">
            <text:p/>
          </draw:polygon>
          <draw:path draw:style-name="gr3" draw:text-style-name="P8" draw:layer="layout" svg:width="0.309cm" svg:height="0.516cm" svg:x="16.588cm" svg:y="14.6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135cm" svg:y="14.5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947cm" svg:y="14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466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307cm" svg:y="14.163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89" draw:id="id189">
          <svg:title>TexMaths</svg:title>
          <svg:desc>24§display§\text {I} §svg§600§FALSE§</svg:desc>
          <draw:polygon draw:style-name="gr2" draw:text-style-name="P7" draw:layer="layout" svg:width="0.197cm" svg:height="0.493cm" svg:x="5.931cm" svg:y="1.3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3" draw:id="id203">
          <svg:title>TexMaths</svg:title>
          <svg:desc>26§display§\therefore§svg§600§FALSE§</svg:desc>
          <draw:polygon draw:style-name="gr2" draw:text-style-name="P7" draw:layer="layout" svg:width="0.49cm" svg:height="0.402cm" svg:x="4.609cm" svg:y="14.3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4.2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4" draw:id="id204">
          <svg:title>TexMaths</svg:title>
          <svg:desc>24§display§\text {I} §svg§600§FALSE§</svg:desc>
          <draw:polygon draw:style-name="gr2" draw:text-style-name="P7" draw:layer="layout" svg:width="0.197cm" svg:height="0.493cm" svg:x="5.932cm" svg:y="14.2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14.1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int_0^1\frac{t}{( 2t + 1 )( t + 1 )} \ dt§svg§600§FALSE§</svg:desc>
          <draw:polygon draw:style-name="gr2" draw:text-style-name="P7" draw:layer="layout" svg:width="7.901cm" svg:height="1.868cm" svg:x="6.524cm" svg:y="0.544cm" svg:viewBox="0 0 7902 1869" draw:points="3952,1869 0,1869 0,0 7902,0 7902,1869">
            <text:p/>
          </draw:polygon>
          <draw:path draw:style-name="gr3" draw:text-style-name="P8" draw:layer="layout" svg:width="0.515cm" svg:height="0.182cm" svg:x="6.529cm" svg:y="1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4cm" svg:y="0.674cm" svg:viewBox="0 0 688 1720" svg:d="M37 1684c25 0 39-17 39-36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8.135cm" svg:y="0.50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cm" svg:y="2.07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38cm" svg:height="0.494cm" svg:x="10.928cm" svg:y="0.71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  <draw:polygon draw:style-name="gr3" draw:text-style-name="P8" draw:layer="layout" svg:width="4.813cm" svg:height="0.032cm" svg:x="8.643cm" svg:y="1.517cm" svg:viewBox="0 0 4814 33" draw:points="2406,33 0,33 0,0 4814,0 4814,33">
            <text:p/>
          </draw:polygon>
          <draw:path draw:style-name="gr3" draw:text-style-name="P8" draw:layer="layout" svg:width="0.18cm" svg:height="0.773cm" svg:x="8.721cm" svg:y="1.6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983cm" svg:y="1.7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238cm" svg:height="0.494cm" svg:x="9.349cm" svg:y="1.772cm" svg:viewBox="0 0 239 495" svg:d="M143 176h74c14 0 22 0 22-16 0-9-8-9-22-9h-67c26-111 31-125 31-130 0-14-10-21-23-21-1 0-24 0-31 28l-30 123h-74c-16 0-23 0-23 14 0 11 7 11 21 11h69c-55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515cm" svg:height="0.516cm" svg:x="9.824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0.623cm" svg:y="1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986cm" svg:y="1.6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319cm" svg:y="1.6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1.562cm" svg:y="1.772cm" svg:viewBox="0 0 239 495" svg:d="M143 176h74c14 0 22 0 22-16 0-9-8-9-22-9h-67c26-111 31-125 31-130 0-14-10-21-23-21-1 0-24 0-31 28l-30 123h-74c-16 0-23 0-23 14 0 11 7 11 21 11h69c-55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515cm" svg:height="0.516cm" svg:x="12.037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836cm" svg:y="1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199cm" svg:y="1.6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3.836cm" svg:y="1.1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4.227cm" svg:y="1.243cm" svg:viewBox="0 0 239 495" svg:d="M143 176h74c14 0 22 0 22-16 0-9-8-9-22-9h-67c26-111 31-125 31-130 0-14-10-21-23-21-1 0-24 0-31 28l-30 123h-74c-16 0-23 0-23 14 0 11 7 11 21 11h69c-57 220-58 232-58 246 0 43 30 73 70 73 81 0 125-115 125-120 0-7-7-7-10-7-6 0-8 2-11 10-34 81-76 99-102 99-16 0-23-11-23-35 0-20 0-25 3-37z">
            <text:p/>
          </draw:path>
        </draw:g>
        <draw:g xml:id="id197" draw:id="id197">
          <svg:title>TexMaths</svg:title>
          <svg:desc>22§display§= \int_0^1\frac{ ( 2t + 1 ) - ( t + 1 ) }{( 2t + 1 )( t + 1 )} \ dt§svg§600§FALSE§</svg:desc>
          <draw:polygon draw:style-name="gr2" draw:text-style-name="P7" draw:layer="layout" svg:width="8.845cm" svg:height="1.868cm" svg:x="6.526cm" svg:y="2.945cm" svg:viewBox="0 0 8846 1869" draw:points="4423,1869 0,1869 0,0 8846,0 8846,1869">
            <text:p/>
          </draw:polygon>
          <draw:path draw:style-name="gr3" draw:text-style-name="P8" draw:layer="layout" svg:width="0.515cm" svg:height="0.182cm" svg:x="6.531cm" svg:y="3.8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3.075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8.136cm" svg:y="2.9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1cm" svg:y="4.47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8.722cm" svg:y="3.0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985cm" svg:y="3.0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38cm" svg:height="0.494cm" svg:x="9.351cm" svg:y="3.1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9.826cm" svg:y="3.1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0.625cm" svg:y="3.0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987cm" svg:y="3.0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48cm" svg:y="3.39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2.265cm" svg:y="3.0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2.508cm" svg:y="3.11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12.983cm" svg:y="3.1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782cm" svg:y="3.0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145cm" svg:y="3.0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5.758cm" svg:height="0.032cm" svg:x="8.645cm" svg:y="3.918cm" svg:viewBox="0 0 5759 33" draw:points="2879,33 0,33 0,0 5759,0 5759,33">
            <text:p/>
          </draw:polygon>
          <draw:path draw:style-name="gr3" draw:text-style-name="P8" draw:layer="layout" svg:width="0.18cm" svg:height="0.773cm" svg:x="9.194cm" svg:y="4.0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9.456cm" svg:y="4.1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38cm" svg:height="0.494cm" svg:x="9.822cm" svg:y="4.1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8" draw:layer="layout" svg:width="0.515cm" svg:height="0.516cm" svg:x="10.299cm" svg:y="4.2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098cm" svg:y="4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459cm" svg:y="4.0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794cm" svg:y="4.0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2.035cm" svg:y="4.1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12.512cm" svg:y="4.2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311cm" svg:y="4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671cm" svg:y="4.0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782cm" svg:y="3.59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15.173cm" svg:y="3.64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 xml:id="id191" draw:id="id191">
          <svg:title>TexMaths</svg:title>
          <svg:desc>20§display§[\ \text {Instead of going through the } §svg§600§FALSE§</svg:desc>
          <draw:polygon draw:style-name="gr2" draw:text-style-name="P7" draw:layer="layout" svg:width="9.132cm" svg:height="0.633cm" svg:x="17.317cm" svg:y="1.134cm" svg:viewBox="0 0 9133 634" draw:points="4566,634 0,634 0,0 9133,0 9133,634">
            <text:p/>
          </draw:polygon>
          <draw:polygon draw:style-name="gr3" draw:text-style-name="P8" draw:layer="layout" svg:width="0.097cm" svg:height="0.703cm" svg:x="17.365cm" svg:y="1.099cm" svg:viewBox="0 0 98 704" draw:points="98,704 98,677 29,677 29,29 98,29 98,0 0,0 0,704">
            <text:p/>
          </draw:polygon>
          <draw:path draw:style-name="gr3" draw:text-style-name="P8" draw:layer="layout" svg:width="0.215cm" svg:height="0.481cm" svg:x="17.731cm" svg:y="1.145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8" draw:layer="layout" svg:width="0.354cm" svg:height="0.311cm" svg:x="17.987cm" svg:y="1.31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31cm" svg:height="0.324cm" svg:x="18.379cm" svg:y="1.31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21cm" svg:height="0.441cm" svg:x="18.647cm" svg:y="1.19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273cm" svg:height="0.324cm" svg:x="18.927cm" svg:y="1.3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17cm" svg:height="0.324cm" svg:x="19.248cm" svg:y="1.31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48cm" svg:height="0.497cm" svg:x="19.594cm" svg:y="1.139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313cm" svg:height="0.324cm" svg:x="20.215cm" svg:y="1.31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28cm" svg:height="0.497cm" svg:x="20.57cm" svg:y="1.131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8" draw:layer="layout" svg:width="0.322cm" svg:height="0.465cm" svg:x="21.015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3cm" svg:height="0.324cm" svg:x="21.367cm" svg:y="1.31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151cm" svg:height="0.471cm" svg:x="21.722cm" svg:y="1.157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1.917cm" svg:y="1.31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22cm" svg:height="0.465cm" svg:x="22.304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22cm" svg:height="0.441cm" svg:x="22.883cm" svg:y="1.19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54cm" svg:height="0.489cm" svg:x="23.167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37cm" svg:height="0.311cm" svg:x="23.554cm" svg:y="1.31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3cm" svg:height="0.324cm" svg:x="23.829cm" svg:y="1.31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54cm" svg:height="0.319cm" svg:x="24.183cm" svg:y="1.315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322cm" svg:height="0.465cm" svg:x="24.571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54cm" svg:height="0.489cm" svg:x="24.925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21cm" svg:height="0.441cm" svg:x="25.541cm" svg:y="1.19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25.823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26.211cm" svg:y="1.3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</draw:g>
        <draw:g xml:id="id192" draw:id="id192">
          <svg:title>TexMaths</svg:title>
          <svg:desc>20§display§\text {process of partial fraction we} §svg§600§FALSE§</svg:desc>
          <draw:polygon draw:style-name="gr2" draw:text-style-name="P7" draw:layer="layout" svg:width="8.826cm" svg:height="0.563cm" svg:x="17.833cm" svg:y="1.933cm" svg:viewBox="0 0 8827 564" draw:points="4414,564 0,564 0,0 8827,0 8827,564">
            <text:p/>
          </draw:polygon>
          <draw:path draw:style-name="gr3" draw:text-style-name="P8" draw:layer="layout" svg:width="0.348cm" svg:height="0.447cm" svg:x="17.817cm" svg:y="2.084cm" svg:viewBox="0 0 349 448" svg:d="M102 46v-46l-102 8v22c50 0 54 4 54 36v329c0 32-6 32-54 32v21c24 0 61-1 78-1 20 0 56 1 80 1v-21c-46 0-54 0-54-32v-118-6c3 11 34 49 86 49 85 0 159-69 159-160 0-90-69-160-149-160-54 0-85 30-98 46zM104 232v-158c21-36 54-56 91-56 51 0 95 62 95 142 0 85-50 144-103 144-27 0-54-14-73-43-10-14-10-16-10-29z">
            <text:p/>
          </draw:path>
          <draw:path draw:style-name="gr3" draw:text-style-name="P8" draw:layer="layout" svg:width="0.237cm" svg:height="0.311cm" svg:x="18.207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3cm" svg:height="0.324cm" svg:x="18.483cm" svg:y="2.079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8" draw:layer="layout" svg:width="0.268cm" svg:height="0.324cm" svg:x="18.859cm" svg:y="2.079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73cm" svg:height="0.324cm" svg:x="19.167cm" svg:y="2.079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19.483cm" svg:y="2.079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31cm" svg:height="0.324cm" svg:x="19.759cm" svg:y="2.079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20.268cm" svg:y="2.07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28cm" svg:height="0.497cm" svg:x="20.623cm" svg:y="1.898cm" svg:viewBox="0 0 229 498" svg:d="M101 194v-82c0-62 33-96 65-96 2 0 13 0 23 5-8 3-21 11-21 29 0 16 11 30 30 30 21 0 31-14 31-30 0-26-26-50-63-50-49 0-110 37-110 112v82h-56v21h56v228c0 32-8 33-56 33v22c29-2 62-3 82-3 28 0 60 0 89 3v-22h-14c-53 0-55-9-55-34v-227h82v-21z">
            <text:p/>
          </draw:path>
          <draw:path draw:style-name="gr3" draw:text-style-name="P8" draw:layer="layout" svg:width="0.348cm" svg:height="0.447cm" svg:x="21.068cm" svg:y="2.084cm" svg:viewBox="0 0 349 448" svg:d="M102 46v-46l-102 8v22c50 0 54 4 54 36v329c0 32-6 32-54 32v21c24 0 61-1 78-1 20 0 56 1 80 1v-21c-46 0-54 0-54-32v-118-6c3 11 34 49 86 49 85 0 159-69 159-160 0-90-69-160-149-160-54 0-85 30-98 46zM104 232v-158c21-36 54-56 91-56 51 0 95 62 95 142 0 85-50 144-103 144-27 0-54-14-73-43-10-14-10-16-10-29z">
            <text:p/>
          </draw:path>
          <draw:path draw:style-name="gr3" draw:text-style-name="P8" draw:layer="layout" svg:width="0.317cm" svg:height="0.324cm" svg:x="21.468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37cm" svg:height="0.311cm" svg:x="21.81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cm" svg:height="0.441cm" svg:x="22.079cm" svg:y="1.96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2.362cm" svg:y="1.924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317cm" svg:height="0.324cm" svg:x="22.564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157cm" svg:height="0.489cm" svg:x="22.91cm" svg:y="1.906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28cm" svg:height="0.497cm" svg:x="23.338cm" svg:y="1.898cm" svg:viewBox="0 0 229 498" svg:d="M101 194v-82c0-62 33-96 65-96 2 0 13 0 23 5-8 3-21 11-21 29 0 16 11 30 30 30 21 0 31-14 31-30 0-26-26-50-63-50-49 0-110 37-110 112v82h-56v21h56v228c0 32-8 33-56 33v22c29-2 62-3 82-3 28 0 60 0 89 3v-22h-14c-53 0-55-9-55-34v-227h82v-21z">
            <text:p/>
          </draw:path>
          <draw:path draw:style-name="gr3" draw:text-style-name="P8" draw:layer="layout" svg:width="0.237cm" svg:height="0.311cm" svg:x="23.55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7cm" svg:height="0.324cm" svg:x="23.834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68cm" svg:height="0.324cm" svg:x="24.182cm" svg:y="2.079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2cm" svg:height="0.441cm" svg:x="24.482cm" svg:y="1.96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4.765cm" svg:y="1.924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313cm" svg:height="0.324cm" svg:x="24.957cm" svg:y="2.07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354cm" svg:height="0.311cm" svg:x="25.313cm" svg:y="2.084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8" draw:layer="layout" svg:width="0.482cm" svg:height="0.311cm" svg:x="25.927cm" svg:y="2.0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2 13 10 0 13-6 15-13z">
            <text:p/>
          </draw:path>
          <draw:path draw:style-name="gr3" draw:text-style-name="P8" draw:layer="layout" svg:width="0.273cm" svg:height="0.324cm" svg:x="26.421cm" svg:y="2.079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</draw:g>
        <draw:g xml:id="id193" draw:id="id193">
          <svg:title>TexMaths</svg:title>
          <svg:desc>20§display§\text {achieve the same result by } §svg§600§FALSE§</svg:desc>
          <draw:polygon draw:style-name="gr2" draw:text-style-name="P7" draw:layer="layout" svg:width="8.029cm" svg:height="0.563cm" svg:x="17.824cm" svg:y="2.733cm" svg:viewBox="0 0 8030 564" draw:points="4014,564 0,564 0,0 8030,0 8030,564">
            <text:p/>
          </draw:polygon>
          <draw:path draw:style-name="gr3" draw:text-style-name="P8" draw:layer="layout" svg:width="0.317cm" svg:height="0.324cm" svg:x="17.818cm" svg:y="2.871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68cm" svg:height="0.324cm" svg:x="18.165cm" svg:y="2.871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354cm" svg:height="0.489cm" svg:x="18.456cm" svg:y="2.698cm" svg:viewBox="0 0 355 490" svg:d="M54 435c0 32-6 32-54 32v23c24-2 61-2 80-2 18 0 54 0 78 2v-23c-46 0-54 0-54-32v-129c0-74 50-112 94-112 45 0 53 38 53 78v163c0 32-8 32-54 32v23c24-2 61-2 80-2 17 0 54 0 78 2v-23c-37 0-54 0-54-20v-135c0-61 0-83-23-109-9-11-33-25-73-25-61 0-91 43-103 69v-247l-102 8v22c50 0 54 5 54 39z">
            <text:p/>
          </draw:path>
          <draw:path draw:style-name="gr3" draw:text-style-name="P8" draw:layer="layout" svg:width="0.151cm" svg:height="0.471cm" svg:x="18.847cm" svg:y="2.716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273cm" svg:height="0.324cm" svg:x="19.039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45cm" svg:height="0.311cm" svg:x="19.344cm" svg:y="2.884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8" draw:layer="layout" svg:width="0.273cm" svg:height="0.324cm" svg:x="19.703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21cm" svg:height="0.441cm" svg:x="20.244cm" svg:y="2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20.525cm" svg:y="2.698cm" svg:viewBox="0 0 355 490" svg:d="M54 435c0 32-6 32-54 32v23c24-2 61-2 80-2 18 0 54 0 78 2v-23c-46 0-54 0-54-32v-129c0-74 50-112 94-112 45 0 53 38 53 78v163c0 32-8 32-54 32v23c24-2 61-2 80-2 17 0 54 0 78 2v-23c-37 0-54 0-54-20v-135c0-61 0-83-23-109-9-11-33-25-73-25-61 0-91 43-103 69v-247l-102 8v22c50 0 54 5 54 39z">
            <text:p/>
          </draw:path>
          <draw:path draw:style-name="gr3" draw:text-style-name="P8" draw:layer="layout" svg:width="0.273cm" svg:height="0.324cm" svg:x="20.914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21.464cm" svg:y="2.87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7cm" svg:height="0.324cm" svg:x="21.748cm" svg:y="2.871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549cm" svg:height="0.311cm" svg:x="22.092cm" svg:y="2.876cm" svg:viewBox="0 0 550 312" svg:d="M54 69v190c0 31-8 31-54 31v22c24 0 61-1 80-1 18 0 54 1 78 1v-22c-46 0-54 0-54-31v-131c0-74 50-112 94-112 45 0 53 38 53 78v165c0 31-8 31-56 31v22c26 0 61-1 80-1s56 1 80 1v-22c-48 0-56 0-56-31v-131c0-74 51-112 96-112 43 0 51 38 51 78v165c0 31-8 31-54 31v22c24 0 61-1 80-1 18 0 54 1 78 1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273cm" svg:height="0.324cm" svg:x="22.674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7cm" svg:height="0.311cm" svg:x="23.221cm" svg:y="2.876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73cm" svg:height="0.324cm" svg:x="23.496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23.813cm" svg:y="2.87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4cm" svg:height="0.319cm" svg:x="24.088cm" svg:y="2.876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157cm" svg:height="0.489cm" svg:x="24.48cm" svg:y="2.698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2cm" svg:height="0.441cm" svg:x="24.666cm" svg:y="2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48cm" svg:height="0.497cm" svg:x="25.18cm" svg:y="2.698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8" draw:layer="layout" svg:width="0.345cm" svg:height="0.447cm" svg:x="25.544cm" svg:y="2.8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0 0-18-13-29-29-29-14 0-30 8-30 30 0 32 30 56 66 56 43 0 73-40 89-80z">
            <text:p/>
          </draw:path>
        </draw:g>
        <draw:g xml:id="id194" draw:id="id194">
          <svg:title>TexMaths</svg:title>
          <svg:desc>20§display§\text {considering the difference of} §svg§600§FALSE§</svg:desc>
          <draw:polygon draw:style-name="gr2" draw:text-style-name="P7" draw:layer="layout" svg:width="8.565cm" svg:height="0.571cm" svg:x="17.828cm" svg:y="3.532cm" svg:viewBox="0 0 8566 572" draw:points="4283,572 0,572 0,0 8566,0 8566,572">
            <text:p/>
          </draw:polygon>
          <draw:path draw:style-name="gr3" draw:text-style-name="P8" draw:layer="layout" svg:width="0.268cm" svg:height="0.324cm" svg:x="17.817cm" svg:y="3.678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8" draw:layer="layout" svg:width="0.313cm" svg:height="0.324cm" svg:x="18.126cm" svg:y="3.678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8" draw:layer="layout" svg:width="0.354cm" svg:height="0.311cm" svg:x="18.479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231cm" svg:height="0.324cm" svg:x="18.87cm" svg:y="3.67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8" draw:layer="layout" svg:width="0.151cm" svg:height="0.472cm" svg:x="19.148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48cm" svg:height="0.497cm" svg:x="19.343cm" svg:y="3.505cm" svg:viewBox="0 0 349 498" svg:d="M245 452v46l104-8v-22c-50 0-56-5-56-39v-429l-101 8v22c48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8" draw:layer="layout" svg:width="0.273cm" svg:height="0.324cm" svg:x="19.73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237cm" svg:height="0.311cm" svg:x="20.042cm" svg:y="3.683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8" draw:layer="layout" svg:width="0.151cm" svg:height="0.472cm" svg:x="20.321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20.516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22cm" svg:height="0.465cm" svg:x="20.903cm" svg:y="3.675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8" draw:layer="layout" svg:width="0.22cm" svg:height="0.441cm" svg:x="21.482cm" svg:y="3.561cm" svg:viewBox="0 0 221 442" svg:d="M109 152h101v-22h-101v-130h-18c0 58-22 133-91 136v16h61v194c0 88 65 96 91 96 50 0 69-50 69-96v-40h-18v40c0 51-21 79-46 79-48 0-48-65-48-77z">
            <text:p/>
          </draw:path>
          <draw:path draw:style-name="gr3" draw:text-style-name="P8" draw:layer="layout" svg:width="0.354cm" svg:height="0.489cm" svg:x="21.765cm" svg:y="3.505cm" svg:viewBox="0 0 355 490" svg:d="M54 436c0 32-6 32-54 32v22c24-1 61-1 80-1 18 0 54 0 78 1v-22c-46 0-54 0-54-32v-130c0-74 50-112 94-112 45 0 53 38 53 78v164c0 32-8 32-54 32v22c24-1 61-1 80-1 17 0 54 0 78 1v-22c-37 0-54 0-54-21v-135c0-60 0-83-23-109-9-11-33-25-73-25-61 0-91 43-103 69v-247l-102 8v22c50 0 54 5 54 39z">
            <text:p/>
          </draw:path>
          <draw:path draw:style-name="gr3" draw:text-style-name="P8" draw:layer="layout" svg:width="0.273cm" svg:height="0.324cm" svg:x="22.153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48cm" svg:height="0.497cm" svg:x="22.703cm" svg:y="3.505cm" svg:viewBox="0 0 349 498" svg:d="M245 452v46l104-8v-22c-50 0-56-5-56-39v-429l-101 8v22c50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8" draw:layer="layout" svg:width="0.151cm" svg:height="0.472cm" svg:x="23.093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423cm" svg:height="0.497cm" svg:x="23.285cm" svg:y="3.497cm" svg:viewBox="0 0 424 498" svg:d="M298 215h80v-21h-84v-82c0-64 34-96 66-96 3 0 13 0 24 5-8 3-21 11-21 29 0 16 11 30 31 30 19 0 30-14 30-30 0-26-24-50-64-50-42 0-74 27-77 30-21-27-59-30-78-30-67 0-149 37-149 114v80h-56v21h56v229c0 32-8 32-56 32v22c24-1 61-3 78-3 18 0 53 2 79 3v-22c-47 0-55 0-55-32v-229h149v229c0 32-8 32-56 32v22c27-1 61-3 80-3 29 0 63 0 90 3v-22h-15c-51 0-52-8-52-34zM101 194v-80c0-69 57-98 102-98 35 0 55 13 56 13v1c-13 0-27 10-27 29 0 5 2 23 21 29-2 10-2 16-2 24v82z">
            <text:p/>
          </draw:path>
          <draw:path draw:style-name="gr3" draw:text-style-name="P8" draw:layer="layout" svg:width="0.273cm" svg:height="0.324cm" svg:x="23.695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237cm" svg:height="0.311cm" svg:x="24.007cm" svg:y="3.683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8" draw:layer="layout" svg:width="0.273cm" svg:height="0.324cm" svg:x="24.284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54cm" svg:height="0.311cm" svg:x="24.599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268cm" svg:height="0.324cm" svg:x="24.991cm" svg:y="3.678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8" draw:layer="layout" svg:width="0.273cm" svg:height="0.324cm" svg:x="25.298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13cm" svg:height="0.324cm" svg:x="25.845cm" svg:y="3.67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8" draw:layer="layout" svg:width="0.228cm" svg:height="0.497cm" svg:x="26.2cm" svg:y="3.497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</draw:g>
        <draw:g xml:id="id195" draw:id="id195">
          <svg:title>TexMaths</svg:title>
          <svg:desc>20§display§\text {the denominator factors} §svg§600§FALSE§</svg:desc>
          <draw:polygon draw:style-name="gr2" draw:text-style-name="P7" draw:layer="layout" svg:width="7.274cm" svg:height="0.433cm" svg:x="17.839cm" svg:y="4.332cm" svg:viewBox="0 0 7275 434" draw:points="3638,434 0,434 0,0 7275,0 7275,434">
            <text:p/>
          </draw:polygon>
          <draw:path draw:style-name="gr3" draw:text-style-name="P8" draw:layer="layout" svg:width="0.221cm" svg:height="0.441cm" svg:x="17.817cm" svg:y="4.36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18.1cm" svg:y="4.305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8" draw:layer="layout" svg:width="0.273cm" svg:height="0.324cm" svg:x="18.487cm" svg:y="4.478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48cm" svg:height="0.497cm" svg:x="19.039cm" svg:y="4.305cm" svg:viewBox="0 0 349 498" svg:d="M245 452v46l104-8v-22c-50 0-56-5-56-39v-429l-101 8v22c48 0 54 5 54 39v152c-20-24-51-43-89-43-83 0-157 69-157 160 0 90 69 160 150 160 45 0 77-24 95-46zM245 263v144c0 13 0 14-8 25-21 34-53 50-83 50-32 0-58-18-76-45-17-29-19-69-19-98 0-27 2-68 21-100 16-23 42-45 80-45 26 0 54 9 77 41 8 13 8 15 8 28z">
            <text:p/>
          </draw:path>
          <draw:path draw:style-name="gr3" draw:text-style-name="P8" draw:layer="layout" svg:width="0.273cm" svg:height="0.324cm" svg:x="19.425cm" svg:y="4.478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54cm" svg:height="0.311cm" svg:x="19.74cm" svg:y="4.483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13cm" svg:height="0.324cm" svg:x="20.127cm" svg:y="4.47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8" draw:layer="layout" svg:width="0.549cm" svg:height="0.311cm" svg:x="20.482cm" svg:y="4.483cm" svg:viewBox="0 0 550 312" svg:d="M54 69v190c0 31-8 31-54 31v22c24 0 61-1 80-1 18 0 54 1 78 1v-22c-46 0-54 0-54-31v-131c0-74 50-112 94-112 45 0 53 38 53 78v165c0 31-8 31-56 31v22c26 0 61-1 80-1s56 1 80 1v-22c-48 0-56 0-56-31v-131c0-74 51-112 96-112s51 38 51 78v165c0 31-6 31-54 31v22c24 0 61-1 80-1 18 0 54 1 78 1v-22c-36 0-54 0-54-21v-134c0-61 0-84-22-109-10-12-34-26-74-26-59 0-91 42-102 69-10-61-63-69-95-69-51 0-85 30-104 74v-74l-99 8v22c50 0 54 5 54 39z">
            <text:p/>
          </draw:path>
          <draw:path draw:style-name="gr3" draw:text-style-name="P8" draw:layer="layout" svg:width="0.151cm" svg:height="0.471cm" svg:x="21.068cm" svg:y="4.323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8" draw:layer="layout" svg:width="0.354cm" svg:height="0.311cm" svg:x="21.263cm" svg:y="4.483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17cm" svg:height="0.324cm" svg:x="21.66cm" svg:y="4.478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8" draw:layer="layout" svg:width="0.22cm" svg:height="0.441cm" svg:x="21.996cm" svg:y="4.36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2.276cm" svg:y="4.478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37cm" svg:height="0.311cm" svg:x="22.626cm" svg:y="4.483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8cm" svg:height="0.497cm" svg:x="23.14cm" svg:y="4.297cm" svg:viewBox="0 0 229 498" svg:d="M101 194v-82c0-62 33-96 65-96 2 0 13 0 23 5-8 3-21 11-21 29 0 16 11 30 30 30 21 0 31-14 31-30 0-26-26-50-63-50-49 0-110 37-110 112v82h-56v21h56v229c0 32-8 32-56 32v22c29-2 62-3 82-3 28 0 60 0 89 3v-22h-14c-53 0-55-8-55-34v-227h82v-21z">
            <text:p/>
          </draw:path>
          <draw:path draw:style-name="gr3" draw:text-style-name="P8" draw:layer="layout" svg:width="0.317cm" svg:height="0.324cm" svg:x="23.361cm" svg:y="4.478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8" draw:layer="layout" svg:width="0.268cm" svg:height="0.324cm" svg:x="23.706cm" svg:y="4.478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2cm" svg:height="0.441cm" svg:x="24.009cm" svg:y="4.36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4.289cm" svg:y="4.478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37cm" svg:height="0.311cm" svg:x="24.641cm" svg:y="4.483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31cm" svg:height="0.324cm" svg:x="24.919cm" svg:y="4.478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96" draw:id="id196">
          <svg:title>TexMaths</svg:title>
          <svg:desc>20§display§t =  (2t + 1)-(t + 1) \ ]§svg§600§FALSE§</svg:desc>
          <draw:polygon draw:style-name="gr2" draw:text-style-name="P7" draw:layer="layout" svg:width="6.701cm" svg:height="0.633cm" svg:x="18.036cm" svg:y="5.133cm" svg:viewBox="0 0 6702 634" draw:points="3351,634 0,634 0,0 6702,0 6702,634">
            <text:p/>
          </draw:polygon>
          <draw:path draw:style-name="gr3" draw:text-style-name="P8" draw:layer="layout" svg:width="0.217cm" svg:height="0.449cm" svg:x="18.017cm" svg:y="5.18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468cm" svg:height="0.165cm" svg:x="18.489cm" svg:y="5.36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164cm" svg:height="0.703cm" svg:x="19.262cm" svg:y="5.0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281cm" svg:height="0.469cm" svg:x="19.5cm" svg:y="5.15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217cm" svg:height="0.449cm" svg:x="19.833cm" svg:y="5.18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469cm" svg:x="20.267cm" svg:y="5.21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33cm" svg:height="0.469cm" svg:x="20.993cm" svg:y="5.15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1.321cm" svg:y="5.0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8" draw:layer="layout" svg:width="0.429cm" svg:height="0.029cm" svg:x="21.769cm" svg:y="5.436cm" svg:viewBox="0 0 430 30" svg:d="M406 30c12 0 24 0 24-16 0-14-12-14-24-14h-382c-11 0-24 0-24 14 0 16 13 16 24 16z">
            <text:p/>
          </draw:path>
          <draw:path draw:style-name="gr3" draw:text-style-name="P8" draw:layer="layout" svg:width="0.164cm" svg:height="0.703cm" svg:x="22.483cm" svg:y="5.0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217cm" svg:height="0.449cm" svg:x="22.704cm" svg:y="5.18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469cm" svg:x="23.138cm" svg:y="5.21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33cm" svg:height="0.469cm" svg:x="23.864cm" svg:y="5.15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4.192cm" svg:y="5.0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8" draw:layer="layout" svg:width="0.097cm" svg:height="0.703cm" svg:x="24.675cm" svg:y="5.098cm" svg:viewBox="0 0 98 704" draw:points="98,0 0,0 0,29 69,29 69,677 0,677 0,704 98,704">
            <text:p/>
          </draw:polygon>
        </draw:g>
        <draw:g xml:id="id198" draw:id="id198">
          <svg:title>TexMaths</svg:title>
          <svg:desc>22§display§= \int_0^1 \left[ \frac{ 1 }{ t + 1 } - \frac{ 1  }{ 2t + 1 } \right] \ dt§svg§600§FALSE§</svg:desc>
          <draw:polygon draw:style-name="gr2" draw:text-style-name="P7" draw:layer="layout" svg:width="8.772cm" svg:height="1.878cm" svg:x="6.527cm" svg:y="5.246cm" svg:viewBox="0 0 8773 1879" draw:points="4387,1879 0,1879 0,0 8773,0 8773,1879">
            <text:p/>
          </draw:polygon>
          <draw:path draw:style-name="gr3" draw:text-style-name="P8" draw:layer="layout" svg:width="0.515cm" svg:height="0.182cm" svg:x="6.532cm" svg:y="6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7cm" svg:y="5.376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37cm" svg:y="5.20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62cm" svg:y="6.77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7cm" svg:x="8.746cm" svg:y="5.307cm" svg:viewBox="0 0 206 1858" draw:points="0,1858 206,1858 206,1815 42,1815 42,42 206,42 206,0 0,0">
            <text:p/>
          </draw:polygon>
          <draw:path draw:style-name="gr3" draw:text-style-name="P8" draw:layer="layout" svg:width="0.256cm" svg:height="0.517cm" svg:x="9.735cm" svg:y="5.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611cm" svg:height="0.032cm" svg:x="9.054cm" svg:y="6.219cm" svg:viewBox="0 0 1612 33" draw:points="806,33 0,33 0,0 1612,0 1612,33">
            <text:p/>
          </draw:polygon>
          <draw:path draw:style-name="gr3" draw:text-style-name="P8" draw:layer="layout" svg:width="0.238cm" svg:height="0.494cm" svg:x="9.072cm" svg:y="6.475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515cm" svg:height="0.517cm" svg:x="9.549cm" svg:y="6.5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347cm" svg:y="6.4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993cm" svg:y="6.21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669cm" svg:y="5.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98cm" svg:height="0.032cm" svg:x="11.796cm" svg:y="6.219cm" svg:viewBox="0 0 1999 33" draw:points="1000,33 0,33 0,0 1999,0 1999,33">
            <text:p/>
          </draw:polygon>
          <draw:path draw:style-name="gr3" draw:text-style-name="P8" draw:layer="layout" svg:width="0.309cm" svg:height="0.517cm" svg:x="11.835cm" svg:y="6.4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6 7-57 7-72 7z">
            <text:p/>
          </draw:path>
          <draw:path draw:style-name="gr3" draw:text-style-name="P8" draw:layer="layout" svg:width="0.238cm" svg:height="0.494cm" svg:x="12.199cm" svg:y="6.475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2.676cm" svg:y="6.5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475cm" svg:y="6.4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3.895cm" svg:y="5.307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4.71cm" svg:y="5.89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238cm" svg:height="0.494cm" svg:x="15.101cm" svg:y="5.945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199" draw:id="id199">
          <svg:title>TexMaths</svg:title>
          <svg:desc>22§display§= \int_0^1 \frac{ 1 }{ t + 1 } dt -  \int_0^1 \frac{ 1  }{ 2t + 1 } dt§svg§600§FALSE§</svg:desc>
          <draw:polygon draw:style-name="gr2" draw:text-style-name="P7" draw:layer="layout" svg:width="9.501cm" svg:height="1.86cm" svg:x="6.529cm" svg:y="7.746cm" svg:viewBox="0 0 9502 1861" draw:points="4750,1861 0,1861 0,0 9502,0 9502,1861">
            <text:p/>
          </draw:polygon>
          <draw:path draw:style-name="gr3" draw:text-style-name="P8" draw:layer="layout" svg:width="0.515cm" svg:height="0.182cm" svg:x="6.534cm" svg:y="8.6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9cm" svg:y="7.8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39cm" svg:y="7.7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5cm" svg:y="9.27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9.329cm" svg:y="7.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611cm" svg:height="0.032cm" svg:x="8.648cm" svg:y="8.719cm" svg:viewBox="0 0 1612 33" draw:points="806,33 0,33 0,0 1612,0 1612,33">
            <text:p/>
          </draw:polygon>
          <draw:path draw:style-name="gr3" draw:text-style-name="P8" draw:layer="layout" svg:width="0.238cm" svg:height="0.494cm" svg:x="8.666cm" svg:y="8.97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8" draw:layer="layout" svg:width="0.515cm" svg:height="0.517cm" svg:x="9.143cm" svg:y="9.0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42cm" svg:y="8.9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0.383cm" svg:y="8.3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0.772cm" svg:y="8.44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472cm" svg:height="0.032cm" svg:x="11.269cm" svg:y="8.71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022cm" svg:y="7.8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81cm" svg:y="7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436cm" svg:y="9.274cm" svg:viewBox="0 0 253 371" svg:d="M253 188c0-60-7-104-33-140-16-27-49-48-93-48-127 0-127 148-127 188 0 39 0 183 127 183 126 0 126-144 126-183zM127 357c-25 0-58-16-69-60-9-31-9-77-9-116 0-40 0-81 9-111 11-44 46-54 69-54 30 0 58 17 67 49 8 28 10 69 10 116 0 39 0 80-7 115-12 49-49 61-70 61z">
            <text:p/>
          </draw:path>
          <draw:path draw:style-name="gr3" draw:text-style-name="P8" draw:layer="layout" svg:width="0.256cm" svg:height="0.517cm" svg:x="14.194cm" svg:y="7.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98cm" svg:height="0.032cm" svg:x="13.321cm" svg:y="8.719cm" svg:viewBox="0 0 1999 33" draw:points="1000,33 0,33 0,0 1999,0 1999,33">
            <text:p/>
          </draw:polygon>
          <draw:path draw:style-name="gr3" draw:text-style-name="P8" draw:layer="layout" svg:width="0.309cm" svg:height="0.517cm" svg:x="13.36cm" svg:y="8.9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238cm" svg:height="0.494cm" svg:x="13.724cm" svg:y="8.97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4.201cm" svg:y="9.0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cm" svg:y="8.9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5.442cm" svg:y="8.3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5.831cm" svg:y="8.44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00" draw:id="id200">
          <svg:title>TexMaths</svg:title>
          <svg:desc>22§display§= \left[ \ \log ( t + 1 )  \ \right]_0^1 - \frac{1}{2} \left[ \ \log ( 2t + 1 ) \ \right]_0^1 §svg§600§FALSE§</svg:desc>
          <draw:polygon draw:style-name="gr2" draw:text-style-name="P7" draw:layer="layout" svg:width="11.71cm" svg:height="1.491cm" svg:x="6.531cm" svg:y="10.148cm" svg:viewBox="0 0 11711 1492" draw:points="5856,1492 0,1492 0,0 11711,0 11711,1492">
            <text:p/>
          </draw:polygon>
          <draw:path draw:style-name="gr3" draw:text-style-name="P8" draw:layer="layout" svg:width="0.515cm" svg:height="0.182cm" svg:x="6.536cm" svg:y="10.86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cm" svg:y="10.56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807cm" svg:y="10.6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018cm" svg:y="10.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04cm" svg:y="10.79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8.856cm" svg:y="10.5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9.099cm" svg:y="10.66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9.574cm" svg:y="10.69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0.373cm" svg:y="10.6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736cm" svg:y="10.5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1.267cm" svg:y="10.566cm" svg:viewBox="0 0 107 774" draw:points="107,0 0,0 0,32 76,32 76,744 0,744 0,774 107,774">
            <text:p/>
          </draw:polygon>
          <draw:path draw:style-name="gr3" draw:text-style-name="P8" draw:layer="layout" svg:width="0.198cm" svg:height="0.36cm" svg:x="11.524cm" svg:y="10.3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493cm" svg:y="11.019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472cm" svg:height="0.032cm" svg:x="12.047cm" svg:y="10.93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918cm" svg:y="10.1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2.85cm" svg:y="10.938cm" svg:viewBox="0 0 389 33" draw:points="194,33 0,33 0,0 389,0 389,33">
            <text:p/>
          </draw:polygon>
          <draw:path draw:style-name="gr3" draw:text-style-name="P8" draw:layer="layout" svg:width="0.309cm" svg:height="0.516cm" svg:x="12.888cm" svg:y="11.1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548cm" svg:y="10.56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3.955cm" svg:y="10.6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166cm" svg:y="10.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553cm" svg:y="10.79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15.006cm" svg:y="10.5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5.268cm" svg:y="10.6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38cm" svg:height="0.493cm" svg:x="15.634cm" svg:y="10.66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6.111cm" svg:y="10.69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6.91cm" svg:y="10.6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271cm" svg:y="10.5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802cm" svg:y="10.566cm" svg:viewBox="0 0 107 774" draw:points="107,0 0,0 0,32 76,32 76,744 0,744 0,774 107,774">
            <text:p/>
          </draw:polygon>
          <draw:path draw:style-name="gr3" draw:text-style-name="P8" draw:layer="layout" svg:width="0.198cm" svg:height="0.36cm" svg:x="18.059cm" svg:y="10.3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8.028cm" svg:y="11.019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</draw:g>
        <draw:g xml:id="id201" draw:id="id201">
          <svg:title>TexMaths</svg:title>
          <svg:desc>22§display§= \left[ \ \log 2 - \log 1 \ \right] - \frac{1}{2} \left[ \ \log 3 - \log 1 \ \right]§svg§600§FALSE§</svg:desc>
          <draw:polygon draw:style-name="gr2" draw:text-style-name="P7" draw:layer="layout" svg:width="12.13cm" svg:height="1.491cm" svg:x="6.531cm" svg:y="11.95cm" svg:viewBox="0 0 12131 1492" draw:points="6065,1492 0,1492 0,0 12131,0 12131,1492">
            <text:p/>
          </draw:polygon>
          <draw:path draw:style-name="gr3" draw:text-style-name="P8" draw:layer="layout" svg:width="0.515cm" svg:height="0.182cm" svg:x="6.536cm" svg:y="12.6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cm" svg:y="12.36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807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018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04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8.947cm" svg:y="12.43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9.532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266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0.477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0.862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1.436cm" svg:y="12.4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2.029cm" svg:y="12.368cm" svg:viewBox="0 0 107 774" draw:points="107,0 0,0 0,32 76,32 76,744 0,744 0,774 107,774">
            <text:p/>
          </draw:polygon>
          <draw:path draw:style-name="gr3" draw:text-style-name="P8" draw:layer="layout" svg:width="0.472cm" svg:height="0.032cm" svg:x="12.462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333cm" svg:y="11.9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265cm" svg:y="12.74cm" svg:viewBox="0 0 389 33" draw:points="194,33 0,33 0,0 389,0 389,33">
            <text:p/>
          </draw:polygon>
          <draw:path draw:style-name="gr3" draw:text-style-name="P8" draw:layer="layout" svg:width="0.309cm" svg:height="0.516cm" svg:x="13.303cm" svg:y="12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963cm" svg:y="12.36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372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581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968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15.505cm" svg:y="12.43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16.095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6.83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7.041cm" svg:y="12.6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7.427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8.001cm" svg:y="12.4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8.594cm" svg:y="12.368cm" svg:viewBox="0 0 107 774" draw:points="107,0 0,0 0,32 76,32 76,744 0,744 0,774 107,774">
            <text:p/>
          </draw:polygon>
        </draw:g>
        <draw:g xml:id="id202" draw:id="id202">
          <svg:title>TexMaths</svg:title>
          <svg:desc>22§display§= \log 2 - \frac{1}{2} \log 3§svg§600§FALSE§</svg:desc>
          <draw:polygon draw:style-name="gr2" draw:text-style-name="P7" draw:layer="layout" svg:width="5.381cm" svg:height="1.491cm" svg:x="19.032cm" svg:y="11.952cm" svg:viewBox="0 0 5382 1492" draw:points="2691,1492 0,1492 0,0 5382,0 5382,1492">
            <text:p/>
          </draw:polygon>
          <draw:path draw:style-name="gr3" draw:text-style-name="P8" draw:layer="layout" svg:width="0.515cm" svg:height="0.182cm" svg:x="19.037cm" svg:y="12.6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19.835cm" svg:y="12.41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0.046cm" svg:y="12.6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20.433cm" svg:y="12.60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20.975cm" svg:y="12.4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21.559cm" svg:y="12.74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2.431cm" svg:y="11.9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2.362cm" svg:y="12.742cm" svg:viewBox="0 0 389 33" draw:points="194,33 0,33 0,0 389,0 389,33">
            <text:p/>
          </draw:polygon>
          <draw:path draw:style-name="gr3" draw:text-style-name="P8" draw:layer="layout" svg:width="0.309cm" svg:height="0.516cm" svg:x="22.401cm" svg:y="12.96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22.995cm" svg:y="12.41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3.207cm" svg:y="12.6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23.592cm" svg:y="12.60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24.129cm" svg:y="12.4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</draw:g>
        <draw:g xml:id="id205" draw:id="id205">
          <svg:title>TexMaths</svg:title>
          <svg:desc>22§display§= \log 2 - \log \sqrt{3}§svg§600§FALSE§</svg:desc>
          <draw:polygon draw:style-name="gr2" draw:text-style-name="P7" draw:layer="layout" svg:width="5.358cm" svg:height="0.791cm" svg:x="6.434cm" svg:y="14.054cm" svg:viewBox="0 0 5359 792" draw:points="2679,792 0,792 0,0 5359,0 5359,792">
            <text:p/>
          </draw:polygon>
          <draw:path draw:style-name="gr3" draw:text-style-name="P8" draw:layer="layout" svg:width="0.515cm" svg:height="0.182cm" svg:x="6.439cm" svg:y="14.4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7.237cm" svg:y="14.18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448cm" svg:y="14.37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7.835cm" svg:y="14.37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09cm" svg:height="0.516cm" svg:x="8.377cm" svg:y="14.20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8.962cm" svg:y="14.515cm" svg:viewBox="0 0 474 33" svg:d="M447 33c12 0 27 0 27-17 0-16-15-16-27-16h-421c-12 0-26 0-26 16 0 17 14 17 26 17z">
            <text:p/>
          </draw:path>
          <draw:path draw:style-name="gr3" draw:text-style-name="P8" draw:layer="layout" svg:width="0.173cm" svg:height="0.537cm" svg:x="9.698cm" svg:y="14.18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9.907cm" svg:y="14.377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355cm" svg:height="0.511cm" svg:x="10.294cm" svg:y="14.37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605cm" svg:height="0.773cm" svg:x="10.856cm" svg:y="14.015cm" svg:viewBox="0 0 606 774" svg:d="M245 693l-136-301c-5-12-10-12-12-12 0 0-5 0-13 5l-73 57c-11 7-11 10-11 12 0 3 2 9 7 9s19-11 26-18c6-3 18-12 25-18l153 335c6 12 11 12 18 12 10 0 12-4 19-14l352-728c6-13 6-14 6-16 0-9-7-16-16-16-7 0-13 4-18 16z">
            <text:p/>
          </draw:path>
          <draw:polygon draw:style-name="gr3" draw:text-style-name="P8" draw:layer="layout" svg:width="0.388cm" svg:height="0.032cm" svg:x="11.444cm" svg:y="14.015cm" svg:viewBox="0 0 389 33" draw:points="194,33 0,33 0,0 389,0 389,33">
            <text:p/>
          </draw:polygon>
          <draw:path draw:style-name="gr3" draw:text-style-name="P8" draw:layer="layout" svg:width="0.321cm" svg:height="0.532cm" svg:x="11.476cm" svg:y="14.20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06" draw:id="id206">
          <svg:title>TexMaths</svg:title>
          <svg:desc>20§display§= \log \left( \frac{2}{\sqrt{3}} \right)§svg§600§FALSE§</svg:desc>
          <draw:polygon draw:style-name="gr2" draw:text-style-name="P7" draw:layer="layout" svg:width="3.69cm" svg:height="1.617cm" svg:x="12.335cm" svg:y="13.652cm" svg:viewBox="0 0 3691 1618" draw:points="1846,1618 0,1618 0,0 3691,0 3691,1618">
            <text:p/>
          </draw:polygon>
          <draw:path draw:style-name="gr3" draw:text-style-name="P8" draw:layer="layout" svg:width="0.468cm" svg:height="0.165cm" svg:x="12.34cm" svg:y="14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157cm" svg:height="0.489cm" svg:x="13.065cm" svg:y="14.148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3.257cm" svg:y="14.32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13.608cm" svg:y="14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46cm" svg:height="1.687cm" svg:x="14.213cm" svg:y="13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8" draw:layer="layout" svg:width="0.281cm" svg:height="0.469cm" svg:x="14.997cm" svg:y="13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8" draw:layer="layout" svg:width="0.938cm" svg:height="0.029cm" svg:x="14.669cm" svg:y="14.446cm" svg:viewBox="0 0 939 30" draw:points="469,30 0,30 0,0 939,0 939,30">
            <text:p/>
          </draw:polygon>
          <draw:path draw:style-name="gr3" draw:text-style-name="P8" draw:layer="layout" svg:width="0.549cm" svg:height="0.703cm" svg:x="14.72cm" svg:y="14.58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0.353cm" svg:height="0.029cm" svg:x="15.255cm" svg:y="14.587cm" svg:viewBox="0 0 354 30" draw:points="176,30 0,30 0,0 354,0 354,30">
            <text:p/>
          </draw:polygon>
          <draw:path draw:style-name="gr3" draw:text-style-name="P8" draw:layer="layout" svg:width="0.292cm" svg:height="0.484cm" svg:x="15.283cm" svg:y="14.7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46cm" svg:height="1.687cm" svg:x="15.714cm" svg:y="13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1+width/2;x" smil:keyTimes="0;1"/>
                  <anim:animate smil:dur="0.5s" smil:fill="hold" smil:targetElement="id19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1+width/2;x" smil:keyTimes="0;1"/>
                  <anim:animate smil:dur="0.5s" smil:fill="hold" smil:targetElement="id19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1+width/2;x" smil:keyTimes="0;1"/>
                  <anim:animate smil:dur="0.5s" smil:fill="hold" smil:targetElement="id19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1+width/2;x" smil:keyTimes="0;1"/>
                  <anim:animate smil:dur="0.5s" smil:fill="hold" smil:targetElement="id19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1+width/2;x" smil:keyTimes="0;1"/>
                  <anim:animate smil:dur="0.5s" smil:fill="hold" smil:targetElement="id1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1+width/2;x" smil:keyTimes="0;1"/>
                  <anim:animate smil:dur="0.5s" smil:fill="hold" smil:targetElement="id19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07" draw:id="id207">
          <svg:title>TexMaths</svg:title>
          <svg:desc>24§display§(9)§svg§600§FALSE§</svg:desc>
          <draw:polygon draw:style-name="gr2" draw:text-style-name="P7" draw:layer="layout" svg:width="0.91cm" svg:height="0.76cm" svg:x="2.012cm" svg:y="1.538cm" svg:viewBox="0 0 911 761" draw:points="455,761 0,761 0,0 911,0 911,761">
            <text:p/>
          </draw:polygon>
          <draw:path draw:style-name="gr3" draw:text-style-name="P8" draw:layer="layout" svg:width="0.197cm" svg:height="0.844cm" svg:x="2.052cm" svg:y="1.4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333cm" svg:y="1.56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2.769cm" svg:y="1.4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0" draw:id="id210">
          <svg:title>TexMaths</svg:title>
          <svg:desc>22§display§= \int_0^\frac{\pi}{2}\sin 2x.\tan^{-1}( \sin x ) \ dx§svg§600§FALSE§</svg:desc>
          <draw:polygon draw:style-name="gr2" draw:text-style-name="P7" draw:layer="layout" svg:width="9.587cm" svg:height="1.873cm" svg:x="5.816cm" svg:y="0.836cm" svg:viewBox="0 0 9588 1874" draw:points="4794,1874 0,1874 0,0 9588,0 9588,1874">
            <text:p/>
          </draw:polygon>
          <draw:path draw:style-name="gr3" draw:text-style-name="P8" draw:layer="layout" svg:width="0.515cm" svg:height="0.182cm" svg:x="5.821cm" svg:y="1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36cm" svg:y="0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3cm" svg:y="0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cm" svg:y="1.022cm" svg:viewBox="0 0 336 28" draw:points="169,28 0,28 0,0 336,0 336,28">
            <text:p/>
          </draw:polygon>
          <draw:path draw:style-name="gr3" draw:text-style-name="P8" draw:layer="layout" svg:width="0.193cm" svg:height="0.258cm" svg:x="7.53cm" svg:y="1.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1cm" svg:y="2.3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081cm" svg:y="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386cm" svg:y="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599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9.172cm" svg:y="1.51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9.542cm" svg:y="1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083cm" svg:height="0.083cm" svg:x="10.028cm" svg:y="1.951cm" svg:viewBox="0 0 84 84" svg:d="M84 42c0-23-19-42-42-42s-42 19-42 42 19 42 42 42 42-19 42-42z">
            <text:p/>
          </draw:path>
          <draw:path draw:style-name="gr3" draw:text-style-name="P8" draw:layer="layout" svg:width="0.244cm" svg:height="0.485cm" svg:x="10.32cm" svg:y="1.55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0.638cm" svg:y="1.685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017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1.481cm" svg:y="1.56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964cm" svg:y="1.35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328cm" svg:y="1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2.578cm" svg:y="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2.884cm" svg:y="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097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3.653cm" svg:y="1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4.118cm" svg:y="1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4.662cm" svg:y="1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056cm" svg:y="1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7" draw:layer="layout" svg:width="1.318cm" svg:height="0.655cm" svg:x="3.4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3.4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9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2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6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 §svg§600§FALSE§</svg:desc>
          <draw:polygon draw:style-name="gr2" draw:text-style-name="P7" draw:layer="layout" svg:width="0.197cm" svg:height="0.493cm" svg:x="5.2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2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6" draw:id="id216">
          <svg:title>TexMaths</svg:title>
          <svg:desc>24§display§\text {I} §svg§600§FALSE§</svg:desc>
          <draw:polygon draw:style-name="gr2" draw:text-style-name="P7" draw:layer="layout" svg:width="0.197cm" svg:height="0.493cm" svg:x="5.131cm" svg:y="8.637cm" svg:viewBox="0 0 198 494" draw:points="100,494 0,494 0,0 198,0 198,494">
            <text:p/>
          </draw:polygon>
          <draw:path draw:style-name="gr3" draw:text-style-name="P8" draw:layer="layout" svg:width="0.258cm" svg:height="0.577cm" svg:x="5.112cm" svg:y="8.5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5" draw:id="id215">
          <svg:title>TexMaths</svg:title>
          <svg:desc>26§display§\therefore§svg§600§FALSE§</svg:desc>
          <draw:polygon draw:style-name="gr2" draw:text-style-name="P7" draw:layer="layout" svg:width="0.49cm" svg:height="0.402cm" svg:x="3.909cm" svg:y="8.723cm" svg:viewBox="0 0 491 403" draw:points="246,403 0,403 0,0 491,0 491,403">
            <text:p/>
          </draw:polygon>
          <draw:path draw:style-name="gr3" draw:text-style-name="P8" draw:layer="layout" svg:width="0.555cm" svg:height="0.493cm" svg:x="3.89cm" svg:y="8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13" draw:id="id213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751cm" svg:y="5.461cm" svg:viewBox="0 0 16612 618" draw:points="8307,618 0,618 0,0 16612,0 16612,618">
            <text:p/>
          </draw:polygon>
          <draw:path draw:style-name="gr3" draw:text-style-name="P8" draw:layer="layout" svg:width="0.457cm" svg:height="0.529cm" svg:x="3.739cm" svg:y="5.4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263cm" svg:y="5.6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682cm" svg:y="5.4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036cm" svg:y="5.8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596cm" svg:y="5.6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cm" svg:y="5.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115cm" svg:y="5.6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671cm" svg:y="5.6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349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139cm" svg:y="5.4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466cm" svg:y="5.8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286cm" svg:y="5.4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876cm" svg:y="5.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085cm" svg:y="5.4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796cm" svg:y="5.6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414cm" svg:y="5.8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844cm" svg:y="5.6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215cm" svg:y="5.8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639cm" svg:y="5.4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2.966cm" svg:y="5.8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394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88cm" svg:y="5.8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783cm" svg:y="5.6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031cm" svg:y="5.6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37cm" svg:y="5.6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761cm" svg:y="5.6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192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cm" svg:y="5.4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294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8.971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774cm" svg:y="5.4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165cm" svg:y="5.4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214" draw:id="id214">
          <svg:title>TexMaths</svg:title>
          <svg:desc>22§display§\text {When, } x = 0, \ \  t = 0 \text { and } \text {When, } x = \frac{\pi}{2}, \ \ t =  1§svg§600§FALSE§</svg:desc>
          <draw:polygon draw:style-name="gr2" draw:text-style-name="P7" draw:layer="layout" svg:width="15.659cm" svg:height="1.31cm" svg:x="3.767cm" svg:y="6.461cm" svg:viewBox="0 0 15660 1311" draw:points="7830,1311 0,1311 0,0 15660,0 15660,1311">
            <text:p/>
          </draw:polygon>
          <draw:path draw:style-name="gr3" draw:text-style-name="P8" draw:layer="layout" svg:width="0.766cm" svg:height="0.546cm" svg:x="3.742cm" svg:y="6.7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548cm" svg:y="6.7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74cm" svg:y="6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21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792cm" svg:y="7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22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898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cm" svg:y="6.7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124cm" svg:y="7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8.934cm" svg:y="6.79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453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257cm" svg:y="6.7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0.903cm" svg:y="6.9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281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713cm" svg:y="6.7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388cm" svg:y="6.7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193cm" svg:y="6.7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62cm" svg:y="6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967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439cm" svg:y="7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866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544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431cm" svg:y="6.4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41cm" svg:y="7.069cm" svg:viewBox="0 0 470 33" draw:points="236,33 0,33 0,0 470,0 470,33">
            <text:p/>
          </draw:polygon>
          <draw:path draw:style-name="gr3" draw:text-style-name="P8" draw:layer="layout" svg:width="0.309cm" svg:height="0.516cm" svg:x="16.489cm" svg:y="7.2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036cm" svg:y="7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848cm" svg:y="6.7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367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208cm" svg:y="6.763cm" svg:viewBox="0 0 257 517" svg:d="M160 19c0-17 0-19-19-19-48 49-116 49-141 49v25c16 0 62 0 102-21v403c0 28-2 37-72 37h-25v24c27-3 95-3 125-3 32 0 99 0 127 3v-24h-25c-70 0-72-9-72-37z">
            <text:p/>
          </draw:path>
        </draw:g>
        <draw:g xml:id="id212" draw:id="id212">
          <svg:title>TexMaths</svg:title>
          <svg:desc>22§display§= 2\int_0^\frac{\pi}{2}\sin x.\tan^{-1}( \sin x ) \ \cos x\ dx§svg§600§FALSE§</svg:desc>
          <draw:polygon draw:style-name="gr2" draw:text-style-name="P7" draw:layer="layout" svg:width="11.709cm" svg:height="1.873cm" svg:x="5.817cm" svg:y="3.138cm" svg:viewBox="0 0 11710 1874" draw:points="5856,1874 0,1874 0,0 11710,0 11710,1874">
            <text:p/>
          </draw:polygon>
          <draw:path draw:style-name="gr3" draw:text-style-name="P8" draw:layer="layout" svg:width="0.515cm" svg:height="0.182cm" svg:x="5.822cm" svg:y="4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634cm" svg:y="3.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8cm" svg:x="7.153cm" svg:y="3.2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01cm" svg:y="3.099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977cm" svg:y="3.324cm" svg:viewBox="0 0 336 28" draw:points="169,28 0,28 0,0 336,0 336,28">
            <text:p/>
          </draw:polygon>
          <draw:path draw:style-name="gr3" draw:text-style-name="P8" draw:layer="layout" svg:width="0.193cm" svg:height="0.258cm" svg:x="8.047cm" svg:y="3.402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8" draw:layer="layout" svg:width="0.252cm" svg:height="0.37cm" svg:x="7.568cm" svg:y="4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598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902cm" svg:y="3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115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9.671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83cm" svg:height="0.083cm" svg:x="10.157cm" svg:y="4.253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10.449cm" svg:y="3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0.768cm" svg:y="3.98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148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1.611cm" svg:y="3.86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095cm" svg:y="3.6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459cm" svg:y="3.7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2.709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014cm" svg:y="3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227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3.783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4.248cm" svg:y="3.7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95cm" svg:height="0.356cm" svg:x="14.916cm" svg:y="3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5.256cm" svg:y="3.98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647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6.076cm" svg:y="3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6.786cm" svg:y="3.7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7.18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11" draw:id="id211">
          <svg:title>TexMaths</svg:title>
          <svg:desc>22§display§= \int_0^\frac{\pi}{2}2 \sin x \ cos x .\tan^{-1}( \sin x ) \ dx§svg§600§FALSE§</svg:desc>
          <draw:polygon draw:style-name="gr2" draw:text-style-name="P7" draw:layer="layout" svg:width="11.488cm" svg:height="1.873cm" svg:x="15.717cm" svg:y="0.838cm" svg:viewBox="0 0 11489 1874" draw:points="5745,1874 0,1874 0,0 11489,0 11489,1874">
            <text:p/>
          </draw:polygon>
          <draw:path draw:style-name="gr3" draw:text-style-name="P8" draw:layer="layout" svg:width="0.515cm" svg:height="0.182cm" svg:x="15.722cm" svg:y="1.7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6.537cm" svg:y="0.9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394cm" svg:y="0.7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361cm" svg:y="1.024cm" svg:viewBox="0 0 336 28" draw:points="169,28 0,28 0,0 336,0 336,28">
            <text:p/>
          </draw:polygon>
          <draw:path draw:style-name="gr3" draw:text-style-name="P8" draw:layer="layout" svg:width="0.193cm" svg:height="0.258cm" svg:x="17.431cm" svg:y="1.1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953cm" svg:y="2.3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09cm" svg:height="0.516cm" svg:x="17.994cm" svg:y="1.5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4cm" svg:height="0.356cm" svg:x="18.498cm" svg:y="1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802cm" svg:y="1.5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015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9.571cm" svg:y="1.6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02cm" svg:height="0.351cm" svg:x="20.281cm" svg:y="1.69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332cm" svg:height="0.351cm" svg:x="20.615cm" svg:y="1.693cm" svg:viewBox="0 0 333 352" svg:d="M333 132c0-81-55-132-125-132-104 0-208 111-208 220 0 77 53 132 125 132 102 0 208-107 208-220zM125 334c-33 0-67-23-67-84 0-37 19-122 44-162 39-60 85-70 106-70 45 0 68 37 68 82 0 32-16 113-45 164-27 44-71 70-106 70z">
            <text:p/>
          </draw:path>
          <draw:path draw:style-name="gr3" draw:text-style-name="P8" draw:layer="layout" svg:width="0.286cm" svg:height="0.351cm" svg:x="20.999cm" svg:y="1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8" draw:layer="layout" svg:width="0.386cm" svg:height="0.351cm" svg:x="21.344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21.829cm" svg:y="1.953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22.122cm" svg:y="1.5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2.44cm" svg:y="1.687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22.819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23.281cm" svg:y="1.56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3.765cm" svg:y="1.3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4.13cm" svg:y="1.4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24.38cm" svg:y="1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4.684cm" svg:y="1.5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4.899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5.455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25.918cm" svg:y="1.4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6.464cm" svg:y="1.4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6.858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7" draw:id="id217">
          <svg:title>TexMaths</svg:title>
          <svg:desc>22§display§= 2\int_0^1 t \ \tan^{-1} t  \ dt§svg§600§FALSE§</svg:desc>
          <draw:polygon draw:style-name="gr2" draw:text-style-name="P7" draw:layer="layout" svg:width="6.441cm" svg:height="1.86cm" svg:x="5.819cm" svg:y="7.939cm" svg:viewBox="0 0 6442 1861" draw:points="3221,1861 0,1861 0,0 6442,0 6442,1861">
            <text:p/>
          </draw:polygon>
          <draw:path draw:style-name="gr3" draw:text-style-name="P8" draw:layer="layout" svg:width="0.515cm" svg:height="0.182cm" svg:x="5.824cm" svg:y="8.8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636cm" svg:y="8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687cm" svg:height="1.719cm" svg:x="7.155cm" svg:y="8.06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944cm" svg:y="7.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57cm" svg:y="9.46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38cm" svg:height="0.494cm" svg:x="8.378cm" svg:y="8.638cm" svg:viewBox="0 0 239 495" svg:d="M143 176h74c14 0 22 0 22-16 0-9-8-9-22-9h-67c26-111 31-125 31-130 0-14-10-21-23-21-3 0-24 0-31 28l-30 123h-74c-16 0-23 0-23 14 0 11 7 11 21 11h69c-57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242cm" svg:height="0.485cm" svg:x="9.042cm" svg:y="8.64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9.36cm" svg:y="8.775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9.739cm" svg:y="8.77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0.202cm" svg:y="8.65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686cm" svg:y="8.4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4cm" svg:x="11.121cm" svg:y="8.63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  <draw:path draw:style-name="gr3" draw:text-style-name="P8" draw:layer="layout" svg:width="0.369cm" svg:height="0.546cm" svg:x="11.672cm" svg:y="8.585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12.061cm" svg:y="8.63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</draw:g>
        <draw:g xml:id="id218" draw:id="id218">
          <svg:title>TexMaths</svg:title>
          <svg:desc>22§display§= 2\int_0^1 \tan^{-1} t . t \ dt§svg§600§FALSE§</svg:desc>
          <draw:polygon draw:style-name="gr2" draw:text-style-name="P7" draw:layer="layout" svg:width="6.267cm" svg:height="1.86cm" svg:x="12.923cm" svg:y="7.939cm" svg:viewBox="0 0 6268 1861" draw:points="3134,1861 0,1861 0,0 6268,0 6268,1861">
            <text:p/>
          </draw:polygon>
          <draw:path draw:style-name="gr3" draw:text-style-name="P8" draw:layer="layout" svg:width="0.515cm" svg:height="0.182cm" svg:x="12.928cm" svg:y="8.8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3.74cm" svg:y="8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14.259cm" svg:y="8.069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5.047cm" svg:y="7.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4.674cm" svg:y="9.46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42cm" svg:height="0.485cm" svg:x="15.48cm" svg:y="8.645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349cm" svg:height="0.356cm" svg:x="15.798cm" svg:y="8.775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6.177cm" svg:y="8.77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64cm" svg:y="8.653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7.124cm" svg:y="8.4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4cm" svg:x="17.558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7.886cm" svg:y="9.039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8.053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8.602cm" svg:y="8.58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8.991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19" draw:id="id219">
          <svg:title>TexMaths</svg:title>
          <svg:desc>22§display§= 2 \left\{ \left[ \tan^{-1} t \smallint t \ dt \right]_0^1 -  \int_{0}^{1}\left( \smallint t \ dt . \frac{d}{dt}( \tan^{-1} t ) \right) \ dt \right\}§svg§600§FALSE§</svg:desc>
          <draw:polygon draw:style-name="gr2" draw:text-style-name="P7" draw:layer="layout" svg:width="17.738cm" svg:height="1.878cm" svg:x="5.924cm" svg:y="10.24cm" svg:viewBox="0 0 17739 1879" draw:points="8869,1879 0,1879 0,0 17739,0 17739,1879">
            <text:p/>
          </draw:polygon>
          <draw:path draw:style-name="gr3" draw:text-style-name="P8" draw:layer="layout" svg:width="0.515cm" svg:height="0.182cm" svg:x="5.929cm" svg:y="11.1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741cm" svg:y="10.90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77cm" svg:height="1.857cm" svg:x="7.318cm" svg:y="10.301cm" svg:viewBox="0 0 378 1858" svg:d="M222 1183c0-35 0-93-50-155-29-38-73-75-128-98 151-74 178-185 178-229v-446c0-49 0-148 149-222 7-3 7-5 7-15 0-18 0-18-17-18-11 0-13 0-32 9-77 39-153 100-171 193-1 16-1 23-1 74v360c0 23 0 63 0 72-7 81-55 151-143 201-14 7-14 7-14 19 0 14 0 14 12 21 51 28 127 85 141 181 4 18 4 20 4 27v461c0 111 77 185 174 231 17 9 19 9 30 9 17 0 17 0 17-18 0-12 0-12-7-16-31-16-132-67-147-178-2-10-2-19-2-65z">
            <text:p/>
          </draw:path>
          <draw:polygon draw:style-name="gr3" draw:text-style-name="P8" draw:layer="layout" svg:width="0.149cm" svg:height="0.929cm" svg:x="7.953cm" svg:y="10.764cm" svg:viewBox="0 0 150 930" draw:points="0,930 150,930 150,898 32,898 32,32 150,32 150,0 0,0">
            <text:p/>
          </draw:polygon>
          <draw:path draw:style-name="gr3" draw:text-style-name="P8" draw:layer="layout" svg:width="0.242cm" svg:height="0.485cm" svg:x="8.135cm" svg:y="10.9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451cm" svg:y="11.07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8.832cm" svg:y="11.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294cm" svg:y="10.95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778cm" svg:y="10.74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10.213cm" svg:y="10.93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23cm" svg:height="0.721cm" svg:x="10.646cm" svg:y="10.86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38cm" svg:height="0.494cm" svg:x="11.158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69cm" svg:height="0.547cm" svg:x="11.707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2.096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olygon draw:style-name="gr3" draw:text-style-name="P8" draw:layer="layout" svg:width="0.149cm" svg:height="0.929cm" svg:x="12.376cm" svg:y="10.764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2.741cm" svg:y="10.58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2.709cm" svg:y="11.37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13.263cm" svg:y="11.21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4.017cm" svg:y="10.3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4.805cm" svg:y="10.20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4.43cm" svg:y="11.768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5.382cm" svg:y="10.301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23cm" svg:height="0.721cm" svg:x="15.833cm" svg:y="10.86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38cm" svg:height="0.494cm" svg:x="16.345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69cm" svg:height="0.547cm" svg:x="16.896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7.285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083cm" svg:height="0.084cm" svg:x="17.612cm" svg:y="11.34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18.024cm" svg:y="10.36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olygon draw:style-name="gr3" draw:text-style-name="P8" draw:layer="layout" svg:width="0.682cm" svg:height="0.032cm" svg:x="17.853cm" svg:y="11.213cm" svg:viewBox="0 0 683 33" draw:points="341,33 0,33 0,0 683,0 683,33">
            <text:p/>
          </draw:polygon>
          <draw:path draw:style-name="gr3" draw:text-style-name="P8" draw:layer="layout" svg:width="0.369cm" svg:height="0.547cm" svg:x="17.885cm" svg:y="11.4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8.274cm" svg:y="11.46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8.705cm" svg:y="10.84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42cm" svg:height="0.485cm" svg:x="18.945cm" svg:y="10.9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9.261cm" svg:y="11.07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9.642cm" svg:y="11.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0.105cm" svg:y="10.95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589cm" svg:y="10.74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21.023cm" svg:y="10.93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21.328cm" svg:y="10.84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1cm" svg:height="1.857cm" svg:x="21.613cm" svg:y="10.301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572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238cm" svg:height="0.494cm" svg:x="22.961cm" svg:y="10.939cm" svg:viewBox="0 0 239 495" svg:d="M143 176h73c15 0 23 0 23-16 0-9-8-9-23-9h-68c28-111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77cm" svg:height="1.857cm" svg:x="23.324cm" svg:y="10.301cm" svg:viewBox="0 0 378 1858" svg:d="M222 1171c0-92 46-169 149-225 7-4 7-4 7-16 0-14 0-14-8-20-141-74-148-188-148-209v-462c0-110-78-184-174-230-18-9-20-9-30-9-18 0-18 0-18 18 0 10 0 12 7 15 33 18 132 67 148 178 2 11 2 20 2 65v398c0 36 0 94 49 155 30 39 74 76 128 99-151 74-177 185-177 229v445c0 41 0 87-44 143-36 42-74 63-108 79-5 4-5 7-5 16 0 16 0 18 18 18 10 0 12 0 31-9 78-39 153-101 169-194 4-16 4-23 4-74z">
            <text:p/>
          </draw:path>
        </draw:g>
        <draw:g xml:id="id220" draw:id="id220">
          <svg:title>TexMaths</svg:title>
          <svg:desc>22§display§= 2 \left\{ \left[ \tan^{-1} t \ .\  \frac{t^2}{2} \right]_0^1 -  \int_{0}^{1}\left( \frac{t^2}{2} . \frac{1}{1 + t^2} \right) \ dt \right\}§svg§600§FALSE§</svg:desc>
          <draw:polygon draw:style-name="gr2" draw:text-style-name="P7" draw:layer="layout" svg:width="15.019cm" svg:height="2.241cm" svg:x="5.927cm" svg:y="12.644cm" svg:viewBox="0 0 15020 2242" draw:points="7510,2242 0,2242 0,0 15020,0 15020,2242">
            <text:p/>
          </draw:polygon>
          <draw:path draw:style-name="gr3" draw:text-style-name="P8" draw:layer="layout" svg:width="0.515cm" svg:height="0.182cm" svg:x="5.932cm" svg:y="13.6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744cm" svg:y="13.4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4cm" svg:height="2.32cm" svg:x="7.332cm" svg:y="12.605cm" svg:viewBox="0 0 401 2321" svg:d="M238 1445c0-87-58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olygon draw:style-name="gr3" draw:text-style-name="P8" draw:layer="layout" svg:width="0.205cm" svg:height="1.855cm" svg:x="8.036cm" svg:y="12.837cm" svg:viewBox="0 0 206 1856" draw:points="0,1856 206,1856 206,1814 42,1814 42,42 206,42 206,0 0,0">
            <text:p/>
          </draw:polygon>
          <draw:path draw:style-name="gr3" draw:text-style-name="P8" draw:layer="layout" svg:width="0.242cm" svg:height="0.485cm" svg:x="8.266cm" svg:y="13.48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8.585cm" svg:y="13.61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8" draw:layer="layout" svg:width="0.39cm" svg:height="0.342cm" svg:x="8.963cm" svg:y="1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9.426cm" svg:y="13.4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91cm" svg:y="13.27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3cm" svg:x="10.345cm" svg:y="13.474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83cm" svg:height="0.083cm" svg:x="10.931cm" svg:y="13.87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1.447cm" svg:y="12.95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1.742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627cm" svg:height="0.032cm" svg:x="11.429cm" svg:y="13.749cm" svg:viewBox="0 0 628 33" draw:points="313,33 0,33 0,0 628,0 628,33">
            <text:p/>
          </draw:polygon>
          <draw:path draw:style-name="gr3" draw:text-style-name="P8" draw:layer="layout" svg:width="0.309cm" svg:height="0.516cm" svg:x="11.587cm" svg:y="13.9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05cm" svg:height="1.855cm" svg:x="12.159cm" svg:y="12.837cm" svg:viewBox="0 0 206 1856" draw:points="162,1814 0,1814 0,1856 206,1856 206,0 0,0 0,42 162,42">
            <text:p/>
          </draw:polygon>
          <draw:path draw:style-name="gr3" draw:text-style-name="P8" draw:layer="layout" svg:width="0.198cm" svg:height="0.36cm" svg:x="12.615cm" svg:y="12.6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584cm" svg:y="14.372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472cm" svg:height="0.032cm" svg:x="13.14cm" svg:y="13.74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3.891cm" svg:y="12.906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198cm" svg:height="0.36cm" svg:x="14.68cm" svg:y="12.7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4.307cm" svg:y="14.303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381cm" svg:height="1.855cm" svg:x="15.257cm" svg:y="12.837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238cm" svg:height="0.493cm" svg:x="15.776cm" svg:y="12.95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6.072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627cm" svg:height="0.032cm" svg:x="15.759cm" svg:y="13.749cm" svg:viewBox="0 0 628 33" draw:points="313,33 0,33 0,0 628,0 628,33">
            <text:p/>
          </draw:polygon>
          <draw:path draw:style-name="gr3" draw:text-style-name="P8" draw:layer="layout" svg:width="0.309cm" svg:height="0.516cm" svg:x="15.917cm" svg:y="13.9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083cm" svg:height="0.083cm" svg:x="16.544cm" svg:y="13.875cm" svg:viewBox="0 0 84 84" svg:d="M84 42c0-23-19-42-42-42s-42 19-42 42 19 42 42 42 42-19 42-42z">
            <text:p/>
          </draw:path>
          <draw:path draw:style-name="gr3" draw:text-style-name="P8" draw:layer="layout" svg:width="0.256cm" svg:height="0.516cm" svg:x="17.64cm" svg:y="12.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958cm" svg:height="0.032cm" svg:x="16.785cm" svg:y="13.749cm" svg:viewBox="0 0 1959 33" draw:points="980,33 0,33 0,0 1959,0 1959,33">
            <text:p/>
          </draw:polygon>
          <draw:path draw:style-name="gr3" draw:text-style-name="P8" draw:layer="layout" svg:width="0.256cm" svg:height="0.516cm" svg:x="16.855cm" svg:y="13.9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7.387cm" svg:y="14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38cm" svg:height="0.493cm" svg:x="18.135cm" svg:y="14.00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8.43cm" svg:y="13.9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1cm" svg:height="1.855cm" svg:x="18.863cm" svg:y="12.837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69cm" svg:height="0.546cm" svg:x="19.823cm" svg:y="13.4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238cm" svg:height="0.493cm" svg:x="20.212cm" svg:y="13.47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4cm" svg:height="2.32cm" svg:x="20.585cm" svg:y="12.605cm" svg:viewBox="0 0 401 2321" svg:d="M164 1981c0 64 0 76-7 106-14 62-51 137-150 197-7 4-7 5-7 18 0 19 0 19 19 19 13 0 14 0 36-14 174-97 183-241 183-269v-549c0-57 0-118 40-190 35-60 74-94 113-118 10-7 10-7 10-21 0-11 0-14-3-16-35-23-138-88-157-240-3-17-3-19-3-28v-594c0-64-39-192-189-271-17-11-19-11-30-11-19 0-19 0-19 18 0 12 0 14 5 17 148 88 159 217 159 247v594c0 85 58 215 193 284-84 45-185 135-193 279v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22" draw:id="id222">
          <svg:title>TexMaths</svg:title>
          <svg:desc>22§display§= \left[ t^2.\tan^{-1} t \right]_0^1 -  \int_{0}^{1}\left( \frac{t^2}{1 + t^2} \right) \ dt§svg§600§FALSE§</svg:desc>
          <draw:polygon draw:style-name="gr2" draw:text-style-name="P7" draw:layer="layout" svg:width="11.575cm" svg:height="1.878cm" svg:x="5.927cm" svg:y="0.844cm" svg:viewBox="0 0 11576 1879" draw:points="5789,1879 0,1879 0,0 11576,0 11576,1879">
            <text:p/>
          </draw:polygon>
          <draw:path draw:style-name="gr3" draw:text-style-name="P8" draw:layer="layout" svg:width="0.515cm" svg:height="0.182cm" svg:x="5.932cm" svg:y="1.7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6.86cm" svg:y="1.368cm" svg:viewBox="0 0 150 930" draw:points="0,930 150,930 150,898 32,898 32,32 150,32 150,0 0,0">
            <text:p/>
          </draw:polygon>
          <draw:path draw:style-name="gr3" draw:text-style-name="P8" draw:layer="layout" svg:width="0.238cm" svg:height="0.494cm" svg:x="7.045cm" svg:y="1.543cm" svg:viewBox="0 0 239 495" svg:d="M143 176h73c15 0 23 0 23-16 0-9-8-9-23-9h-66c26-111 31-125 31-130 0-14-10-21-23-21-1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7.34cm" svg:y="1.3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083cm" svg:height="0.084cm" svg:x="7.719cm" svg:y="1.944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8.011cm" svg:y="1.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329cm" svg:y="1.68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8.708cm" svg:y="1.6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172cm" svg:y="1.5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655cm" svg:y="1.3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10.089cm" svg:y="1.5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8" draw:layer="layout" svg:width="0.149cm" svg:height="0.929cm" svg:x="10.369cm" svg:y="1.368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0.732cm" svg:y="1.18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0.702cm" svg:y="1.97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11.256cm" svg:y="1.81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01cm" svg:y="0.97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2.798cm" svg:y="0.80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2.423cm" svg:y="2.372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381cm" svg:height="1.857cm" svg:x="13.375cm" svg:y="0.905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38cm" svg:height="0.494cm" svg:x="14.56cm" svg:y="1.018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14.855cm" svg:y="0.8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1.958cm" svg:height="0.032cm" svg:x="13.877cm" svg:y="1.817cm" svg:viewBox="0 0 1959 33" draw:points="980,33 0,33 0,0 1959,0 1959,33">
            <text:p/>
          </draw:polygon>
          <draw:path draw:style-name="gr3" draw:text-style-name="P8" draw:layer="layout" svg:width="0.256cm" svg:height="0.517cm" svg:x="13.946cm" svg:y="2.0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4.479cm" svg:y="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5.225cm" svg:y="2.07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5.521cm" svg:y="1.9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5.954cm" svg:y="0.905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6.913cm" svg:y="1.4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7.304cm" svg:y="1.5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3" draw:id="id223">
          <svg:title>TexMaths</svg:title>
          <svg:desc>22§display§= \left[ (1).\tan^{-1} 1 - (0).\tan^{-1} 0 \right]_0^1 -  \int_{0}^{1}\left( \frac{ ( t^2 + 1 ) - 1}{1 + t^2} \right) \ dt§svg§600§FALSE§</svg:desc>
          <draw:polygon draw:style-name="gr2" draw:text-style-name="P7" draw:layer="layout" svg:width="18.717cm" svg:height="1.878cm" svg:x="5.928cm" svg:y="3.244cm" svg:viewBox="0 0 18718 1879" draw:points="9360,1879 0,1879 0,0 18718,0 18718,1879">
            <text:p/>
          </draw:polygon>
          <draw:path draw:style-name="gr3" draw:text-style-name="P8" draw:layer="layout" svg:width="0.515cm" svg:height="0.182cm" svg:x="5.933cm" svg:y="4.1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6.861cm" svg:y="3.768cm" svg:viewBox="0 0 150 930" draw:points="0,930 150,930 150,898 32,898 32,32 150,32 150,0 0,0">
            <text:p/>
          </draw:polygon>
          <draw:path draw:style-name="gr3" draw:text-style-name="P8" draw:layer="layout" svg:width="0.18cm" svg:height="0.774cm" svg:x="7.104cm" svg:y="3.8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7.398cm" svg:y="3.9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758cm" svg:y="3.846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083cm" svg:height="0.084cm" svg:x="8.082cm" svg:y="4.344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8.374cm" svg:y="3.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693cm" svg:y="4.08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9.071cm" svg:y="4.0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534cm" svg:y="3.9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18cm" svg:y="3.7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6cm" svg:height="0.517cm" svg:x="10.504cm" svg:y="3.9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059cm" svg:y="4.21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1.844cm" svg:y="3.8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6cm" svg:height="0.533cm" svg:x="12.097cm" svg:y="3.91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18cm" svg:height="0.774cm" svg:x="12.498cm" svg:y="3.846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083cm" svg:height="0.084cm" svg:x="12.822cm" svg:y="4.344cm" svg:viewBox="0 0 84 85" svg:d="M84 42c0-23-19-42-42-42s-42 19-42 42 19 43 42 43 42-20 42-43z">
            <text:p/>
          </draw:path>
          <draw:path draw:style-name="gr3" draw:text-style-name="P8" draw:layer="layout" svg:width="0.244cm" svg:height="0.485cm" svg:x="13.113cm" svg:y="3.9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13.431cm" svg:y="4.08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3.811cm" svg:y="4.0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4.274cm" svg:y="3.9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4.758cm" svg:y="3.74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3cm" svg:x="15.205cm" svg:y="3.91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49cm" svg:height="0.929cm" svg:x="15.578cm" svg:y="3.768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5.943cm" svg:y="3.58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5.911cm" svg:y="4.376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16.466cm" svg:y="4.21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7.219cm" svg:y="3.374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8.007cm" svg:y="3.20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632cm" svg:y="4.772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8.585cm" svg:y="3.305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18cm" svg:height="0.774cm" svg:x="19.164cm" svg:y="3.32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9.405cm" svg:y="3.418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24cm" svg:height="0.36cm" svg:x="19.7cm" svg:y="3.2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0.229cm" svg:y="3.4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1.028cm" svg:y="3.3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1.388cm" svg:y="3.32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472cm" svg:height="0.032cm" svg:x="21.881cm" svg:y="3.69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2.659cm" svg:y="3.38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892cm" svg:height="0.032cm" svg:x="19.086cm" svg:y="4.217cm" svg:viewBox="0 0 3893 33" draw:points="1947,33 0,33 0,0 3893,0 3893,33">
            <text:p/>
          </draw:polygon>
          <draw:path draw:style-name="gr3" draw:text-style-name="P8" draw:layer="layout" svg:width="0.256cm" svg:height="0.517cm" svg:x="20.121cm" svg:y="4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20.654cm" svg:y="4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21.402cm" svg:y="4.47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21.698cm" svg:y="4.3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23.097cm" svg:y="3.305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4.057cm" svg:y="3.8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24.446cm" svg:y="3.9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4" draw:id="id224">
          <svg:title>TexMaths</svg:title>
          <svg:desc>22§display§= \frac{\pi}{4} - 0 - \int_{0}^{1}\left( 1 - \frac{1}{1 + t^2}\right) \ dt§svg§600§FALSE§</svg:desc>
          <draw:polygon draw:style-name="gr2" draw:text-style-name="P7" draw:layer="layout" svg:width="10.577cm" svg:height="1.878cm" svg:x="5.929cm" svg:y="5.545cm" svg:viewBox="0 0 10578 1879" draw:points="5289,1879 0,1879 0,0 10578,0 10578,1879">
            <text:p/>
          </draw:polygon>
          <draw:path draw:style-name="gr3" draw:text-style-name="P8" draw:layer="layout" svg:width="0.515cm" svg:height="0.182cm" svg:x="5.934cm" svg:y="6.4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cm" svg:y="5.87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6.798cm" svg:y="6.518cm" svg:viewBox="0 0 470 33" draw:points="236,33 0,33 0,0 470,0 470,33">
            <text:p/>
          </draw:polygon>
          <draw:path draw:style-name="gr3" draw:text-style-name="P8" draw:layer="layout" svg:width="0.344cm" svg:height="0.524cm" svg:x="6.862cm" svg:y="6.73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7.596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3cm" svg:x="8.335cm" svg:y="6.212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472cm" svg:height="0.032cm" svg:x="8.928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9.682cm" svg:y="5.675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0.47cm" svg:y="5.50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0.095cm" svg:y="7.073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1.047cm" svg:y="5.606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11.524cm" svg:y="6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2.079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3.735cm" svg:y="5.6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12.88cm" svg:y="6.518cm" svg:viewBox="0 0 1959 33" draw:points="980,33 0,33 0,0 1959,0 1959,33">
            <text:p/>
          </draw:polygon>
          <draw:path draw:style-name="gr3" draw:text-style-name="P8" draw:layer="layout" svg:width="0.256cm" svg:height="0.517cm" svg:x="12.948cm" svg:y="6.7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482cm" svg:y="6.8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4.23cm" svg:y="6.774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14.525cm" svg:y="6.6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4.958cm" svg:y="5.606cm" svg:viewBox="0 0 382 1858" svg:d="M382 930c0-305-70-611-268-844-15-17-44-49-75-77-11-9-13-9-23-9-9 0-16 0-16 7 0 4 4 7 5 9 27 28 79 79 131 164 124 199 181 450 181 748 0 209-27 477-155 708-62 111-127 174-158 208-2 1-4 3-4 7 0 7 7 7 16 7 10 0 12 0 24-13 261-236 342-590 342-915z">
            <text:p/>
          </draw:path>
          <draw:path draw:style-name="gr3" draw:text-style-name="P8" draw:layer="layout" svg:width="0.369cm" svg:height="0.547cm" svg:x="15.918cm" svg:y="6.191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6.307cm" svg:y="6.244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5" draw:id="id225">
          <svg:title>TexMaths</svg:title>
          <svg:desc>22§display§= \frac{\pi}{4} - \int_{0}^{1} dt + \int_{0}^{1} \frac{1}{1 + t^2}\ dt§svg§600§FALSE§</svg:desc>
          <draw:polygon draw:style-name="gr2" draw:text-style-name="P7" draw:layer="layout" svg:width="9.521cm" svg:height="1.86cm" svg:x="5.931cm" svg:y="8.045cm" svg:viewBox="0 0 9522 1861" draw:points="4760,1861 0,1861 0,0 9522,0 9522,1861">
            <text:p/>
          </draw:polygon>
          <draw:path draw:style-name="gr3" draw:text-style-name="P8" draw:layer="layout" svg:width="0.515cm" svg:height="0.182cm" svg:x="5.936cm" svg:y="8.9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1cm" svg:y="8.37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6.8cm" svg:y="9.018cm" svg:viewBox="0 0 470 33" draw:points="236,33 0,33 0,0 470,0 470,33">
            <text:p/>
          </draw:polygon>
          <draw:path draw:style-name="gr3" draw:text-style-name="P8" draw:layer="layout" svg:width="0.344cm" svg:height="0.524cm" svg:x="6.864cm" svg:y="9.23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7.598cm" svg:y="9.018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8.351cm" svg:y="8.17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9.139cm" svg:y="8.0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764cm" svg:y="9.573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369cm" svg:height="0.546cm" svg:x="9.586cm" svg:y="8.69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9.977cm" svg:y="8.74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0.452cm" svg:y="8.7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226cm" svg:y="8.17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015cm" svg:y="8.0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64cm" svg:y="9.573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3.378cm" svg:y="8.1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12.525cm" svg:y="9.018cm" svg:viewBox="0 0 1959 33" draw:points="980,33 0,33 0,0 1959,0 1959,33">
            <text:p/>
          </draw:polygon>
          <draw:path draw:style-name="gr3" draw:text-style-name="P8" draw:layer="layout" svg:width="0.256cm" svg:height="0.517cm" svg:x="12.594cm" svg:y="9.2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125cm" svg:y="9.3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3.873cm" svg:y="9.2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4.169cm" svg:y="9.1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4.864cm" svg:y="8.69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5.253cm" svg:y="8.74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26" draw:id="id226">
          <svg:title>TexMaths</svg:title>
          <svg:desc>22§display§= \frac{\pi}{4} - [\ t \ ]_{0}^{1} + [\ \tan^{-1} t \ ]_0^1 §svg§600§FALSE§</svg:desc>
          <draw:polygon draw:style-name="gr2" draw:text-style-name="P7" draw:layer="layout" svg:width="8.434cm" svg:height="1.309cm" svg:x="16.031cm" svg:y="8.445cm" svg:viewBox="0 0 8435 1310" draw:points="4217,1310 0,1310 0,0 8435,0 8435,1310">
            <text:p/>
          </draw:polygon>
          <draw:path draw:style-name="gr3" draw:text-style-name="P8" draw:layer="layout" svg:width="0.515cm" svg:height="0.182cm" svg:x="16.036cm" svg:y="8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922cm" svg:y="8.4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9cm" svg:y="9.053cm" svg:viewBox="0 0 470 33" draw:points="236,33 0,33 0,0 470,0 470,33">
            <text:p/>
          </draw:polygon>
          <draw:path draw:style-name="gr3" draw:text-style-name="P8" draw:layer="layout" svg:width="0.344cm" svg:height="0.523cm" svg:x="16.964cm" svg:y="9.268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17.698cm" svg:y="9.053cm" svg:viewBox="0 0 473 33" svg:d="M447 33c12 0 26 0 26-17 0-16-14-16-26-16h-421c-12 0-26 0-26 16 0 17 14 17 26 17z">
            <text:p/>
          </draw:path>
          <draw:polygon draw:style-name="gr3" draw:text-style-name="P8" draw:layer="layout" svg:width="0.106cm" svg:height="0.773cm" svg:x="18.498cm" svg:y="8.682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18.898cm" svg:y="8.77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olygon draw:style-name="gr3" draw:text-style-name="P8" draw:layer="layout" svg:width="0.106cm" svg:height="0.773cm" svg:x="19.435cm" svg:y="8.682cm" svg:viewBox="0 0 107 774" draw:points="107,0 0,0 0,32 76,32 76,744 0,744 0,774 107,774">
            <text:p/>
          </draw:polygon>
          <draw:path draw:style-name="gr3" draw:text-style-name="P8" draw:layer="layout" svg:width="0.198cm" svg:height="0.36cm" svg:x="19.69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9.66cm" svg:y="9.094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515cm" svg:height="0.516cm" svg:x="20.193cm" svg:y="8.811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06cm" svg:height="0.773cm" svg:x="21.015cm" svg:y="8.682cm" svg:viewBox="0 0 107 774" draw:points="107,774 107,744 32,744 32,32 107,32 107,0 0,0 0,774">
            <text:p/>
          </draw:polygon>
          <draw:path draw:style-name="gr3" draw:text-style-name="P8" draw:layer="layout" svg:width="0.242cm" svg:height="0.484cm" svg:x="21.411cm" svg:y="8.78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49cm" svg:height="0.356cm" svg:x="21.73cm" svg:y="8.91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39cm" svg:height="0.342cm" svg:x="22.108cm" svg:y="8.9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22.571cm" svg:y="8.7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3.055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3cm" svg:x="23.49cm" svg:y="8.77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olygon draw:style-name="gr3" draw:text-style-name="P8" draw:layer="layout" svg:width="0.106cm" svg:height="0.773cm" svg:x="24.026cm" svg:y="8.682cm" svg:viewBox="0 0 107 774" draw:points="107,0 0,0 0,32 76,32 76,744 0,744 0,774 107,774">
            <text:p/>
          </draw:polygon>
          <draw:path draw:style-name="gr3" draw:text-style-name="P8" draw:layer="layout" svg:width="0.198cm" svg:height="0.36cm" svg:x="24.283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4.252cm" svg:y="9.094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</draw:g>
        <draw:g xml:id="id227" draw:id="id227">
          <svg:title>TexMaths</svg:title>
          <svg:desc>22§display§= \frac{\pi}{4} - ( 1 - 0 ) + ( \tan^{-1} 1 - \tan^{-1} 0 )§svg§600§FALSE§</svg:desc>
          <draw:polygon draw:style-name="gr2" draw:text-style-name="P7" draw:layer="layout" svg:width="11.996cm" svg:height="1.309cm" svg:x="5.932cm" svg:y="10.545cm" svg:viewBox="0 0 11997 1310" draw:points="6000,1310 0,1310 0,0 11997,0 11997,1310">
            <text:p/>
          </draw:polygon>
          <draw:path draw:style-name="gr3" draw:text-style-name="P8" draw:layer="layout" svg:width="0.515cm" svg:height="0.182cm" svg:x="5.937cm" svg:y="11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3cm" svg:y="10.5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801cm" svg:y="11.153cm" svg:viewBox="0 0 470 33" draw:points="236,33 0,33 0,0 470,0 470,33">
            <text:p/>
          </draw:polygon>
          <draw:path draw:style-name="gr3" draw:text-style-name="P8" draw:layer="layout" svg:width="0.344cm" svg:height="0.523cm" svg:x="6.865cm" svg:y="11.368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7.599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8.385cm" svg:y="10.7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8.677cm" svg:y="10.84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9.232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971cm" svg:y="10.847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18cm" svg:height="0.773cm" svg:x="10.37cm" svg:y="10.7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0.844cm" svg:y="10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8cm" svg:height="0.773cm" svg:x="11.65cm" svg:y="10.7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44cm" svg:height="0.484cm" svg:x="11.888cm" svg:y="10.886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12.206cm" svg:y="11.0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2.586cm" svg:y="11.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3.049cm" svg:y="10.8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3.533cm" svg:y="10.68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4.019cm" svg:y="10.84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14.571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4cm" svg:x="15.295cm" svg:y="10.88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49cm" svg:height="0.356cm" svg:x="15.613cm" svg:y="11.0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5.993cm" svg:y="11.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6.456cm" svg:y="10.8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94cm" svg:y="10.6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17.387cm" svg:y="10.847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18cm" svg:height="0.773cm" svg:x="17.787cm" svg:y="10.7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0" draw:id="id230">
          <svg:title>TexMaths</svg:title>
          <svg:desc>22§display§= \frac{\pi}{4} - 1  + \frac{\pi}{4} - 0§svg§600§FALSE§</svg:desc>
          <draw:polygon draw:style-name="gr2" draw:text-style-name="P7" draw:layer="layout" svg:width="5.624cm" svg:height="1.309cm" svg:x="5.933cm" svg:y="12.745cm" svg:viewBox="0 0 5625 1310" draw:points="2812,1310 0,1310 0,0 5625,0 5625,1310">
            <text:p/>
          </draw:polygon>
          <draw:path draw:style-name="gr3" draw:text-style-name="P8" draw:layer="layout" svg:width="0.515cm" svg:height="0.182cm" svg:x="5.938cm" svg:y="13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3cm" svg:y="12.7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802cm" svg:y="13.353cm" svg:viewBox="0 0 470 33" draw:points="236,33 0,33 0,0 470,0 470,33">
            <text:p/>
          </draw:polygon>
          <draw:path draw:style-name="gr3" draw:text-style-name="P8" draw:layer="layout" svg:width="0.344cm" svg:height="0.523cm" svg:x="6.866cm" svg:y="13.568cm" svg:viewBox="0 0 345 524" svg:d="M206 398v66c0 28 0 37-58 37h-16v23c32-2 72-2 104-2 33 0 74 0 105 2v-23h-15c-59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7.6cm" svg:y="13.3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8.377cm" svg:y="13.04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515cm" svg:height="0.516cm" svg:x="8.911cm" svg:y="13.1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18cm" svg:height="0.342cm" svg:x="9.755cm" svg:y="12.7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734cm" svg:y="13.353cm" svg:viewBox="0 0 470 33" draw:points="236,33 0,33 0,0 470,0 470,33">
            <text:p/>
          </draw:polygon>
          <draw:path draw:style-name="gr3" draw:text-style-name="P8" draw:layer="layout" svg:width="0.344cm" svg:height="0.523cm" svg:x="9.796cm" svg:y="13.568cm" svg:viewBox="0 0 345 524" svg:d="M206 398v66c0 28 0 37-58 37h-16v23c32-2 72-2 104-2 33 0 74 0 105 2v-23h-15c-59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10.532cm" svg:y="13.35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1.271cm" svg:y="13.047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 xml:id="id231" draw:id="id231">
          <svg:title>TexMaths</svg:title>
          <svg:desc>22§display§= \frac{\pi}{2} - 1§svg§600§FALSE§</svg:desc>
          <draw:polygon draw:style-name="gr2" draw:text-style-name="P7" draw:layer="layout" svg:width="2.662cm" svg:height="1.31cm" svg:x="12.034cm" svg:y="12.745cm" svg:viewBox="0 0 2663 1311" draw:points="1333,1311 0,1311 0,0 2663,0 2663,1311">
            <text:p/>
          </draw:polygon>
          <draw:path draw:style-name="gr3" draw:text-style-name="P8" draw:layer="layout" svg:width="0.515cm" svg:height="0.182cm" svg:x="12.039cm" svg:y="13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925cm" svg:y="12.70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2.904cm" svg:y="13.353cm" svg:viewBox="0 0 470 33" draw:points="236,33 0,33 0,0 470,0 470,33">
            <text:p/>
          </draw:polygon>
          <draw:path draw:style-name="gr3" draw:text-style-name="P8" draw:layer="layout" svg:width="0.309cm" svg:height="0.516cm" svg:x="12.985cm" svg:y="13.5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13.701cm" svg:y="13.353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4.479cm" svg:y="13.047cm" svg:viewBox="0 0 257 517" svg:d="M160 19c0-17 0-19-19-19-48 49-116 49-141 49v25c16 0 62 0 102-21v403c0 28-2 37-72 37h-25v24c27-3 95-3 125-3 32 0 99 0 127 3v-24h-25c-70 0-72-9-72-37z">
            <text:p/>
          </draw:path>
        </draw:g>
        <draw:g xml:id="id221" draw:id="id221">
          <svg:title>TexMaths</svg:title>
          <svg:desc>24§display§\text {I} §svg§600§FALSE§</svg:desc>
          <draw:polygon draw:style-name="gr2" draw:text-style-name="P7" draw:layer="layout" svg:width="0.197cm" svg:height="0.493cm" svg:x="5.132cm" svg:y="1.538cm" svg:viewBox="0 0 198 494" draw:points="100,494 0,494 0,0 198,0 198,494">
            <text:p/>
          </draw:polygon>
          <draw:path draw:style-name="gr3" draw:text-style-name="P8" draw:layer="layout" svg:width="0.258cm" svg:height="0.577cm" svg:x="5.113cm" svg:y="1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4§display§\text {I} §svg§600§FALSE§</svg:desc>
          <draw:polygon draw:style-name="gr2" draw:text-style-name="P7" draw:layer="layout" svg:width="0.197cm" svg:height="0.493cm" svg:x="5.133cm" svg:y="13.138cm" svg:viewBox="0 0 198 494" draw:points="100,494 0,494 0,0 198,0 198,494">
            <text:p/>
          </draw:polygon>
          <draw:path draw:style-name="gr3" draw:text-style-name="P8" draw:layer="layout" svg:width="0.258cm" svg:height="0.577cm" svg:x="5.114cm" svg:y="13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8" draw:id="id228">
          <svg:title>TexMaths</svg:title>
          <svg:desc>26§display§\therefore§svg§600§FALSE§</svg:desc>
          <draw:polygon draw:style-name="gr2" draw:text-style-name="P7" draw:layer="layout" svg:width="0.49cm" svg:height="0.402cm" svg:x="3.911cm" svg:y="13.224cm" svg:viewBox="0 0 491 403" draw:points="246,403 0,403 0,0 491,0 491,403">
            <text:p/>
          </draw:polygon>
          <draw:path draw:style-name="gr3" draw:text-style-name="P8" draw:layer="layout" svg:width="0.555cm" svg:height="0.493cm" svg:x="3.892cm" svg:y="13.1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32" draw:id="id232">
          <svg:title>TexMaths</svg:title>
          <svg:desc>24§display§(10)§svg§600§FALSE§</svg:desc>
          <draw:polygon draw:style-name="gr2" draw:text-style-name="P7" draw:layer="layout" svg:width="1.332cm" svg:height="0.76cm" svg:x="1.713cm" svg:y="1.739cm" svg:viewBox="0 0 1333 761" draw:points="666,761 0,761 0,0 1333,0 1333,761">
            <text:p/>
          </draw:polygon>
          <draw:path draw:style-name="gr3" draw:text-style-name="P8" draw:layer="layout" svg:width="0.197cm" svg:height="0.844cm" svg:x="1.753cm" svg:y="1.69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074cm" svg:y="1.76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2.454cm" svg:y="1.768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2.89cm" svg:y="1.6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5" draw:id="id235">
          <svg:title>TexMaths</svg:title>
          <svg:desc>22§display§= \int_1^{e^\frac{\pi}{2}}[\ \sin ( \log x ) + \cos ( \log x )\ ] \ dx§svg§600§FALSE§</svg:desc>
          <draw:polygon draw:style-name="gr2" draw:text-style-name="P7" draw:layer="layout" svg:width="11.688cm" svg:height="2.069cm" svg:x="5.816cm" svg:y="0.837cm" svg:viewBox="0 0 11689 2070" draw:points="5845,2070 0,2070 0,0 11689,0 11689,2070">
            <text:p/>
          </draw:polygon>
          <draw:path draw:style-name="gr3" draw:text-style-name="P8" draw:layer="layout" svg:width="0.515cm" svg:height="0.182cm" svg:x="5.821cm" svg:y="1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36cm" svg:y="1.18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33cm" svg:height="0.245cm" svg:x="7.403cm" svg:y="1.139cm" svg:viewBox="0 0 234 246" svg:d="M86 116c14 0 58-2 88-12 39-14 48-39 48-56 0-30-30-48-69-48-65 0-153 49-153 143 0 56 35 103 99 103 91 0 135-54 135-61 0-4-5-11-10-11-2 0-4 2-9 7-43 50-106 50-116 50-32 0-55-22-55-66 0-8 0-19 7-49zM56 100c21-79 83-84 97-84 25 0 44 10 44 32 0 52-91 52-114 52z">
            <text:p/>
          </draw:path>
          <draw:path draw:style-name="gr3" draw:text-style-name="P8" draw:layer="layout" svg:width="0.261cm" svg:height="0.171cm" svg:x="7.787cm" svg:y="0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cm" svg:x="7.752cm" svg:y="1.009cm" svg:viewBox="0 0 336 21" draw:points="169,21 0,21 0,0 336,0 336,21">
            <text:p/>
          </draw:polygon>
          <draw:path draw:style-name="gr3" draw:text-style-name="P8" draw:layer="layout" svg:width="0.193cm" svg:height="0.258cm" svg:x="7.824cm" svg:y="1.062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198cm" svg:height="0.36cm" svg:x="7.081cm" svg:y="2.58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106cm" svg:height="0.773cm" svg:x="8.349cm" svg:y="1.6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757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061cm" svg:y="1.72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274cm" svg:y="1.89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8cm" svg:height="0.773cm" svg:x="9.756cm" svg:y="1.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0.006cm" svg:y="1.7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0.218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603cm" svg:y="1.8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1.131cm" svg:y="1.8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1.594cm" svg:y="1.6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516cm" svg:x="12.065cm" svg:y="1.7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2.822cm" svg:y="1.89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3.16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3.551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8cm" svg:height="0.773cm" svg:x="13.908cm" svg:y="1.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4.156cm" svg:y="1.7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367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4.755cm" svg:y="1.8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5.281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5.745cm" svg:y="1.6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106cm" svg:height="0.773cm" svg:x="16.277cm" svg:y="1.66cm" svg:viewBox="0 0 107 774" draw:points="107,0 0,0 0,32 76,32 76,744 0,744 0,774 107,774">
            <text:p/>
          </draw:polygon>
          <draw:path draw:style-name="gr3" draw:text-style-name="P8" draw:layer="layout" svg:width="0.369cm" svg:height="0.546cm" svg:x="16.763cm" svg:y="1.7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7.157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3" draw:id="id233">
          <svg:title>TexMaths</svg:title>
          <svg:desc>24§display§\text {Let,}§svg§600§FALSE§</svg:desc>
          <draw:polygon draw:style-name="gr2" draw:text-style-name="P7" draw:layer="layout" svg:width="1.318cm" svg:height="0.655cm" svg:x="3.423cm" svg:y="1.835cm" svg:viewBox="0 0 1319 656" draw:points="659,656 0,656 0,0 1319,0 1319,656">
            <text:p/>
          </draw:polygon>
          <draw:path draw:style-name="gr3" draw:text-style-name="P8" draw:layer="layout" svg:width="0.464cm" svg:height="0.577cm" svg:x="3.408cm" svg:y="1.7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932cm" svg:y="1.9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299cm" svg:y="1.8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683cm" svg:y="2.2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4" draw:id="id234">
          <svg:title>TexMaths</svg:title>
          <svg:desc>24§display§\text {I} §svg§600§FALSE§</svg:desc>
          <draw:polygon draw:style-name="gr2" draw:text-style-name="P7" draw:layer="layout" svg:width="0.197cm" svg:height="0.493cm" svg:x="5.23cm" svg:y="1.836cm" svg:viewBox="0 0 198 494" draw:points="100,494 0,494 0,0 198,0 198,494">
            <text:p/>
          </draw:polygon>
          <draw:path draw:style-name="gr3" draw:text-style-name="P8" draw:layer="layout" svg:width="0.258cm" svg:height="0.577cm" svg:x="5.211cm" svg:y="1.7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4§display§\text {I} §svg§600§FALSE§</svg:desc>
          <draw:polygon draw:style-name="gr2" draw:text-style-name="P7" draw:layer="layout" svg:width="0.197cm" svg:height="0.493cm" svg:x="5.131cm" svg:y="7.037cm" svg:viewBox="0 0 198 494" draw:points="100,494 0,494 0,0 198,0 198,494">
            <text:p/>
          </draw:polygon>
          <draw:path draw:style-name="gr3" draw:text-style-name="P8" draw:layer="layout" svg:width="0.258cm" svg:height="0.577cm" svg:x="5.112cm" svg:y="6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6" draw:id="id236">
          <svg:title>TexMaths</svg:title>
          <svg:desc>22§display§\text {Put, } \log x = t, \ \ \therefore x = e^t \ \ \text {Diff } w.\ r.\ t.\ x. \ \  dx = e^t \ dt§svg§600§FALSE§</svg:desc>
          <draw:polygon draw:style-name="gr2" draw:text-style-name="P7" draw:layer="layout" svg:width="17.577cm" svg:height="0.741cm" svg:x="3.751cm" svg:y="3.463cm" svg:viewBox="0 0 17578 742" draw:points="8789,742 0,742 0,0 17578,0 17578,742">
            <text:p/>
          </draw:polygon>
          <draw:path draw:style-name="gr3" draw:text-style-name="P8" draw:layer="layout" svg:width="0.457cm" svg:height="0.529cm" svg:x="3.739cm" svg:y="3.554cm" svg:viewBox="0 0 458 530" svg:d="M150 285h130c93 0 178-63 178-141 0-75-78-144-183-144h-275v25h19c60 0 60 8 60 35v410c0 29 0 36-60 36h-19v24c26-1 84-1 114-1s88 0 115 1v-24h-18c-60 0-61-7-61-36zM146 264v-209c0-25 2-30 39-30h68c124 0 124 81 124 119 0 37 0 120-124 120z">
            <text:p/>
          </draw:path>
          <draw:path draw:style-name="gr3" draw:text-style-name="P8" draw:layer="layout" svg:width="0.39cm" svg:height="0.351cm" svg:x="4.263cm" svg:y="3.739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8" draw:layer="layout" svg:width="0.244cm" svg:height="0.485cm" svg:x="4.682cm" svg:y="3.605cm" svg:viewBox="0 0 245 486" svg:d="M120 167h111v-24h-111v-143h-20c0 63-24 146-100 150v17h67v214c0 96 72 105 100 105 55 0 78-54 78-105v-44h-21v44c0 56-23 86-52 86-52 0-52-71-52-85z">
            <text:p/>
          </draw:path>
          <draw:path draw:style-name="gr3" draw:text-style-name="P8" draw:layer="layout" svg:width="0.091cm" svg:height="0.232cm" svg:x="5.036cm" svg:y="4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8" draw:layer="layout" svg:width="0.173cm" svg:height="0.538cm" svg:x="5.596cm" svg:y="3.54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5.807cm" svg:y="3.73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2cm" svg:x="6.194cm" svg:y="3.73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386cm" svg:height="0.351cm" svg:x="6.72cm" svg:y="3.7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4 51 51 0 79-54 81-60 9 30 37 60 84 60 80 0 124-100 124-119 0-7-7-7-9-7-7 0-9 1-11 7-24 84-79 102-104 102-30 0-42-25-42-51 0-18 5-34 14-69z">
            <text:p/>
          </draw:path>
          <draw:path draw:style-name="gr3" draw:text-style-name="P8" draw:layer="layout" svg:width="0.515cm" svg:height="0.182cm" svg:x="7.398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38cm" svg:height="0.494cm" svg:x="8.188cm" svg:y="3.598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8-102 98-16 0-23-10-23-35 0-19 0-24 3-37z">
            <text:p/>
          </draw:path>
          <draw:path draw:style-name="gr3" draw:text-style-name="P8" draw:layer="layout" svg:width="0.091cm" svg:height="0.232cm" svg:x="8.517cm" svg:y="4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8" draw:layer="layout" svg:width="0.469cm" svg:height="0.418cm" svg:x="9.332cm" svg:y="3.724cm" svg:viewBox="0 0 470 419" svg:d="M276 41c0-22-19-41-40-41-23 0-42 19-42 41s19 42 42 42c21 0 40-18 40-42zM470 377c0-21-18-40-41-40-22 0-42 19-42 40 0 23 20 42 42 42 23 0 41-19 41-42zM83 377c0-21-20-40-43-40-21 0-40 19-40 40 0 23 19 42 40 42 23 0 43-19 43-42z">
            <text:p/>
          </draw:path>
          <draw:path draw:style-name="gr3" draw:text-style-name="P8" draw:layer="layout" svg:width="0.386cm" svg:height="0.351cm" svg:x="10.062cm" svg:y="3.73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79-54 83-60 9 30 37 60 83 60 81 0 125-100 125-119 0-7-7-7-9-7-7 0-9 1-11 7-26 84-79 102-104 102-30 0-42-25-42-51 0-18 5-34 14-69z">
            <text:p/>
          </draw:path>
          <draw:path draw:style-name="gr3" draw:text-style-name="P8" draw:layer="layout" svg:width="0.515cm" svg:height="0.182cm" svg:x="10.74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98cm" svg:height="0.351cm" svg:x="11.548cm" svg:y="3.739cm" svg:viewBox="0 0 299 352" svg:d="M109 164c23 0 81-2 120-18 54-23 58-68 58-79 0-35-30-67-83-67-86 0-204 76-204 211 0 80 46 141 121 141 113 0 178-82 178-91 0-6-5-11-10-11-4 0-6 2-9 9-62 76-146 76-157 76-60 0-67-65-67-90 0-9 0-34 13-81zM74 146c30-118 109-128 130-128 37 0 58 23 58 49 0 79-125 79-156 79z">
            <text:p/>
          </draw:path>
          <draw:path draw:style-name="gr3" draw:text-style-name="P8" draw:layer="layout" svg:width="0.184cm" svg:height="0.344cm" svg:x="11.895cm" svg:y="3.424cm" svg:viewBox="0 0 185 345" svg:d="M111 125h56c11 0 18 0 18-12 0-7-7-7-16-7h-53l21-81c0-2 2-6 2-7 0-11-9-18-19-18-14 0-21 9-27 23-3 14 4-12-19 83h-56c-11 0-18 0-18 12 0 7 7 7 16 7h53l-34 129c-2 14-7 33-7 40 0 32 27 51 58 51 62 0 95-75 95-82 0-8-7-8-9-8-7 0-7 2-10 11-16 34-44 65-74 65-12 0-19-7-19-28 0-5 1-16 3-21z">
            <text:p/>
          </draw:path>
          <draw:path draw:style-name="gr3" draw:text-style-name="P8" draw:layer="layout" svg:width="0.52cm" svg:height="0.529cm" svg:x="12.686cm" svg:y="3.554cm" svg:viewBox="0 0 521 530" svg:d="M0 0v25h19c60 0 60 8 60 35v410c0 29 0 36-60 36h-19v24h283c131 0 238-114 238-260 0-148-104-270-238-270zM185 506c-37 0-39-6-39-30v-421c0-25 2-30 39-30h77c48 0 102 16 141 72 33 46 41 113 41 173 0 86-15 132-43 170-16 22-60 66-139 66z">
            <text:p/>
          </draw:path>
          <draw:path draw:style-name="gr3" draw:text-style-name="P8" draw:layer="layout" svg:width="0.166cm" svg:height="0.519cm" svg:x="13.276cm" svg:y="3.56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465cm" svg:height="0.547cm" svg:x="13.486cm" svg:y="3.537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8-2 26v90z">
            <text:p/>
          </draw:path>
          <draw:path draw:style-name="gr3" draw:text-style-name="P8" draw:layer="layout" svg:width="0.513cm" svg:height="0.351cm" svg:x="14.197cm" svg:y="3.739cm" svg:viewBox="0 0 514 352" svg:d="M336 79c4-16 11-46 11-49 0-14-11-21-21-21-11 0-25 5-30 21-2 5-39 155-44 174-6 23-7 37-7 51 0 9 0 11 1 15-17 42-42 65-72 65-61 0-61-57-61-71 0-24 3-54 40-151 9-23 12-34 12-50 0-35-24-63-63-63-74 0-102 113-102 120s7 7 9 7c9 0 9 0 12-14 21-72 51-95 79-95 7 0 20 0 20 24 0 20-9 43-14 55-34 92-44 129-44 157 0 72 52 98 110 98 13 0 50 0 81-54 20 49 74 54 97 54 58 0 92-49 113-95 26-61 51-165 51-202 0-43-21-55-35-55-20 0-39 19-39 37 0 11 5 16 12 21 9 9 28 28 28 67 0 27-22 102-42 141-21 42-47 69-86 69-37 0-58-23-58-67 0-21 7-46 9-57z">
            <text:p/>
          </draw:path>
          <draw:path draw:style-name="gr3" draw:text-style-name="P8" draw:layer="layout" svg:width="0.083cm" svg:height="0.084cm" svg:x="14.814cm" svg:y="4cm" svg:viewBox="0 0 84 85" svg:d="M84 42c0-23-19-42-42-42s-42 19-42 42 19 43 42 43 42-20 42-43z">
            <text:p/>
          </draw:path>
          <draw:path draw:style-name="gr3" draw:text-style-name="P8" draw:layer="layout" svg:width="0.316cm" svg:height="0.351cm" svg:x="15.244cm" svg:y="3.739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5-12 65z">
            <text:p/>
          </draw:path>
          <draw:path draw:style-name="gr3" draw:text-style-name="P8" draw:layer="layout" svg:width="0.083cm" svg:height="0.084cm" svg:x="15.615cm" svg:y="4cm" svg:viewBox="0 0 84 85" svg:d="M84 42c0-23-19-42-42-42s-42 19-42 42 19 43 42 43 42-20 42-43z">
            <text:p/>
          </draw:path>
          <draw:path draw:style-name="gr3" draw:text-style-name="P8" draw:layer="layout" svg:width="0.238cm" svg:height="0.494cm" svg:x="16.039cm" svg:y="3.598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8-102 98-16 0-23-10-23-35 0-19 0-24 3-37z">
            <text:p/>
          </draw:path>
          <draw:path draw:style-name="gr3" draw:text-style-name="P8" draw:layer="layout" svg:width="0.083cm" svg:height="0.084cm" svg:x="16.367cm" svg:y="4cm" svg:viewBox="0 0 84 85" svg:d="M84 42c0-23-19-42-42-42s-42 19-42 42 19 43 42 43 42-20 42-43z">
            <text:p/>
          </draw:path>
          <draw:path draw:style-name="gr3" draw:text-style-name="P8" draw:layer="layout" svg:width="0.386cm" svg:height="0.351cm" svg:x="16.794cm" svg:y="3.73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79-54 83-60 9 30 37 60 83 60 81 0 125-100 125-119 0-7-7-7-9-7-7 0-9 1-11 7-26 84-79 102-104 102-30 0-42-25-42-51 0-18 5-34 14-69z">
            <text:p/>
          </draw:path>
          <draw:path draw:style-name="gr3" draw:text-style-name="P8" draw:layer="layout" svg:width="0.083cm" svg:height="0.084cm" svg:x="17.28cm" svg:y="4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17.975cm" svg:y="3.546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8" draw:layer="layout" svg:width="0.386cm" svg:height="0.351cm" svg:x="18.369cm" svg:y="3.7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4 51 51 0 79-54 81-60 9 30 37 60 84 60 80 0 124-100 124-119 0-7-7-7-9-7-7 0-9 1-11 7-24 84-79 102-104 102-30 0-42-25-42-51 0-18 5-34 14-69z">
            <text:p/>
          </draw:path>
          <draw:path draw:style-name="gr3" draw:text-style-name="P8" draw:layer="layout" svg:width="0.515cm" svg:height="0.182cm" svg:x="19.047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98cm" svg:height="0.351cm" svg:x="19.855cm" svg:y="3.739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8" draw:layer="layout" svg:width="0.184cm" svg:height="0.344cm" svg:x="20.203cm" svg:y="3.424cm" svg:viewBox="0 0 185 345" svg:d="M111 125h56c11 0 18 0 18-12 0-7-7-7-16-7h-53l21-81c0-2 2-6 2-7 0-11-9-18-19-18-14 0-21 9-27 23-3 14 4-12-19 83h-56c-11 0-18 0-18 12 0 7 7 7 16 7h53l-32 129c-4 14-9 33-9 40 0 32 27 51 58 51 62 0 95-75 95-82 0-8-7-8-9-8-7 0-7 2-10 11-16 34-44 65-74 65-12 0-19-7-19-28 0-5 1-16 3-21z">
            <text:p/>
          </draw:path>
          <draw:path draw:style-name="gr3" draw:text-style-name="P8" draw:layer="layout" svg:width="0.369cm" svg:height="0.547cm" svg:x="20.74cm" svg:y="3.546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8" draw:layer="layout" svg:width="0.238cm" svg:height="0.494cm" svg:x="21.131cm" svg:y="3.598cm" svg:viewBox="0 0 239 495" svg:d="M143 176h73c15 0 23 0 23-16 0-8-8-8-23-8h-68c28-111 33-126 33-131 0-14-10-21-23-21-3 0-24 0-31 28l-30 124h-74c-16 0-23 0-23 14 0 10 7 10 21 10h69c-57 220-58 233-58 247 0 42 30 72 70 72 81 0 125-114 125-120 0-7-7-7-11-7-7 0-7 2-10 11-34 81-76 98-102 98-16 0-23-10-23-35 0-19 0-24 3-37z">
            <text:p/>
          </draw:path>
        </draw:g>
        <draw:g xml:id="id237" draw:id="id237">
          <svg:title>TexMaths</svg:title>
          <svg:desc>22§display§\text {When, } x = 1, \ \  t = 0 \text { and } \text {When, } x = e^\frac{\pi}{2}, \ \ t =  \frac{\pi}{2}§svg§600§FALSE§</svg:desc>
          <draw:polygon draw:style-name="gr2" draw:text-style-name="P7" draw:layer="layout" svg:width="16.163cm" svg:height="1.31cm" svg:x="3.768cm" svg:y="4.662cm" svg:viewBox="0 0 16164 1311" draw:points="8082,1311 0,1311 0,0 16164,0 16164,1311">
            <text:p/>
          </draw:polygon>
          <draw:path draw:style-name="gr3" draw:text-style-name="P8" draw:layer="layout" svg:width="0.766cm" svg:height="0.546cm" svg:x="3.743cm" svg:y="4.9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549cm" svg:y="4.9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75cm" svg:y="5.1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22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793cm" svg:y="5.3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221cm" svg:y="5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899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74cm" svg:y="4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8.125cm" svg:y="5.3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8.935cm" svg:y="4.9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454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258cm" svg:y="4.9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0.904cm" svg:y="5.1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283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714cm" svg:y="4.9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39cm" svg:y="4.9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194cm" svg:y="4.9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622cm" svg:y="5.1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968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44cm" svg:y="5.3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868cm" svg:y="5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545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6.353cm" svg:y="5.1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1cm" svg:height="0.171cm" svg:x="16.806cm" svg:y="4.78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6.77cm" svg:y="5.012cm" svg:viewBox="0 0 336 28" draw:points="169,28 0,28 0,0 336,0 336,28">
            <text:p/>
          </draw:polygon>
          <draw:path draw:style-name="gr3" draw:text-style-name="P8" draw:layer="layout" svg:width="0.193cm" svg:height="0.258cm" svg:x="16.843cm" svg:y="5.089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091cm" svg:height="0.231cm" svg:x="17.304cm" svg:y="5.3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115cm" svg:y="4.996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8.634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9.521cm" svg:y="4.62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9.5cm" svg:y="5.27cm" svg:viewBox="0 0 470 33" draw:points="236,33 0,33 0,0 470,0 470,33">
            <text:p/>
          </draw:polygon>
          <draw:path draw:style-name="gr3" draw:text-style-name="P8" draw:layer="layout" svg:width="0.309cm" svg:height="0.516cm" svg:x="19.579cm" svg:y="5.4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239" draw:id="id239">
          <svg:title>TexMaths</svg:title>
          <svg:desc>22§display§= \int_0^\frac{\pi}{2} [\ \sin t + \cos t \ ].e^t  \ dt§svg§600§FALSE§</svg:desc>
          <draw:polygon draw:style-name="gr2" draw:text-style-name="P7" draw:layer="layout" svg:width="8.526cm" svg:height="1.873cm" svg:x="5.82cm" svg:y="6.24cm" svg:viewBox="0 0 8527 1874" draw:points="4263,1874 0,1874 0,0 8527,0 8527,1874">
            <text:p/>
          </draw:polygon>
          <draw:path draw:style-name="gr3" draw:text-style-name="P8" draw:layer="layout" svg:width="0.515cm" svg:height="0.182cm" svg:x="5.825cm" svg:y="7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4cm" svg:y="6.384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7cm" svg:y="6.2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4cm" svg:y="6.426cm" svg:viewBox="0 0 336 28" draw:points="169,28 0,28 0,0 336,0 336,28">
            <text:p/>
          </draw:polygon>
          <draw:path draw:style-name="gr3" draw:text-style-name="P8" draw:layer="layout" svg:width="0.193cm" svg:height="0.258cm" svg:x="7.534cm" svg:y="6.504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6cm" svg:y="7.78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8" draw:layer="layout" svg:width="0.106cm" svg:height="0.773cm" svg:x="8.022cm" svg:y="6.85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429cm" svg:y="7.0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733cm" svg:y="6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948cm" svg:y="7.09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499cm" svg:y="6.952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8" draw:layer="layout" svg:width="0.515cm" svg:height="0.516cm" svg:x="9.976cm" svg:y="6.9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10.733cm" svg:y="7.089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1.071cm" svg:y="7.08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254cm" svg:height="0.356cm" svg:x="11.462cm" svg:y="7.0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1.887cm" svg:y="6.952cm" svg:viewBox="0 0 239 494" svg:d="M143 176h74c14 0 22 0 22-16 0-9-8-9-22-9h-67c26-111 31-125 31-130 0-14-10-21-23-21-1 0-24 0-31 28l-30 123h-74c-16 0-23 0-23 14 0 11 7 11 21 11h69c-55 220-58 232-58 246 0 42 30 72 70 72 81 0 125-114 125-119 0-7-7-7-10-7-6 0-8 1-11 10-33 81-76 99-102 99-16 0-23-11-23-35 0-20 0-25 3-37z">
            <text:p/>
          </draw:path>
          <draw:polygon draw:style-name="gr3" draw:text-style-name="P8" draw:layer="layout" svg:width="0.106cm" svg:height="0.773cm" svg:x="12.424cm" svg:y="6.857cm" svg:viewBox="0 0 107 774" draw:points="107,0 0,0 0,32 76,32 76,744 0,744 0,774 107,774">
            <text:p/>
          </draw:polygon>
          <draw:path draw:style-name="gr3" draw:text-style-name="P8" draw:layer="layout" svg:width="0.083cm" svg:height="0.083cm" svg:x="12.688cm" svg:y="7.35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12.871cm" svg:y="7.09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184cm" svg:height="0.344cm" svg:x="13.22cm" svg:y="6.78cm" svg:viewBox="0 0 185 345" svg:d="M111 125h56c11 0 18 0 18-12 0-7-7-7-16-7h-53l21-81c0-2 2-6 2-7 0-11-9-18-19-18-14 0-21 9-27 23-3 14 4-12-19 83h-56c-11 0-18 0-18 12 0 7 7 7 16 7h53l-32 128c-4 14-9 34-9 41 0 31 27 51 58 51 62 0 95-76 95-83s-7-7-8-7c-8 0-8 2-11 11-16 33-44 65-74 65-12 0-19-7-19-28 0-6 1-16 3-22z">
            <text:p/>
          </draw:path>
          <draw:path draw:style-name="gr3" draw:text-style-name="P8" draw:layer="layout" svg:width="0.369cm" svg:height="0.546cm" svg:x="13.757cm" svg:y="6.89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4.148cm" svg:y="6.952cm" svg:viewBox="0 0 239 494" svg:d="M143 176h74c14 0 22 0 22-16 0-9-8-9-22-9h-67c26-111 31-125 31-130 0-14-10-21-23-21-1 0-24 0-31 28l-30 123h-74c-16 0-23 0-23 14 0 11 7 11 21 11h69c-55 220-58 232-58 246 0 42 30 72 70 72 81 0 125-114 125-119 0-7-7-7-10-7-6 0-8 1-11 10-33 81-76 99-102 99-16 0-23-11-23-35 0-20 2-25 3-37z">
            <text:p/>
          </draw:path>
        </draw:g>
        <draw:g xml:id="id240" draw:id="id240">
          <svg:title>TexMaths</svg:title>
          <svg:desc>22§display§= \int_0^\frac{\pi}{2} e^t. [\ \sin t + \cos t \ ] \ dt§svg§600§FALSE§</svg:desc>
          <draw:polygon draw:style-name="gr2" draw:text-style-name="P7" draw:layer="layout" svg:width="8.654cm" svg:height="1.873cm" svg:x="5.821cm" svg:y="8.742cm" svg:viewBox="0 0 8655 1874" draw:points="4328,1874 0,1874 0,0 8655,0 8655,1874">
            <text:p/>
          </draw:polygon>
          <draw:path draw:style-name="gr3" draw:text-style-name="P8" draw:layer="layout" svg:width="0.515cm" svg:height="0.182cm" svg:x="5.826cm" svg:y="9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41cm" svg:y="8.8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8cm" svg:y="8.7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5cm" svg:y="8.928cm" svg:viewBox="0 0 336 28" draw:points="169,28 0,28 0,0 336,0 336,28">
            <text:p/>
          </draw:polygon>
          <draw:path draw:style-name="gr3" draw:text-style-name="P8" draw:layer="layout" svg:width="0.193cm" svg:height="0.258cm" svg:x="7.535cm" svg:y="9.0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6cm" svg:y="10.2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095cm" svg:y="9.5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184cm" svg:height="0.344cm" svg:x="8.443cm" svg:y="9.282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3" draw:text-style-name="P8" draw:layer="layout" svg:width="0.083cm" svg:height="0.083cm" svg:x="8.758cm" svg:y="9.85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8.998cm" svg:y="9.359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9.404cm" svg:y="9.5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71cm" svg:y="9.4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923cm" svg:y="9.5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0.476cm" svg:y="9.45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0.951cm" svg:y="9.4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11.708cm" svg:y="9.59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048cm" svg:y="9.59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2.437cm" svg:y="9.5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2.864cm" svg:y="9.45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olygon draw:style-name="gr3" draw:text-style-name="P8" draw:layer="layout" svg:width="0.106cm" svg:height="0.773cm" svg:x="13.399cm" svg:y="9.359cm" svg:viewBox="0 0 107 774" draw:points="107,0 0,0 0,32 76,32 76,744 0,744 0,774 107,774">
            <text:p/>
          </draw:polygon>
          <draw:path draw:style-name="gr3" draw:text-style-name="P8" draw:layer="layout" svg:width="0.369cm" svg:height="0.546cm" svg:x="13.887cm" svg:y="9.40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238cm" svg:height="0.493cm" svg:x="14.276cm" svg:y="9.45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41" draw:id="id241">
          <svg:title>TexMaths</svg:title>
          <svg:desc>22§display§= [\ e^t.\ \sin t \ ]_0^\frac{\pi}{2}§svg§600§FALSE§</svg:desc>
          <draw:polygon draw:style-name="gr2" draw:text-style-name="P7" draw:layer="layout" svg:width="4.703cm" svg:height="0.967cm" svg:x="5.922cm" svg:y="11.244cm" svg:viewBox="0 0 4704 968" draw:points="2351,968 0,968 0,0 4704,0 4704,968">
            <text:p/>
          </draw:polygon>
          <draw:path draw:style-name="gr3" draw:text-style-name="P8" draw:layer="layout" svg:width="0.515cm" svg:height="0.182cm" svg:x="5.927cm" svg:y="11.74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791cm" svg:y="11.451cm" svg:viewBox="0 0 107 774" draw:points="107,774 107,744 32,744 32,32 107,32 107,0 0,0 0,774">
            <text:p/>
          </draw:polygon>
          <draw:path draw:style-name="gr3" draw:text-style-name="P8" draw:layer="layout" svg:width="0.298cm" svg:height="0.351cm" svg:x="7.207cm" svg:y="11.69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184cm" svg:height="0.344cm" svg:x="7.555cm" svg:y="11.374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ath draw:style-name="gr3" draw:text-style-name="P8" draw:layer="layout" svg:width="0.083cm" svg:height="0.083cm" svg:x="7.87cm" svg:y="11.949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8.432cm" svg:y="1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736cm" svg:y="1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951cm" svg:y="1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02cm" svg:y="11.54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olygon draw:style-name="gr3" draw:text-style-name="P8" draw:layer="layout" svg:width="0.106cm" svg:height="0.773cm" svg:x="10.038cm" svg:y="11.451cm" svg:viewBox="0 0 107 774" draw:points="107,0 0,0 0,32 76,32 76,744 0,744 0,774 107,774">
            <text:p/>
          </draw:polygon>
          <draw:path draw:style-name="gr3" draw:text-style-name="P8" draw:layer="layout" svg:width="0.261cm" svg:height="0.171cm" svg:x="10.362cm" svg:y="11.20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0.329cm" svg:y="11.43cm" svg:viewBox="0 0 336 28" draw:points="169,28 0,28 0,0 336,0 336,28">
            <text:p/>
          </draw:polygon>
          <draw:path draw:style-name="gr3" draw:text-style-name="P8" draw:layer="layout" svg:width="0.193cm" svg:height="0.258cm" svg:x="10.399cm" svg:y="11.508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0.264cm" svg:y="11.87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244" draw:id="id244">
          <svg:title>TexMaths</svg:title>
          <svg:desc>22§display§= e^\frac{\pi}{2}.\ \sin \left( \frac{\pi}{2} \right) - e^0.\sin 0 =  e^\frac{\pi}{2}§svg§600§FALSE§</svg:desc>
          <draw:polygon draw:style-name="gr2" draw:text-style-name="P7" draw:layer="layout" svg:width="10.194cm" svg:height="1.341cm" svg:x="5.923cm" svg:y="13.047cm" svg:viewBox="0 0 10195 1342" draw:points="5099,1342 0,1342 0,0 10195,0 10195,1342">
            <text:p/>
          </draw:polygon>
          <draw:path draw:style-name="gr3" draw:text-style-name="P8" draw:layer="layout" svg:width="0.515cm" svg:height="0.182cm" svg:x="5.928cm" svg:y="13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6.736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261cm" svg:height="0.171cm" svg:x="7.188cm" svg:y="1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4-1-5-3-11-19-29-19-63-19-70 0-14 1-30 5-42z">
            <text:p/>
          </draw:path>
          <draw:polygon draw:style-name="gr3" draw:text-style-name="P8" draw:layer="layout" svg:width="0.335cm" svg:height="0.027cm" svg:x="7.153cm" svg:y="13.428cm" svg:viewBox="0 0 336 28" draw:points="169,28 0,28 0,0 336,0 336,28">
            <text:p/>
          </draw:polygon>
          <draw:path draw:style-name="gr3" draw:text-style-name="P8" draw:layer="layout" svg:width="0.193cm" svg:height="0.258cm" svg:x="7.224cm" svg:y="13.506cm" svg:viewBox="0 0 194 259" svg:d="M194 185h-16c-2 7-6 31-11 35-3 2-37 2-42 2h-77c26-20 56-41 79-57 35-24 67-47 67-88 0-49-46-77-102-77-53 0-92 30-92 69 0 19 18 22 23 22 10 0 23-7 23-22 0-14-11-22-23-23 12-18 33-28 60-28 38 0 70 22 70 59 0 34-23 58-53 83l-95 81c-5 3-5 3-5 7v11h181z">
            <text:p/>
          </draw:path>
          <draw:path draw:style-name="gr3" draw:text-style-name="P8" draw:layer="layout" svg:width="0.083cm" svg:height="0.083cm" svg:x="7.686cm" svg:y="13.815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8.246cm" svg:y="13.5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552cm" svg:y="13.3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765cm" svg:y="13.55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9.439cm" svg:y="13.00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9.874cm" svg:y="13.04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855cm" svg:y="13.689cm" svg:viewBox="0 0 470 33" draw:points="236,33 0,33 0,0 470,0 470,33">
            <text:p/>
          </draw:polygon>
          <draw:path draw:style-name="gr3" draw:text-style-name="P8" draw:layer="layout" svg:width="0.309cm" svg:height="0.516cm" svg:x="9.934cm" svg:y="13.91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295cm" svg:height="1.39cm" svg:x="10.443cm" svg:y="13.00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113cm" svg:y="13.689cm" svg:viewBox="0 0 473 33" svg:d="M447 33c12 0 26 0 26-17 0-16-14-16-26-16h-421c-12 0-26 0-26 16 0 17 14 17 26 17z">
            <text:p/>
          </draw:path>
          <draw:path draw:style-name="gr3" draw:text-style-name="P8" draw:layer="layout" svg:width="0.298cm" svg:height="0.351cm" svg:x="11.857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252cm" svg:height="0.37cm" svg:x="12.209cm" svg:y="13.219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083cm" svg:height="0.083cm" svg:x="12.595cm" svg:y="13.815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12.898cm" svg:y="13.5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202cm" svg:y="13.3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417cm" svg:y="13.55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3.98cm" svg:y="13.383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515cm" svg:height="0.182cm" svg:x="14.596cm" svg:y="13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5.404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261cm" svg:height="0.171cm" svg:x="15.856cm" svg:y="1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4-1-5-3-11-19-29-19-63-19-70 0-14 1-30 5-42z">
            <text:p/>
          </draw:path>
          <draw:polygon draw:style-name="gr3" draw:text-style-name="P8" draw:layer="layout" svg:width="0.335cm" svg:height="0.027cm" svg:x="15.821cm" svg:y="13.428cm" svg:viewBox="0 0 336 28" draw:points="169,28 0,28 0,0 336,0 336,28">
            <text:p/>
          </draw:polygon>
          <draw:path draw:style-name="gr3" draw:text-style-name="P8" draw:layer="layout" svg:width="0.193cm" svg:height="0.258cm" svg:x="15.891cm" svg:y="13.506cm" svg:viewBox="0 0 194 259" svg:d="M194 185h-16c-2 7-6 31-11 35-3 2-37 2-42 2h-76c25-20 55-41 78-57 35-24 67-47 67-88 0-49-46-77-102-77-53 0-92 30-92 69 0 19 18 22 23 22 10 0 23-7 23-22 0-14-11-22-23-23 12-18 33-28 60-28 38 0 70 22 70 59 0 34-23 58-53 83l-95 81c-5 3-5 3-5 7v11h181z">
            <text:p/>
          </draw:path>
        </draw:g>
        <draw:g xml:id="id243" draw:id="id243">
          <svg:title>TexMaths</svg:title>
          <svg:desc>24§display§\text {I} §svg§600§FALSE§</svg:desc>
          <draw:polygon draw:style-name="gr2" draw:text-style-name="P7" draw:layer="layout" svg:width="0.197cm" svg:height="0.493cm" svg:x="5.132cm" svg:y="13.438cm" svg:viewBox="0 0 198 494" draw:points="100,494 0,494 0,0 198,0 198,494">
            <text:p/>
          </draw:polygon>
          <draw:path draw:style-name="gr3" draw:text-style-name="P8" draw:layer="layout" svg:width="0.258cm" svg:height="0.577cm" svg:x="5.113cm" svg:y="13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2" draw:id="id242">
          <svg:title>TexMaths</svg:title>
          <svg:desc>26§display§\therefore§svg§600§FALSE§</svg:desc>
          <draw:polygon draw:style-name="gr2" draw:text-style-name="P7" draw:layer="layout" svg:width="0.49cm" svg:height="0.402cm" svg:x="3.91cm" svg:y="13.524cm" svg:viewBox="0 0 491 403" draw:points="246,403 0,403 0,0 491,0 491,403">
            <text:p/>
          </draw:polygon>
          <draw:path draw:style-name="gr3" draw:text-style-name="P8" draw:layer="layout" svg:width="0.555cm" svg:height="0.493cm" svg:x="3.891cm" svg:y="13.4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245" text:id="id245"><text:span text:style-name="T5">Example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46" draw:id="id246">
          <svg:title>TexMaths</svg:title>
          <svg:desc>26§display§(1)§svg§600§FALSE§</svg:desc>
          <draw:polygon draw:style-name="gr2" draw:text-style-name="P7" draw:layer="layout" svg:width="0.986cm" svg:height="0.822cm" svg:x="2.307cm" svg:y="2.837cm" svg:viewBox="0 0 987 823" draw:points="494,823 0,823 0,0 987,0 987,823">
            <text:p/>
          </draw:polygon>
          <draw:path draw:style-name="gr3" draw:text-style-name="P8" draw:layer="layout" svg:width="0.213cm" svg:height="0.914cm" svg:x="2.351cm" svg:y="2.7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2.699cm" svg:y="2.8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8" draw:layer="layout" svg:width="0.213cm" svg:height="0.914cm" svg:x="3.128cm" svg:y="2.7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7" draw:id="id247">
          <svg:title>TexMaths</svg:title>
          <svg:desc>22§display§\text { If} \int_1^a ( 3x^2 + 2x + 1 ) \ dx = 11, \text { find } a.§svg§600§FALSE§</svg:desc>
          <draw:polygon draw:style-name="gr2" draw:text-style-name="P7" draw:layer="layout" svg:width="12.208cm" svg:height="1.728cm" svg:x="3.932cm" svg:y="2.434cm" svg:viewBox="0 0 12209 1729" draw:points="6103,1729 0,1729 0,0 12209,0 12209,1729">
            <text:p/>
          </draw:polygon>
          <draw:path draw:style-name="gr3" draw:text-style-name="P8" draw:layer="layout" svg:width="0.237cm" svg:height="0.529cm" svg:x="3.914cm" svg:y="2.96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4.197cm" svg:y="2.94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687cm" svg:height="1.719cm" svg:x="4.581cm" svg:y="2.44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77cm" svg:height="0.245cm" svg:x="5.343cm" svg:y="2.395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8cm" svg:height="0.36cm" svg:x="5.026cm" svg:y="3.8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4cm" svg:x="5.76cm" svg:y="2.914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8" draw:layer="layout" svg:width="0.321cm" svg:height="0.532cm" svg:x="6.017cm" svg:y="2.97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6.394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6.848cm" svg:y="2.8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7.376cm" svg:y="3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8.145cm" svg:y="2.9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8.514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9.15cm" svg:y="3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47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0.31cm" svg:y="2.914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8" draw:layer="layout" svg:width="0.369cm" svg:height="0.546cm" svg:x="10.855cm" svg:y="2.95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1.249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1.927cm" svg:y="3.2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2.768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3.155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091cm" svg:height="0.231cm" svg:x="13.539cm" svg:y="3.412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8" draw:layer="layout" svg:width="0.388cm" svg:height="0.546cm" svg:x="14.095cm" svg:y="2.94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8" draw:layer="layout" svg:width="0.39cm" svg:height="0.342cm" svg:x="14.528cm" svg:y="3.1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4.959cm" svg:y="2.95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355cm" svg:height="0.351cm" svg:x="15.651cm" svg:y="3.15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083cm" svg:height="0.083cm" svg:x="16.095cm" svg:y="3.412cm" svg:viewBox="0 0 84 84" svg:d="M84 42c0-23-19-42-42-42s-42 19-42 42 19 42 42 42 42-19 42-42z">
            <text:p/>
          </draw:path>
        </draw:g>
        <draw:g xml:id="id248" draw:id="id248">
          <svg:title>TexMaths</svg:title>
          <svg:desc>26§display§(2)§svg§600§FALSE§</svg:desc>
          <draw:polygon draw:style-name="gr2" draw:text-style-name="P7" draw:layer="layout" svg:width="0.986cm" svg:height="0.822cm" svg:x="2.309cm" svg:y="5.238cm" svg:viewBox="0 0 987 823" draw:points="494,823 0,823 0,0 987,0 987,823">
            <text:p/>
          </draw:polygon>
          <draw:path draw:style-name="gr3" draw:text-style-name="P8" draw:layer="layout" svg:width="0.213cm" svg:height="0.914cm" svg:x="2.353cm" svg:y="5.1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2.665cm" svg:y="5.2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3.13cm" svg:y="5.1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9" draw:id="id249">
          <svg:title>TexMaths</svg:title>
          <svg:desc>22§display§\text { If} \int_0^k \frac{1}{ 2 + 8x^2}\ dx = \frac{\pi}{16}, \text { find } k.§svg§600§FALSE§</svg:desc>
          <draw:polygon draw:style-name="gr2" draw:text-style-name="P7" draw:layer="layout" svg:width="10.358cm" svg:height="1.876cm" svg:x="3.933cm" svg:y="4.634cm" svg:viewBox="0 0 10359 1877" draw:points="5179,1877 0,1877 0,0 10359,0 10359,1877">
            <text:p/>
          </draw:polygon>
          <draw:path draw:style-name="gr3" draw:text-style-name="P8" draw:layer="layout" svg:width="0.237cm" svg:height="0.529cm" svg:x="3.915cm" svg:y="5.30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4.198cm" svg:y="5.287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687cm" svg:height="1.719cm" svg:x="4.582cm" svg:y="4.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7cm" svg:height="0.383cm" svg:x="5.351cm" svg:y="4.595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252cm" svg:height="0.37cm" svg:x="4.996cm" svg:y="6.178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7.042cm" svg:y="4.7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507cm" svg:height="0.032cm" svg:x="5.914cm" svg:y="5.623cm" svg:viewBox="0 0 2508 33" draw:points="1255,33 0,33 0,0 2508,0 2508,33">
            <text:p/>
          </draw:polygon>
          <draw:path draw:style-name="gr3" draw:text-style-name="P8" draw:layer="layout" svg:width="0.309cm" svg:height="0.517cm" svg:x="5.951cm" svg:y="5.8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515cm" svg:height="0.517cm" svg:x="6.514cm" svg:y="5.9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7.278cm" svg:y="5.84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386cm" svg:height="0.351cm" svg:x="7.655cm" svg:y="6.0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8.107cm" svg:y="5.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8.802cm" svg:y="5.296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196cm" svg:y="5.4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9.874cm" svg:y="5.5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912cm" svg:y="4.975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0.738cm" svg:y="5.623cm" svg:viewBox="0 0 774 33" draw:points="387,33 0,33 0,0 774,0 774,33">
            <text:p/>
          </draw:polygon>
          <draw:path draw:style-name="gr3" draw:text-style-name="P8" draw:layer="layout" svg:width="0.256cm" svg:height="0.517cm" svg:x="10.807cm" svg:y="5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1.157cm" svg:y="5.84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091cm" svg:height="0.231cm" svg:x="11.671cm" svg:y="5.7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8" draw:layer="layout" svg:width="0.388cm" svg:height="0.546cm" svg:x="12.227cm" svg:y="5.287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1 0 58 2 86 3v-24c-51 0-59 0-59-35v-252z">
            <text:p/>
          </draw:path>
          <draw:path draw:style-name="gr3" draw:text-style-name="P8" draw:layer="layout" svg:width="0.39cm" svg:height="0.342cm" svg:x="12.66cm" svg:y="5.4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3.091cm" svg:y="5.296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351cm" svg:height="0.546cm" svg:x="13.795cm" svg:y="5.296cm" svg:viewBox="0 0 352 547" svg:d="M180 9c0-2 0-9-9-9-18 0-76 7-95 7-7 2-16 2-16 16 0 10 7 10 19 10 37 0 39 6 39 13l-2 16-112 447c-4 10-4 12-4 16 0 19 16 22 23 22 10 0 21-7 26-17 4-7 39-150 44-169 27 2 90 14 90 65 0 5 0 9-3 18 0 8-2 17-2 26 0 46 30 77 70 77 25 0 44-12 62-42 19-33 28-75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083cm" svg:height="0.083cm" svg:x="14.246cm" svg:y="5.75cm" svg:viewBox="0 0 84 84" svg:d="M84 42c0-23-19-42-42-42s-42 19-42 42 19 42 42 42 42-19 42-42z">
            <text:p/>
          </draw:path>
        </draw:g>
        <draw:g xml:id="id250" draw:id="id250">
          <svg:title>TexMaths</svg:title>
          <svg:desc>28§display§\text {Solutions :}§svg§600§FALSE§</svg:desc>
          <draw:polygon draw:style-name="gr2" draw:text-style-name="P7" draw:layer="layout" svg:width="4.36cm" svg:height="0.617cm" svg:x="2.311cm" svg:y="7.043cm" svg:viewBox="0 0 4361 618" draw:points="2182,618 0,618 0,0 4361,0 4361,618">
            <text:p/>
          </draw:polygon>
          <draw:path draw:style-name="gr3" draw:text-style-name="P8" draw:layer="layout" svg:width="0.438cm" svg:height="0.716cm" svg:x="2.318cm" svg:y="6.994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8" draw:layer="layout" svg:width="0.438cm" svg:height="0.454cm" svg:x="2.835cm" svg:y="7.24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3.332cm" svg:y="7.005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96cm" svg:height="0.447cm" svg:x="3.606cm" svg:y="7.254cm" svg:viewBox="0 0 497 448" svg:d="M354 359v89l143-11v-31c-69 0-76-7-76-54v-352l-145 11v32c69 0 76 6 76 53v177c0 85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4.139cm" svg:y="7.08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4.535cm" svg:y="7.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4.804cm" svg:y="7.2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5.299cm" svg:y="7.25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5.848cm" svg:y="7.24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425cm" svg:x="6.616cm" svg:y="7.263cm" svg:viewBox="0 0 108 426" svg:d="M108 52c0-27-25-52-54-52s-54 25-54 52c0 29 25 53 54 53s54-24 54-53zM108 374c0-29-25-51-54-51s-54 22-54 51 25 52 54 52 54-23 54-52z">
            <text:p/>
          </draw:path>
        </draw:g>
        <draw:g xml:id="id251" draw:id="id251">
          <svg:title>TexMaths</svg:title>
          <svg:desc>22§display§\text {Given  that } \int_1^a ( 3x^2 + 2x + 1 ) \ dx = 11§svg§600§FALSE§</svg:desc>
          <draw:polygon draw:style-name="gr2" draw:text-style-name="P7" draw:layer="layout" svg:width="12.839cm" svg:height="1.728cm" svg:x="2.316cm" svg:y="8.134cm" svg:viewBox="0 0 12840 1729" draw:points="6420,1729 0,1729 0,0 12840,0 12840,1729">
            <text:p/>
          </draw:polygon>
          <draw:path draw:style-name="gr3" draw:text-style-name="P8" draw:layer="layout" svg:width="0.525cm" svg:height="0.562cm" svg:x="2.321cm" svg:y="8.649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2.909cm" svg:y="8.67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3.113cm" svg:y="8.86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507cm" svg:y="8.84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3.854cm" svg:y="8.8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4.532cm" svg:y="8.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4.841cm" svg:y="8.65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5.28cm" svg:y="8.8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5.648cm" svg:y="8.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687cm" svg:height="1.719cm" svg:x="6.364cm" svg:y="8.14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4 84-146 243-2 7-108 396-192 903-21 118-44 248-69 355-14 57-49 203-113 203-28 0-45-19-47-19z">
            <text:p/>
          </draw:path>
          <draw:path draw:style-name="gr3" draw:text-style-name="P8" draw:layer="layout" svg:width="0.277cm" svg:height="0.245cm" svg:x="7.126cm" svg:y="8.095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ath draw:style-name="gr3" draw:text-style-name="P8" draw:layer="layout" svg:width="0.198cm" svg:height="0.36cm" svg:x="6.809cm" svg:y="9.5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4cm" svg:x="7.545cm" svg:y="8.614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8" draw:layer="layout" svg:width="0.321cm" svg:height="0.532cm" svg:x="7.8cm" svg:y="8.6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8.176cm" svg:y="8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8.631cm" svg:y="8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159cm" svg:y="8.7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9.928cm" svg:y="8.6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386cm" svg:height="0.351cm" svg:x="10.297cm" svg:y="8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933cm" svg:y="8.7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732cm" svg:y="8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092cm" svg:y="8.614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8" draw:layer="layout" svg:width="0.369cm" svg:height="0.546cm" svg:x="12.638cm" svg:y="8.65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3.032cm" svg:y="8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3.71cm" svg:y="8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4.551cm" svg:y="8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4.938cm" svg:y="8.679cm" svg:viewBox="0 0 257 518" svg:d="M160 19c0-17 0-19-19-19-48 49-116 49-141 49v25c16 0 62 0 102-21v403c0 28-2 37-72 37h-25v25c27-4 95-4 125-4 32 0 99 0 127 4v-25h-25c-70 0-72-9-72-37z">
            <text:p/>
          </draw:path>
        </draw:g>
        <draw:g xml:id="id252" draw:id="id252">
          <svg:title>TexMaths</svg:title>
          <svg:desc>22§display§\left[ 3\left( \frac{x^3}{3} \right) + 2 \left( \frac{x^2}{2} \right) + x \right]_1^a = 11§svg§600§FALSE§</svg:desc>
          <draw:polygon draw:style-name="gr2" draw:text-style-name="P7" draw:layer="layout" svg:width="10.443cm" svg:height="1.898cm" svg:x="6.42cm" svg:y="10.334cm" svg:viewBox="0 0 10444 1899" draw:points="5222,1899 0,1899 0,0 10444,0 10444,1899">
            <text:p/>
          </draw:polygon>
          <draw:polygon draw:style-name="gr3" draw:text-style-name="P8" draw:layer="layout" svg:width="0.205cm" svg:height="1.857cm" svg:x="6.575cm" svg:y="10.374cm" svg:viewBox="0 0 206 1858" draw:points="0,1858 206,1858 206,1816 42,1816 42,42 206,42 206,0 0,0">
            <text:p/>
          </draw:polygon>
          <draw:path draw:style-name="gr3" draw:text-style-name="P8" draw:layer="layout" svg:width="0.321cm" svg:height="0.533cm" svg:x="6.821cm" svg:y="10.98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8" draw:layer="layout" svg:width="0.381cm" svg:height="1.857cm" svg:x="7.465cm" svg:y="10.374cm" svg:viewBox="0 0 382 1858" svg:d="M382 1851c0-4-2-5-4-7-28-30-81-81-132-166-125-199-181-450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8" draw:layer="layout" svg:width="0.386cm" svg:height="0.351cm" svg:x="7.99cm" svg:y="10.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8" draw:layer="layout" svg:width="0.249cm" svg:height="0.371cm" svg:x="8.439cm" svg:y="10.332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7.967cm" svg:y="11.287cm" svg:viewBox="0 0 790 33" draw:points="396,33 0,33 0,0 790,0 790,33">
            <text:p/>
          </draw:polygon>
          <draw:path draw:style-name="gr3" draw:text-style-name="P8" draw:layer="layout" svg:width="0.321cm" svg:height="0.533cm" svg:x="8.201cm" svg:y="11.51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8" draw:layer="layout" svg:width="0.381cm" svg:height="1.857cm" svg:x="8.875cm" svg:y="10.374cm" svg:viewBox="0 0 382 1858" svg:d="M382 930c0-305-70-611-268-844-15-17-44-49-75-77-11-9-13-9-23-9-9 0-16 0-16 7 0 4 4 7 5 9 27 28 79 79 131 164 124 199 183 450 183 748 0 210-29 477-157 708-62 111-127 174-158 208-2 2-4 3-4 7 0 7 7 7 16 7 10 0 12 0 24-12 261-236 342-590 342-916z">
            <text:p/>
          </draw:path>
          <draw:path draw:style-name="gr3" draw:text-style-name="P8" draw:layer="layout" svg:width="0.515cm" svg:height="0.517cm" svg:x="9.632cm" svg:y="11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401cm" svg:y="10.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81cm" svg:height="1.857cm" svg:x="11.038cm" svg:y="10.374cm" svg:viewBox="0 0 382 1858" svg:d="M382 1851c0-4-2-5-4-7-28-30-81-81-132-166-125-199-181-450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8" draw:layer="layout" svg:width="0.386cm" svg:height="0.351cm" svg:x="11.563cm" svg:y="10.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8" draw:layer="layout" svg:width="0.24cm" svg:height="0.36cm" svg:x="12.017cm" svg:y="10.332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1.54cm" svg:y="11.287cm" svg:viewBox="0 0 790 33" draw:points="396,33 0,33 0,0 790,0 790,33">
            <text:p/>
          </draw:polygon>
          <draw:path draw:style-name="gr3" draw:text-style-name="P8" draw:layer="layout" svg:width="0.309cm" svg:height="0.517cm" svg:x="11.779cm" svg:y="11.51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81cm" svg:height="1.857cm" svg:x="12.448cm" svg:y="10.374cm" svg:viewBox="0 0 382 1858" svg:d="M382 930c0-305-70-611-268-844-15-17-44-49-75-77-11-9-13-9-23-9-9 0-16 0-16 7 0 4 4 7 5 9 27 28 79 79 131 164 124 199 181 450 181 748 0 210-27 477-155 708-62 111-127 174-158 208-2 2-4 3-4 7 0 7 7 7 16 7 10 0 12 0 24-12 261-236 342-590 342-916z">
            <text:p/>
          </draw:path>
          <draw:path draw:style-name="gr3" draw:text-style-name="P8" draw:layer="layout" svg:width="0.515cm" svg:height="0.517cm" svg:x="13.207cm" svg:y="11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6cm" svg:height="0.351cm" svg:x="13.958cm" svg:y="11.15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4 60 80 0 124-100 124-120 0-7-7-7-9-7-7 0-9 2-11 7-24 85-79 103-104 103-30 0-42-25-42-51 0-18 5-34 14-69z">
            <text:p/>
          </draw:path>
          <draw:polygon draw:style-name="gr3" draw:text-style-name="P8" draw:layer="layout" svg:width="0.205cm" svg:height="1.857cm" svg:x="14.39cm" svg:y="10.374cm" svg:viewBox="0 0 206 1858" draw:points="162,1816 0,1816 0,1858 206,1858 206,0 0,0 0,42 162,42">
            <text:p/>
          </draw:polygon>
          <draw:path draw:style-name="gr3" draw:text-style-name="P8" draw:layer="layout" svg:width="0.277cm" svg:height="0.246cm" svg:x="14.819cm" svg:y="10.295cm" svg:viewBox="0 0 278 247" svg:d="M197 32c-12-18-30-32-56-32-71 0-141 77-141 155 0 53 35 92 83 92 28 0 54-18 77-39 11 33 42 39 56 39 20 0 32-13 43-30 12-22 19-51 19-55 0-7-7-7-9-7-7 0-9 4-12 18-7 26-16 58-39 58-16 0-19-13-19-27 0-9 5-30 9-44 3-14 8-37 12-49l11-41c3-14 10-40 10-42 0-12-10-17-19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198cm" svg:height="0.36cm" svg:x="14.845cm" svg:y="11.9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515cm" svg:height="0.182cm" svg:x="15.417cm" svg:y="11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6.261cm" svg:y="10.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6.646cm" svg:y="10.98cm" svg:viewBox="0 0 257 518" svg:d="M160 19c0-17 0-19-19-19-48 49-116 49-141 49v25c16 0 62 0 102-21v403c0 28-2 37-72 37h-25v25c27-4 95-4 125-4 32 0 99 0 127 4v-25h-25c-70 0-72-9-72-37z">
            <text:p/>
          </draw:path>
        </draw:g>
        <draw:g xml:id="id253" draw:id="id253">
          <svg:title>TexMaths</svg:title>
          <svg:desc>22§display§\left[ x^3 + x^2 + x \right]_1^a = 11§svg§600§FALSE§</svg:desc>
          <draw:polygon draw:style-name="gr2" draw:text-style-name="P7" draw:layer="layout" svg:width="6.591cm" svg:height="0.947cm" svg:x="6.521cm" svg:y="12.635cm" svg:viewBox="0 0 6592 948" draw:points="3296,948 0,948 0,0 6592,0 6592,948">
            <text:p/>
          </draw:polygon>
          <draw:polygon draw:style-name="gr3" draw:text-style-name="P8" draw:layer="layout" svg:width="0.149cm" svg:height="0.927cm" svg:x="6.639cm" svg:y="12.654cm" svg:viewBox="0 0 150 928" draw:points="0,928 150,928 150,897 32,897 32,32 150,32 150,0 0,0">
            <text:p/>
          </draw:polygon>
          <draw:path draw:style-name="gr3" draw:text-style-name="P8" draw:layer="layout" svg:width="0.386cm" svg:height="0.351cm" svg:x="6.827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4 84-79 102-104 102-30 0-42-25-42-51 0-18 5-33 14-69z">
            <text:p/>
          </draw:path>
          <draw:path draw:style-name="gr3" draw:text-style-name="P8" draw:layer="layout" svg:width="0.249cm" svg:height="0.37cm" svg:x="7.276cm" svg:y="12.633cm" svg:viewBox="0 0 250 371" svg:d="M120 179c42 0 72 30 72 88 0 67-39 86-71 86-21 0-70-5-93-37 27-1 32-19 32-29 0-18-12-30-30-30-14 0-30 8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8" draw:layer="layout" svg:width="0.515cm" svg:height="0.516cm" svg:x="7.807cm" svg:y="12.8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386cm" svg:height="0.351cm" svg:x="8.561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9 102-104 102-30 0-42-25-42-51 0-18 5-33 14-69z">
            <text:p/>
          </draw:path>
          <draw:path draw:style-name="gr3" draw:text-style-name="P8" draw:layer="layout" svg:width="0.24cm" svg:height="0.359cm" svg:x="9.015cm" svg:y="12.633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8" draw:layer="layout" svg:width="0.515cm" svg:height="0.516cm" svg:x="9.543cm" svg:y="12.8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386cm" svg:height="0.351cm" svg:x="10.294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  <draw:polygon draw:style-name="gr3" draw:text-style-name="P8" draw:layer="layout" svg:width="0.149cm" svg:height="0.927cm" svg:x="10.73cm" svg:y="12.654cm" svg:viewBox="0 0 150 928" draw:points="150,928 150,0 0,0 0,32 120,32 120,897 0,897 0,928">
            <text:p/>
          </draw:polygon>
          <draw:path draw:style-name="gr3" draw:text-style-name="P8" draw:layer="layout" svg:width="0.277cm" svg:height="0.245cm" svg:x="11.068cm" svg:y="12.596cm" svg:viewBox="0 0 278 246" svg:d="M197 32c-12-18-30-32-56-32-71 0-141 77-141 155 0 52 35 91 83 91 28 0 54-17 77-39 11 34 42 39 56 39 20 0 32-12 43-30 12-21 19-51 19-54 0-7-7-7-9-7-7 0-9 3-12 17-7 27-16 58-39 58-16 0-19-12-19-26 0-9 5-30 9-44 3-14 8-37 12-49l11-41c3-14 10-40 10-42 0-12-10-17-19-17s-21 7-25 21zM162 172c-4 16-16 27-28 37-6 4-27 21-50 21-21 0-40-14-40-52 0-29 16-90 28-111 25-44 53-51 69-51 39 0 47 40 47 47 0 2 0 6-1 7z">
            <text:p/>
          </draw:path>
          <draw:path draw:style-name="gr3" draw:text-style-name="P8" draw:layer="layout" svg:width="0.198cm" svg:height="0.359cm" svg:x="11.095cm" svg:y="13.261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515cm" svg:height="0.182cm" svg:x="11.668cm" svg:y="13.0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2.51cm" svg:y="12.79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8" draw:layer="layout" svg:width="0.256cm" svg:height="0.516cm" svg:x="12.895cm" svg:y="12.796cm" svg:viewBox="0 0 257 517" svg:d="M160 19c0-17 0-19-19-19-48 49-116 49-141 49v25c16 0 62 0 102-21v402c0 28-2 37-72 37h-25v25c27-4 95-4 125-4 32 0 99 0 127 4v-25h-25c-70 0-72-9-72-37z">
            <text:p/>
          </draw:path>
        </draw:g>
        <draw:g xml:id="id254" draw:id="id254">
          <svg:title>TexMaths</svg:title>
          <svg:desc>22§display§( a^3 + a^2 + a ) - (1 + 1 + 1) = 11§svg§600§FALSE§</svg:desc>
          <draw:polygon draw:style-name="gr2" draw:text-style-name="P7" draw:layer="layout" svg:width="10.673cm" svg:height="0.795cm" svg:x="6.421cm" svg:y="14.137cm" svg:viewBox="0 0 10674 796" draw:points="5337,796 0,796 0,0 10674,0 10674,796">
            <text:p/>
          </draw:polygon>
          <draw:path draw:style-name="gr3" draw:text-style-name="P8" draw:layer="layout" svg:width="0.18cm" svg:height="0.773cm" svg:x="6.458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6.713cm" svg:y="14.434cm" svg:viewBox="0 0 356 352" svg:d="M259 49c-14-28-37-49-72-49-90 0-187 114-187 227 0 74 42 125 104 125 16 0 54-4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9cm" svg:height="0.37cm" svg:x="7.122cm" svg:y="14.09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515cm" svg:height="0.516cm" svg:x="7.653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8.415cm" svg:y="14.434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4cm" svg:height="0.36cm" svg:x="8.827cm" svg:y="14.0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355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10.116cm" svg:y="14.434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18cm" svg:height="0.773cm" svg:x="10.538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031cm" svg:y="14.56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1.816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2.108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2.641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44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3.974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4.773cm" svg:y="14.2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5.134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15.649cm" svg:y="14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491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6.878cm" svg:y="14.262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45" anim:sub-item="text" smil:attributeName="visibility" smil:to="visible"/>
                  <anim:animate smil:begin="0s" smil:dur="0.5s" smil:fill="hold" smil:decelerate="0.5" smil:targetElement="id245" anim:sub-item="text" smil:attributeName="rotate" smil:values="-90;0" smil:keyTimes="0;1"/>
                  <anim:animate smil:begin="0s" smil:dur="0.5s" smil:fill="hold" smil:decelerate="0.5" smil:targetElement="id245" anim:sub-item="text" smil:attributeName="width" smil:values="width;width*.05" smil:keyTimes="0;1"/>
                  <anim:animate smil:begin="0.5s" smil:dur="0.5s" smil:fill="hold" smil:accelerate="0.5" smil:targetElement="id245" anim:sub-item="text" smil:attributeName="width" smil:values="width*.05;width" smil:keyTimes="0;1"/>
                  <anim:animate smil:dur="1s" smil:fill="hold" smil:targetElement="id245" anim:sub-item="text" smil:attributeName="height" smil:values="height;height" smil:keyTimes="0;1"/>
                  <anim:animate smil:begin="0s" smil:dur="0.5s" smil:fill="hold" smil:decelerate="0.5" smil:targetElement="id245" anim:sub-item="text" smil:attributeName="x" smil:values="x+.4;x" smil:keyTimes="0;1"/>
                  <anim:animate smil:begin="0s" smil:dur="0.5s" smil:fill="hold" smil:decelerate="0.5" smil:targetElement="id245" anim:sub-item="text" smil:attributeName="y" smil:values="y-.2;y+.1" smil:keyTimes="0;1"/>
                  <anim:animate smil:begin="0.5s" smil:dur="0.5s" smil:fill="hold" smil:accelerate="0.5" smil:targetElement="id245" anim:sub-item="text" smil:attributeName="y" smil:values="y+.1;y" smil:keyTimes="0;1"/>
                  <anim:transitionFilter smil:begin="0s" smil:dur="1s" smil:decelerate="0.5" smil:targetElement="id2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13" draw:text-style-name="P10" draw:layer="layout" svg:width="26.2cm" svg:height="15cm" svg:x="1cm" svg:y="0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55" draw:id="id255">
          <svg:title>TexMaths</svg:title>
          <svg:desc>22§display§a^3 + a^2 + a - 3 = 11§svg§600§FALSE§</svg:desc>
          <draw:polygon draw:style-name="gr2" draw:text-style-name="P7" draw:layer="layout" svg:width="6.806cm" svg:height="0.666cm" svg:x="3.229cm" svg:y="0.837cm" svg:viewBox="0 0 6807 667" draw:points="3404,667 0,667 0,0 6807,0 6807,667">
            <text:p/>
          </draw:polygon>
          <draw:path draw:style-name="gr3" draw:text-style-name="P8" draw:layer="layout" svg:width="0.354cm" svg:height="0.351cm" svg:x="3.222cm" svg:y="1.134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249cm" svg:height="0.37cm" svg:x="3.629cm" svg:y="0.798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8" draw:layer="layout" svg:width="0.515cm" svg:height="0.516cm" svg:x="4.162cm" svg:y="1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4cm" svg:height="0.351cm" svg:x="4.922cm" svg:y="1.13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24cm" svg:height="0.36cm" svg:x="5.334cm" svg:y="0.79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862cm" svg:y="1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4cm" svg:height="0.351cm" svg:x="6.622cm" svg:y="1.13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472cm" svg:height="0.032cm" svg:x="7.236cm" svg:y="1.26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977cm" svg:y="0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8.59cm" svg:y="1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431cm" svg:y="0.962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8" draw:layer="layout" svg:width="0.256cm" svg:height="0.516cm" svg:x="9.818cm" svg:y="0.962cm" svg:viewBox="0 0 257 517" svg:d="M160 19c0-17 0-19-19-19-48 49-116 49-141 49v25c16 0 62 0 102-21v403c0 28-2 36-72 36h-25v25c27-3 95-3 125-3 32 0 99 0 127 3v-25h-25c-70 0-72-8-72-36z">
            <text:p/>
          </draw:path>
        </draw:g>
        <draw:g xml:id="id256" draw:id="id256">
          <svg:title>TexMaths</svg:title>
          <svg:desc>22§display§a^3 + a^2 + a - 14 = 0§svg§600§FALSE§</svg:desc>
          <draw:polygon draw:style-name="gr2" draw:text-style-name="P7" draw:layer="layout" svg:width="6.839cm" svg:height="0.666cm" svg:x="3.23cm" svg:y="2.037cm" svg:viewBox="0 0 6840 667" draw:points="3420,667 0,667 0,0 6840,0 6840,667">
            <text:p/>
          </draw:polygon>
          <draw:path draw:style-name="gr3" draw:text-style-name="P8" draw:layer="layout" svg:width="0.355cm" svg:height="0.351cm" svg:x="3.223cm" svg:y="2.334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249cm" svg:height="0.37cm" svg:x="3.63cm" svg:y="1.998cm" svg:viewBox="0 0 250 371" svg:d="M120 179c42 0 72 30 72 88 0 67-39 87-71 87-21 0-70-6-93-37 27-2 32-20 32-30 0-18-12-30-30-30-14 0-30 9-30 30 0 52 56 84 123 84 76 0 127-49 127-104 0-42-33-84-93-98 56-19 77-62 77-93 0-44-49-76-111-76-60 0-105 30-105 72 0 19 10 30 28 30 16 0 28-12 28-28s-12-27-28-28c19-25 56-30 75-30 25 0 60 12 60 60 0 22-8 47-23 63-17 21-31 23-59 25-15 0-15 0-18 1 0 0-5 0-5 7s5 7 14 7z">
            <text:p/>
          </draw:path>
          <draw:path draw:style-name="gr3" draw:text-style-name="P8" draw:layer="layout" svg:width="0.515cm" svg:height="0.516cm" svg:x="4.163cm" svg:y="2.2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5cm" svg:height="0.351cm" svg:x="4.923cm" svg:y="2.334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24cm" svg:height="0.36cm" svg:x="5.335cm" svg:y="1.99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863cm" svg:y="2.2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5cm" svg:height="0.351cm" svg:x="6.624cm" svg:y="2.334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473cm" svg:height="0.032cm" svg:x="7.238cm" svg:y="2.468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016cm" svg:y="2.16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344cm" svg:height="0.523cm" svg:x="8.356cm" svg:y="2.153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515cm" svg:height="0.182cm" svg:x="8.979cm" svg:y="2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782cm" svg:y="2.162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 xml:id="id257" draw:id="id257">
          <svg:title>TexMaths</svg:title>
          <svg:desc>22§display§\text {By inspection it is clearly seen that } a = 2 \text { satisfies above equation}§svg§600§FALSE§</svg:desc>
          <draw:polygon draw:style-name="gr2" draw:text-style-name="P7" draw:layer="layout" svg:width="22.199cm" svg:height="0.627cm" svg:x="3.23cm" svg:y="3.236cm" svg:viewBox="0 0 22200 628" draw:points="11101,628 0,628 0,0 22200,0 22200,628">
            <text:p/>
          </draw:polygon>
          <draw:path draw:style-name="gr3" draw:text-style-name="P8" draw:layer="layout" svg:width="0.476cm" svg:height="0.529cm" svg:x="3.219cm" svg:y="3.215cm" svg:viewBox="0 0 477 530" svg:d="M144 246v-191c0-25 2-30 39-30h95c76 0 104 65 104 105 0 51-39 116-125 116zM327 253c76-15 129-65 129-123 0-67-71-130-173-130h-283v25h19c60 0 60 8 60 35v410c0 28 0 35-60 35h-19v25h304c104 0 173-69 173-143 0-67-63-125-150-134zM280 505h-97c-37 0-39-5-39-30v-213h146c78 0 110 72 110 125 0 55-41 118-120 118z">
            <text:p/>
          </draw:path>
          <draw:path draw:style-name="gr3" draw:text-style-name="P8" draw:layer="layout" svg:width="0.379cm" svg:height="0.492cm" svg:x="3.754cm" svg:y="3.40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4.43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4.645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5.074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5.375cm" svg:y="3.40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5.826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174cm" svg:y="3.39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6.507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818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03cm" svg:y="3.3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7.419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8.107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8.311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8.881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9.096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95cm" svg:height="0.356cm" svg:x="9.659cm" svg:y="3.39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173cm" svg:height="0.538cm" svg:x="10.002cm" svg:y="3.20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10.212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567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61cm" svg:height="0.342cm" svg:x="10.942cm" svg:y="3.40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73cm" svg:height="0.538cm" svg:x="11.25cm" svg:y="3.20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1.453cm" svg:y="3.40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54cm" svg:height="0.356cm" svg:x="12.13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2.431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2.774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121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3.799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4.11cm" svg:y="3.20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4.547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4.916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55cm" svg:height="0.351cm" svg:x="15.49cm" svg:y="3.40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515cm" svg:height="0.182cm" svg:x="16.126cm" svg:y="3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6.939cm" svg:y="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17.569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7.88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8.25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8.561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8.776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8cm" svg:height="0.546cm" svg:x="19.077cm" svg:y="3.197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8" draw:layer="layout" svg:width="0.3cm" svg:height="0.356cm" svg:x="19.507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9.855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20.424cm" svg:y="3.3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20.8cm" svg:y="3.206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4cm" svg:height="0.356cm" svg:x="21.251cm" svg:y="3.3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79cm" svg:height="0.342cm" svg:x="21.61cm" svg:y="3.408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22.002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22.604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22.953cm" svg:y="3.40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8" draw:layer="layout" svg:width="0.39cm" svg:height="0.351cm" svg:x="23.359cm" svg:y="3.40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23.796cm" svg:y="3.3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24.166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4.477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24.688cm" svg:y="3.3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5.077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draw:g xml:id="id258" draw:id="id258">
          <svg:title>TexMaths</svg:title>
          <svg:desc>22§display§\text {By synthic division, we get,}§svg§600§FALSE§</svg:desc>
          <draw:polygon draw:style-name="gr2" draw:text-style-name="P7" draw:layer="layout" svg:width="9.205cm" svg:height="0.62cm" svg:x="3.232cm" svg:y="4.337cm" svg:viewBox="0 0 9206 621" draw:points="4604,621 0,621 0,0 9206,0 9206,621">
            <text:p/>
          </draw:polygon>
          <draw:path draw:style-name="gr3" draw:text-style-name="P8" draw:layer="layout" svg:width="0.476cm" svg:height="0.53cm" svg:x="3.221cm" svg:y="4.307cm" svg:viewBox="0 0 477 531" svg:d="M144 247v-192c0-25 2-30 39-30h95c76 0 104 65 104 105 0 52-39 117-125 117zM327 254c76-16 129-65 129-124 0-67-71-130-173-130h-283v25h19c60 0 60 9 60 35v411c0 28 0 35-60 35h-19v25h304c104 0 173-69 173-143 0-67-63-125-150-134zM280 506h-97c-37 0-39-5-39-30v-213h146c78 0 109 72 109 125 0 55-40 118-119 118z">
            <text:p/>
          </draw:path>
          <draw:path draw:style-name="gr3" draw:text-style-name="P8" draw:layer="layout" svg:width="0.379cm" svg:height="0.493cm" svg:x="3.756cm" svg:y="4.503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8" draw:layer="layout" svg:width="0.254cm" svg:height="0.357cm" svg:x="4.432cm" svg:y="4.48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8" draw:layer="layout" svg:width="0.379cm" svg:height="0.493cm" svg:x="4.726cm" svg:y="4.503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8" draw:layer="layout" svg:width="0.39cm" svg:height="0.343cm" svg:x="5.145cm" svg:y="4.494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5.542cm" svg:y="4.36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39cm" svg:height="0.539cm" svg:x="5.852cm" svg:y="4.298cm" svg:viewBox="0 0 391 540" svg:d="M60 480c0 35-7 35-60 35v25c26-2 67-2 88-2 19 0 60 0 86 2v-25c-51 0-60 0-60-35v-143c0-81 55-124 104-124s58 43 58 87v180c0 35-9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166cm" svg:height="0.519cm" svg:x="6.283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95cm" svg:height="0.357cm" svg:x="6.498cm" svg:y="4.488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83cm" svg:height="0.547cm" svg:x="7.1cm" svg:y="4.298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8" draw:layer="layout" svg:width="0.166cm" svg:height="0.519cm" svg:x="7.529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7.733cm" svg:y="4.503cm" svg:viewBox="0 0 380 344" svg:d="M308 76c7-18 21-51 72-51v-25c-17 2-40 2-58 2-19 0-55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8" draw:layer="layout" svg:width="0.166cm" svg:height="0.519cm" svg:x="8.152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8.367cm" svg:y="4.48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671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44cm" svg:height="0.357cm" svg:x="8.882cm" svg:y="4.48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43cm" svg:x="9.271cm" svg:y="4.494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091cm" svg:height="0.232cm" svg:x="9.743cm" svg:y="4.75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cm" svg:height="0.343cm" svg:x="10.164cm" svg:y="4.503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3cm" svg:height="0.357cm" svg:x="10.707cm" svg:y="4.48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4cm" svg:height="0.512cm" svg:x="11.309cm" svg:y="4.485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1.695cm" svg:y="4.48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4cm" svg:height="0.486cm" svg:x="12.033cm" svg:y="4.36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091cm" svg:height="0.232cm" svg:x="12.384cm" svg:y="4.753cm" svg:viewBox="0 0 92 233" svg:d="M92 81c0-49-18-81-50-81-28 0-42 21-42 41 0 21 14 42 42 42 13 0 21-5 30-11l2-1c0 0 2 0 2 10 0 51-23 99-58 136-4 3-6 5-6 7 0 7 4 9 9 9 9 0 71-62 71-152z">
            <text:p/>
          </draw:path>
        </draw:g>
        <draw:polyline draw:style-name="gr4" draw:text-style-name="P11" xml:id="id259" draw:id="id259" draw:layer="layout" svg:width="0cm" svg:height="3.199cm" svg:x="5.2cm" svg:y="5.6cm" svg:viewBox="0 0 0 3200" draw:points="0,0 0,3200">
          <text:p/>
        </draw:polyline>
        <draw:polyline draw:style-name="gr4" draw:text-style-name="P11" xml:id="id260" draw:id="id260" draw:layer="layout" svg:width="6.599cm" svg:height="0.099cm" svg:x="5.2cm" svg:y="7.6cm" svg:viewBox="0 0 6600 100" draw:points="0,100 6600,0">
          <text:p/>
        </draw:polyline>
        <draw:g xml:id="id262" draw:id="id262">
          <svg:title>TexMaths</svg:title>
          <svg:desc>22§display§1  \ \ \ \ 1  \ \ \ \ 1  \ \  - 14§svg§600§FALSE§</svg:desc>
          <draw:polygon draw:style-name="gr2" draw:text-style-name="P7" draw:layer="layout" svg:width="5.357cm" svg:height="0.446cm" svg:x="5.725cm" svg:y="5.836cm" svg:viewBox="0 0 5358 447" draw:points="2679,447 0,447 0,0 5358,0 5358,447">
            <text:p/>
          </draw:polygon>
          <draw:path draw:style-name="gr3" draw:text-style-name="P8" draw:layer="layout" svg:width="0.256cm" svg:height="0.516cm" svg:x="5.755cm" svg:y="5.80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7.174cm" svg:y="5.80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8.591cm" svg:y="5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3cm" svg:height="0.032cm" svg:x="9.659cm" svg:y="6.112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0.437cm" svg:y="5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3cm" svg:x="10.777cm" svg:y="5.797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61" draw:id="id261">
          <svg:title>TexMaths</svg:title>
          <svg:desc>22§display§2 §svg§600§FALSE§</svg:desc>
          <draw:polygon draw:style-name="gr2" draw:text-style-name="P7" draw:layer="layout" svg:width="0.27cm" svg:height="0.437cm" svg:x="4.525cm" svg:y="5.837cm" svg:viewBox="0 0 271 438" draw:points="136,438 0,438 0,0 271,0 271,438">
            <text:p/>
          </draw:polygon>
          <draw:path draw:style-name="gr3" draw:text-style-name="P8" draw:layer="layout" svg:width="0.309cm" svg:height="0.516cm" svg:x="4.525cm" svg:y="5.798cm" svg:viewBox="0 0 310 517" svg:d="M60 457l83-81c121-107 167-147 167-225 0-89-69-151-164-151-88 0-146 72-146 141 0 42 39 42 41 42 14 0 40-9 40-41 0-19-14-40-40-40-8 0-8 0-11 2 18-51 60-79 106-79 70 0 104 61 104 126 0 62-39 123-81 171l-150 165c-9 9-9 11-9 30h289l21-135h-19c-4 22-9 58-16 68-7 7-58 7-74 7z">
            <text:p/>
          </draw:path>
        </draw:g>
        <draw:g xml:id="id263" draw:id="id263">
          <svg:title>TexMaths</svg:title>
          <svg:desc>22§display§*  \ \ \ \ 2  \ \ \ \ 6  \ \ \ \ \  14§svg§600§FALSE§</svg:desc>
          <draw:polygon draw:style-name="gr2" draw:text-style-name="P7" draw:layer="layout" svg:width="5.184cm" svg:height="0.463cm" svg:x="5.73cm" svg:y="6.838cm" svg:viewBox="0 0 5185 464" draw:points="2592,464 0,464 0,0 5185,0 5185,464">
            <text:p/>
          </draw:polygon>
          <draw:path draw:style-name="gr3" draw:text-style-name="P8" draw:layer="layout" svg:width="0.286cm" svg:height="0.333cm" svg:x="5.742cm" svg:y="6.962cm" svg:viewBox="0 0 287 334" svg:d="M164 30c0-11 0-30-20-30-12 0-23 11-21 19v11l11 121-99-72c-7-5-9-5-14-5-10 0-21 10-21 21 0 12 7 16 16 19l111 53-108 53c-12 5-19 8-19 19 0 12 11 23 21 23 5 0 7 0 27-16l86-62-11 130c0 16 14 20 20 20 10 0 21-6 21-20l-11-130 99 72c7 4 8 6 14 6 10 0 21-11 21-23 0-11-7-14-16-19-47-23-49-23-109-53l107-51c13-7 18-9 18-21s-11-21-21-21c-6 0-7 0-27 14l-86 63z">
            <text:p/>
          </draw:path>
          <draw:path draw:style-name="gr3" draw:text-style-name="P8" draw:layer="layout" svg:width="0.309cm" svg:height="0.515cm" svg:x="7.147cm" svg:y="6.808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8 7-59 7-74 7z">
            <text:p/>
          </draw:path>
          <draw:path draw:style-name="gr3" draw:text-style-name="P8" draw:layer="layout" svg:width="0.321cm" svg:height="0.531cm" svg:x="8.558cm" svg:y="6.808cm" svg:viewBox="0 0 322 532" svg:d="M70 262v-20c0-195 97-223 136-223 19 0 51 6 69 32-13 0-43 0-43 33 0 25 18 37 35 37 13 0 36-7 36-37 0-47-34-84-99-84-98 0-204 100-204 271 0 207 90 261 162 261 86 0 160-72 160-174 0-98-69-174-155-174-53 0-81 41-97 78zM162 511c-48 0-72-47-76-58-14-37-14-98-14-112 0-60 25-139 95-139 13 0 48 0 72 49 14 28 14 69 14 106 0 36 0 75-14 103-23 48-58 51-77 51z">
            <text:p/>
          </draw:path>
          <draw:path draw:style-name="gr3" draw:text-style-name="P8" draw:layer="layout" svg:width="0.256cm" svg:height="0.515cm" svg:x="10.27cm" svg:y="6.808cm" svg:viewBox="0 0 257 516" svg:d="M160 19c0-17 0-19-17-19-50 49-118 49-143 49v25c16 0 62 0 102-21v402c0 28-2 37-72 37h-25v24c27-3 95-3 125-3 32 0 99 0 127 3v-24h-25c-70 0-72-9-72-37z">
            <text:p/>
          </draw:path>
          <draw:path draw:style-name="gr3" draw:text-style-name="P8" draw:layer="layout" svg:width="0.344cm" svg:height="0.522cm" svg:x="10.61cm" svg:y="6.799cm" svg:viewBox="0 0 345 523" svg:d="M206 397v67c0 28 0 37-58 37h-16v22c32-1 72-1 104-1 33 0 74 0 105 1v-22h-15c-59 0-60-9-60-37v-67h79v-25h-79v-353c0-14 0-19-13-19-7 0-8 0-14 9l-239 363v25zM211 372h-190l190-288z">
            <text:p/>
          </draw:path>
        </draw:g>
        <draw:g xml:id="id264" draw:id="id264">
          <svg:title>TexMaths</svg:title>
          <svg:desc>22§display§1  \ \ \ \ 3  \ \ \ \ 7  \ \ \ \ \ \ 0§svg§600§FALSE§</svg:desc>
          <draw:polygon draw:style-name="gr2" draw:text-style-name="P7" draw:layer="layout" svg:width="5.046cm" svg:height="0.463cm" svg:x="5.728cm" svg:y="8.041cm" svg:viewBox="0 0 5047 464" draw:points="2524,464 0,464 0,0 5047,0 5047,464">
            <text:p/>
          </draw:polygon>
          <draw:path draw:style-name="gr3" draw:text-style-name="P8" draw:layer="layout" svg:width="0.256cm" svg:height="0.515cm" svg:x="5.758cm" svg:y="8.009cm" svg:viewBox="0 0 257 516" svg:d="M160 19c0-17 0-19-17-19-50 49-118 49-143 49v25c16 0 62 0 102-21v402c0 28-2 37-72 37h-25v24c27-3 95-3 125-3 32 0 99 0 127 3v-24h-25c-70 0-72-9-72-37z">
            <text:p/>
          </draw:path>
          <draw:path draw:style-name="gr3" draw:text-style-name="P8" draw:layer="layout" svg:width="0.321cm" svg:height="0.531cm" svg:x="7.139cm" svg:y="8.009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8" draw:layer="layout" svg:width="0.332cm" svg:height="0.54cm" svg:x="8.567cm" svg:y="8.002cm" svg:viewBox="0 0 333 541" svg:d="M326 53c7-11 7-13 7-28h-189c-95 0-96-11-98-25h-20l-26 160h19c2-12 9-62 20-70 5-6 67-6 75-6h162c-9 13-70 97-88 123-68 104-95 211-95 290 0 9 0 44 35 44 37 0 37-35 37-44v-39c0-42 2-86 9-126 2-18 13-84 48-134z">
            <text:p/>
          </draw:path>
          <draw:path draw:style-name="gr3" draw:text-style-name="P8" draw:layer="layout" svg:width="0.326cm" svg:height="0.531cm" svg:x="10.487cm" svg:y="8.009cm" svg:viewBox="0 0 327 532" svg:d="M327 269c0-63-3-125-31-183-36-74-99-86-132-86-46 0-104 19-136 91-24 55-28 115-28 178 0 58 4 126 35 186 34 61 90 77 129 77 42 0 100-16 135-89 25-53 28-115 28-174zM164 516c-30 0-78-19-90-94-9-46-9-118-9-164 0-49 0-100 5-142 16-91 74-98 94-98 24 0 77 14 91 89 7 44 7 102 7 151 0 58 0 111-9 160-10 74-54 98-89 98z">
            <text:p/>
          </draw:path>
        </draw:g>
        <draw:g xml:id="id265" draw:id="id265">
          <svg:title>TexMaths</svg:title>
          <svg:desc>22§display§a^3 + a^2 + a - 14 = ( a - 2 )( a^2 + 3a + 7 ) = 0§svg§600§FALSE§</svg:desc>
          <draw:polygon draw:style-name="gr2" draw:text-style-name="P7" draw:layer="layout" svg:width="14.64cm" svg:height="0.795cm" svg:x="3.332cm" svg:y="9.239cm" svg:viewBox="0 0 14641 796" draw:points="7320,796 0,796 0,0 14641,0 14641,796">
            <text:p/>
          </draw:polygon>
          <draw:path draw:style-name="gr3" draw:text-style-name="P8" draw:layer="layout" svg:width="0.355cm" svg:height="0.351cm" svg:x="3.325cm" svg:y="9.536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9cm" svg:height="0.37cm" svg:x="3.732cm" svg:y="9.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515cm" svg:height="0.516cm" svg:x="4.265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5.025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4cm" svg:height="0.36cm" svg:x="5.437cm" svg:y="9.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5.965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6.725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472cm" svg:height="0.032cm" svg:x="7.34cm" svg:y="9.6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8.117cm" svg:y="9.3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4cm" svg:x="8.457cm" svg:y="9.3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515cm" svg:height="0.182cm" svg:x="9.08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9.928cm" svg:y="9.2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0.184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472cm" svg:height="0.032cm" svg:x="10.798cm" svg:y="9.6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1.546cm" svg:y="9.3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1.937cm" svg:y="9.2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2.271cm" svg:y="9.2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2.526cm" svg:y="9.536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24cm" svg:height="0.36cm" svg:x="12.938cm" svg:y="9.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3.466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228cm" svg:y="9.36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55cm" svg:height="0.351cm" svg:x="14.613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515cm" svg:height="0.516cm" svg:x="15.20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32cm" svg:height="0.541cm" svg:x="15.979cm" svg:y="9.35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8" draw:layer="layout" svg:width="0.18cm" svg:height="0.773cm" svg:x="16.366cm" svg:y="9.2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16.88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7.685cm" svg:y="9.36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266" draw:id="id266">
          <svg:title>TexMaths</svg:title>
          <svg:desc>22§display§\therefore \ \ \  a - 2 = 0 \text { or } a^2 + 3a + 7  = 0§svg§600§FALSE§</svg:desc>
          <draw:polygon draw:style-name="gr2" draw:text-style-name="P7" draw:layer="layout" svg:width="11.003cm" svg:height="0.666cm" svg:x="3.344cm" svg:y="10.54cm" svg:viewBox="0 0 11004 667" draw:points="5501,667 0,667 0,0 11004,0 11004,667">
            <text:p/>
          </draw:polygon>
          <draw:path draw:style-name="gr3" draw:text-style-name="P8" draw:layer="layout" svg:width="0.469cm" svg:height="0.418cm" svg:x="3.328cm" svg:y="10.821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4cm" svg:height="0.351cm" svg:x="4.84cm" svg:y="10.83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472cm" svg:height="0.032cm" svg:x="5.454cm" svg:y="10.971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6.2cm" svg:y="10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15cm" svg:height="0.182cm" svg:x="6.807cm" svg:y="10.8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61cm" svg:y="10.665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344cm" svg:height="0.356cm" svg:x="8.245cm" svg:y="10.8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8.632cm" svg:y="10.8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54cm" svg:height="0.351cm" svg:x="9.202cm" svg:y="10.83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6-135 44-171 22-45 58-73 89-73 51 0 62 63 62 68 0 4-2 9-4 12z">
            <text:p/>
          </draw:path>
          <draw:path draw:style-name="gr3" draw:text-style-name="P8" draw:layer="layout" svg:width="0.24cm" svg:height="0.36cm" svg:x="9.614cm" svg:y="10.501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10.142cm" svg:y="10.7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904cm" svg:y="10.6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54cm" svg:height="0.351cm" svg:x="11.29cm" svg:y="10.83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515cm" svg:height="0.516cm" svg:x="11.881cm" svg:y="10.7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32cm" svg:height="0.541cm" svg:x="12.655cm" svg:y="10.658cm" svg:viewBox="0 0 333 542" svg:d="M326 53c7-11 7-13 7-28h-189c-95 0-96-11-98-25h-20l-26 160h19c2-12 9-62 20-70 5-6 67-6 75-6h162c-9 13-70 97-88 124-68 103-95 211-95 290 0 9 0 44 35 44 37 0 37-35 37-44v-39c0-42 2-86 7-127 4-17 15-84 50-133z">
            <text:p/>
          </draw:path>
          <draw:path draw:style-name="gr3" draw:text-style-name="P8" draw:layer="layout" svg:width="0.515cm" svg:height="0.182cm" svg:x="13.255cm" svg:y="10.8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4.06cm" svg:y="10.665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 xml:id="id267" draw:id="id267">
          <svg:title>TexMaths</svg:title>
          <svg:desc>22§display§\therefore \ \ \  a = 2  \text { or } a = \frac{ -3 \pm \sqrt{ 9 - 28 } }{2} = \frac{ -3 \pm \sqrt{ - 19 } }{2} \notin R§svg§600§FALSE§</svg:desc>
          <draw:polygon draw:style-name="gr2" draw:text-style-name="P7" draw:layer="layout" svg:width="17.462cm" svg:height="1.614cm" svg:x="3.348cm" svg:y="11.84cm" svg:viewBox="0 0 17463 1615" draw:points="8731,1615 0,1615 0,0 17463,0 17463,1615">
            <text:p/>
          </draw:polygon>
          <draw:path draw:style-name="gr3" draw:text-style-name="P8" draw:layer="layout" svg:width="0.469cm" svg:height="0.418cm" svg:x="3.332cm" svg:y="12.60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5cm" svg:height="0.351cm" svg:x="4.844cm" svg:y="12.621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515cm" svg:height="0.182cm" svg:x="5.479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291cm" svg:y="12.4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44cm" svg:height="0.356cm" svg:x="6.919cm" svg:y="12.61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7.304cm" svg:y="12.62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55cm" svg:height="0.351cm" svg:x="7.875cm" svg:y="12.621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515cm" svg:height="0.182cm" svg:x="8.51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9.441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009cm" svg:y="11.924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6cm" svg:height="0.516cm" svg:x="10.578cm" svg:y="11.924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8" draw:layer="layout" svg:width="0.604cm" svg:height="0.773cm" svg:x="11.366cm" svg:y="11.801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2.106cm" svg:height="0.032cm" svg:x="11.954cm" svg:y="11.801cm" svg:viewBox="0 0 2107 33" draw:points="1052,33 0,33 0,0 2107,0 2107,33">
            <text:p/>
          </draw:polygon>
          <draw:path draw:style-name="gr3" draw:text-style-name="P8" draw:layer="layout" svg:width="0.321cm" svg:height="0.532cm" svg:x="11.986cm" svg:y="11.92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2cm" svg:height="0.032cm" svg:x="12.575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3.323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21cm" svg:height="0.532cm" svg:x="13.704cm" svg:y="11.92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olygon draw:style-name="gr3" draw:text-style-name="P8" draw:layer="layout" svg:width="4.682cm" svg:height="0.032cm" svg:x="9.376cm" svg:y="12.753cm" svg:viewBox="0 0 4683 33" draw:points="2343,33 0,33 0,0 4683,0 4683,33">
            <text:p/>
          </draw:polygon>
          <draw:path draw:style-name="gr3" draw:text-style-name="P8" draw:layer="layout" svg:width="0.309cm" svg:height="0.516cm" svg:x="11.564cm" svg:y="12.9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182cm" svg:x="14.409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5.339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909cm" svg:y="11.92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6cm" svg:height="0.516cm" svg:x="16.477cm" svg:y="11.924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8" draw:layer="layout" svg:width="0.604cm" svg:height="0.773cm" svg:x="17.264cm" svg:y="11.801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1.375cm" svg:height="0.032cm" svg:x="17.852cm" svg:y="11.801cm" svg:viewBox="0 0 1376 33" draw:points="688,33 0,33 0,0 1376,0 1376,33">
            <text:p/>
          </draw:polygon>
          <draw:path draw:style-name="gr3" draw:text-style-name="P8" draw:layer="layout" svg:width="0.472cm" svg:height="0.032cm" svg:x="17.917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523cm" svg:y="11.9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8.873cm" svg:y="11.92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3.952cm" svg:height="0.032cm" svg:x="15.275cm" svg:y="12.753cm" svg:viewBox="0 0 3953 33" draw:points="1976,33 0,33 0,0 3953,0 3953,33">
            <text:p/>
          </draw:polygon>
          <draw:path draw:style-name="gr3" draw:text-style-name="P8" draw:layer="layout" svg:width="0.309cm" svg:height="0.516cm" svg:x="17.097cm" svg:y="12.9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2cm" svg:height="0.773cm" svg:x="19.663cm" svg:y="12.381cm" svg:viewBox="0 0 303 774" svg:d="M299 30c4-11 4-14 4-14 0-9-7-16-16-16-5 0-11 2-12 7l-271 739c-4 9-4 12-4 14 0 7 7 14 16 14 10 0 12-5 17-18z">
            <text:p/>
          </draw:path>
          <draw:path draw:style-name="gr3" draw:text-style-name="P8" draw:layer="layout" svg:width="0.388cm" svg:height="0.449cm" svg:x="19.598cm" svg:y="12.545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3" draw:text-style-name="P8" draw:layer="layout" svg:width="0.553cm" svg:height="0.546cm" svg:x="20.297cm" svg:y="12.434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1 0-51-14 0-4 1-7 3-13l51-205h92c70 0 84 44 84 70 0 12-5 37-10 55-6 21-13 49-13 65 0 84 94 84 104 84 65 0 93-79 93-90 0-8-8-8-10-8-7 0-7 5-9 10-19 58-53 70-70 70-27 0-32-17-32-47 0-25 5-63 7-88 2-11 4-26 4-37 0-60-52-83-73-91z">
            <text:p/>
          </draw:path>
        </draw:g>
        <draw:g xml:id="id268" draw:id="id268">
          <svg:title>TexMaths</svg:title>
          <svg:desc>22§display§\therefore \ \ \  a = 2  §svg§600§FALSE§</svg:desc>
          <draw:polygon draw:style-name="gr2" draw:text-style-name="P7" draw:layer="layout" svg:width="3.213cm" svg:height="0.496cm" svg:x="3.449cm" svg:y="14.04cm" svg:viewBox="0 0 3214 497" draw:points="1607,497 0,497 0,0 3214,0 3214,497">
            <text:p/>
          </draw:polygon>
          <draw:path draw:style-name="gr3" draw:text-style-name="P8" draw:layer="layout" svg:width="0.469cm" svg:height="0.418cm" svg:x="3.433cm" svg:y="14.158cm" svg:viewBox="0 0 470 419" svg:d="M276 41c0-22-19-41-40-41-23 0-42 19-42 41s19 42 42 42c21 0 40-18 40-42zM470 377c0-21-18-41-40-41-23 0-43 20-43 41 0 23 20 42 43 42 22 0 40-19 40-42zM83 377c0-21-20-41-43-41-21 0-40 20-40 41 0 23 19 42 40 42 23 0 43-19 43-42z">
            <text:p/>
          </draw:path>
          <draw:path draw:style-name="gr3" draw:text-style-name="P8" draw:layer="layout" svg:width="0.355cm" svg:height="0.351cm" svg:x="4.945cm" svg:y="14.174cm" svg:viewBox="0 0 356 352" svg:d="M259 49c-14-28-37-49-72-49-90 0-187 114-187 227 0 74 42 125 104 125 16 0 54-3 100-58 7 32 34 58 71 58 28 0 45-17 58-42 12-28 23-76 23-77 0-8-7-8-9-8-9 0-9 2-11 15-14 49-28 95-60 95-21 0-23-20-23-36 0-17 2-22 11-58 9-31 9-40 16-68l28-110c5-22 5-22 5-26 0-14-8-21-21-21-19 0-31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515cm" svg:height="0.182cm" svg:x="5.581cm" svg:y="14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392cm" svg:y="14.001cm" svg:viewBox="0 0 310 518" svg:d="M60 458l83-81c121-107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7" smil:attributeName="visibility" smil:to="visible"/>
                  <anim:animate smil:dur="0.5s" smil:fill="hold" smil:targetElement="id257" smil:attributeName="width" smil:values="width*0.05;width" smil:keyTimes="0;1"/>
                  <anim:animate smil:dur="0.5s" smil:fill="hold" smil:targetElement="id257" smil:attributeName="height" smil:values="height;height" smil:keyTimes="0;1"/>
                  <anim:animate smil:dur="0.5s" smil:fill="hold" smil:targetElement="id257" smil:attributeName="x" smil:values="x-.2;x" smil:keyTimes="0;1"/>
                  <anim:animate smil:dur="0.5s" smil:fill="hold" smil:targetElement="id257" smil:attributeName="y" smil:values="y;y" smil:keyTimes="0;1"/>
                  <anim:transitionFilter smil:dur="0.5s" smil:targetElement="id2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1+width/2;x" smil:keyTimes="0;1"/>
                  <anim:animate smil:dur="0.5s" smil:fill="hold" smil:targetElement="id25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1+width/2;x" smil:keyTimes="0;1"/>
                  <anim:animate smil:dur="0.5s" smil:fill="hold" smil:targetElement="id2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8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9"/></text:p>
            <text:p text:style-name="P5"><text:span text:style-name="T9"/></text:p>
            <text:p text:style-name="P5"><text:span text:style-name="T9"><text:s text:c="18"/></text:span></text:p>
            <text:p text:style-name="P5"><text:span text:style-name="T9"><text:s text:c="18"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10"><text:s text:c="17"/></text:span></text:p>
            <text:p xml:id="id280" text:id="id280"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#####</text:span><text:span text:style-name="T8"><text:tab/></text:span><text:span text:style-name="T8"><text:tab/></text:span><text:span text:style-name="T8">DONE</text:span><text:span text:style-name="T8"><text:tab/></text:span><text:span text:style-name="T8"><text:tab/></text:span><text:span text:style-name="T8">#####</text:span><text:span text:style-name="T8"><text:tab/></text:span><text:span text:style-name="T8"> <text:s text:c="2"/></text:span><text:span text:style-name="T8"><text:tab/></text:span><text:span text:style-name="T8"><text:tab/></text:span></text:p>
          </draw:text-box>
        </draw:frame>
        <draw:g xml:id="id269" draw:id="id269">
          <svg:title>TexMaths</svg:title>
          <svg:desc>26§display§(2)§svg§600§FALSE§</svg:desc>
          <draw:polygon draw:style-name="gr2" draw:text-style-name="P7" draw:layer="layout" svg:width="0.986cm" svg:height="0.822cm" svg:x="2.309cm" svg:y="1.438cm" svg:viewBox="0 0 987 823" draw:points="494,823 0,823 0,0 987,0 987,823">
            <text:p/>
          </draw:polygon>
          <draw:path draw:style-name="gr3" draw:text-style-name="P8" draw:layer="layout" svg:width="0.213cm" svg:height="0.914cm" svg:x="2.353cm" svg:y="1.3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2.665cm" svg:y="1.4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3.13cm" svg:y="1.3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0" draw:id="id270">
          <svg:title>TexMaths</svg:title>
          <svg:desc>22§display§\text {Given  that } \int_0^k \frac{1}{ 2 + 8x^2}\ dx = \frac{\pi}{16}§svg§600§FALSE§</svg:desc>
          <draw:polygon draw:style-name="gr2" draw:text-style-name="P7" draw:layer="layout" svg:width="10.94cm" svg:height="1.876cm" svg:x="3.816cm" svg:y="0.835cm" svg:viewBox="0 0 10941 1877" draw:points="5470,1877 0,1877 0,0 10941,0 10941,1877">
            <text:p/>
          </draw:polygon>
          <draw:path draw:style-name="gr3" draw:text-style-name="P8" draw:layer="layout" svg:width="0.525cm" svg:height="0.562cm" svg:x="3.821cm" svg:y="1.48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4.409cm" svg:y="1.51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4.613cm" svg:y="1.69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5.007cm" svg:y="1.6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54cm" svg:y="1.6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6.032cm" svg:y="1.5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6.341cm" svg:y="1.4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6.78cm" svg:y="1.68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7.147cm" svg:y="1.5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687cm" svg:height="1.719cm" svg:x="7.864cm" svg:y="0.98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4-146 243-2 7-108 396-192 903-21 118-44 248-69 356-14 56-49 202-113 202-28 0-45-19-47-19z">
            <text:p/>
          </draw:path>
          <draw:path draw:style-name="gr3" draw:text-style-name="P8" draw:layer="layout" svg:width="0.267cm" svg:height="0.383cm" svg:x="8.635cm" svg:y="0.796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1-39-32 0-60 23-88 48-23 23-40 39-63 49z">
            <text:p/>
          </draw:path>
          <draw:path draw:style-name="gr3" draw:text-style-name="P8" draw:layer="layout" svg:width="0.252cm" svg:height="0.37cm" svg:x="8.277cm" svg:y="2.379cm" svg:viewBox="0 0 253 371" svg:d="M253 188c0-59-7-104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256cm" svg:height="0.517cm" svg:x="10.324cm" svg:y="0.99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507cm" svg:height="0.032cm" svg:x="9.196cm" svg:y="1.824cm" svg:viewBox="0 0 2508 33" draw:points="1255,33 0,33 0,0 2508,0 2508,33">
            <text:p/>
          </draw:polygon>
          <draw:path draw:style-name="gr3" draw:text-style-name="P8" draw:layer="layout" svg:width="0.309cm" svg:height="0.517cm" svg:x="9.235cm" svg:y="2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515cm" svg:height="0.517cm" svg:x="9.798cm" svg:y="2.11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0.56cm" svg:y="2.04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386cm" svg:height="0.351cm" svg:x="10.937cm" svg:y="2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1.389cm" svg:y="1.9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084cm" svg:y="1.497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2.478cm" svg:y="1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182cm" svg:x="13.156cm" svg:y="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4.194cm" svg:y="1.176cm" svg:viewBox="0 0 419 343" svg:d="M185 46h88c-27 114-34 148-34 200 0 11 0 32 7 59 7 35 16 38 29 38 15 0 31-14 31-30 0-3 0-5-5-15-23-57-23-108-23-129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4.022cm" svg:y="1.824cm" svg:viewBox="0 0 774 33" draw:points="387,33 0,33 0,0 774,0 774,33">
            <text:p/>
          </draw:polygon>
          <draw:path draw:style-name="gr3" draw:text-style-name="P8" draw:layer="layout" svg:width="0.256cm" svg:height="0.517cm" svg:x="14.09cm" svg:y="2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4.441cm" svg:y="2.04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</draw:g>
        <draw:g xml:id="id271" draw:id="id271">
          <svg:title>TexMaths</svg:title>
          <svg:desc>22§display§\int_0^k \frac{1}{ 2( 1 + 4x^2 ) }\ dx = \frac{\pi}{16}§svg§600§FALSE§</svg:desc>
          <draw:polygon draw:style-name="gr2" draw:text-style-name="P7" draw:layer="layout" svg:width="7.884cm" svg:height="1.884cm" svg:x="7.816cm" svg:y="3.236cm" svg:viewBox="0 0 7885 1885" draw:points="3942,1885 0,1885 0,0 7885,0 7885,1885">
            <text:p/>
          </draw:polygon>
          <draw:path draw:style-name="gr3" draw:text-style-name="P8" draw:layer="layout" svg:width="0.687cm" svg:height="1.718cm" svg:x="7.821cm" svg:y="3.382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6cm" svg:height="0.383cm" svg:x="8.59cm" svg:y="3.197cm" svg:viewBox="0 0 267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2 62-50 62-14 0-17-14-17-28 0-9 0-11 1-25 2-2 4-11 4-18 0-47-65-56-88-56 16-10 35-28 46-37 26-26 54-51 84-51 7 0 14 2 18 7-23 4-28 21-28 30 0 12 10 21 23 21 14 0 29-12 29-35 0-18-12-39-42-39s-58 23-86 48c-23 23-40 38-63 49z">
            <text:p/>
          </draw:path>
          <draw:path draw:style-name="gr3" draw:text-style-name="P8" draw:layer="layout" svg:width="0.252cm" svg:height="0.37cm" svg:x="8.235cm" svg:y="4.779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776cm" svg:y="3.39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496cm" svg:height="0.032cm" svg:x="9.152cm" svg:y="4.225cm" svg:viewBox="0 0 3497 33" draw:points="1747,33 0,33 0,0 3497,0 3497,33">
            <text:p/>
          </draw:polygon>
          <draw:path draw:style-name="gr3" draw:text-style-name="P8" draw:layer="layout" svg:width="0.309cm" svg:height="0.516cm" svg:x="9.19cm" svg:y="4.45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8-8 8-59 8-74 8z">
            <text:p/>
          </draw:path>
          <draw:path draw:style-name="gr3" draw:text-style-name="P8" draw:layer="layout" svg:width="0.18cm" svg:height="0.773cm" svg:x="9.616cm" svg:y="4.38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908cm" svg:y="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41cm" svg:y="4.51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8" draw:layer="layout" svg:width="0.344cm" svg:height="0.523cm" svg:x="11.193cm" svg:y="4.441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8" draw:layer="layout" svg:width="0.386cm" svg:height="0.351cm" svg:x="11.58cm" svg:y="4.6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2.034cm" svg:y="4.3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2.39cm" svg:y="4.38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8" draw:layer="layout" svg:width="0.369cm" svg:height="0.546cm" svg:x="13.028cm" svg:y="3.8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422cm" svg:y="4.0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14.1cm" svg:y="4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5.138cm" svg:y="3.57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4.966cm" svg:y="4.225cm" svg:viewBox="0 0 774 33" draw:points="387,33 0,33 0,0 774,0 774,33">
            <text:p/>
          </draw:polygon>
          <draw:path draw:style-name="gr3" draw:text-style-name="P8" draw:layer="layout" svg:width="0.256cm" svg:height="0.516cm" svg:x="15.034cm" svg:y="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385cm" svg:y="4.45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</draw:g>
        <draw:g xml:id="id272" draw:id="id272">
          <svg:title>TexMaths</svg:title>
          <svg:desc>22§display§\frac{1}{2}\int_0^k \frac{1}{ 1 + (2x)^2 ) }\ dx = \frac{\pi}{16}§svg§600§FALSE§</svg:desc>
          <draw:polygon draw:style-name="gr2" draw:text-style-name="P7" draw:layer="layout" svg:width="8.408cm" svg:height="1.884cm" svg:x="7.356cm" svg:y="5.637cm" svg:viewBox="0 0 8409 1885" draw:points="4205,1885 0,1885 0,0 8409,0 8409,1885">
            <text:p/>
          </draw:polygon>
          <draw:path draw:style-name="gr3" draw:text-style-name="P8" draw:layer="layout" svg:width="0.256cm" svg:height="0.516cm" svg:x="7.386cm" svg:y="5.79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17cm" svg:y="6.626cm" svg:viewBox="0 0 389 33" draw:points="194,33 0,33 0,0 389,0 389,33">
            <text:p/>
          </draw:polygon>
          <draw:path draw:style-name="gr3" draw:text-style-name="P8" draw:layer="layout" svg:width="0.309cm" svg:height="0.516cm" svg:x="7.356cm" svg:y="6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87cm" svg:height="1.718cm" svg:x="7.968cm" svg:y="5.78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7cm" svg:height="0.383cm" svg:x="8.739cm" svg:y="5.598cm" svg:viewBox="0 0 268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0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252cm" svg:height="0.37cm" svg:x="8.384cm" svg:y="7.1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881cm" svg:y="5.79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41cm" svg:height="0.032cm" svg:x="9.301cm" svg:y="6.626cm" svg:viewBox="0 0 3411 33" draw:points="1705,33 0,33 0,0 3411,0 3411,33">
            <text:p/>
          </draw:polygon>
          <draw:path draw:style-name="gr3" draw:text-style-name="P8" draw:layer="layout" svg:width="0.256cm" svg:height="0.516cm" svg:x="9.369cm" svg:y="6.8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9.902cm" svg:y="6.91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8" draw:layer="layout" svg:width="0.18cm" svg:height="0.773cm" svg:x="10.709cm" svg:y="6.7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971cm" svg:y="6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6cm" svg:height="0.351cm" svg:x="11.342cm" svg:y="7.0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1.805cm" svg:y="6.7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4cm" svg:height="0.36cm" svg:x="12.095cm" svg:y="6.7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2.453cm" svg:y="6.7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3.092cm" svg:y="6.2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3.486cm" svg:y="6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4.163cm" svg:y="6.5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5.202cm" svg:y="5.9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5.028cm" svg:y="6.626cm" svg:viewBox="0 0 774 33" draw:points="387,33 0,33 0,0 774,0 774,33">
            <text:p/>
          </draw:polygon>
          <draw:path draw:style-name="gr3" draw:text-style-name="P8" draw:layer="layout" svg:width="0.256cm" svg:height="0.516cm" svg:x="15.096cm" svg:y="6.8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448cm" svg:y="6.85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</draw:g>
        <draw:g xml:id="id273" draw:id="id273">
          <svg:title>TexMaths</svg:title>
          <svg:desc>22§display§\frac{1}{2} \left[ \frac{\tan^{-1} 2x}{ 2 } \right]_0^k = \frac{\pi}{16} \ \Rightarrow§svg§600§FALSE§</svg:desc>
          <draw:polygon draw:style-name="gr2" draw:text-style-name="P7" draw:layer="layout" svg:width="8.009cm" svg:height="2.047cm" svg:x="7.359cm" svg:y="8.138cm" svg:viewBox="0 0 8010 2048" draw:points="4006,2048 0,2048 0,0 8010,0 8010,2048">
            <text:p/>
          </draw:polygon>
          <draw:path draw:style-name="gr3" draw:text-style-name="P8" draw:layer="layout" svg:width="0.256cm" svg:height="0.516cm" svg:x="7.389cm" svg:y="8.4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2cm" svg:y="9.23cm" svg:viewBox="0 0 389 33" draw:points="194,33 0,33 0,0 389,0 389,33">
            <text:p/>
          </draw:polygon>
          <draw:path draw:style-name="gr3" draw:text-style-name="P8" draw:layer="layout" svg:width="0.309cm" svg:height="0.516cm" svg:x="7.359cm" svg:y="9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205cm" svg:height="1.855cm" svg:x="8.121cm" svg:y="8.319cm" svg:viewBox="0 0 206 1856" draw:points="0,1856 206,1856 206,1814 42,1814 42,42 206,42 206,0 0,0">
            <text:p/>
          </draw:polygon>
          <draw:path draw:style-name="gr3" draw:text-style-name="P8" draw:layer="layout" svg:width="0.244cm" svg:height="0.485cm" svg:x="8.445cm" svg:y="8.4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8.761cm" svg:y="8.5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9.142cm" svg:y="8.5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9.604cm" svg:y="8.48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88cm" svg:y="8.2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0.544cm" svg:y="8.4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0.914cm" svg:y="8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2.905cm" svg:height="0.032cm" svg:x="8.429cm" svg:y="9.23cm" svg:viewBox="0 0 2906 33" draw:points="1454,33 0,33 0,0 2906,0 2906,33">
            <text:p/>
          </draw:polygon>
          <draw:path draw:style-name="gr3" draw:text-style-name="P8" draw:layer="layout" svg:width="0.309cm" svg:height="0.516cm" svg:x="9.726cm" svg:y="9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205cm" svg:height="1.855cm" svg:x="11.437cm" svg:y="8.319cm" svg:viewBox="0 0 206 1856" draw:points="162,1814 0,1814 0,1856 206,1856 206,0 0,0 0,42 162,42">
            <text:p/>
          </draw:polygon>
          <draw:path draw:style-name="gr3" draw:text-style-name="P8" draw:layer="layout" svg:width="0.267cm" svg:height="0.382cm" svg:x="11.875cm" svg:y="8.099cm" svg:viewBox="0 0 268 383" svg:d="M130 16c0 0 2-7 2-9s-2-7-9-7c-10 0-56 4-70 5-4 0-11 2-11 13 0 8 7 8 14 8 25 0 25 4 25 7 0 4 0 7-2 13l-75 308c-4 8-4 10-4 12 0 7 7 17 19 17 14 0 21-12 25-22 0-4 25-99 26-106 39 4 71 16 71 44 0 2 0 5-2 11-2 8-2 10-2 17 0 39 32 56 57 56 54 0 70-82 70-84 0-7-7-7-9-7-7 0-9 4-10 14-7 23-21 62-50 62-14 0-17-14-17-28 0-9 0-11 2-25 1-2 3-11 3-18 0-47-65-56-88-56 16-11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252cm" svg:height="0.37cm" svg:x="11.862cm" svg:y="9.853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515cm" svg:height="0.182cm" svg:x="12.473cm" svg:y="9.1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3.512cm" svg:y="8.58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3.339cm" svg:y="9.23cm" svg:viewBox="0 0 774 33" draw:points="387,33 0,33 0,0 774,0 774,33">
            <text:p/>
          </draw:polygon>
          <draw:path draw:style-name="gr3" draw:text-style-name="P8" draw:layer="layout" svg:width="0.256cm" svg:height="0.516cm" svg:x="13.408cm" svg:y="9.45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3.758cm" svg:y="9.4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687cm" svg:height="0.426cm" svg:x="14.719cm" svg:y="9.033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</draw:g>
        <draw:g xml:id="id274" draw:id="id274">
          <svg:title>TexMaths</svg:title>
          <svg:desc>22§display§\frac{1}{4} \left[ \tan^{-1} 2k - \tan^{-1} 0 \right] = \frac{\pi}{16}§svg§600§FALSE§</svg:desc>
          <draw:polygon draw:style-name="gr2" draw:text-style-name="P7" draw:layer="layout" svg:width="9.369cm" svg:height="1.51cm" svg:x="15.958cm" svg:y="8.537cm" svg:viewBox="0 0 9370 1511" draw:points="4685,1511 0,1511 0,0 9370,0 9370,1511">
            <text:p/>
          </draw:polygon>
          <draw:path draw:style-name="gr3" draw:text-style-name="P8" draw:layer="layout" svg:width="0.256cm" svg:height="0.517cm" svg:x="15.988cm" svg:y="8.49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5.919cm" svg:y="9.327cm" svg:viewBox="0 0 389 33" draw:points="194,33 0,33 0,0 389,0 389,33">
            <text:p/>
          </draw:polygon>
          <draw:path draw:style-name="gr3" draw:text-style-name="P8" draw:layer="layout" svg:width="0.344cm" svg:height="0.524cm" svg:x="15.94cm" svg:y="9.544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149cm" svg:height="0.929cm" svg:x="16.683cm" svg:y="8.878cm" svg:viewBox="0 0 150 930" draw:points="0,930 150,930 150,898 32,898 32,32 150,32 150,0 0,0">
            <text:p/>
          </draw:polygon>
          <draw:path draw:style-name="gr3" draw:text-style-name="P8" draw:layer="layout" svg:width="0.244cm" svg:height="0.485cm" svg:x="16.864cm" svg:y="9.0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17.183cm" svg:y="9.1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561cm" svg:y="9.1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024cm" svg:y="9.0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8.508cm" svg:y="8.8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09cm" svg:height="0.517cm" svg:x="18.964cm" svg:y="9.0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51cm" svg:height="0.547cm" svg:x="19.354cm" svg:y="9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032cm" svg:x="19.974cm" svg:y="9.327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20.699cm" svg:y="9.0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21.017cm" svg:y="9.1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1.396cm" svg:y="9.1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1.859cm" svg:y="9.0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2.343cm" svg:y="8.8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2cm" svg:x="22.79cm" svg:y="9.021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49cm" svg:height="0.929cm" svg:x="23.163cm" svg:y="8.878cm" svg:viewBox="0 0 150 930" draw:points="150,930 150,0 0,0 0,32 120,32 120,898 0,898 0,930">
            <text:p/>
          </draw:polygon>
          <draw:path draw:style-name="gr3" draw:text-style-name="P8" draw:layer="layout" svg:width="0.515cm" svg:height="0.182cm" svg:x="23.726cm" svg:y="9.2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24.764cm" svg:y="8.679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24.592cm" svg:y="9.327cm" svg:viewBox="0 0 774 33" draw:points="387,33 0,33 0,0 774,0 774,33">
            <text:p/>
          </draw:polygon>
          <draw:path draw:style-name="gr3" draw:text-style-name="P8" draw:layer="layout" svg:width="0.256cm" svg:height="0.517cm" svg:x="24.66cm" svg:y="9.5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25.011cm" svg:y="9.55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275" draw:id="id275">
          <svg:title>TexMaths</svg:title>
          <svg:desc>22§display§\frac{1}{4} \ \tan^{-1} 2k  = \frac{\pi}{16}\ \Rightarrow§svg§600§FALSE§</svg:desc>
          <draw:polygon draw:style-name="gr2" draw:text-style-name="P7" draw:layer="layout" svg:width="6.87cm" svg:height="1.51cm" svg:x="7.459cm" svg:y="10.637cm" svg:viewBox="0 0 6871 1511" draw:points="3435,1511 0,1511 0,0 6871,0 6871,1511">
            <text:p/>
          </draw:polygon>
          <draw:path draw:style-name="gr3" draw:text-style-name="P8" draw:layer="layout" svg:width="0.256cm" svg:height="0.517cm" svg:x="7.489cm" svg:y="10.59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2cm" svg:y="11.427cm" svg:viewBox="0 0 389 33" draw:points="194,33 0,33 0,0 389,0 389,33">
            <text:p/>
          </draw:polygon>
          <draw:path draw:style-name="gr3" draw:text-style-name="P8" draw:layer="layout" svg:width="0.344cm" svg:height="0.524cm" svg:x="7.441cm" svg:y="11.64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4cm" svg:height="0.485cm" svg:x="8.3cm" svg:y="11.1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8.618cm" svg:y="11.2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8.999cm" svg:y="11.2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461cm" svg:y="11.1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9.945cm" svg:y="10.9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09cm" svg:height="0.517cm" svg:x="10.399cm" svg:y="11.1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51cm" svg:height="0.547cm" svg:x="10.79cm" svg:y="11.1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515cm" svg:height="0.182cm" svg:x="11.433cm" svg:y="11.3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473cm" svg:y="10.779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2.298cm" svg:y="11.427cm" svg:viewBox="0 0 774 33" draw:points="387,33 0,33 0,0 774,0 774,33">
            <text:p/>
          </draw:polygon>
          <draw:path draw:style-name="gr3" draw:text-style-name="P8" draw:layer="layout" svg:width="0.256cm" svg:height="0.517cm" svg:x="12.367cm" svg:y="11.6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2.717cm" svg:y="11.65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687cm" svg:height="0.427cm" svg:x="13.68cm" svg:y="11.23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</draw:g>
        <draw:g xml:id="id276" draw:id="id276">
          <svg:title>TexMaths</svg:title>
          <svg:desc>22§display§\tan^{-1} 2k  = \frac{\pi}{4}\ \Rightarrow§svg§600§FALSE§</svg:desc>
          <draw:polygon draw:style-name="gr2" draw:text-style-name="P7" draw:layer="layout" svg:width="5.7cm" svg:height="1.309cm" svg:x="14.845cm" svg:y="10.837cm" svg:viewBox="0 0 5701 1310" draw:points="2849,1310 0,1310 0,0 5701,0 5701,1310">
            <text:p/>
          </draw:polygon>
          <draw:path draw:style-name="gr3" draw:text-style-name="P8" draw:layer="layout" svg:width="0.244cm" svg:height="0.484cm" svg:x="14.82cm" svg:y="11.178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15.139cm" svg:y="11.3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5.519cm" svg:y="11.3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5.982cm" svg:y="11.18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466cm" svg:y="10.9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6.92cm" svg:y="11.1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51cm" svg:height="0.546cm" svg:x="17.31cm" svg:y="11.118cm" svg:viewBox="0 0 352 547" svg:d="M180 9c0-2 0-9-9-9-18 0-76 7-95 7-7 2-16 2-16 16 0 10 7 10 19 10 37 0 39 6 39 13l-2 16-112 446c-4 11-4 13-4 16 0 19 16 23 23 23 10 0 21-7 26-18 4-5 39-149 44-168 27 1 90 14 90 65 0 5 0 8-3 17 0 9-2 18-2 27 0 45 30 77 70 77 23 0 44-12 62-42 19-34 28-76 28-78 0-8-7-8-9-8-9 0-9 3-10 14-16 58-34 96-69 96-14 0-25-8-25-37 0-12 4-29 7-42 2-14 2-17 2-24 0-51-47-72-114-81 24-14 49-39 67-58 37-41 72-74 110-74 6 0 6 0 7 0 9 2 11 2 16 7 2 0 2 2 4 2-37 3-44 33-44 42 0 12 9 28 30 28 19 0 42-18 42-48 0-22-18-49-53-49-21 0-58 7-112 69-29 30-59 60-87 72z">
            <text:p/>
          </draw:path>
          <draw:path draw:style-name="gr3" draw:text-style-name="P8" draw:layer="layout" svg:width="0.515cm" svg:height="0.182cm" svg:x="17.953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8.84cm" svg:y="10.79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8.819cm" svg:y="11.445cm" svg:viewBox="0 0 470 33" draw:points="236,33 0,33 0,0 470,0 470,33">
            <text:p/>
          </draw:polygon>
          <draw:path draw:style-name="gr3" draw:text-style-name="P8" draw:layer="layout" svg:width="0.344cm" svg:height="0.523cm" svg:x="18.882cm" svg:y="11.66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687cm" svg:height="0.426cm" svg:x="19.896cm" svg:y="11.248cm" svg:viewBox="0 0 688 427" svg:d="M521 153c32 28 70 49 97 60-28 12-65 33-97 60h-493c-14 0-28 0-28 15 0 16 14 16 26 16h460c-37 35-78 104-78 115 0 8 9 8 14 8 7 0 13 0 14-7 18-30 39-70 90-116 53-47 106-67 145-79 14-5 14-5 15-7 2 0 2-3 2-5s0-2 0-4l-3-1c-2-2-2-2-16-7-106-30-183-103-225-185-9-16-11-16-22-16-5 0-14 0-14 9 0 10 39 77 78 114h-460c-12 0-26 0-26 16 0 14 14 14 28 14z">
            <text:p/>
          </draw:path>
        </draw:g>
        <draw:g xml:id="id277" draw:id="id277">
          <svg:title>TexMaths</svg:title>
          <svg:desc>22§display§2k  = \tan \left( \frac{\pi}{4} \right)§svg§600§FALSE§</svg:desc>
          <draw:polygon draw:style-name="gr2" draw:text-style-name="P7" draw:layer="layout" svg:width="4.451cm" svg:height="1.343cm" svg:x="21.121cm" svg:y="10.838cm" svg:viewBox="0 0 4452 1344" draw:points="2227,1344 0,1344 0,0 4452,0 4452,1344">
            <text:p/>
          </draw:polygon>
          <draw:path draw:style-name="gr3" draw:text-style-name="P8" draw:layer="layout" svg:width="0.309cm" svg:height="0.517cm" svg:x="21.121cm" svg:y="11.1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351cm" svg:height="0.547cm" svg:x="21.512cm" svg:y="11.151cm" svg:viewBox="0 0 352 548" svg:d="M180 9c0-2 0-9-9-9-18 0-76 7-95 7-7 2-16 2-16 16 0 10 7 10 19 10 37 0 39 6 39 13l-2 16-112 447c-4 10-4 12-4 16 0 19 16 23 23 23 10 0 21-7 26-18 4-5 39-150 44-169 27 2 90 14 90 65 0 5 0 9-3 18 0 9-2 17-2 26 0 46 30 78 70 78 25 0 44-13 62-43 19-33 28-75 28-77 0-9-7-9-9-9-9 0-9 4-10 14-16 58-34 97-69 97-14 0-25-9-25-37 0-12 4-30 7-42 2-14 2-18 2-25 0-51-47-72-114-81 24-14 49-39 67-58 37-40 72-74 110-74 6 0 6 0 8 0 8 2 10 2 15 7 2 0 2 2 4 2-37 3-44 33-44 42 0 12 9 28 30 28 19 0 42-17 42-47 0-23-18-50-53-50-21 0-58 7-112 69-27 30-59 60-87 72z">
            <text:p/>
          </draw:path>
          <draw:path draw:style-name="gr3" draw:text-style-name="P8" draw:layer="layout" svg:width="0.515cm" svg:height="0.182cm" svg:x="22.154cm" svg:y="11.4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42cm" svg:height="0.485cm" svg:x="22.941cm" svg:y="11.21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23.26cm" svg:y="11.341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23.64cm" svg:y="11.34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1.392cm" svg:x="24.312cm" svg:y="10.799cm" svg:viewBox="0 0 296 1393" svg:d="M261 1386c1 0 8 7 8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8" draw:layer="layout" svg:width="0.418cm" svg:height="0.342cm" svg:x="24.749cm" svg:y="10.832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24.728cm" svg:y="11.48cm" svg:viewBox="0 0 470 33" draw:points="236,33 0,33 0,0 470,0 470,33">
            <text:p/>
          </draw:polygon>
          <draw:path draw:style-name="gr3" draw:text-style-name="P8" draw:layer="layout" svg:width="0.344cm" svg:height="0.524cm" svg:x="24.789cm" svg:y="11.6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25.317cm" svg:y="10.799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 xml:id="id278" draw:id="id278">
          <svg:title>TexMaths</svg:title>
          <svg:desc>22§display§2k  =  1§svg§600§FALSE§</svg:desc>
          <draw:polygon draw:style-name="gr2" draw:text-style-name="P7" draw:layer="layout" svg:width="2.092cm" svg:height="0.469cm" svg:x="7.522cm" svg:y="13.137cm" svg:viewBox="0 0 2093 470" draw:points="1046,470 0,470 0,0 2093,0 2093,470">
            <text:p/>
          </draw:polygon>
          <draw:path draw:style-name="gr3" draw:text-style-name="P8" draw:layer="layout" svg:width="0.309cm" svg:height="0.517cm" svg:x="7.522cm" svg:y="13.119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8" draw:layer="layout" svg:width="0.351cm" svg:height="0.547cm" svg:x="7.913cm" svg:y="13.098cm" svg:viewBox="0 0 352 548" svg:d="M180 9c0-2 0-9-9-9-18 0-76 7-95 7-7 2-16 2-16 16 0 10 7 10 19 10 37 0 39 6 39 13l-2 16-112 447c-4 11-4 13-4 16 0 19 16 23 23 23 10 0 21-7 26-18 4-7 39-149 44-169 27 2 90 14 90 65 0 6 0 9-3 18 0 9-2 18-2 26 0 46 30 78 70 78 25 0 44-12 62-42 19-34 28-76 28-78 0-9-7-9-9-9-9 0-9 4-10 14-16 59-34 97-69 97-14 0-25-8-25-37 0-12 4-30 7-42 2-14 2-18 2-25 0-51-47-72-114-81 24-14 49-38 67-58 37-40 72-74 111-74 5 0 5 0 7 0 8 2 10 2 15 7 2 0 2 2 4 2-37 4-44 33-44 42 0 13 9 29 30 29 19 0 42-18 42-48 0-23-17-49-53-49-21 0-58 7-112 68-27 30-58 60-87 73z">
            <text:p/>
          </draw:path>
          <draw:path draw:style-name="gr3" draw:text-style-name="P8" draw:layer="layout" svg:width="0.515cm" svg:height="0.182cm" svg:x="8.555cm" svg:y="13.35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56cm" svg:height="0.517cm" svg:x="9.397cm" svg:y="13.119cm" svg:viewBox="0 0 257 518" svg:d="M160 19c0-17 0-19-19-19-48 49-116 49-141 49v25c16 0 62 0 102-21v403c0 29-2 37-72 37h-25v25c27-3 95-3 125-3 32 0 99 0 127 3v-25h-25c-70 0-72-8-72-37z">
            <text:p/>
          </draw:path>
        </draw:g>
        <draw:g xml:id="id279" draw:id="id279">
          <svg:title>TexMaths</svg:title>
          <svg:desc>22§display§\therefore \ k  = \frac{1}{2}§svg§600§FALSE§</svg:desc>
          <draw:polygon draw:style-name="gr2" draw:text-style-name="P7" draw:layer="layout" svg:width="2.848cm" svg:height="1.491cm" svg:x="10.54cm" svg:y="12.54cm" svg:viewBox="0 0 2849 1492" draw:points="1424,1492 0,1492 0,0 2849,0 2849,1492">
            <text:p/>
          </draw:polygon>
          <draw:path draw:style-name="gr3" draw:text-style-name="P8" draw:layer="layout" svg:width="0.469cm" svg:height="0.418cm" svg:x="10.524cm" svg:y="13.18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1cm" svg:height="0.546cm" svg:x="11.532cm" svg:y="13.002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8 0-8-7-8-9-8-9 0-9 3-10 14-16 58-34 97-69 97-14 0-25-9-25-37 0-13 4-30 7-43 2-14 2-17 2-24 0-51-47-72-114-81 24-14 49-39 67-58 37-41 72-74 110-74 6 0 6 0 7 0 9 2 11 2 16 7 2 0 2 2 4 2-37 3-44 33-44 42 0 12 9 28 30 28 19 0 42-18 42-47 0-23-18-50-53-50-21 0-58 7-112 69-27 30-59 60-87 72z">
            <text:p/>
          </draw:path>
          <draw:path draw:style-name="gr3" draw:text-style-name="P8" draw:layer="layout" svg:width="0.515cm" svg:height="0.182cm" svg:x="12.175cm" svg:y="13.2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108cm" svg:y="12.5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039cm" svg:y="13.33cm" svg:viewBox="0 0 389 33" draw:points="194,33 0,33 0,0 389,0 389,33">
            <text:p/>
          </draw:polygon>
          <draw:path draw:style-name="gr3" draw:text-style-name="P8" draw:layer="layout" svg:width="0.309cm" svg:height="0.516cm" svg:x="13.078cm" svg:y="13.5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0" anim:sub-item="text" smil:attributeName="visibility" smil:to="visible"/>
                  <anim:animate smil:dur="1s" smil:fill="hold" smil:targetElement="id280" anim:sub-item="text" smil:attributeName="width" smil:values="0;width" smil:keyTimes="0;1"/>
                  <anim:animate smil:dur="1s" smil:fill="hold" smil:targetElement="id280" anim:sub-item="text" smil:attributeName="height" smil:values="0;height" smil:keyTimes="0;1"/>
                  <anim:animate smil:dur="1s" smil:fill="hold" smil:targetElement="id280" anim:sub-item="text" smil:attributeName="x" smil:values="0;1" smil:keyTimes="0;1" anim:formula="x+(cos(-2*pi*(1-$))*-x-sin(-2*pi*(1-$))*(1-y))*(1-$)"/>
                  <anim:animate smil:dur="1s" smil:fill="hold" smil:targetElement="id28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office:forms form:automatic-focus="false" form:apply-design-mode="false"/>
        <draw:frame presentation:style-name="pr12" draw:text-style-name="P10" draw:layer="layout" svg:width="26.2cm" svg:height="14.77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#####</text:span><text:span text:style-name="T8"><text:tab/></text:span><text:span text:style-name="T8"><text:tab/></text:span><text:span text:style-name="T8">DONE</text:span><text:span text:style-name="T8"><text:tab/></text:span><text:span text:style-name="T8"><text:tab/></text:span><text:span text:style-name="T8">#####</text:span><text:span text:style-name="T8"><text:tab/></text:span><text:span text:style-name="T8"> <text:s text:c="2"/></text:span><text:span text:style-name="T8"><text:tab/></text:span><text:span text:style-name="T8"><text:tab/></text:span></text:p>
          </draw:text-box>
        </draw:frame>
        <draw:g>
          <svg:title>TexMaths</svg:title>
          <svg:desc>24§display§\text {I} §svg§600§FALSE§</svg:desc>
          <draw:polygon draw:style-name="gr2" draw:text-style-name="P7" draw:layer="layout" svg:width="0.197cm" svg:height="0.493cm" svg:x="3.633cm" svg:y="1.538cm" svg:viewBox="0 0 198 494" draw:points="100,494 0,494 0,0 198,0 198,494">
            <text:p/>
          </draw:polygon>
          <draw:path draw:style-name="gr3" draw:text-style-name="P8" draw:layer="layout" svg:width="0.258cm" svg:height="0.577cm" svg:x="3.614cm" svg:y="1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[ \ t^2 \smallint \sin t \ dt\ ]_0^{\pi / 2} - \int_{0}^{\frac{\pi}{2}}\left[ \smallint \sin t \ dt. \frac{d}{dt}(t^2) \right] dt§svg§600§FALSE§</svg:desc>
          <draw:polygon draw:style-name="gr2" draw:text-style-name="P7" draw:layer="layout" svg:width="15.469cm" svg:height="1.893cm" svg:x="4.426cm" svg:y="0.747cm" svg:viewBox="0 0 15470 1894" draw:points="7735,1894 0,1894 0,0 15470,0 15470,1894">
            <text:p/>
          </draw:polygon>
          <draw:path draw:style-name="gr3" draw:text-style-name="P8" draw:layer="layout" svg:width="0.515cm" svg:height="0.182cm" svg:x="4.431cm" svg:y="1.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5cm" svg:y="1.364cm" svg:viewBox="0 0 107 774" draw:points="107,774 107,744 32,744 32,32 107,32 107,0 0,0 0,774">
            <text:p/>
          </draw:polygon>
          <draw:path draw:style-name="gr3" draw:text-style-name="P8" draw:layer="layout" svg:width="0.238cm" svg:height="0.494cm" svg:x="5.693cm" svg:y="1.459cm" svg:viewBox="0 0 239 495" svg:d="M143 176h73c15 0 23 0 23-16 0-9-8-9-23-9h-66c26-111 31-125 31-130 0-14-10-21-23-21-1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5.989cm" svg:y="1.2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3cm" svg:height="0.721cm" svg:x="6.473cm" svg:y="1.3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21-110 37-209 49-346 4-42 9-86 14-123 8-58 20-88 48-88 14 0 25 7 30 14z">
            <text:p/>
          </draw:path>
          <draw:path draw:style-name="gr3" draw:text-style-name="P8" draw:layer="layout" svg:width="0.254cm" svg:height="0.356cm" svg:x="6.994cm" svg:y="1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298cm" svg:y="1.4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513cm" svg:y="1.6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8.064cm" svg:y="1.4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8.615cm" svg:y="1.4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4cm" svg:x="9.004cm" svg:y="1.4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106cm" svg:height="0.773cm" svg:x="9.539cm" svg:y="1.364cm" svg:viewBox="0 0 107 774" draw:points="107,0 0,0 0,32 76,32 76,744 0,744 0,774 107,774">
            <text:p/>
          </draw:polygon>
          <draw:path draw:style-name="gr3" draw:text-style-name="P8" draw:layer="layout" svg:width="0.325cm" svg:height="0.24cm" svg:x="9.762cm" svg:y="1.308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16cm" svg:y="1.136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0.469cm" svg:y="1.1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766cm" svg:y="1.79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1.017cm" svg:y="1.73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77cm" svg:y="0.89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4 84-146 243-2 7-108 396-192 903-21 118-44 248-69 355-14 56-49 203-113 203-28 0-45-20-47-20z">
            <text:p/>
          </draw:path>
          <draw:path draw:style-name="gr3" draw:text-style-name="P8" draw:layer="layout" svg:width="0.261cm" svg:height="0.171cm" svg:x="12.627cm" svg:y="0.70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2.592cm" svg:y="0.933cm" svg:viewBox="0 0 336 28" draw:points="169,28 0,28 0,0 336,0 336,28">
            <text:p/>
          </draw:polygon>
          <draw:path draw:style-name="gr3" draw:text-style-name="P8" draw:layer="layout" svg:width="0.193cm" svg:height="0.258cm" svg:x="12.664cm" svg:y="1.011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2.184cm" svg:y="2.288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205cm" svg:height="1.856cm" svg:x="13.38cm" svg:y="0.822cm" svg:viewBox="0 0 206 1857" draw:points="0,1857 206,1857 206,1814 42,1814 42,42 206,42 206,0 0,0">
            <text:p/>
          </draw:polygon>
          <draw:path draw:style-name="gr3" draw:text-style-name="P8" draw:layer="layout" svg:width="0.323cm" svg:height="0.721cm" svg:x="13.639cm" svg:y="1.3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19-110 37-209 49-346 4-42 9-86 14-123 8-58 20-88 48-88 14 0 25 7 30 14z">
            <text:p/>
          </draw:path>
          <draw:path draw:style-name="gr3" draw:text-style-name="P8" draw:layer="layout" svg:width="0.254cm" svg:height="0.356cm" svg:x="14.158cm" svg:y="1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463cm" svg:y="1.4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677cm" svg:y="1.6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5.228cm" svg:y="1.4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5.779cm" svg:y="1.4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6.168cm" svg:y="1.4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6.495cm" svg:y="1.862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6.907cm" svg:y="0.88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olygon draw:style-name="gr3" draw:text-style-name="P8" draw:layer="layout" svg:width="0.682cm" svg:height="0.032cm" svg:x="16.737cm" svg:y="1.734cm" svg:viewBox="0 0 683 33" draw:points="341,33 0,33 0,0 683,0 683,33">
            <text:p/>
          </draw:polygon>
          <draw:path draw:style-name="gr3" draw:text-style-name="P8" draw:layer="layout" svg:width="0.369cm" svg:height="0.546cm" svg:x="16.768cm" svg:y="1.9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7.157cm" svg:y="1.9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18cm" svg:height="0.773cm" svg:x="17.588cm" svg:y="1.3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7.829cm" svg:y="1.4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8.125cm" svg:y="1.2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482cm" svg:y="1.3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205cm" svg:height="1.856cm" svg:x="18.75cm" svg:y="0.822cm" svg:viewBox="0 0 206 1857" draw:points="162,1814 0,1814 0,1857 206,1857 206,0 0,0 0,42 162,42">
            <text:p/>
          </draw:polygon>
          <draw:path draw:style-name="gr3" draw:text-style-name="P8" draw:layer="layout" svg:width="0.369cm" svg:height="0.546cm" svg:x="19.306cm" svg:y="1.40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4cm" svg:x="19.697cm" svg:y="1.4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[ \ t^2 ( - \cos t )\ ]_0^{\pi / 2} - \int_{0}^{\frac{\pi}{2}}\left[ ( - \cos t ). (2t) \right] dt§svg§600§FALSE§</svg:desc>
          <draw:polygon draw:style-name="gr2" draw:text-style-name="P7" draw:layer="layout" svg:width="14.009cm" svg:height="1.873cm" svg:x="4.427cm" svg:y="3.05cm" svg:viewBox="0 0 14010 1874" draw:points="7004,1874 0,1874 0,0 14010,0 14010,1874">
            <text:p/>
          </draw:polygon>
          <draw:path draw:style-name="gr3" draw:text-style-name="P8" draw:layer="layout" svg:width="0.515cm" svg:height="0.182cm" svg:x="4.432cm" svg:y="3.9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6cm" svg:y="3.667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5.694cm" svg:y="3.762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24cm" svg:height="0.36cm" svg:x="5.99cm" svg:y="3.5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6.379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6.667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7.361cm" svg:y="3.89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7.699cm" svg:y="3.8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089cm" svg:y="3.8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8.515cm" svg:y="3.762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8.821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9.353cm" svg:y="3.667cm" svg:viewBox="0 0 107 774" draw:points="107,0 0,0 0,32 76,32 76,744 0,744 0,774 107,774">
            <text:p/>
          </draw:polygon>
          <draw:path draw:style-name="gr3" draw:text-style-name="P8" draw:layer="layout" svg:width="0.325cm" svg:height="0.24cm" svg:x="9.575cm" svg:y="3.611cm" svg:viewBox="0 0 326 241" svg:d="M144 37h65c-8 33-19 83-19 125 0 23 2 37 5 49 9 26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9.972cm" svg:y="3.438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0.282cm" svg:y="3.4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578cm" svg:y="4.093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0.831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583cm" svg:y="3.19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4 84-146 243-2 7-108 396-192 902-21 118-44 248-69 356-14 56-49 202-113 202-28 0-45-19-47-19z">
            <text:p/>
          </draw:path>
          <draw:path draw:style-name="gr3" draw:text-style-name="P8" draw:layer="layout" svg:width="0.261cm" svg:height="0.171cm" svg:x="12.44cm" svg:y="3.0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2.406cm" svg:y="3.236cm" svg:viewBox="0 0 336 28" draw:points="169,28 0,28 0,0 336,0 336,28">
            <text:p/>
          </draw:polygon>
          <draw:path draw:style-name="gr3" draw:text-style-name="P8" draw:layer="layout" svg:width="0.193cm" svg:height="0.258cm" svg:x="12.477cm" svg:y="3.31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1.998cm" svg:y="4.591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106cm" svg:height="0.773cm" svg:x="13.093cm" svg:y="3.66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3.293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3.58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4.273cm" svg:y="3.8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611cm" svg:y="3.8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002cm" svg:y="3.8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5.428cm" svg:y="3.762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5.734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83cm" svg:height="0.083cm" svg:x="16.058cm" svg:y="4.16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5cm" svg:y="3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38cm" svg:height="0.493cm" svg:x="16.91cm" svg:y="3.7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7.216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489cm" svg:y="3.667cm" svg:viewBox="0 0 107 774" draw:points="107,0 0,0 0,32 76,32 76,744 0,744 0,774 107,774">
            <text:p/>
          </draw:polygon>
          <draw:path draw:style-name="gr3" draw:text-style-name="P8" draw:layer="layout" svg:width="0.369cm" svg:height="0.546cm" svg:x="17.848cm" svg:y="3.70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8.237cm" svg:y="3.7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</draw:g>
        <draw:g>
          <svg:title>TexMaths</svg:title>
          <svg:desc>20§display§= - [ \ \frac{\pi ^2}{4} \cos \frac{\pi}{2} - 0 \cos 0 )\ ] + 2 \left[ [ \ t \smallint \cos t \ dt\ ]_0^{\pi / 2} - \int_{0}^{\frac{\pi}{2}}\left[ \smallint \cos t \ dt. \frac{d}{dt}(t) \right] dt \right]§svg§600§FALSE§</svg:desc>
          <draw:polygon draw:style-name="gr2" draw:text-style-name="P7" draw:layer="layout" svg:width="22.662cm" svg:height="2.037cm" svg:x="4.529cm" svg:y="5.252cm" svg:viewBox="0 0 22663 2038" draw:points="11331,2038 0,2038 0,0 22663,0 22663,2038">
            <text:p/>
          </draw:polygon>
          <draw:path draw:style-name="gr3" draw:text-style-name="P8" draw:layer="layout" svg:width="0.468cm" svg:height="0.165cm" svg:x="4.534cm" svg:y="6.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429cm" svg:height="0.029cm" svg:x="5.294cm" svg:y="6.257cm" svg:viewBox="0 0 430 30" svg:d="M406 30c12 0 24 0 24-16 0-14-12-14-24-14h-382c-11 0-24 0-24 14 0 16 13 16 24 16z">
            <text:p/>
          </draw:path>
          <draw:polygon draw:style-name="gr3" draw:text-style-name="P8" draw:layer="layout" svg:width="0.097cm" svg:height="0.703cm" svg:x="5.865cm" svg:y="5.919cm" svg:viewBox="0 0 98 704" draw:points="98,704 98,677 29,677 29,29 98,29 98,0 0,0 0,704">
            <text:p/>
          </draw:polygon>
          <draw:path draw:style-name="gr3" draw:text-style-name="P8" draw:layer="layout" svg:width="0.38cm" svg:height="0.311cm" svg:x="6.315cm" svg:y="5.668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218cm" svg:height="0.327cm" svg:x="6.753cm" svg:y="5.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0.741cm" svg:height="0.029cm" svg:x="6.297cm" svg:y="6.257cm" svg:viewBox="0 0 742 30" draw:points="371,30 0,30 0,0 742,0 742,30">
            <text:p/>
          </draw:polygon>
          <draw:path draw:style-name="gr3" draw:text-style-name="P8" draw:layer="layout" svg:width="0.313cm" svg:height="0.476cm" svg:x="6.511cm" svg:y="6.45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8" draw:layer="layout" svg:width="0.268cm" svg:height="0.324cm" svg:x="7.263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7.571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7.926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cm" svg:height="0.311cm" svg:x="8.401cm" svg:y="5.66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8.382cm" svg:y="6.257cm" svg:viewBox="0 0 427 30" draw:points="214,30 0,30 0,0 427,0 427,30">
            <text:p/>
          </draw:polygon>
          <draw:path draw:style-name="gr3" draw:text-style-name="P8" draw:layer="layout" svg:width="0.281cm" svg:height="0.469cm" svg:x="8.454cm" svg:y="6.4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9.107cm" svg:y="6.257cm" svg:viewBox="0 0 430 30" svg:d="M406 30c12 0 24 0 24-16 0-14-12-14-24-14h-382c-11 0-24 0-24 14 0 16 13 16 24 16z">
            <text:p/>
          </draw:path>
          <draw:path draw:style-name="gr3" draw:text-style-name="P8" draw:layer="layout" svg:width="0.297cm" svg:height="0.484cm" svg:x="9.779cm" svg:y="5.9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268cm" svg:height="0.324cm" svg:x="10.244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552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0.907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97cm" svg:height="0.484cm" svg:x="11.305cm" svg:y="5.9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164cm" svg:height="0.703cm" svg:x="11.67cm" svg:y="5.9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097cm" svg:height="0.703cm" svg:x="12.153cm" svg:y="5.919cm" svg:viewBox="0 0 98 704" draw:points="98,0 0,0 0,29 69,29 69,677 0,677 0,704 98,704">
            <text:p/>
          </draw:polygon>
          <draw:path draw:style-name="gr3" draw:text-style-name="P8" draw:layer="layout" svg:width="0.468cm" svg:height="0.469cm" svg:x="12.528cm" svg:y="6.0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81cm" svg:height="0.469cm" svg:x="13.227cm" svg:y="5.9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209cm" svg:height="2.109cm" svg:x="13.854cm" svg:y="5.217cm" svg:viewBox="0 0 210 2110" draw:points="0,2110 210,2110 210,2065 43,2065 43,43 210,43 210,0 0,0">
            <text:p/>
          </draw:polygon>
          <draw:polygon draw:style-name="gr3" draw:text-style-name="P8" draw:layer="layout" svg:width="0.097cm" svg:height="0.703cm" svg:x="14.153cm" svg:y="5.919cm" svg:viewBox="0 0 98 704" draw:points="98,704 98,677 29,677 29,29 98,29 98,0 0,0 0,704">
            <text:p/>
          </draw:polygon>
          <draw:path draw:style-name="gr3" draw:text-style-name="P8" draw:layer="layout" svg:width="0.217cm" svg:height="0.449cm" svg:x="14.516cm" svg:y="6.0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93cm" svg:height="0.655cm" svg:x="14.91cm" svg:y="5.943cm" svg:viewBox="0 0 294 656" svg:d="M267 29c-24 1-30 19-30 29 0 17 14 28 29 28 14 0 28-9 28-30 0-27-22-56-56-56-59 0-72 77-83 131-19 106-33 195-45 319-3 36-8 76-12 110-7 53-18 81-44 81-11 0-22-8-27-14 24 0 31-18 31-29 0-16-15-27-29-27-15 0-29 8-29 29 0 27 22 56 56 56 59 0 72-75 83-133 19-101 34-190 45-315 3-38 8-78 13-112 6-53 17-80 43-80 13 0 22 6 27 13z">
            <text:p/>
          </draw:path>
          <draw:path draw:style-name="gr3" draw:text-style-name="P8" draw:layer="layout" svg:width="0.268cm" svg:height="0.324cm" svg:x="15.384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5.691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6.046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16.433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35cm" svg:height="0.497cm" svg:x="16.934cm" svg:y="5.9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17.288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097cm" svg:height="0.703cm" svg:x="17.776cm" svg:y="5.919cm" svg:viewBox="0 0 98 704" draw:points="98,0 0,0 0,29 69,29 69,677 0,677 0,704 98,704">
            <text:p/>
          </draw:polygon>
          <draw:path draw:style-name="gr3" draw:text-style-name="P8" draw:layer="layout" svg:width="0.295cm" svg:height="0.218cm" svg:x="17.977cm" svg:y="5.87cm" svg:viewBox="0 0 296 219" svg:d="M131 34h59c-8 30-17 75-17 113 0 21 1 34 5 45 8 24 14 27 22 27 11 0 22-11 22-22 0-5 0-7-3-11-9-20-17-47-17-88 0-10 0-29 6-64h62c8 0 13 0 18-4 6-6 8-12 8-16 0-14-13-14-21-14h-187c-19 0-34 5-56 26-13 11-32 38-32 41 0 7 6 7 8 7 6 0 6 0 10-5 25-35 56-35 67-35h29c-15 54-42 113-56 142-4 6-8 18-10 19 0 2-2 5-2 8 0 8 7 16 18 16 19 0 26-22 37-67z">
            <text:p/>
          </draw:path>
          <draw:path draw:style-name="gr3" draw:text-style-name="P8" draw:layer="layout" svg:width="0.212cm" svg:height="0.493cm" svg:x="18.339cm" svg:y="5.713cm" svg:viewBox="0 0 213 494" svg:d="M210 22c3-6 3-8 3-9 0-8-7-13-11-13-10 0-12 6-15 13l-184 459c-3 6-3 8-3 10 0 8 6 12 11 12 10 0 11-6 15-12z">
            <text:p/>
          </draw:path>
          <draw:path draw:style-name="gr3" draw:text-style-name="P8" draw:layer="layout" svg:width="0.218cm" svg:height="0.327cm" svg:x="18.62cm" svg:y="5.7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229cm" svg:height="0.337cm" svg:x="17.98cm" svg:y="6.308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" draw:text-style-name="P8" draw:layer="layout" svg:width="0.429cm" svg:height="0.029cm" svg:x="19.12cm" svg:y="6.257cm" svg:viewBox="0 0 430 30" svg:d="M406 30c12 0 24 0 24-16 0-14-12-14-24-14h-382c-11 0-24 0-24 14 0 16 13 16 24 16z">
            <text:p/>
          </draw:path>
          <draw:path draw:style-name="gr3" draw:text-style-name="P8" draw:layer="layout" svg:width="0.625cm" svg:height="1.562cm" svg:x="19.803cm" svg:y="5.49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8" draw:layer="layout" svg:width="0.237cm" svg:height="0.156cm" svg:x="20.582cm" svg:y="5.324cm" svg:viewBox="0 0 238 157" svg:d="M218 27c6 0 9 0 16-3 1-3 4-8 4-13 0-11-11-11-16-11h-152c-8 0-24 0-44 18-10 8-26 27-26 30 0 6 5 6 6 6 7 0 7-1 8-4 13-15 29-23 52-23h25c-13 45-32 82-43 104-6 8-6 10-6 13 0 8 6 13 14 13 14 0 19-16 27-45 8-27 15-53 23-85h46c-2 5-11 43-11 72 0 24 9 58 24 58 9 0 19-8 19-18 0-3-2-5-3-9-18-28-18-58-18-64 0-13 2-28 5-39z">
            <text:p/>
          </draw:path>
          <draw:polygon draw:style-name="gr3" draw:text-style-name="P8" draw:layer="layout" svg:width="0.305cm" svg:height="0.025cm" svg:x="20.552cm" svg:y="5.529cm" svg:viewBox="0 0 306 26" draw:points="154,26 0,26 0,0 306,0 306,26">
            <text:p/>
          </draw:polygon>
          <draw:path draw:style-name="gr3" draw:text-style-name="P8" draw:layer="layout" svg:width="0.175cm" svg:height="0.234cm" svg:x="20.616cm" svg:y="5.599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8" draw:layer="layout" svg:width="0.229cm" svg:height="0.337cm" svg:x="20.18cm" svg:y="6.761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olygon draw:style-name="gr3" draw:text-style-name="P8" draw:layer="layout" svg:width="0.186cm" svg:height="1.687cm" svg:x="21.268cm" svg:y="5.428cm" svg:viewBox="0 0 187 1688" draw:points="0,1688 187,1688 187,1649 38,1649 38,38 187,38 187,0 0,0">
            <text:p/>
          </draw:polygon>
          <draw:path draw:style-name="gr3" draw:text-style-name="P8" draw:layer="layout" svg:width="0.293cm" svg:height="0.655cm" svg:x="21.502cm" svg:y="5.943cm" svg:viewBox="0 0 294 656" svg:d="M267 29c-24 1-30 19-30 29 0 17 14 28 29 28 14 0 28-9 28-30 0-27-22-56-56-56-59 0-72 77-83 131-19 106-33 195-45 319-3 36-8 76-12 110-7 53-18 81-44 81-12 0-22-8-27-14 24 0 31-18 31-29 0-16-15-27-29-27-15 0-29 8-29 29 0 27 22 56 56 56 59 0 72-75 83-133 18-101 34-190 45-315 3-38 8-78 13-112 6-53 17-80 43-80 13 0 22 6 27 13z">
            <text:p/>
          </draw:path>
          <draw:path draw:style-name="gr3" draw:text-style-name="P8" draw:layer="layout" svg:width="0.268cm" svg:height="0.324cm" svg:x="21.976cm" svg:y="6.13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2.283cm" svg:y="6.13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2.638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23.025cm" svg:y="6.007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335cm" svg:height="0.497cm" svg:x="23.526cm" svg:y="5.95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3.88cm" svg:y="6.00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076cm" svg:height="0.076cm" svg:x="24.177cm" svg:y="6.37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4.552cm" svg:y="5.484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3" draw:text-style-name="P8" draw:layer="layout" svg:width="0.62cm" svg:height="0.029cm" svg:x="24.397cm" svg:y="6.257cm" svg:viewBox="0 0 621 30" draw:points="310,30 0,30 0,0 621,0 621,30">
            <text:p/>
          </draw:polygon>
          <draw:path draw:style-name="gr3" draw:text-style-name="P8" draw:layer="layout" svg:width="0.335cm" svg:height="0.497cm" svg:x="24.425cm" svg:y="6.4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4.779cm" svg:y="6.489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164cm" svg:height="0.703cm" svg:x="25.171cm" svg:y="5.91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17cm" svg:height="0.449cm" svg:x="25.39cm" svg:y="6.0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164cm" svg:height="0.703cm" svg:x="25.669cm" svg:y="5.9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186cm" svg:height="1.687cm" svg:x="25.912cm" svg:y="5.428cm" svg:viewBox="0 0 187 1688" draw:points="147,1649 0,1649 0,1688 187,1688 187,0 0,0 0,38 147,38">
            <text:p/>
          </draw:polygon>
          <draw:path draw:style-name="gr3" draw:text-style-name="P8" draw:layer="layout" svg:width="0.335cm" svg:height="0.497cm" svg:x="26.417cm" svg:y="5.9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26.773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209cm" svg:height="2.109cm" svg:x="27.017cm" svg:y="5.217cm" svg:viewBox="0 0 210 2110" draw:points="166,2065 0,2065 0,2110 210,2110 210,0 0,0 0,43 166,43">
            <text:p/>
          </draw:polygon>
        </draw:g>
        <draw:g>
          <svg:title>TexMaths</svg:title>
          <svg:desc>22§display§= 0 + 2 \left[ [ \ t \sin t \ ]_0^{\pi / 2} - \int_{0}^{\frac{\pi}{2}}\sin t \ dt \right]§svg§600§FALSE§</svg:desc>
          <draw:polygon draw:style-name="gr2" draw:text-style-name="P7" draw:layer="layout" svg:width="11.732cm" svg:height="2.241cm" svg:x="4.529cm" svg:y="7.756cm" svg:viewBox="0 0 11733 2242" draw:points="5868,2242 0,2242 0,0 11733,0 11733,2242">
            <text:p/>
          </draw:polygon>
          <draw:path draw:style-name="gr3" draw:text-style-name="P8" draw:layer="layout" svg:width="0.515cm" svg:height="0.182cm" svg:x="4.534cm" svg:y="8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7cm" svg:y="8.55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5.909cm" svg:y="8.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6.676cm" svg:y="8.55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7.366cm" svg:y="7.717cm" svg:viewBox="0 0 231 2321" draw:points="0,2321 231,2321 231,2272 48,2272 48,48 231,48 231,0 0,0">
            <text:p/>
          </draw:polygon>
          <draw:polygon draw:style-name="gr3" draw:text-style-name="P8" draw:layer="layout" svg:width="0.106cm" svg:height="0.773cm" svg:x="7.695cm" svg:y="8.489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8.095cm" svg:y="8.58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54cm" svg:height="0.356cm" svg:x="8.51cm" svg:y="8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8.816cm" svg:y="8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029cm" svg:y="8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82cm" svg:y="8.5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olygon draw:style-name="gr3" draw:text-style-name="P8" draw:layer="layout" svg:width="0.106cm" svg:height="0.773cm" svg:x="10.117cm" svg:y="8.489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338cm" svg:y="8.43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738cm" svg:y="8.26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1.046cm" svg:y="8.30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0.344cm" svg:y="8.91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2cm" svg:height="0.032cm" svg:x="11.595cm" svg:y="8.86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2.348cm" svg:y="8.018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3.205cm" svg:y="7.83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13.17cm" svg:y="8.06cm" svg:viewBox="0 0 336 28" draw:points="169,28 0,28 0,0 336,0 336,28">
            <text:p/>
          </draw:polygon>
          <draw:path draw:style-name="gr3" draw:text-style-name="P8" draw:layer="layout" svg:width="0.193cm" svg:height="0.258cm" svg:x="13.242cm" svg:y="8.138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12.762cm" svg:y="9.4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254cm" svg:height="0.356cm" svg:x="13.791cm" svg:y="8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096cm" svg:y="8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11cm" svg:y="8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4.861cm" svg:y="8.586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8" draw:layer="layout" svg:width="0.369cm" svg:height="0.546cm" svg:x="15.412cm" svg:y="8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3cm" svg:x="15.801cm" svg:y="8.5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8" draw:layer="layout" svg:width="0.23cm" svg:height="2.32cm" svg:x="16.07cm" svg:y="7.717cm" svg:viewBox="0 0 231 2321" draw:points="183,2272 0,2272 0,2321 231,2321 231,0 0,0 0,48 183,48">
            <text:p/>
          </draw:polygon>
        </draw:g>
        <draw:g>
          <svg:title>TexMaths</svg:title>
          <svg:desc>22§display§= 0 + 2 \left[ \left( \ \frac{\pi}{2} \sin \left( \frac{\pi}{2} \right)  - 0 \sin 0 \ \right) - ( - \cos t )_0^{\pi / 2} \right]§svg§600§FALSE§</svg:desc>
          <draw:polygon draw:style-name="gr2" draw:text-style-name="P7" draw:layer="layout" svg:width="15.708cm" svg:height="1.341cm" svg:x="4.531cm" svg:y="10.359cm" svg:viewBox="0 0 15709 1342" draw:points="7855,1342 0,1342 0,0 15709,0 15709,1342">
            <text:p/>
          </draw:polygon>
          <draw:path draw:style-name="gr3" draw:text-style-name="P8" draw:layer="layout" svg:width="0.515cm" svg:height="0.182cm" svg:x="4.536cm" svg:y="10.9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9cm" svg:y="10.695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5 14 91 89 7 44 7 102 7 152 0 58 0 110-9 160-10 73-54 98-89 98z">
            <text:p/>
          </draw:path>
          <draw:path draw:style-name="gr3" draw:text-style-name="P8" draw:layer="layout" svg:width="0.515cm" svg:height="0.516cm" svg:x="5.911cm" svg:y="10.7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6.678cm" svg:y="10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7.331cm" svg:y="10.32cm" svg:viewBox="0 0 178 1391" draw:points="0,1391 178,1391 178,1356 37,1356 37,37 178,37 178,0 0,0">
            <text:p/>
          </draw:polygon>
          <draw:path draw:style-name="gr3" draw:text-style-name="P8" draw:layer="layout" svg:width="0.295cm" svg:height="1.39cm" svg:x="7.66cm" svg:y="10.3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354cm" svg:y="10.3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332cm" svg:y="11.001cm" svg:viewBox="0 0 470 33" draw:points="236,33 0,33 0,0 470,0 470,33">
            <text:p/>
          </draw:polygon>
          <draw:path draw:style-name="gr3" draw:text-style-name="P8" draw:layer="layout" svg:width="0.309cm" svg:height="0.516cm" svg:x="8.412cm" svg:y="11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54cm" svg:height="0.356cm" svg:x="9.049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353cm" svg:y="10.6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568cm" svg:y="10.8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0.24cm" svg:y="10.3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0.677cm" svg:y="10.3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656cm" svg:y="11.001cm" svg:viewBox="0 0 470 33" draw:points="236,33 0,33 0,0 470,0 470,33">
            <text:p/>
          </draw:polygon>
          <draw:path draw:style-name="gr3" draw:text-style-name="P8" draw:layer="layout" svg:width="0.309cm" svg:height="0.516cm" svg:x="10.735cm" svg:y="11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95cm" svg:height="1.39cm" svg:x="11.245cm" svg:y="10.3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914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2.653cm" svg:y="10.6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54cm" svg:height="0.356cm" svg:x="13.165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7cm" svg:y="10.6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84cm" svg:y="10.8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4.248cm" svg:y="10.6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4.89cm" svg:y="10.3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5.559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6.346cm" svg:y="10.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472cm" svg:height="0.032cm" svg:x="16.634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7.326cm" svg:y="10.86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7.665cm" svg:y="10.862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054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8.482cm" svg:y="10.72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  <draw:path draw:style-name="gr3" draw:text-style-name="P8" draw:layer="layout" svg:width="0.18cm" svg:height="0.773cm" svg:x="18.787cm" svg:y="10.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25cm" svg:height="0.24cm" svg:x="19.068cm" svg:y="10.573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6-3 7-8 20-10 22 0 1-2 5-2 8 0 9 7 18 19 18 22 0 29-25 41-74z">
            <text:p/>
          </draw:path>
          <draw:path draw:style-name="gr3" draw:text-style-name="P8" draw:layer="layout" svg:width="0.233cm" svg:height="0.542cm" svg:x="19.466cm" svg:y="10.401cm" svg:viewBox="0 0 234 543" svg:d="M231 25c3-7 3-9 3-11 0-9-7-14-12-14-9 0-13 7-16 14l-202 505c-4 7-4 9-4 10 0 9 7 14 12 14 11 0 13-7 16-14z">
            <text:p/>
          </draw:path>
          <draw:path draw:style-name="gr3" draw:text-style-name="P8" draw:layer="layout" svg:width="0.24cm" svg:height="0.36cm" svg:x="19.776cm" svg:y="10.44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252cm" svg:height="0.37cm" svg:x="19.072cm" svg:y="11.055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  <draw:polygon draw:style-name="gr3" draw:text-style-name="P8" draw:layer="layout" svg:width="0.177cm" svg:height="1.39cm" svg:x="20.101cm" svg:y="10.32cm" svg:viewBox="0 0 178 1391" draw:points="141,1356 0,1356 0,1391 178,1391 178,0 0,0 0,37 141,37">
            <text:p/>
          </draw:polygon>
        </draw:g>
        <draw:g>
          <svg:title>TexMaths</svg:title>
          <svg:desc>22§display§= 2 \left[ \ \frac{\pi}{2} (1) + \left( \cos \frac{\pi}{2} - \cos 0 \right) \right]§svg§600§FALSE§</svg:desc>
          <draw:polygon draw:style-name="gr2" draw:text-style-name="P7" draw:layer="layout" svg:width="9.891cm" svg:height="1.341cm" svg:x="4.533cm" svg:y="12.36cm" svg:viewBox="0 0 9892 1342" draw:points="4945,1342 0,1342 0,0 9892,0 9892,1342">
            <text:p/>
          </draw:polygon>
          <draw:path draw:style-name="gr3" draw:text-style-name="P8" draw:layer="layout" svg:width="0.515cm" svg:height="0.182cm" svg:x="4.538cm" svg:y="12.9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35cm" svg:y="12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6.001cm" svg:y="12.3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6.562cm" svg:y="12.3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541cm" svg:y="13.002cm" svg:viewBox="0 0 470 33" draw:points="236,33 0,33 0,0 470,0 470,33">
            <text:p/>
          </draw:polygon>
          <draw:path draw:style-name="gr3" draw:text-style-name="P8" draw:layer="layout" svg:width="0.309cm" svg:height="0.516cm" svg:x="6.62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18cm" svg:height="0.773cm" svg:x="7.18cm" svg:y="12.63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256cm" svg:height="0.516cm" svg:x="7.472cm" svg:y="12.696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18cm" svg:height="0.773cm" svg:x="7.835cm" svg:y="12.6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06cm" svg:y="12.7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cm" svg:x="9.176cm" svg:y="12.321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295cm" svg:height="0.356cm" svg:x="9.524cm" svg:y="12.8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9.862cm" svg:y="12.863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253cm" svg:y="12.8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18cm" svg:height="0.342cm" svg:x="10.775cm" svg:y="12.354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754cm" svg:y="13.002cm" svg:viewBox="0 0 470 33" draw:points="236,33 0,33 0,0 470,0 470,33">
            <text:p/>
          </draw:polygon>
          <draw:path draw:style-name="gr3" draw:text-style-name="P8" draw:layer="layout" svg:width="0.309cm" svg:height="0.516cm" svg:x="10.833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1.551cm" svg:y="13.002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2.287cm" svg:y="12.8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2.625cm" svg:y="12.863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016cm" svg:y="12.8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26cm" svg:height="0.532cm" svg:x="13.454cm" svg:y="12.696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3.839cm" svg:y="12.321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286cm" svg:y="12.321cm" svg:viewBox="0 0 178 1391" draw:points="141,1356 0,1356 0,1391 178,1391 178,0 0,0 0,37 141,37">
            <text:p/>
          </draw:polygon>
        </draw:g>
        <draw:g>
          <svg:title>TexMaths</svg:title>
          <svg:desc>22§display§=2 \left[ \ \frac{\pi}{2} - 1 \right]§svg§600§FALSE§</svg:desc>
          <draw:polygon draw:style-name="gr2" draw:text-style-name="P7" draw:layer="layout" svg:width="4.053cm" svg:height="1.341cm" svg:x="15.132cm" svg:y="12.36cm" svg:viewBox="0 0 4054 1342" draw:points="2028,1342 0,1342 0,0 4054,0 4054,1342">
            <text:p/>
          </draw:polygon>
          <draw:path draw:style-name="gr3" draw:text-style-name="P8" draw:layer="layout" svg:width="0.515cm" svg:height="0.182cm" svg:x="15.137cm" svg:y="12.9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949cm" svg:y="12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16.6cm" svg:y="12.3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17.161cm" svg:y="12.3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14cm" svg:y="13.002cm" svg:viewBox="0 0 470 33" draw:points="236,33 0,33 0,0 470,0 470,33">
            <text:p/>
          </draw:polygon>
          <draw:path draw:style-name="gr3" draw:text-style-name="P8" draw:layer="layout" svg:width="0.309cm" svg:height="0.516cm" svg:x="17.219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7.938cm" svg:y="13.00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716cm" svg:y="12.696cm" svg:viewBox="0 0 257 517" svg:d="M160 19c0-17 0-19-19-19-48 49-116 49-141 49v25c16 0 62 0 102-21v402c0 29-2 37-72 37h-25v25c27-3 95-3 125-3 32 0 99 0 127 3v-25h-25c-70 0-72-8-72-37z">
            <text:p/>
          </draw:path>
          <draw:polygon draw:style-name="gr3" draw:text-style-name="P8" draw:layer="layout" svg:width="0.177cm" svg:height="1.39cm" svg:x="19.048cm" svg:y="12.321cm" svg:viewBox="0 0 178 1391" draw:points="141,1356 0,1356 0,1391 178,1391 178,0 0,0 0,37 141,37">
            <text:p/>
          </draw:polygon>
        </draw:g>
        <draw:g>
          <svg:title>TexMaths</svg:title>
          <svg:desc>22§display§= \pi - 2§svg§600§FALSE§</svg:desc>
          <draw:polygon draw:style-name="gr2" draw:text-style-name="P7" draw:layer="layout" svg:width="2.499cm" svg:height="0.446cm" svg:x="19.733cm" svg:y="12.76cm" svg:viewBox="0 0 2500 447" draw:points="1251,447 0,447 0,0 2500,0 2500,447">
            <text:p/>
          </draw:polygon>
          <draw:path draw:style-name="gr3" draw:text-style-name="P8" draw:layer="layout" svg:width="0.515cm" svg:height="0.182cm" svg:x="19.738cm" svg:y="12.95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18cm" svg:height="0.342cm" svg:x="20.532cm" svg:y="12.902cm" svg:viewBox="0 0 419 343" svg:d="M185 46h88c-27 114-34 147-34 200 0 11 0 32 7 58 7 35 16 39 28 39 16 0 32-14 32-30 0-4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8" draw:layer="layout" svg:width="0.472cm" svg:height="0.032cm" svg:x="21.215cm" svg:y="13.0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21.962cm" svg:y="12.72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</draw:g>
        <draw:g>
          <svg:title>TexMaths</svg:title>
          <svg:desc>24§display§\text {I} §svg§600§FALSE§</svg:desc>
          <draw:polygon draw:style-name="gr2" draw:text-style-name="P7" draw:layer="layout" svg:width="0.197cm" svg:height="0.493cm" svg:x="3.634cm" svg:y="12.738cm" svg:viewBox="0 0 198 494" draw:points="100,494 0,494 0,0 198,0 198,494">
            <text:p/>
          </draw:polygon>
          <draw:path draw:style-name="gr3" draw:text-style-name="P8" draw:layer="layout" svg:width="0.258cm" svg:height="0.577cm" svg:x="3.615cm" svg:y="12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7" draw:layer="layout" svg:width="0.49cm" svg:height="0.402cm" svg:x="2.309cm" svg:y="12.823cm" svg:viewBox="0 0 491 403" draw:points="246,403 0,403 0,0 491,0 491,403">
            <text:p/>
          </draw:polygon>
          <draw:path draw:style-name="gr3" draw:text-style-name="P8" draw:layer="layout" svg:width="0.555cm" svg:height="0.493cm" svg:x="2.29cm" svg:y="12.7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5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81" text:id="id28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81" anim:sub-item="text" smil:attributeName="visibility" smil:to="visible"/>
                  <anim:transitionFilter smil:dur="2s" smil:targetElement="id281" anim:sub-item="text" smil:type="fade" smil:subtype="crossfade"/>
                  <anim:animate smil:dur="2s" smil:fill="hold" smil:targetElement="id281" anim:sub-item="text" smil:attributeName="rotate" smil:values="720;0" smil:keyTimes="0;1"/>
                  <anim:animate smil:dur="2s" smil:fill="hold" smil:targetElement="id281" anim:sub-item="text" smil:attributeName="height" smil:values="0;height" smil:keyTimes="0;1"/>
                  <anim:animate smil:dur="2s" smil:fill="hold" smil:targetElement="id28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office:forms form:automatic-focus="false" form:apply-design-mode="false"/>
        <draw:frame presentation:style-name="pr16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82" text:id="id282"><text:span text:style-name="T11">This is a presentation in</text:span><text:span text:style-name="T11"><text:line-break/></text:span><text:span text:style-name="T12">LI</text:span><text:span text:style-name="T12"><text:tab/></text:span><text:span text:style-name="T12">BRE OFFICE – IMPRESS</text:span><text:span text:style-name="T11"><text:line-break/></text:span><text:span text:style-name="T11">By</text:span><text:span text:style-name="T11"><text:line-break/></text:span><text:span text:style-name="T13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82" anim:sub-item="text" smil:attributeName="visibility" smil:to="visible"/>
                  <anim:transitionFilter smil:dur="0.8s" smil:decelerate="1" smil:targetElement="id282" anim:sub-item="text" smil:type="fade" smil:subtype="crossfade"/>
                  <anim:animate smil:dur="0.8s" smil:fill="hold" smil:decelerate="1" smil:targetElement="id282" anim:sub-item="text" smil:attributeName="rotate" smil:values="-90;0" smil:keyTimes="0;1"/>
                  <anim:animate smil:dur="0.8s" smil:fill="hold" smil:decelerate="1" smil:targetElement="id282" anim:sub-item="text" smil:attributeName="x" smil:values="x+0.4;x-0.05" smil:keyTimes="0;1"/>
                  <anim:animate smil:dur="0.8s" smil:fill="hold" smil:decelerate="1" smil:targetElement="id282" anim:sub-item="text" smil:attributeName="y" smil:values="y-0.4;y+0.1" smil:keyTimes="0;1"/>
                  <anim:animate smil:begin="0.8s" smil:dur="0.2s" smil:fill="hold" smil:accelerate="1" smil:targetElement="id282" anim:sub-item="text" smil:attributeName="x" smil:values="x-0.05;x" smil:keyTimes="0;1"/>
                  <anim:animate smil:begin="0.8s" smil:dur="0.2s" smil:fill="hold" smil:accelerate="1" smil:targetElement="id282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7:54.078761682</dc:date>
    <meta:editing-duration>P1DT13H39M16S</meta:editing-duration>
    <meta:editing-cycles>571</meta:editing-cycles>
    <meta:generator>LibreOffice/6.0.7.3$Linux_X86_64 LibreOffice_project/00m0$Build-3</meta:generator>
    <meta:document-statistic meta:object-count="5377"/>
  </office:meta>
</office:document-meta>
</file>